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A4D00000250083AB50F.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OpenSymbol" svg:font-family="OpenSymbol" style:font-charset="x-symbol"/>
    <style:font-face style:name="Sora" svg:font-family="Sora" style:font-family-generic="system" style:font-pitch="variable"/>
    <style:font-face style:name="Sora Medium" svg:font-family="'Sora Medium'" style:font-family-generic="system" style:font-pitch="variable"/>
    <style:font-face style:name="Sora SemiBold" svg:font-family="'Sora SemiBold'" style:font-family-generic="system" style:font-pitch="variable"/>
    <style:font-face style:name="Sora1" svg:font-family="Sora, sans-serif"/>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549cm" fo:margin-left="0cm" table:align="left"/>
    </style:style>
    <style:style style:name="Table1.A" style:family="table-column">
      <style:table-column-properties style:column-width="5.706cm"/>
    </style:style>
    <style:style style:name="Table1.B" style:family="table-column">
      <style:table-column-properties style:column-width="9.843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6.5cm" fo:margin-left="1.27cm" table:align="left"/>
    </style:style>
    <style:style style:name="Table2.A" style:family="table-column">
      <style:table-column-properties style:column-width="0.626cm"/>
    </style:style>
    <style:style style:name="Table2.B" style:family="table-column">
      <style:table-column-properties style:column-width="5.874cm"/>
    </style:style>
    <style:style style:name="Table2.A1" style:family="table-cell">
      <style:table-cell-properties fo:padding-left="0.191cm" fo:padding-right="0.191cm" fo:padding-top="0cm" fo:padding-bottom="0cm" fo:border="0.5pt solid #000000" style:writing-mode="lr-tb"/>
    </style:style>
    <style:style style:name="Table2.8" style:family="table-row">
      <style:table-row-properties style:min-row-height="0.538cm"/>
    </style:style>
    <style:style style:name="Table3" style:family="table">
      <style:table-properties style:width="9.675cm" fo:margin-left="1.27cm" table:align="left"/>
    </style:style>
    <style:style style:name="Table3.A" style:family="table-column">
      <style:table-column-properties style:column-width="0.626cm"/>
    </style:style>
    <style:style style:name="Table3.B" style:family="table-column">
      <style:table-column-properties style:column-width="9.04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9.834cm" fo:margin-left="1.27cm" table:align="left"/>
    </style:style>
    <style:style style:name="Table4.A" style:family="table-column">
      <style:table-column-properties style:column-width="0.626cm"/>
    </style:style>
    <style:style style:name="Table4.B" style:family="table-column">
      <style:table-column-properties style:column-width="9.208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1.897cm" fo:margin-left="1.27cm" table:align="left"/>
    </style:style>
    <style:style style:name="Table5.A" style:family="table-column">
      <style:table-column-properties style:column-width="0.626cm"/>
    </style:style>
    <style:style style:name="Table5.B" style:family="table-column">
      <style:table-column-properties style:column-width="11.271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3cm" fo:margin-left="1.27cm" table:align="left"/>
    </style:style>
    <style:style style:name="Table6.A" style:family="table-column">
      <style:table-column-properties style:column-width="0.626cm"/>
    </style:style>
    <style:style style:name="Table6.B" style:family="table-column">
      <style:table-column-properties style:column-width="12.374cm"/>
    </style:style>
    <style:style style:name="Table6.A1" style:family="table-cell">
      <style:table-cell-properties fo:padding-left="0.191cm" fo:padding-right="0.191cm" fo:padding-top="0cm" fo:padding-bottom="0cm" fo:border="0.5pt solid #000000" style:writing-mode="lr-tb"/>
    </style:style>
    <style:style style:name="Table14" style:family="table">
      <style:table-properties style:width="15.903cm" fo:margin-left="0cm" table:align="left"/>
    </style:style>
    <style:style style:name="Table14.A" style:family="table-column">
      <style:table-column-properties style:column-width="15.903cm"/>
    </style:style>
    <style:style style:name="Table14.1" style:family="table-row">
      <style:table-row-properties style:min-row-height="3.099cm"/>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5.903cm" fo:margin-left="0cm" table:align="left"/>
    </style:style>
    <style:style style:name="Table15.A" style:family="table-column">
      <style:table-column-properties style:column-width="15.903cm"/>
    </style:style>
    <style:style style:name="Table15.1" style:family="table-row">
      <style:table-row-properties style:min-row-height="3.048cm"/>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5.903cm" fo:margin-left="0cm" table:align="left"/>
    </style:style>
    <style:style style:name="Table16.A" style:family="table-column">
      <style:table-column-properties style:column-width="15.903cm"/>
    </style:style>
    <style:style style:name="Table16.1" style:family="table-row">
      <style:table-row-properties style:min-row-height="3.048cm"/>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5.903cm" fo:margin-left="0cm" table:align="left"/>
    </style:style>
    <style:style style:name="Table17.A" style:family="table-column">
      <style:table-column-properties style:column-width="15.903cm"/>
    </style:style>
    <style:style style:name="Table17.1" style:family="table-row">
      <style:table-row-properties style:min-row-height="3.048cm"/>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5.903cm" fo:margin-left="0cm" table:align="left"/>
    </style:style>
    <style:style style:name="Table18.A" style:family="table-column">
      <style:table-column-properties style:column-width="15.903cm"/>
    </style:style>
    <style:style style:name="Table18.1" style:family="table-row">
      <style:table-row-properties style:min-row-height="3.048cm"/>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15.903cm" fo:margin-left="0cm" table:align="left"/>
    </style:style>
    <style:style style:name="Table19.A" style:family="table-column">
      <style:table-column-properties style:column-width="15.903cm"/>
    </style:style>
    <style:style style:name="Table19.1" style:family="table-row">
      <style:table-row-properties style:min-row-height="3.048cm"/>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15.903cm" fo:margin-left="0cm" table:align="left"/>
    </style:style>
    <style:style style:name="Table20.A" style:family="table-column">
      <style:table-column-properties style:column-width="15.903cm"/>
    </style:style>
    <style:style style:name="Table20.1" style:family="table-row">
      <style:table-row-properties style:min-row-height="3.048cm"/>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15.903cm" fo:margin-left="0cm" table:align="left"/>
    </style:style>
    <style:style style:name="Table21.A" style:family="table-column">
      <style:table-column-properties style:column-width="15.903cm"/>
    </style:style>
    <style:style style:name="Table21.1" style:family="table-row">
      <style:table-row-properties style:min-row-height="3.048cm"/>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15.903cm" fo:margin-left="0cm" table:align="left"/>
    </style:style>
    <style:style style:name="Table22.A" style:family="table-column">
      <style:table-column-properties style:column-width="15.903cm"/>
    </style:style>
    <style:style style:name="Table22.1" style:family="table-row">
      <style:table-row-properties style:min-row-height="3.048cm"/>
    </style:style>
    <style:style style:name="Table22.A1" style:family="table-cell">
      <style:table-cell-properties fo:padding-left="0.191cm" fo:padding-right="0.191cm" fo:padding-top="0cm" fo:padding-bottom="0cm" fo:border="0.5pt solid #000000" style:writing-mode="lr-tb"/>
    </style:style>
    <style:style style:name="Table23" style:family="table">
      <style:table-properties style:width="15.903cm" fo:margin-left="0cm" table:align="left"/>
    </style:style>
    <style:style style:name="Table23.A" style:family="table-column">
      <style:table-column-properties style:column-width="15.903cm"/>
    </style:style>
    <style:style style:name="Table23.1" style:family="table-row">
      <style:table-row-properties style:min-row-height="3.048cm"/>
    </style:style>
    <style:style style:name="Table23.A1" style:family="table-cell">
      <style:table-cell-properties fo:padding-left="0.191cm" fo:padding-right="0.191cm" fo:padding-top="0cm" fo:padding-bottom="0cm" fo:border="0.5pt solid #000000" style:writing-mode="lr-tb"/>
    </style:style>
    <style:style style:name="Table24" style:family="table">
      <style:table-properties style:width="15.903cm" fo:margin-left="0cm" table:align="left"/>
    </style:style>
    <style:style style:name="Table24.A" style:family="table-column">
      <style:table-column-properties style:column-width="15.903cm"/>
    </style:style>
    <style:style style:name="Table24.1" style:family="table-row">
      <style:table-row-properties style:min-row-height="3.048cm"/>
    </style:style>
    <style:style style:name="Table24.A1" style:family="table-cell">
      <style:table-cell-properties fo:padding-left="0.191cm" fo:padding-right="0.191cm" fo:padding-top="0cm" fo:padding-bottom="0cm" fo:border="0.5pt solid #000000" style:writing-mode="lr-tb"/>
    </style:style>
    <style:style style:name="Table25" style:family="table">
      <style:table-properties style:width="15.903cm" fo:margin-left="0cm" table:align="left"/>
    </style:style>
    <style:style style:name="Table25.A" style:family="table-column">
      <style:table-column-properties style:column-width="15.903cm"/>
    </style:style>
    <style:style style:name="Table25.1" style:family="table-row">
      <style:table-row-properties style:min-row-height="3.048cm"/>
    </style:style>
    <style:style style:name="Table25.A1" style:family="table-cell">
      <style:table-cell-properties fo:padding-left="0.191cm" fo:padding-right="0.191cm" fo:padding-top="0cm" fo:padding-bottom="0cm" fo:border="0.5pt solid #000000" style:writing-mode="lr-tb"/>
    </style:style>
    <style:style style:name="Table26" style:family="table">
      <style:table-properties style:width="15.903cm" fo:margin-left="0cm" table:align="left"/>
    </style:style>
    <style:style style:name="Table26.A" style:family="table-column">
      <style:table-column-properties style:column-width="15.903cm"/>
    </style:style>
    <style:style style:name="Table26.1" style:family="table-row">
      <style:table-row-properties style:min-row-height="3.048cm"/>
    </style:style>
    <style:style style:name="Table26.A1" style:family="table-cell">
      <style:table-cell-properties fo:padding-left="0.191cm" fo:padding-right="0.191cm" fo:padding-top="0cm" fo:padding-bottom="0cm" fo:border="0.5pt solid #000000" style:writing-mode="lr-tb"/>
    </style:style>
    <style:style style:name="Table27" style:family="table">
      <style:table-properties style:width="15.903cm" fo:margin-left="0cm" table:align="left"/>
    </style:style>
    <style:style style:name="Table27.A" style:family="table-column">
      <style:table-column-properties style:column-width="15.903cm"/>
    </style:style>
    <style:style style:name="Table27.1" style:family="table-row">
      <style:table-row-properties style:min-row-height="3.048cm"/>
    </style:style>
    <style:style style:name="Table27.A1" style:family="table-cell">
      <style:table-cell-properties fo:padding-left="0.191cm" fo:padding-right="0.191cm" fo:padding-top="0cm" fo:padding-bottom="0cm" fo:border="0.5pt solid #000000" style:writing-mode="lr-tb"/>
    </style:style>
    <style:style style:name="Table28" style:family="table">
      <style:table-properties style:width="15.903cm" fo:margin-left="0cm" table:align="left"/>
    </style:style>
    <style:style style:name="Table28.A" style:family="table-column">
      <style:table-column-properties style:column-width="15.903cm"/>
    </style:style>
    <style:style style:name="Table28.1" style:family="table-row">
      <style:table-row-properties style:min-row-height="3.048cm"/>
    </style:style>
    <style:style style:name="Table28.A1" style:family="table-cell">
      <style:table-cell-properties fo:padding-left="0.191cm" fo:padding-right="0.191cm" fo:padding-top="0cm" fo:padding-bottom="0cm" fo:border="0.5pt solid #000000" style:writing-mode="lr-tb"/>
    </style:style>
    <style:style style:name="Table29" style:family="table">
      <style:table-properties style:width="15.903cm" fo:margin-left="0cm" table:align="left"/>
    </style:style>
    <style:style style:name="Table29.A" style:family="table-column">
      <style:table-column-properties style:column-width="15.903cm"/>
    </style:style>
    <style:style style:name="Table29.1" style:family="table-row">
      <style:table-row-properties style:min-row-height="3.048cm"/>
    </style:style>
    <style:style style:name="Table29.A1" style:family="table-cell">
      <style:table-cell-properties fo:padding-left="0.191cm" fo:padding-right="0.191cm" fo:padding-top="0cm" fo:padding-bottom="0cm" fo:border="0.5pt solid #000000" style:writing-mode="lr-tb"/>
    </style:style>
    <style:style style:name="Table30" style:family="table">
      <style:table-properties style:width="15.903cm" fo:margin-left="0cm" table:align="left"/>
    </style:style>
    <style:style style:name="Table30.A" style:family="table-column">
      <style:table-column-properties style:column-width="15.903cm"/>
    </style:style>
    <style:style style:name="Table30.1" style:family="table-row">
      <style:table-row-properties style:min-row-height="3.048cm"/>
    </style:style>
    <style:style style:name="Table30.A1" style:family="table-cell">
      <style:table-cell-properties fo:padding-left="0.191cm" fo:padding-right="0.191cm" fo:padding-top="0cm" fo:padding-bottom="0cm" fo:border="0.5pt solid #000000" style:writing-mode="lr-tb"/>
    </style:style>
    <style:style style:name="Table31" style:family="table">
      <style:table-properties style:width="15.903cm" fo:margin-left="0cm" table:align="left"/>
    </style:style>
    <style:style style:name="Table31.A" style:family="table-column">
      <style:table-column-properties style:column-width="15.903cm"/>
    </style:style>
    <style:style style:name="Table31.1" style:family="table-row">
      <style:table-row-properties style:min-row-height="3.048cm"/>
    </style:style>
    <style:style style:name="Table31.A1" style:family="table-cell">
      <style:table-cell-properties fo:padding-left="0.191cm" fo:padding-right="0.191cm" fo:padding-top="0cm" fo:padding-bottom="0cm" fo:border="0.5pt solid #000000" style:writing-mode="lr-tb"/>
    </style:style>
    <style:style style:name="Table32" style:family="table">
      <style:table-properties style:width="15.903cm" fo:margin-left="0cm" table:align="left"/>
    </style:style>
    <style:style style:name="Table32.A" style:family="table-column">
      <style:table-column-properties style:column-width="15.903cm"/>
    </style:style>
    <style:style style:name="Table32.1" style:family="table-row">
      <style:table-row-properties style:min-row-height="3.048cm"/>
    </style:style>
    <style:style style:name="Table32.A1" style:family="table-cell">
      <style:table-cell-properties fo:padding-left="0.191cm" fo:padding-right="0.191cm" fo:padding-top="0cm" fo:padding-bottom="0cm" fo:border="0.5pt solid #000000" style:writing-mode="lr-tb"/>
    </style:style>
    <style:style style:name="Table33" style:family="table">
      <style:table-properties style:width="15.903cm" fo:margin-left="0cm" table:align="left"/>
    </style:style>
    <style:style style:name="Table33.A" style:family="table-column">
      <style:table-column-properties style:column-width="15.903cm"/>
    </style:style>
    <style:style style:name="Table33.1" style:family="table-row">
      <style:table-row-properties style:min-row-height="3.048cm"/>
    </style:style>
    <style:style style:name="Table33.A1" style:family="table-cell">
      <style:table-cell-properties fo:padding-left="0.191cm" fo:padding-right="0.191cm" fo:padding-top="0cm" fo:padding-bottom="0cm" fo:border="0.5pt solid #000000" style:writing-mode="lr-tb"/>
    </style:style>
    <style:style style:name="Table39" style:family="table">
      <style:table-properties style:width="15.903cm" fo:margin-left="0cm" table:align="left"/>
    </style:style>
    <style:style style:name="Table39.A" style:family="table-column">
      <style:table-column-properties style:column-width="15.903cm"/>
    </style:style>
    <style:style style:name="Table39.1" style:family="table-row">
      <style:table-row-properties style:min-row-height="3.048cm"/>
    </style:style>
    <style:style style:name="Table39.A1" style:family="table-cell">
      <style:table-cell-properties fo:padding-left="0.191cm" fo:padding-right="0.191cm" fo:padding-top="0cm" fo:padding-bottom="0cm" fo:border="0.5pt solid #000000" style:writing-mode="lr-tb"/>
    </style:style>
    <style:style style:name="Table40" style:family="table">
      <style:table-properties style:width="15.903cm" fo:margin-left="0cm" table:align="left"/>
    </style:style>
    <style:style style:name="Table40.A" style:family="table-column">
      <style:table-column-properties style:column-width="15.903cm"/>
    </style:style>
    <style:style style:name="Table40.1" style:family="table-row">
      <style:table-row-properties style:min-row-height="3.048cm"/>
    </style:style>
    <style:style style:name="Table40.A1" style:family="table-cell">
      <style:table-cell-properties fo:padding-left="0.191cm" fo:padding-right="0.191cm" fo:padding-top="0cm" fo:padding-bottom="0cm" fo:border="0.5pt solid #000000" style:writing-mode="lr-tb"/>
    </style:style>
    <style:style style:name="Table41" style:family="table">
      <style:table-properties style:width="15.903cm" fo:margin-left="0cm" table:align="left"/>
    </style:style>
    <style:style style:name="Table41.A" style:family="table-column">
      <style:table-column-properties style:column-width="15.903cm"/>
    </style:style>
    <style:style style:name="Table41.1" style:family="table-row">
      <style:table-row-properties style:min-row-height="3.048cm"/>
    </style:style>
    <style:style style:name="Table41.A1" style:family="table-cell">
      <style:table-cell-properties fo:padding-left="0.191cm" fo:padding-right="0.191cm" fo:padding-top="0cm" fo:padding-bottom="0cm" fo:border="0.5pt solid #000000" style:writing-mode="lr-tb"/>
    </style:style>
    <style:style style:name="Table42" style:family="table">
      <style:table-properties style:width="15.903cm" fo:margin-left="0cm" table:align="left"/>
    </style:style>
    <style:style style:name="Table42.A" style:family="table-column">
      <style:table-column-properties style:column-width="15.903cm"/>
    </style:style>
    <style:style style:name="Table42.1" style:family="table-row">
      <style:table-row-properties style:min-row-height="3.048cm"/>
    </style:style>
    <style:style style:name="Table42.A1" style:family="table-cell">
      <style:table-cell-properties fo:padding-left="0.191cm" fo:padding-right="0.191cm" fo:padding-top="0cm" fo:padding-bottom="0cm" fo:border="0.5pt solid #000000" style:writing-mode="lr-tb"/>
    </style:style>
    <style:style style:name="Table43" style:family="table">
      <style:table-properties style:width="15.903cm" fo:margin-left="0cm" table:align="left"/>
    </style:style>
    <style:style style:name="Table43.A" style:family="table-column">
      <style:table-column-properties style:column-width="15.903cm"/>
    </style:style>
    <style:style style:name="Table43.1" style:family="table-row">
      <style:table-row-properties style:min-row-height="3.048cm"/>
    </style:style>
    <style:style style:name="Table43.A1" style:family="table-cell">
      <style:table-cell-properties fo:padding-left="0.191cm" fo:padding-right="0.191cm" fo:padding-top="0cm" fo:padding-bottom="0cm" fo:border="0.5pt solid #000000" style:writing-mode="lr-tb"/>
    </style:style>
    <style:style style:name="Table44" style:family="table">
      <style:table-properties style:width="15.903cm" fo:margin-left="0cm" table:align="left"/>
    </style:style>
    <style:style style:name="Table44.A" style:family="table-column">
      <style:table-column-properties style:column-width="15.903cm"/>
    </style:style>
    <style:style style:name="Table44.1" style:family="table-row">
      <style:table-row-properties style:min-row-height="3.048cm"/>
    </style:style>
    <style:style style:name="Table44.A1" style:family="table-cell">
      <style:table-cell-properties fo:padding-left="0.191cm" fo:padding-right="0.191cm" fo:padding-top="0cm" fo:padding-bottom="0cm" fo:border="0.5pt solid #000000" style:writing-mode="lr-tb"/>
    </style:style>
    <style:style style:name="Table45" style:family="table">
      <style:table-properties style:width="15.903cm" fo:margin-left="0cm" table:align="left"/>
    </style:style>
    <style:style style:name="Table45.A" style:family="table-column">
      <style:table-column-properties style:column-width="15.903cm"/>
    </style:style>
    <style:style style:name="Table45.1" style:family="table-row">
      <style:table-row-properties style:min-row-height="3.048cm"/>
    </style:style>
    <style:style style:name="Table45.A1" style:family="table-cell">
      <style:table-cell-properties fo:padding-left="0.191cm" fo:padding-right="0.191cm" fo:padding-top="0cm" fo:padding-bottom="0cm" fo:border="0.5pt solid #000000" style:writing-mode="lr-tb"/>
    </style:style>
    <style:style style:name="Table46" style:family="table">
      <style:table-properties style:width="15.903cm" fo:margin-left="0cm" table:align="left"/>
    </style:style>
    <style:style style:name="Table46.A" style:family="table-column">
      <style:table-column-properties style:column-width="15.903cm"/>
    </style:style>
    <style:style style:name="Table46.1" style:family="table-row">
      <style:table-row-properties style:min-row-height="3.048cm"/>
    </style:style>
    <style:style style:name="Table46.A1" style:family="table-cell">
      <style:table-cell-properties fo:padding-left="0.191cm" fo:padding-right="0.191cm" fo:padding-top="0cm" fo:padding-bottom="0cm" fo:border="0.5pt solid #000000" style:writing-mode="lr-tb"/>
    </style:style>
    <style:style style:name="Table47" style:family="table">
      <style:table-properties style:width="15.903cm" fo:margin-left="0cm" table:align="left"/>
    </style:style>
    <style:style style:name="Table47.A" style:family="table-column">
      <style:table-column-properties style:column-width="15.903cm"/>
    </style:style>
    <style:style style:name="Table47.1" style:family="table-row">
      <style:table-row-properties style:min-row-height="3.048cm"/>
    </style:style>
    <style:style style:name="Table47.A1" style:family="table-cell">
      <style:table-cell-properties fo:padding-left="0.191cm" fo:padding-right="0.191cm" fo:padding-top="0cm" fo:padding-bottom="0cm" fo:border="0.5pt solid #000000" style:writing-mode="lr-tb"/>
    </style:style>
    <style:style style:name="Table48" style:family="table">
      <style:table-properties style:width="15.903cm" fo:margin-left="0cm" table:align="left"/>
    </style:style>
    <style:style style:name="Table48.A" style:family="table-column">
      <style:table-column-properties style:column-width="15.903cm"/>
    </style:style>
    <style:style style:name="Table48.1" style:family="table-row">
      <style:table-row-properties style:min-row-height="3.048cm"/>
    </style:style>
    <style:style style:name="Table48.A1" style:family="table-cell">
      <style:table-cell-properties fo:padding-left="0.191cm" fo:padding-right="0.191cm" fo:padding-top="0cm" fo:padding-bottom="0cm" fo:border="0.5pt solid #000000" style:writing-mode="lr-tb"/>
    </style:style>
    <style:style style:name="Table49" style:family="table">
      <style:table-properties style:width="15.903cm" fo:margin-left="0cm" table:align="left"/>
    </style:style>
    <style:style style:name="Table49.A" style:family="table-column">
      <style:table-column-properties style:column-width="15.903cm"/>
    </style:style>
    <style:style style:name="Table49.1" style:family="table-row">
      <style:table-row-properties style:min-row-height="3.048cm"/>
    </style:style>
    <style:style style:name="Table49.A1" style:family="table-cell">
      <style:table-cell-properties fo:padding-left="0.191cm" fo:padding-right="0.191cm" fo:padding-top="0cm" fo:padding-bottom="0cm" fo:border="0.5pt solid #000000" style:writing-mode="lr-tb"/>
    </style:style>
    <style:style style:name="Table50" style:family="table">
      <style:table-properties style:width="15.903cm" fo:margin-left="0cm" table:align="left"/>
    </style:style>
    <style:style style:name="Table50.A" style:family="table-column">
      <style:table-column-properties style:column-width="15.903cm"/>
    </style:style>
    <style:style style:name="Table50.1" style:family="table-row">
      <style:table-row-properties style:min-row-height="3.048cm"/>
    </style:style>
    <style:style style:name="Table50.A1" style:family="table-cell">
      <style:table-cell-properties fo:padding-left="0.191cm" fo:padding-right="0.191cm" fo:padding-top="0cm" fo:padding-bottom="0cm" fo:border="0.5pt solid #000000" style:writing-mode="lr-tb"/>
    </style:style>
    <style:style style:name="Table51" style:family="table">
      <style:table-properties style:width="15.903cm" fo:margin-left="0cm" table:align="left"/>
    </style:style>
    <style:style style:name="Table51.A" style:family="table-column">
      <style:table-column-properties style:column-width="15.903cm"/>
    </style:style>
    <style:style style:name="Table51.1" style:family="table-row">
      <style:table-row-properties style:min-row-height="3.048cm"/>
    </style:style>
    <style:style style:name="Table51.A1" style:family="table-cell">
      <style:table-cell-properties fo:padding-left="0.191cm" fo:padding-right="0.191cm" fo:padding-top="0cm" fo:padding-bottom="0cm" fo:border="0.5pt solid #000000" style:writing-mode="lr-tb"/>
    </style:style>
    <style:style style:name="Table52" style:family="table">
      <style:table-properties style:width="15.903cm" fo:margin-left="0cm" table:align="left"/>
    </style:style>
    <style:style style:name="Table52.A" style:family="table-column">
      <style:table-column-properties style:column-width="15.903cm"/>
    </style:style>
    <style:style style:name="Table52.1" style:family="table-row">
      <style:table-row-properties style:min-row-height="3.048cm"/>
    </style:style>
    <style:style style:name="Table52.A1" style:family="table-cell">
      <style:table-cell-properties fo:padding-left="0.191cm" fo:padding-right="0.191cm" fo:padding-top="0cm" fo:padding-bottom="0cm" fo:border="0.5pt solid #000000" style:writing-mode="lr-tb"/>
    </style:style>
    <style:style style:name="Table53" style:family="table">
      <style:table-properties style:width="15.903cm" fo:margin-left="0cm" table:align="left"/>
    </style:style>
    <style:style style:name="Table53.A" style:family="table-column">
      <style:table-column-properties style:column-width="15.903cm"/>
    </style:style>
    <style:style style:name="Table53.1" style:family="table-row">
      <style:table-row-properties style:min-row-height="3.048cm"/>
    </style:style>
    <style:style style:name="Table53.A1" style:family="table-cell">
      <style:table-cell-properties fo:padding-left="0.191cm" fo:padding-right="0.191cm" fo:padding-top="0cm" fo:padding-bottom="0cm" fo:border="0.5pt solid #000000" style:writing-mode="lr-tb"/>
    </style:style>
    <style:style style:name="Table54" style:family="table">
      <style:table-properties style:width="15.903cm" fo:margin-left="0cm" table:align="left"/>
    </style:style>
    <style:style style:name="Table54.A" style:family="table-column">
      <style:table-column-properties style:column-width="15.903cm"/>
    </style:style>
    <style:style style:name="Table54.1" style:family="table-row">
      <style:table-row-properties style:min-row-height="3.048cm"/>
    </style:style>
    <style:style style:name="Table54.A1" style:family="table-cell">
      <style:table-cell-properties fo:padding-left="0.191cm" fo:padding-right="0.191cm" fo:padding-top="0cm" fo:padding-bottom="0cm" fo:border="0.5pt solid #000000" style:writing-mode="lr-tb"/>
    </style:style>
    <style:style style:name="Table55" style:family="table">
      <style:table-properties style:width="15.903cm" fo:margin-left="0cm" table:align="left"/>
    </style:style>
    <style:style style:name="Table55.A" style:family="table-column">
      <style:table-column-properties style:column-width="15.903cm"/>
    </style:style>
    <style:style style:name="Table55.1" style:family="table-row">
      <style:table-row-properties style:min-row-height="3.048cm"/>
    </style:style>
    <style:style style:name="Table55.A1" style:family="table-cell">
      <style:table-cell-properties fo:padding-left="0.191cm" fo:padding-right="0.191cm" fo:padding-top="0cm" fo:padding-bottom="0cm" fo:border="0.5pt solid #000000" style:writing-mode="lr-tb"/>
    </style:style>
    <style:style style:name="Table56" style:family="table">
      <style:table-properties style:width="15.903cm" fo:margin-left="0cm" table:align="left"/>
    </style:style>
    <style:style style:name="Table56.A" style:family="table-column">
      <style:table-column-properties style:column-width="15.903cm"/>
    </style:style>
    <style:style style:name="Table56.1" style:family="table-row">
      <style:table-row-properties style:min-row-height="3.048cm"/>
    </style:style>
    <style:style style:name="Table56.A1" style:family="table-cell">
      <style:table-cell-properties fo:padding-left="0.191cm" fo:padding-right="0.191cm" fo:padding-top="0cm" fo:padding-bottom="0cm" fo:border="0.5pt solid #000000" style:writing-mode="lr-tb"/>
    </style:style>
    <style:style style:name="Table57" style:family="table">
      <style:table-properties style:width="15.903cm" fo:margin-left="0cm" table:align="left"/>
    </style:style>
    <style:style style:name="Table57.A" style:family="table-column">
      <style:table-column-properties style:column-width="15.903cm"/>
    </style:style>
    <style:style style:name="Table57.1" style:family="table-row">
      <style:table-row-properties style:min-row-height="3.048cm"/>
    </style:style>
    <style:style style:name="Table57.A1" style:family="table-cell">
      <style:table-cell-properties fo:padding-left="0.191cm" fo:padding-right="0.191cm" fo:padding-top="0cm" fo:padding-bottom="0cm" fo:border="0.5pt solid #000000" style:writing-mode="lr-tb"/>
    </style:style>
    <style:style style:name="Table58" style:family="table">
      <style:table-properties style:width="15.903cm" fo:margin-left="0cm" table:align="left"/>
    </style:style>
    <style:style style:name="Table58.A" style:family="table-column">
      <style:table-column-properties style:column-width="15.903cm"/>
    </style:style>
    <style:style style:name="Table58.1" style:family="table-row">
      <style:table-row-properties style:min-row-height="3.048cm"/>
    </style:style>
    <style:style style:name="Table58.A1" style:family="table-cell">
      <style:table-cell-properties fo:padding-left="0.191cm" fo:padding-right="0.191cm" fo:padding-top="0cm" fo:padding-bottom="0cm" fo:border="0.5pt solid #000000" style:writing-mode="lr-tb"/>
    </style:style>
    <style:style style:name="Table59" style:family="table">
      <style:table-properties style:width="15.903cm" fo:margin-left="0cm" table:align="left"/>
    </style:style>
    <style:style style:name="Table59.A" style:family="table-column">
      <style:table-column-properties style:column-width="15.903cm"/>
    </style:style>
    <style:style style:name="Table59.1" style:family="table-row">
      <style:table-row-properties style:min-row-height="3.048cm"/>
    </style:style>
    <style:style style:name="Table59.A1" style:family="table-cell">
      <style:table-cell-properties fo:padding-left="0.191cm" fo:padding-right="0.191cm" fo:padding-top="0cm" fo:padding-bottom="0cm" fo:border="0.5pt solid #000000" style:writing-mode="lr-tb"/>
    </style:style>
    <style:style style:name="Table60" style:family="table">
      <style:table-properties style:width="15.903cm" fo:margin-left="0cm" table:align="left"/>
    </style:style>
    <style:style style:name="Table60.A" style:family="table-column">
      <style:table-column-properties style:column-width="15.903cm"/>
    </style:style>
    <style:style style:name="Table60.1" style:family="table-row">
      <style:table-row-properties style:min-row-height="3.048cm"/>
    </style:style>
    <style:style style:name="Table60.A1" style:family="table-cell">
      <style:table-cell-properties fo:padding-left="0.191cm" fo:padding-right="0.191cm" fo:padding-top="0cm" fo:padding-bottom="0cm" fo:border="0.5pt solid #000000" style:writing-mode="lr-tb"/>
    </style:style>
    <style:style style:name="Table61" style:family="table">
      <style:table-properties style:width="15.903cm" fo:margin-left="0cm" table:align="left"/>
    </style:style>
    <style:style style:name="Table61.A" style:family="table-column">
      <style:table-column-properties style:column-width="15.903cm"/>
    </style:style>
    <style:style style:name="Table61.1" style:family="table-row">
      <style:table-row-properties style:min-row-height="3.048cm"/>
    </style:style>
    <style:style style:name="Table61.A1" style:family="table-cell">
      <style:table-cell-properties fo:padding-left="0.191cm" fo:padding-right="0.191cm" fo:padding-top="0cm" fo:padding-bottom="0cm" fo:border="0.5pt solid #000000" style:writing-mode="lr-tb"/>
    </style:style>
    <style:style style:name="Table62" style:family="table">
      <style:table-properties style:width="15.903cm" fo:margin-left="0cm" table:align="left"/>
    </style:style>
    <style:style style:name="Table62.A" style:family="table-column">
      <style:table-column-properties style:column-width="15.903cm"/>
    </style:style>
    <style:style style:name="Table62.1" style:family="table-row">
      <style:table-row-properties style:min-row-height="3.048cm"/>
    </style:style>
    <style:style style:name="Table62.A1" style:family="table-cell">
      <style:table-cell-properties fo:padding-left="0.191cm" fo:padding-right="0.191cm" fo:padding-top="0cm" fo:padding-bottom="0cm" fo:border="0.5pt solid #000000" style:writing-mode="lr-tb"/>
    </style:style>
    <style:style style:name="Table63" style:family="table">
      <style:table-properties style:width="15.903cm" fo:margin-left="0cm" table:align="left"/>
    </style:style>
    <style:style style:name="Table63.A" style:family="table-column">
      <style:table-column-properties style:column-width="15.903cm"/>
    </style:style>
    <style:style style:name="Table63.1" style:family="table-row">
      <style:table-row-properties style:min-row-height="3.048cm"/>
    </style:style>
    <style:style style:name="Table63.A1" style:family="table-cell">
      <style:table-cell-properties fo:padding-left="0.191cm" fo:padding-right="0.191cm" fo:padding-top="0cm" fo:padding-bottom="0cm" fo:border="0.5pt solid #000000" style:writing-mode="lr-tb"/>
    </style:style>
    <style:style style:name="Table64" style:family="table">
      <style:table-properties style:width="15.903cm" fo:margin-left="0cm" table:align="left"/>
    </style:style>
    <style:style style:name="Table64.A" style:family="table-column">
      <style:table-column-properties style:column-width="15.903cm"/>
    </style:style>
    <style:style style:name="Table64.1" style:family="table-row">
      <style:table-row-properties style:min-row-height="3.048cm"/>
    </style:style>
    <style:style style:name="Table64.A1" style:family="table-cell">
      <style:table-cell-properties fo:padding-left="0.191cm" fo:padding-right="0.191cm" fo:padding-top="0cm" fo:padding-bottom="0cm" fo:border="0.5pt solid #000000" style:writing-mode="lr-tb"/>
    </style:style>
    <style:style style:name="Table65" style:family="table">
      <style:table-properties style:width="15.903cm" fo:margin-left="0cm" table:align="left"/>
    </style:style>
    <style:style style:name="Table65.A" style:family="table-column">
      <style:table-column-properties style:column-width="15.903cm"/>
    </style:style>
    <style:style style:name="Table65.1" style:family="table-row">
      <style:table-row-properties style:min-row-height="3.048cm"/>
    </style:style>
    <style:style style:name="Table65.A1" style:family="table-cell">
      <style:table-cell-properties fo:padding-left="0.191cm" fo:padding-right="0.191cm" fo:padding-top="0cm" fo:padding-bottom="0cm" fo:border="0.5pt solid #000000" style:writing-mode="lr-tb"/>
    </style:style>
    <style:style style:name="Table66" style:family="table">
      <style:table-properties style:width="15.903cm" fo:margin-left="0cm" table:align="left"/>
    </style:style>
    <style:style style:name="Table66.A" style:family="table-column">
      <style:table-column-properties style:column-width="15.903cm"/>
    </style:style>
    <style:style style:name="Table66.1" style:family="table-row">
      <style:table-row-properties style:min-row-height="3.048cm"/>
    </style:style>
    <style:style style:name="Table66.A1" style:family="table-cell">
      <style:table-cell-properties fo:padding-left="0.191cm" fo:padding-right="0.191cm" fo:padding-top="0cm" fo:padding-bottom="0cm" fo:border="0.5pt solid #000000" style:writing-mode="lr-tb"/>
    </style:style>
    <style:style style:name="Table67" style:family="table">
      <style:table-properties style:width="15.903cm" fo:margin-left="0cm" table:align="left"/>
    </style:style>
    <style:style style:name="Table67.A" style:family="table-column">
      <style:table-column-properties style:column-width="15.903cm"/>
    </style:style>
    <style:style style:name="Table67.1" style:family="table-row">
      <style:table-row-properties style:min-row-height="3.048cm"/>
    </style:style>
    <style:style style:name="Table67.A1" style:family="table-cell">
      <style:table-cell-properties fo:padding-left="0.191cm" fo:padding-right="0.191cm" fo:padding-top="0cm" fo:padding-bottom="0cm" fo:border="0.5pt solid #000000" style:writing-mode="lr-tb"/>
    </style:style>
    <style:style style:name="Table68" style:family="table">
      <style:table-properties style:width="15.903cm" fo:margin-left="0cm" table:align="left"/>
    </style:style>
    <style:style style:name="Table68.A" style:family="table-column">
      <style:table-column-properties style:column-width="15.903cm"/>
    </style:style>
    <style:style style:name="Table68.1" style:family="table-row">
      <style:table-row-properties style:min-row-height="3.048cm"/>
    </style:style>
    <style:style style:name="Table68.A1" style:family="table-cell">
      <style:table-cell-properties fo:padding-left="0.191cm" fo:padding-right="0.191cm" fo:padding-top="0cm" fo:padding-bottom="0cm" fo:border="0.5pt solid #000000" style:writing-mode="lr-tb"/>
    </style:style>
    <style:style style:name="Table69" style:family="table">
      <style:table-properties style:width="15.903cm" fo:margin-left="0cm" table:align="left"/>
    </style:style>
    <style:style style:name="Table69.A" style:family="table-column">
      <style:table-column-properties style:column-width="15.903cm"/>
    </style:style>
    <style:style style:name="Table69.1" style:family="table-row">
      <style:table-row-properties style:min-row-height="3.048cm"/>
    </style:style>
    <style:style style:name="Table69.A1" style:family="table-cell">
      <style:table-cell-properties fo:padding-left="0.191cm" fo:padding-right="0.191cm" fo:padding-top="0cm" fo:padding-bottom="0cm" fo:border="0.5pt solid #000000" style:writing-mode="lr-tb"/>
    </style:style>
    <style:style style:name="Table70" style:family="table">
      <style:table-properties style:width="15.903cm" fo:margin-left="0cm" table:align="left"/>
    </style:style>
    <style:style style:name="Table70.A" style:family="table-column">
      <style:table-column-properties style:column-width="15.903cm"/>
    </style:style>
    <style:style style:name="Table70.1" style:family="table-row">
      <style:table-row-properties style:min-row-height="3.048cm"/>
    </style:style>
    <style:style style:name="Table70.A1" style:family="table-cell">
      <style:table-cell-properties fo:padding-left="0.191cm" fo:padding-right="0.191cm" fo:padding-top="0cm" fo:padding-bottom="0cm" fo:border="0.5pt solid #000000" style:writing-mode="lr-tb"/>
    </style:style>
    <style:style style:name="Table71" style:family="table">
      <style:table-properties style:width="15.903cm" fo:margin-left="0cm" table:align="left"/>
    </style:style>
    <style:style style:name="Table71.A" style:family="table-column">
      <style:table-column-properties style:column-width="15.903cm"/>
    </style:style>
    <style:style style:name="Table71.1" style:family="table-row">
      <style:table-row-properties style:min-row-height="3.048cm"/>
    </style:style>
    <style:style style:name="Table71.A1" style:family="table-cell">
      <style:table-cell-properties fo:padding-left="0.191cm" fo:padding-right="0.191cm" fo:padding-top="0cm" fo:padding-bottom="0cm" fo:border="0.5pt solid #000000" style:writing-mode="lr-tb"/>
    </style:style>
    <style:style style:name="Table72" style:family="table">
      <style:table-properties style:width="15.903cm" fo:margin-left="0cm" table:align="left"/>
    </style:style>
    <style:style style:name="Table72.A" style:family="table-column">
      <style:table-column-properties style:column-width="15.903cm"/>
    </style:style>
    <style:style style:name="Table72.1" style:family="table-row">
      <style:table-row-properties style:min-row-height="3.048cm"/>
    </style:style>
    <style:style style:name="Table72.A1" style:family="table-cell">
      <style:table-cell-properties fo:padding-left="0.191cm" fo:padding-right="0.191cm" fo:padding-top="0cm" fo:padding-bottom="0cm" fo:border="0.5pt solid #000000" style:writing-mode="lr-tb"/>
    </style:style>
    <style:style style:name="Table73" style:family="table">
      <style:table-properties style:width="15.903cm" fo:margin-left="0cm" table:align="left"/>
    </style:style>
    <style:style style:name="Table73.A" style:family="table-column">
      <style:table-column-properties style:column-width="15.903cm"/>
    </style:style>
    <style:style style:name="Table73.1" style:family="table-row">
      <style:table-row-properties style:min-row-height="3.048cm"/>
    </style:style>
    <style:style style:name="Table73.A1" style:family="table-cell">
      <style:table-cell-properties fo:padding-left="0.191cm" fo:padding-right="0.191cm" fo:padding-top="0cm" fo:padding-bottom="0cm" fo:border="0.5pt solid #000000" style:writing-mode="lr-tb"/>
    </style:style>
    <style:style style:name="Table74" style:family="table">
      <style:table-properties style:width="15.903cm" fo:margin-left="0cm" table:align="left"/>
    </style:style>
    <style:style style:name="Table74.A" style:family="table-column">
      <style:table-column-properties style:column-width="15.903cm"/>
    </style:style>
    <style:style style:name="Table74.1" style:family="table-row">
      <style:table-row-properties style:min-row-height="3.048cm"/>
    </style:style>
    <style:style style:name="Table74.A1" style:family="table-cell">
      <style:table-cell-properties fo:padding-left="0.191cm" fo:padding-right="0.191cm" fo:padding-top="0cm" fo:padding-bottom="0cm" fo:border="0.5pt solid #000000" style:writing-mode="lr-tb"/>
    </style:style>
    <style:style style:name="Table75" style:family="table">
      <style:table-properties style:width="15.903cm" fo:margin-left="0cm" table:align="left"/>
    </style:style>
    <style:style style:name="Table75.A" style:family="table-column">
      <style:table-column-properties style:column-width="15.903cm"/>
    </style:style>
    <style:style style:name="Table75.1" style:family="table-row">
      <style:table-row-properties style:min-row-height="3.048cm"/>
    </style:style>
    <style:style style:name="Table75.A1" style:family="table-cell">
      <style:table-cell-properties fo:padding-left="0.191cm" fo:padding-right="0.191cm" fo:padding-top="0cm" fo:padding-bottom="0cm" fo:border="0.5pt solid #000000" style:writing-mode="lr-tb"/>
    </style:style>
    <style:style style:name="Table76" style:family="table">
      <style:table-properties style:width="15.903cm" fo:margin-left="0cm" table:align="left"/>
    </style:style>
    <style:style style:name="Table76.A" style:family="table-column">
      <style:table-column-properties style:column-width="15.903cm"/>
    </style:style>
    <style:style style:name="Table76.1" style:family="table-row">
      <style:table-row-properties style:min-row-height="3.048cm"/>
    </style:style>
    <style:style style:name="Table76.A1" style:family="table-cell">
      <style:table-cell-properties fo:padding-left="0.191cm" fo:padding-right="0.191cm" fo:padding-top="0cm" fo:padding-bottom="0cm" fo:border="0.5pt solid #000000" style:writing-mode="lr-tb"/>
    </style:style>
    <style:style style:name="Table77" style:family="table">
      <style:table-properties style:width="15.903cm" fo:margin-left="0cm" table:align="left"/>
    </style:style>
    <style:style style:name="Table77.A" style:family="table-column">
      <style:table-column-properties style:column-width="15.903cm"/>
    </style:style>
    <style:style style:name="Table77.1" style:family="table-row">
      <style:table-row-properties style:min-row-height="3.048cm"/>
    </style:style>
    <style:style style:name="Table77.A1" style:family="table-cell">
      <style:table-cell-properties fo:padding-left="0.191cm" fo:padding-right="0.191cm" fo:padding-top="0cm" fo:padding-bottom="0cm" fo:border="0.5pt solid #000000" style:writing-mode="lr-tb"/>
    </style:style>
    <style:style style:name="Table78" style:family="table">
      <style:table-properties style:width="15.903cm" fo:margin-left="0cm" table:align="left"/>
    </style:style>
    <style:style style:name="Table78.A" style:family="table-column">
      <style:table-column-properties style:column-width="15.903cm"/>
    </style:style>
    <style:style style:name="Table78.1" style:family="table-row">
      <style:table-row-properties style:min-row-height="3.048cm"/>
    </style:style>
    <style:style style:name="Table78.A1" style:family="table-cell">
      <style:table-cell-properties fo:padding-left="0.191cm" fo:padding-right="0.191cm" fo:padding-top="0cm" fo:padding-bottom="0cm" fo:border="0.5pt solid #000000" style:writing-mode="lr-tb"/>
    </style:style>
    <style:style style:name="Table79" style:family="table">
      <style:table-properties style:width="15.903cm" fo:margin-left="0cm" table:align="left"/>
    </style:style>
    <style:style style:name="Table79.A" style:family="table-column">
      <style:table-column-properties style:column-width="15.903cm"/>
    </style:style>
    <style:style style:name="Table79.1" style:family="table-row">
      <style:table-row-properties style:min-row-height="3.112cm"/>
    </style:style>
    <style:style style:name="Table79.A1" style:family="table-cell">
      <style:table-cell-properties fo:padding-left="0.191cm" fo:padding-right="0.191cm" fo:padding-top="0cm" fo:padding-bottom="0cm" fo:border="0.5pt solid #000000" style:writing-mode="lr-tb"/>
    </style:style>
    <style:style style:name="Table80" style:family="table">
      <style:table-properties style:width="15.903cm" fo:margin-left="0cm" table:align="left"/>
    </style:style>
    <style:style style:name="Table80.A" style:family="table-column">
      <style:table-column-properties style:column-width="15.903cm"/>
    </style:style>
    <style:style style:name="Table80.1" style:family="table-row">
      <style:table-row-properties style:min-row-height="12.49cm"/>
    </style:style>
    <style:style style:name="Table80.A1" style:family="table-cell">
      <style:table-cell-properties fo:padding-left="0.191cm" fo:padding-right="0.191cm" fo:padding-top="0cm" fo:padding-bottom="0cm" fo:border="0.5pt solid #000000" style:writing-mode="lr-tb"/>
    </style:style>
    <style:style style:name="Table81" style:family="table">
      <style:table-properties style:width="15.903cm" fo:margin-left="0cm" table:align="left"/>
    </style:style>
    <style:style style:name="Table81.A" style:family="table-column">
      <style:table-column-properties style:column-width="15.903cm"/>
    </style:style>
    <style:style style:name="Table81.1" style:family="table-row">
      <style:table-row-properties style:min-row-height="3.048cm"/>
    </style:style>
    <style:style style:name="Table81.A1" style:family="table-cell">
      <style:table-cell-properties fo:padding-left="0.191cm" fo:padding-right="0.191cm" fo:padding-top="0cm" fo:padding-bottom="0cm" fo:border="0.5pt solid #000000" style:writing-mode="lr-tb"/>
    </style:style>
    <style:style style:name="Table82" style:family="table">
      <style:table-properties style:width="15.903cm" fo:margin-left="0cm" table:align="left"/>
    </style:style>
    <style:style style:name="Table82.A" style:family="table-column">
      <style:table-column-properties style:column-width="15.903cm"/>
    </style:style>
    <style:style style:name="Table82.1" style:family="table-row">
      <style:table-row-properties style:min-row-height="3.048cm"/>
    </style:style>
    <style:style style:name="Table82.A1" style:family="table-cell">
      <style:table-cell-properties fo:padding-left="0.191cm" fo:padding-right="0.191cm" fo:padding-top="0cm" fo:padding-bottom="0cm" fo:border="0.5pt solid #000000" style:writing-mode="lr-tb"/>
    </style:style>
    <style:style style:name="Table83" style:family="table">
      <style:table-properties style:width="15.903cm" fo:margin-left="0cm" table:align="left"/>
    </style:style>
    <style:style style:name="Table83.A" style:family="table-column">
      <style:table-column-properties style:column-width="15.903cm"/>
    </style:style>
    <style:style style:name="Table83.1" style:family="table-row">
      <style:table-row-properties style:min-row-height="3.048cm"/>
    </style:style>
    <style:style style:name="Table83.A1" style:family="table-cell">
      <style:table-cell-properties fo:padding-left="0.191cm" fo:padding-right="0.191cm" fo:padding-top="0cm" fo:padding-bottom="0cm" fo:border="0.5pt solid #000000" style:writing-mode="lr-tb"/>
    </style:style>
    <style:style style:name="Table84" style:family="table">
      <style:table-properties style:width="15.903cm" fo:margin-left="0cm" table:align="left"/>
    </style:style>
    <style:style style:name="Table84.A" style:family="table-column">
      <style:table-column-properties style:column-width="15.903cm"/>
    </style:style>
    <style:style style:name="Table84.1" style:family="table-row">
      <style:table-row-properties style:min-row-height="3.048cm"/>
    </style:style>
    <style:style style:name="Table84.A1" style:family="table-cell">
      <style:table-cell-properties fo:padding-left="0.191cm" fo:padding-right="0.191cm" fo:padding-top="0cm" fo:padding-bottom="0cm" fo:border="0.5pt solid #000000" style:writing-mode="lr-tb"/>
    </style:style>
    <style:style style:name="Table85" style:family="table">
      <style:table-properties style:width="15.903cm" fo:margin-left="0cm" table:align="left"/>
    </style:style>
    <style:style style:name="Table85.A" style:family="table-column">
      <style:table-column-properties style:column-width="15.903cm"/>
    </style:style>
    <style:style style:name="Table85.1" style:family="table-row">
      <style:table-row-properties style:min-row-height="3.048cm"/>
    </style:style>
    <style:style style:name="Table85.A1" style:family="table-cell">
      <style:table-cell-properties fo:padding-left="0.191cm" fo:padding-right="0.191cm" fo:padding-top="0cm" fo:padding-bottom="0cm" fo:border="0.5pt solid #000000" style:writing-mode="lr-tb"/>
    </style:style>
    <style:style style:name="Table86" style:family="table">
      <style:table-properties style:width="15.903cm" fo:margin-left="0cm" table:align="left"/>
    </style:style>
    <style:style style:name="Table86.A" style:family="table-column">
      <style:table-column-properties style:column-width="15.903cm"/>
    </style:style>
    <style:style style:name="Table86.1" style:family="table-row">
      <style:table-row-properties style:min-row-height="3.048cm"/>
    </style:style>
    <style:style style:name="Table86.A1" style:family="table-cell">
      <style:table-cell-properties fo:padding-left="0.191cm" fo:padding-right="0.191cm" fo:padding-top="0cm" fo:padding-bottom="0cm" fo:border="0.5pt solid #000000" style:writing-mode="lr-tb"/>
    </style:style>
    <style:style style:name="Table87" style:family="table">
      <style:table-properties style:width="15.903cm" fo:margin-left="0cm" table:align="left"/>
    </style:style>
    <style:style style:name="Table87.A" style:family="table-column">
      <style:table-column-properties style:column-width="15.903cm"/>
    </style:style>
    <style:style style:name="Table87.1" style:family="table-row">
      <style:table-row-properties style:min-row-height="3.048cm"/>
    </style:style>
    <style:style style:name="Table87.A1" style:family="table-cell">
      <style:table-cell-properties fo:padding-left="0.191cm" fo:padding-right="0.191cm" fo:padding-top="0cm" fo:padding-bottom="0cm" fo:border="0.5pt solid #000000" style:writing-mode="lr-tb"/>
    </style:style>
    <style:style style:name="Table88" style:family="table">
      <style:table-properties style:width="15.903cm" fo:margin-left="0cm" table:align="left"/>
    </style:style>
    <style:style style:name="Table88.A" style:family="table-column">
      <style:table-column-properties style:column-width="15.903cm"/>
    </style:style>
    <style:style style:name="Table88.1" style:family="table-row">
      <style:table-row-properties style:min-row-height="3.048cm"/>
    </style:style>
    <style:style style:name="Table88.A1" style:family="table-cell">
      <style:table-cell-properties fo:padding-left="0.191cm" fo:padding-right="0.191cm" fo:padding-top="0cm" fo:padding-bottom="0cm" fo:border="0.5pt solid #000000" style:writing-mode="lr-tb"/>
    </style:style>
    <style:style style:name="Table89" style:family="table">
      <style:table-properties style:width="15.903cm" fo:margin-left="0cm" table:align="left"/>
    </style:style>
    <style:style style:name="Table89.A" style:family="table-column">
      <style:table-column-properties style:column-width="15.903cm"/>
    </style:style>
    <style:style style:name="Table89.1" style:family="table-row">
      <style:table-row-properties style:min-row-height="3.048cm"/>
    </style:style>
    <style:style style:name="Table89.A1" style:family="table-cell">
      <style:table-cell-properties fo:padding-left="0.191cm" fo:padding-right="0.191cm" fo:padding-top="0cm" fo:padding-bottom="0cm" fo:border="0.5pt solid #000000" style:writing-mode="lr-tb"/>
    </style:style>
    <style:style style:name="Table90" style:family="table">
      <style:table-properties style:width="15.903cm" fo:margin-left="0cm" table:align="left"/>
    </style:style>
    <style:style style:name="Table90.A" style:family="table-column">
      <style:table-column-properties style:column-width="15.903cm"/>
    </style:style>
    <style:style style:name="Table90.1" style:family="table-row">
      <style:table-row-properties style:min-row-height="3.048cm"/>
    </style:style>
    <style:style style:name="Table90.A1" style:family="table-cell">
      <style:table-cell-properties fo:padding-left="0.191cm" fo:padding-right="0.191cm" fo:padding-top="0cm" fo:padding-bottom="0cm" fo:border="0.5pt solid #000000" style:writing-mode="lr-tb"/>
    </style:style>
    <style:style style:name="Table91" style:family="table">
      <style:table-properties style:width="15.903cm" fo:margin-left="0cm" table:align="left"/>
    </style:style>
    <style:style style:name="Table91.A" style:family="table-column">
      <style:table-column-properties style:column-width="15.903cm"/>
    </style:style>
    <style:style style:name="Table91.1" style:family="table-row">
      <style:table-row-properties style:min-row-height="3.048cm"/>
    </style:style>
    <style:style style:name="Table91.A1" style:family="table-cell">
      <style:table-cell-properties fo:padding-left="0.191cm" fo:padding-right="0.191cm" fo:padding-top="0cm" fo:padding-bottom="0cm" fo:border="0.5pt solid #000000" style:writing-mode="lr-tb"/>
    </style:style>
    <style:style style:name="Table92" style:family="table">
      <style:table-properties style:width="15.903cm" fo:margin-left="0cm" table:align="left"/>
    </style:style>
    <style:style style:name="Table92.A" style:family="table-column">
      <style:table-column-properties style:column-width="15.903cm"/>
    </style:style>
    <style:style style:name="Table92.1" style:family="table-row">
      <style:table-row-properties style:min-row-height="3.048cm"/>
    </style:style>
    <style:style style:name="Table92.A1" style:family="table-cell">
      <style:table-cell-properties fo:padding-left="0.191cm" fo:padding-right="0.191cm" fo:padding-top="0cm" fo:padding-bottom="0cm" fo:border="0.5pt solid #000000" style:writing-mode="lr-tb"/>
    </style:style>
    <style:style style:name="Table93" style:family="table">
      <style:table-properties style:width="15.903cm" fo:margin-left="0cm" table:align="left"/>
    </style:style>
    <style:style style:name="Table93.A" style:family="table-column">
      <style:table-column-properties style:column-width="15.903cm"/>
    </style:style>
    <style:style style:name="Table93.1" style:family="table-row">
      <style:table-row-properties style:min-row-height="3.048cm"/>
    </style:style>
    <style:style style:name="Table93.A1" style:family="table-cell">
      <style:table-cell-properties fo:padding-left="0.191cm" fo:padding-right="0.191cm" fo:padding-top="0cm" fo:padding-bottom="0cm" fo:border="0.5pt solid #000000" style:writing-mode="lr-tb"/>
    </style:style>
    <style:style style:name="Table94" style:family="table">
      <style:table-properties style:width="15.903cm" fo:margin-left="0cm" table:align="left"/>
    </style:style>
    <style:style style:name="Table94.A" style:family="table-column">
      <style:table-column-properties style:column-width="15.903cm"/>
    </style:style>
    <style:style style:name="Table94.1" style:family="table-row">
      <style:table-row-properties style:min-row-height="3.048cm"/>
    </style:style>
    <style:style style:name="Table94.A1" style:family="table-cell">
      <style:table-cell-properties fo:padding-left="0.191cm" fo:padding-right="0.191cm" fo:padding-top="0cm" fo:padding-bottom="0cm" fo:border="0.5pt solid #000000" style:writing-mode="lr-tb"/>
    </style:style>
    <style:style style:name="Table95" style:family="table">
      <style:table-properties style:width="15.903cm" fo:margin-left="0cm" table:align="left"/>
    </style:style>
    <style:style style:name="Table95.A" style:family="table-column">
      <style:table-column-properties style:column-width="15.903cm"/>
    </style:style>
    <style:style style:name="Table95.1" style:family="table-row">
      <style:table-row-properties style:min-row-height="3.048cm"/>
    </style:style>
    <style:style style:name="Table95.A1" style:family="table-cell">
      <style:table-cell-properties fo:padding-left="0.191cm" fo:padding-right="0.191cm" fo:padding-top="0cm" fo:padding-bottom="0cm" fo:border="0.5pt solid #000000" style:writing-mode="lr-tb"/>
    </style:style>
    <style:style style:name="Table96" style:family="table">
      <style:table-properties style:width="15.903cm" fo:margin-left="0cm" table:align="left"/>
    </style:style>
    <style:style style:name="Table96.A" style:family="table-column">
      <style:table-column-properties style:column-width="15.903cm"/>
    </style:style>
    <style:style style:name="Table96.1" style:family="table-row">
      <style:table-row-properties style:min-row-height="3.048cm"/>
    </style:style>
    <style:style style:name="Table96.A1" style:family="table-cell">
      <style:table-cell-properties fo:padding-left="0.191cm" fo:padding-right="0.191cm" fo:padding-top="0cm" fo:padding-bottom="0cm" fo:border="0.5pt solid #000000" style:writing-mode="lr-tb"/>
    </style:style>
    <style:style style:name="Table97" style:family="table">
      <style:table-properties style:width="15.903cm" fo:margin-left="0cm" table:align="left"/>
    </style:style>
    <style:style style:name="Table97.A" style:family="table-column">
      <style:table-column-properties style:column-width="15.903cm"/>
    </style:style>
    <style:style style:name="Table97.1" style:family="table-row">
      <style:table-row-properties style:min-row-height="3.048cm"/>
    </style:style>
    <style:style style:name="Table97.A1" style:family="table-cell">
      <style:table-cell-properties fo:padding-left="0.191cm" fo:padding-right="0.191cm" fo:padding-top="0cm" fo:padding-bottom="0cm" fo:border="0.5pt solid #000000" style:writing-mode="lr-tb"/>
    </style:style>
    <style:style style:name="Table98" style:family="table">
      <style:table-properties style:width="15.903cm" fo:margin-left="0cm" table:align="left"/>
    </style:style>
    <style:style style:name="Table98.A" style:family="table-column">
      <style:table-column-properties style:column-width="15.903cm"/>
    </style:style>
    <style:style style:name="Table98.1" style:family="table-row">
      <style:table-row-properties style:min-row-height="3.048cm"/>
    </style:style>
    <style:style style:name="Table98.A1" style:family="table-cell">
      <style:table-cell-properties fo:padding-left="0.191cm" fo:padding-right="0.191cm" fo:padding-top="0cm" fo:padding-bottom="0cm" fo:border="0.5pt solid #000000" style:writing-mode="lr-tb"/>
    </style:style>
    <style:style style:name="Table99" style:family="table">
      <style:table-properties style:width="15.903cm" fo:margin-left="0cm" table:align="left"/>
    </style:style>
    <style:style style:name="Table99.A" style:family="table-column">
      <style:table-column-properties style:column-width="15.903cm"/>
    </style:style>
    <style:style style:name="Table99.1" style:family="table-row">
      <style:table-row-properties style:min-row-height="3.048cm"/>
    </style:style>
    <style:style style:name="Table99.A1" style:family="table-cell">
      <style:table-cell-properties fo:padding-left="0.191cm" fo:padding-right="0.191cm" fo:padding-top="0cm" fo:padding-bottom="0cm" fo:border="0.5pt solid #000000" style:writing-mode="lr-tb"/>
    </style:style>
    <style:style style:name="Table100" style:family="table">
      <style:table-properties style:width="15.903cm" fo:margin-left="0cm" table:align="left"/>
    </style:style>
    <style:style style:name="Table100.A" style:family="table-column">
      <style:table-column-properties style:column-width="15.903cm"/>
    </style:style>
    <style:style style:name="Table100.1" style:family="table-row">
      <style:table-row-properties style:min-row-height="3.048cm"/>
    </style:style>
    <style:style style:name="Table100.A1" style:family="table-cell">
      <style:table-cell-properties fo:padding-left="0.191cm" fo:padding-right="0.191cm" fo:padding-top="0cm" fo:padding-bottom="0cm" fo:border="0.5pt solid #000000" style:writing-mode="lr-tb"/>
    </style:style>
    <style:style style:name="Table101" style:family="table">
      <style:table-properties style:width="15.903cm" fo:margin-left="0cm" table:align="left"/>
    </style:style>
    <style:style style:name="Table101.A" style:family="table-column">
      <style:table-column-properties style:column-width="15.903cm"/>
    </style:style>
    <style:style style:name="Table101.1" style:family="table-row">
      <style:table-row-properties style:min-row-height="3.048cm"/>
    </style:style>
    <style:style style:name="Table101.A1" style:family="table-cell">
      <style:table-cell-properties fo:padding-left="0.191cm" fo:padding-right="0.191cm" fo:padding-top="0cm" fo:padding-bottom="0cm" fo:border="0.5pt solid #000000" style:writing-mode="lr-tb"/>
    </style:style>
    <style:style style:name="Table102" style:family="table">
      <style:table-properties style:width="15.903cm" fo:margin-left="0cm" table:align="left"/>
    </style:style>
    <style:style style:name="Table102.A" style:family="table-column">
      <style:table-column-properties style:column-width="15.903cm"/>
    </style:style>
    <style:style style:name="Table102.1" style:family="table-row">
      <style:table-row-properties style:min-row-height="3.048cm"/>
    </style:style>
    <style:style style:name="Table102.A1" style:family="table-cell">
      <style:table-cell-properties fo:padding-left="0.191cm" fo:padding-right="0.191cm" fo:padding-top="0cm" fo:padding-bottom="0cm" fo:border="0.5pt solid #000000" style:writing-mode="lr-tb"/>
    </style:style>
    <style:style style:name="Table103" style:family="table">
      <style:table-properties style:width="15.903cm" fo:margin-left="0cm" table:align="left"/>
    </style:style>
    <style:style style:name="Table103.A" style:family="table-column">
      <style:table-column-properties style:column-width="15.903cm"/>
    </style:style>
    <style:style style:name="Table103.1" style:family="table-row">
      <style:table-row-properties style:min-row-height="3.048cm"/>
    </style:style>
    <style:style style:name="Table103.A1" style:family="table-cell">
      <style:table-cell-properties fo:padding-left="0.191cm" fo:padding-right="0.191cm" fo:padding-top="0cm" fo:padding-bottom="0cm" fo:border="0.5pt solid #000000" style:writing-mode="lr-tb"/>
    </style:style>
    <style:style style:name="Table104" style:family="table">
      <style:table-properties style:width="15.903cm" fo:margin-left="0cm" table:align="left"/>
    </style:style>
    <style:style style:name="Table104.A" style:family="table-column">
      <style:table-column-properties style:column-width="15.903cm"/>
    </style:style>
    <style:style style:name="Table104.1" style:family="table-row">
      <style:table-row-properties style:min-row-height="3.048cm"/>
    </style:style>
    <style:style style:name="Table104.A1" style:family="table-cell">
      <style:table-cell-properties fo:padding-left="0.191cm" fo:padding-right="0.191cm" fo:padding-top="0cm" fo:padding-bottom="0cm" fo:border="0.5pt solid #000000" style:writing-mode="lr-tb"/>
    </style:style>
    <style:style style:name="Table105" style:family="table">
      <style:table-properties style:width="15.903cm" fo:margin-left="0cm" table:align="left"/>
    </style:style>
    <style:style style:name="Table105.A" style:family="table-column">
      <style:table-column-properties style:column-width="15.903cm"/>
    </style:style>
    <style:style style:name="Table105.1" style:family="table-row">
      <style:table-row-properties style:min-row-height="3.048cm"/>
    </style:style>
    <style:style style:name="Table105.A1" style:family="table-cell">
      <style:table-cell-properties fo:padding-left="0.191cm" fo:padding-right="0.191cm" fo:padding-top="0cm" fo:padding-bottom="0cm" fo:border="0.5pt solid #000000" style:writing-mode="lr-tb"/>
    </style:style>
    <style:style style:name="Table106" style:family="table">
      <style:table-properties style:width="15.903cm" fo:margin-left="0cm" table:align="left"/>
    </style:style>
    <style:style style:name="Table106.A" style:family="table-column">
      <style:table-column-properties style:column-width="15.903cm"/>
    </style:style>
    <style:style style:name="Table106.1" style:family="table-row">
      <style:table-row-properties style:min-row-height="3.048cm"/>
    </style:style>
    <style:style style:name="Table106.A1" style:family="table-cell">
      <style:table-cell-properties fo:padding-left="0.191cm" fo:padding-right="0.191cm" fo:padding-top="0cm" fo:padding-bottom="0cm" fo:border="0.5pt solid #000000" style:writing-mode="lr-tb"/>
    </style:style>
    <style:style style:name="Table107" style:family="table">
      <style:table-properties style:width="15.903cm" fo:margin-left="0cm" table:align="left"/>
    </style:style>
    <style:style style:name="Table107.A" style:family="table-column">
      <style:table-column-properties style:column-width="15.903cm"/>
    </style:style>
    <style:style style:name="Table107.1" style:family="table-row">
      <style:table-row-properties style:min-row-height="3.048cm"/>
    </style:style>
    <style:style style:name="Table107.A1" style:family="table-cell">
      <style:table-cell-properties fo:padding-left="0.191cm" fo:padding-right="0.191cm" fo:padding-top="0cm" fo:padding-bottom="0cm" fo:border="0.5pt solid #000000" style:writing-mode="lr-tb"/>
    </style:style>
    <style:style style:name="Table108" style:family="table">
      <style:table-properties style:width="15.903cm" fo:margin-left="0cm" table:align="left"/>
    </style:style>
    <style:style style:name="Table108.A" style:family="table-column">
      <style:table-column-properties style:column-width="15.903cm"/>
    </style:style>
    <style:style style:name="Table108.1" style:family="table-row">
      <style:table-row-properties style:min-row-height="3.048cm"/>
    </style:style>
    <style:style style:name="Table108.A1" style:family="table-cell">
      <style:table-cell-properties fo:padding-left="0.191cm" fo:padding-right="0.191cm" fo:padding-top="0cm" fo:padding-bottom="0cm" fo:border="0.5pt solid #000000" style:writing-mode="lr-tb"/>
    </style:style>
    <style:style style:name="Table109" style:family="table">
      <style:table-properties style:width="15.903cm" fo:margin-left="0cm" table:align="left"/>
    </style:style>
    <style:style style:name="Table109.A" style:family="table-column">
      <style:table-column-properties style:column-width="15.903cm"/>
    </style:style>
    <style:style style:name="Table109.1" style:family="table-row">
      <style:table-row-properties style:min-row-height="3.048cm"/>
    </style:style>
    <style:style style:name="Table109.A1" style:family="table-cell">
      <style:table-cell-properties fo:padding-left="0.191cm" fo:padding-right="0.191cm" fo:padding-top="0cm" fo:padding-bottom="0cm" fo:border="0.5pt solid #000000" style:writing-mode="lr-tb"/>
    </style:style>
    <style:style style:name="Table110" style:family="table">
      <style:table-properties style:width="15.903cm" fo:margin-left="0cm" table:align="left"/>
    </style:style>
    <style:style style:name="Table110.A" style:family="table-column">
      <style:table-column-properties style:column-width="15.903cm"/>
    </style:style>
    <style:style style:name="Table110.1" style:family="table-row">
      <style:table-row-properties style:min-row-height="3.048cm"/>
    </style:style>
    <style:style style:name="Table110.A1" style:family="table-cell">
      <style:table-cell-properties fo:padding-left="0.191cm" fo:padding-right="0.191cm" fo:padding-top="0cm" fo:padding-bottom="0cm" fo:border="0.5pt solid #000000" style:writing-mode="lr-tb"/>
    </style:style>
    <style:style style:name="Table111" style:family="table">
      <style:table-properties style:width="15.903cm" fo:margin-left="0cm" table:align="left"/>
    </style:style>
    <style:style style:name="Table111.A" style:family="table-column">
      <style:table-column-properties style:column-width="15.903cm"/>
    </style:style>
    <style:style style:name="Table111.1" style:family="table-row">
      <style:table-row-properties style:min-row-height="3.048cm"/>
    </style:style>
    <style:style style:name="Table111.A1" style:family="table-cell">
      <style:table-cell-properties fo:padding-left="0.191cm" fo:padding-right="0.191cm" fo:padding-top="0cm" fo:padding-bottom="0cm" fo:border="0.5pt solid #000000" style:writing-mode="lr-tb"/>
    </style:style>
    <style:style style:name="Table112" style:family="table">
      <style:table-properties style:width="15.903cm" fo:margin-left="0cm" table:align="left"/>
    </style:style>
    <style:style style:name="Table112.A" style:family="table-column">
      <style:table-column-properties style:column-width="15.903cm"/>
    </style:style>
    <style:style style:name="Table112.1" style:family="table-row">
      <style:table-row-properties style:min-row-height="3.048cm"/>
    </style:style>
    <style:style style:name="Table112.A1" style:family="table-cell">
      <style:table-cell-properties fo:padding-left="0.191cm" fo:padding-right="0.191cm" fo:padding-top="0cm" fo:padding-bottom="0cm" fo:border="0.5pt solid #000000" style:writing-mode="lr-tb"/>
    </style:style>
    <style:style style:name="Table113" style:family="table">
      <style:table-properties style:width="15.903cm" fo:margin-left="0cm" table:align="left"/>
    </style:style>
    <style:style style:name="Table113.A" style:family="table-column">
      <style:table-column-properties style:column-width="15.903cm"/>
    </style:style>
    <style:style style:name="Table113.1" style:family="table-row">
      <style:table-row-properties style:min-row-height="3.048cm"/>
    </style:style>
    <style:style style:name="Table113.A1" style:family="table-cell">
      <style:table-cell-properties fo:padding-left="0.191cm" fo:padding-right="0.191cm" fo:padding-top="0cm" fo:padding-bottom="0cm" fo:border="0.5pt solid #000000" style:writing-mode="lr-tb"/>
    </style:style>
    <style:style style:name="Table114" style:family="table">
      <style:table-properties style:width="15.903cm" fo:margin-left="0cm" table:align="left"/>
    </style:style>
    <style:style style:name="Table114.A" style:family="table-column">
      <style:table-column-properties style:column-width="15.903cm"/>
    </style:style>
    <style:style style:name="Table114.1" style:family="table-row">
      <style:table-row-properties style:min-row-height="3.293cm"/>
    </style:style>
    <style:style style:name="Table114.A1" style:family="table-cell">
      <style:table-cell-properties fo:padding-left="0.191cm" fo:padding-right="0.191cm" fo:padding-top="0cm" fo:padding-bottom="0cm" fo:border="0.5pt solid #000000" style:writing-mode="lr-tb"/>
    </style:style>
    <style:style style:name="Table115" style:family="table">
      <style:table-properties style:width="15.903cm" fo:margin-left="0cm" table:align="left"/>
    </style:style>
    <style:style style:name="Table115.A" style:family="table-column">
      <style:table-column-properties style:column-width="15.903cm"/>
    </style:style>
    <style:style style:name="Table115.A1" style:family="table-cell">
      <style:table-cell-properties fo:padding-left="0.191cm" fo:padding-right="0.191cm" fo:padding-top="0cm" fo:padding-bottom="0cm" fo:border="0.5pt solid #000000" style:writing-mode="lr-tb"/>
    </style:style>
    <style:style style:name="Table116" style:family="table">
      <style:table-properties style:width="5.547cm" fo:margin-left="0cm" table:align="left"/>
    </style:style>
    <style:style style:name="Table116.A" style:family="table-column">
      <style:table-column-properties style:column-width="5.547cm"/>
    </style:style>
    <style:style style:name="Table116.A1" style:family="table-cell">
      <style:table-cell-properties fo:padding-left="0.191cm" fo:padding-right="0.191cm" fo:padding-top="0cm" fo:padding-bottom="0cm" fo:border="0.5pt solid #000000" style:writing-mode="lr-tb"/>
    </style:style>
    <style:style style:name="Table117" style:family="table">
      <style:table-properties style:width="15.903cm" fo:margin-left="0cm" table:align="left"/>
    </style:style>
    <style:style style:name="Table117.A" style:family="table-column">
      <style:table-column-properties style:column-width="15.903cm"/>
    </style:style>
    <style:style style:name="Table117.A1" style:family="table-cell">
      <style:table-cell-properties fo:padding-left="0.191cm" fo:padding-right="0.191cm" fo:padding-top="0cm" fo:padding-bottom="0cm" fo:border="0.5pt solid #000000" style:writing-mode="lr-tb"/>
    </style:style>
    <style:style style:name="Table118" style:family="table">
      <style:table-properties style:width="15.903cm" fo:margin-left="0cm" table:align="left"/>
    </style:style>
    <style:style style:name="Table118.A" style:family="table-column">
      <style:table-column-properties style:column-width="15.903cm"/>
    </style:style>
    <style:style style:name="Table118.A1" style:family="table-cell">
      <style:table-cell-properties fo:padding-left="0.191cm" fo:padding-right="0.191cm" fo:padding-top="0cm" fo:padding-bottom="0cm" fo:border="0.5pt solid #000000" style:writing-mode="lr-tb"/>
    </style:style>
    <style:style style:name="Table119" style:family="table">
      <style:table-properties style:width="5.547cm" fo:margin-left="0cm" table:align="left"/>
    </style:style>
    <style:style style:name="Table119.A" style:family="table-column">
      <style:table-column-properties style:column-width="5.547cm"/>
    </style:style>
    <style:style style:name="Table119.A1" style:family="table-cell">
      <style:table-cell-properties fo:padding-left="0.191cm" fo:padding-right="0.191cm" fo:padding-top="0cm" fo:padding-bottom="0cm" fo:border="0.5pt solid #000000" style:writing-mode="lr-tb"/>
    </style:style>
    <style:style style:name="Table34" style:family="table">
      <style:table-properties style:width="15.903cm" fo:margin-left="0cm" table:align="left"/>
    </style:style>
    <style:style style:name="Table34.A" style:family="table-column">
      <style:table-column-properties style:column-width="15.903cm"/>
    </style:style>
    <style:style style:name="Table34.A1" style:family="table-cell">
      <style:table-cell-properties fo:padding-left="0.191cm" fo:padding-right="0.191cm" fo:padding-top="0cm" fo:padding-bottom="0cm" fo:border="0.5pt solid #000000" style:writing-mode="lr-tb"/>
    </style:style>
    <style:style style:name="Table35" style:family="table">
      <style:table-properties style:width="15.903cm" fo:margin-left="0cm" table:align="left"/>
    </style:style>
    <style:style style:name="Table35.A" style:family="table-column">
      <style:table-column-properties style:column-width="15.903cm"/>
    </style:style>
    <style:style style:name="Table35.A1" style:family="table-cell">
      <style:table-cell-properties fo:padding-left="0.191cm" fo:padding-right="0.191cm" fo:padding-top="0cm" fo:padding-bottom="0cm" fo:border="0.5pt solid #000000" style:writing-mode="lr-tb"/>
    </style:style>
    <style:style style:name="Table36" style:family="table">
      <style:table-properties style:width="5.547cm" fo:margin-left="0cm" table:align="left"/>
    </style:style>
    <style:style style:name="Table36.A" style:family="table-column">
      <style:table-column-properties style:column-width="5.547cm"/>
    </style:style>
    <style:style style:name="Table36.A1" style:family="table-cell">
      <style:table-cell-properties fo:padding-left="0.191cm" fo:padding-right="0.191cm" fo:padding-top="0cm" fo:padding-bottom="0cm" fo:border="0.5pt solid #000000" style:writing-mode="lr-tb"/>
    </style:style>
    <style:style style:name="Table37" style:family="table">
      <style:table-properties style:width="15.903cm" fo:margin-left="0cm" table:align="left"/>
    </style:style>
    <style:style style:name="Table37.A" style:family="table-column">
      <style:table-column-properties style:column-width="15.903cm"/>
    </style:style>
    <style:style style:name="Table37.A1" style:family="table-cell">
      <style:table-cell-properties fo:padding-left="0.191cm" fo:padding-right="0.191cm" fo:padding-top="0cm" fo:padding-bottom="0cm" fo:border="0.5pt solid #000000" style:writing-mode="lr-tb"/>
    </style:style>
    <style:style style:name="Table38" style:family="table">
      <style:table-properties style:width="15.903cm" fo:margin-left="0cm" table:align="left"/>
    </style:style>
    <style:style style:name="Table38.A" style:family="table-column">
      <style:table-column-properties style:column-width="15.903cm"/>
    </style:style>
    <style:style style:name="Table38.A1" style:family="table-cell">
      <style:table-cell-properties fo:padding-left="0.191cm" fo:padding-right="0.191cm" fo:padding-top="0cm" fo:padding-bottom="0cm" fo:border="0.5pt solid #000000" style:writing-mode="lr-tb"/>
    </style:style>
    <style:style style:name="Table130" style:family="table">
      <style:table-properties style:width="5.547cm" fo:margin-left="0cm" table:align="left"/>
    </style:style>
    <style:style style:name="Table130.A" style:family="table-column">
      <style:table-column-properties style:column-width="5.547cm"/>
    </style:style>
    <style:style style:name="Table130.A1" style:family="table-cell">
      <style:table-cell-properties fo:padding-left="0.191cm" fo:padding-right="0.191cm" fo:padding-top="0cm" fo:padding-bottom="0cm" fo:border="0.5pt solid #000000" style:writing-mode="lr-tb"/>
    </style:style>
    <style:style style:name="Table131" style:family="table">
      <style:table-properties style:width="15.903cm" fo:margin-left="0cm" table:align="left"/>
    </style:style>
    <style:style style:name="Table131.A" style:family="table-column">
      <style:table-column-properties style:column-width="15.903cm"/>
    </style:style>
    <style:style style:name="Table131.A1" style:family="table-cell">
      <style:table-cell-properties fo:padding-left="0.191cm" fo:padding-right="0.191cm" fo:padding-top="0cm" fo:padding-bottom="0cm" fo:border="0.5pt solid #000000" style:writing-mode="lr-tb"/>
    </style:style>
    <style:style style:name="Table132" style:family="table">
      <style:table-properties style:width="15.903cm" fo:margin-left="0cm" table:align="left"/>
    </style:style>
    <style:style style:name="Table132.A" style:family="table-column">
      <style:table-column-properties style:column-width="15.903cm"/>
    </style:style>
    <style:style style:name="Table132.A1" style:family="table-cell">
      <style:table-cell-properties fo:padding-left="0.191cm" fo:padding-right="0.191cm" fo:padding-top="0cm" fo:padding-bottom="0cm" fo:border="0.5pt solid #000000" style:writing-mode="lr-tb"/>
    </style:style>
    <style:style style:name="Table133" style:family="table">
      <style:table-properties style:width="5.547cm" fo:margin-left="0cm" table:align="left"/>
    </style:style>
    <style:style style:name="Table133.A" style:family="table-column">
      <style:table-column-properties style:column-width="5.547cm"/>
    </style:style>
    <style:style style:name="Table133.A1" style:family="table-cell">
      <style:table-cell-properties fo:padding-left="0.191cm" fo:padding-right="0.191cm" fo:padding-top="0cm" fo:padding-bottom="0cm" fo:border="0.5pt solid #000000" style:writing-mode="lr-tb"/>
    </style:style>
    <style:style style:name="Table134" style:family="table">
      <style:table-properties style:width="15.903cm" fo:margin-left="0cm" table:align="left"/>
    </style:style>
    <style:style style:name="Table134.A" style:family="table-column">
      <style:table-column-properties style:column-width="15.903cm"/>
    </style:style>
    <style:style style:name="Table134.A1" style:family="table-cell">
      <style:table-cell-properties fo:padding-left="0.191cm" fo:padding-right="0.191cm" fo:padding-top="0cm" fo:padding-bottom="0cm" fo:border="0.5pt solid #000000" style:writing-mode="lr-tb"/>
    </style:style>
    <style:style style:name="Table135" style:family="table">
      <style:table-properties style:width="15.903cm" fo:margin-left="0cm" table:align="left"/>
    </style:style>
    <style:style style:name="Table135.A" style:family="table-column">
      <style:table-column-properties style:column-width="15.903cm"/>
    </style:style>
    <style:style style:name="Table135.A1" style:family="table-cell">
      <style:table-cell-properties fo:padding-left="0.191cm" fo:padding-right="0.191cm" fo:padding-top="0cm" fo:padding-bottom="0cm" fo:border="0.5pt solid #000000" style:writing-mode="lr-tb"/>
    </style:style>
    <style:style style:name="Table136" style:family="table">
      <style:table-properties style:width="5.547cm" fo:margin-left="0cm" table:align="left"/>
    </style:style>
    <style:style style:name="Table136.A" style:family="table-column">
      <style:table-column-properties style:column-width="5.547cm"/>
    </style:style>
    <style:style style:name="Table136.A1" style:family="table-cell">
      <style:table-cell-properties fo:padding-left="0.191cm" fo:padding-right="0.191cm" fo:padding-top="0cm" fo:padding-bottom="0cm" fo:border="0.5pt solid #000000" style:writing-mode="lr-tb"/>
    </style:style>
    <style:style style:name="Table137" style:family="table">
      <style:table-properties style:width="15.903cm" fo:margin-left="0cm" table:align="left"/>
    </style:style>
    <style:style style:name="Table137.A" style:family="table-column">
      <style:table-column-properties style:column-width="15.903cm"/>
    </style:style>
    <style:style style:name="Table137.A1" style:family="table-cell">
      <style:table-cell-properties fo:padding-left="0.191cm" fo:padding-right="0.191cm" fo:padding-top="0cm" fo:padding-bottom="0cm" fo:border="0.5pt solid #000000" style:writing-mode="lr-tb"/>
    </style:style>
    <style:style style:name="Table138" style:family="table">
      <style:table-properties style:width="15.903cm" fo:margin-left="0cm" table:align="left"/>
    </style:style>
    <style:style style:name="Table138.A" style:family="table-column">
      <style:table-column-properties style:column-width="15.903cm"/>
    </style:style>
    <style:style style:name="Table138.A1" style:family="table-cell">
      <style:table-cell-properties fo:padding-left="0.191cm" fo:padding-right="0.191cm" fo:padding-top="0cm" fo:padding-bottom="0cm" fo:border="0.5pt solid #000000" style:writing-mode="lr-tb"/>
    </style:style>
    <style:style style:name="Table139" style:family="table">
      <style:table-properties style:width="5.547cm" fo:margin-left="0cm" table:align="left"/>
    </style:style>
    <style:style style:name="Table139.A" style:family="table-column">
      <style:table-column-properties style:column-width="5.547cm"/>
    </style:style>
    <style:style style:name="Table139.A1" style:family="table-cell">
      <style:table-cell-properties fo:padding-left="0.191cm" fo:padding-right="0.191cm" fo:padding-top="0cm" fo:padding-bottom="0cm" fo:border="0.5pt solid #000000" style:writing-mode="lr-tb"/>
    </style:style>
    <style:style style:name="Table140" style:family="table">
      <style:table-properties style:width="15.903cm" fo:margin-left="0cm" table:align="left"/>
    </style:style>
    <style:style style:name="Table140.A" style:family="table-column">
      <style:table-column-properties style:column-width="15.903cm"/>
    </style:style>
    <style:style style:name="Table140.A1" style:family="table-cell">
      <style:table-cell-properties fo:padding-left="0.191cm" fo:padding-right="0.191cm" fo:padding-top="0cm" fo:padding-bottom="0cm" fo:border="0.5pt solid #000000" style:writing-mode="lr-tb"/>
    </style:style>
    <style:style style:name="Table141" style:family="table">
      <style:table-properties style:width="15.903cm" fo:margin-left="0cm" table:align="left"/>
    </style:style>
    <style:style style:name="Table141.A" style:family="table-column">
      <style:table-column-properties style:column-width="15.903cm"/>
    </style:style>
    <style:style style:name="Table141.A1" style:family="table-cell">
      <style:table-cell-properties fo:padding-left="0.191cm" fo:padding-right="0.191cm" fo:padding-top="0cm" fo:padding-bottom="0cm" fo:border="0.5pt solid #000000" style:writing-mode="lr-tb"/>
    </style:style>
    <style:style style:name="Table142" style:family="table">
      <style:table-properties style:width="5.547cm" fo:margin-left="0cm" table:align="left"/>
    </style:style>
    <style:style style:name="Table142.A" style:family="table-column">
      <style:table-column-properties style:column-width="5.547cm"/>
    </style:style>
    <style:style style:name="Table142.A1" style:family="table-cell">
      <style:table-cell-properties fo:padding-left="0.191cm" fo:padding-right="0.191cm" fo:padding-top="0cm" fo:padding-bottom="0cm" fo:border="0.5pt solid #000000" style:writing-mode="lr-tb"/>
    </style:style>
    <style:style style:name="Table143" style:family="table">
      <style:table-properties style:width="15.903cm" fo:margin-left="0cm" table:align="left"/>
    </style:style>
    <style:style style:name="Table143.A" style:family="table-column">
      <style:table-column-properties style:column-width="15.903cm"/>
    </style:style>
    <style:style style:name="Table143.A1" style:family="table-cell">
      <style:table-cell-properties fo:padding-left="0.191cm" fo:padding-right="0.191cm" fo:padding-top="0cm" fo:padding-bottom="0cm" fo:border="0.5pt solid #000000" style:writing-mode="lr-tb"/>
    </style:style>
    <style:style style:name="Table144" style:family="table">
      <style:table-properties style:width="15.903cm" fo:margin-left="0cm" table:align="left"/>
    </style:style>
    <style:style style:name="Table144.A" style:family="table-column">
      <style:table-column-properties style:column-width="15.903cm"/>
    </style:style>
    <style:style style:name="Table144.A1" style:family="table-cell">
      <style:table-cell-properties fo:padding-left="0.191cm" fo:padding-right="0.191cm" fo:padding-top="0cm" fo:padding-bottom="0cm" fo:border="0.5pt solid #000000" style:writing-mode="lr-tb"/>
    </style:style>
    <style:style style:name="Table145" style:family="table">
      <style:table-properties style:width="5.547cm" fo:margin-left="0cm" table:align="left"/>
    </style:style>
    <style:style style:name="Table145.A" style:family="table-column">
      <style:table-column-properties style:column-width="5.547cm"/>
    </style:style>
    <style:style style:name="Table145.A1" style:family="table-cell">
      <style:table-cell-properties fo:padding-left="0.191cm" fo:padding-right="0.191cm" fo:padding-top="0cm" fo:padding-bottom="0cm" fo:border="0.5pt solid #000000" style:writing-mode="lr-tb"/>
    </style:style>
    <style:style style:name="Table146" style:family="table">
      <style:table-properties style:width="15.903cm" fo:margin-left="0cm" table:align="left"/>
    </style:style>
    <style:style style:name="Table146.A" style:family="table-column">
      <style:table-column-properties style:column-width="15.903cm"/>
    </style:style>
    <style:style style:name="Table146.A1" style:family="table-cell">
      <style:table-cell-properties fo:padding-left="0.191cm" fo:padding-right="0.191cm" fo:padding-top="0cm" fo:padding-bottom="0cm" fo:border="0.5pt solid #000000" style:writing-mode="lr-tb"/>
    </style:style>
    <style:style style:name="Table147" style:family="table">
      <style:table-properties style:width="15.903cm" fo:margin-left="0cm" table:align="left"/>
    </style:style>
    <style:style style:name="Table147.A" style:family="table-column">
      <style:table-column-properties style:column-width="15.903cm"/>
    </style:style>
    <style:style style:name="Table147.1" style:family="table-row">
      <style:table-row-properties style:min-row-height="0.586cm"/>
    </style:style>
    <style:style style:name="Table147.A1" style:family="table-cell">
      <style:table-cell-properties fo:padding-left="0.191cm" fo:padding-right="0.191cm" fo:padding-top="0cm" fo:padding-bottom="0cm" fo:border="0.5pt solid #000000" style:writing-mode="lr-tb"/>
    </style:style>
    <style:style style:name="Table148" style:family="table">
      <style:table-properties style:width="5.547cm" fo:margin-left="0cm" table:align="left"/>
    </style:style>
    <style:style style:name="Table148.A" style:family="table-column">
      <style:table-column-properties style:column-width="5.547cm"/>
    </style:style>
    <style:style style:name="Table148.A1" style:family="table-cell">
      <style:table-cell-properties fo:padding-left="0.191cm" fo:padding-right="0.191cm" fo:padding-top="0cm" fo:padding-bottom="0cm" fo:border="0.5pt solid #000000" style:writing-mode="lr-tb"/>
    </style:style>
    <style:style style:name="Table149" style:family="table">
      <style:table-properties style:width="15.903cm" fo:margin-left="0cm" table:align="left"/>
    </style:style>
    <style:style style:name="Table149.A" style:family="table-column">
      <style:table-column-properties style:column-width="15.903cm"/>
    </style:style>
    <style:style style:name="Table149.A1" style:family="table-cell">
      <style:table-cell-properties fo:padding-left="0.191cm" fo:padding-right="0.191cm" fo:padding-top="0cm" fo:padding-bottom="0cm" fo:border="0.5pt solid #000000" style:writing-mode="lr-tb"/>
    </style:style>
    <style:style style:name="Table150" style:family="table">
      <style:table-properties style:width="15.903cm" fo:margin-left="0cm" table:align="left"/>
    </style:style>
    <style:style style:name="Table150.A" style:family="table-column">
      <style:table-column-properties style:column-width="15.903cm"/>
    </style:style>
    <style:style style:name="Table150.A1" style:family="table-cell">
      <style:table-cell-properties fo:padding-left="0.191cm" fo:padding-right="0.191cm" fo:padding-top="0cm" fo:padding-bottom="0cm" fo:border="0.5pt solid #000000" style:writing-mode="lr-tb"/>
    </style:style>
    <style:style style:name="Table151" style:family="table">
      <style:table-properties style:width="5.547cm" fo:margin-left="0cm" table:align="left"/>
    </style:style>
    <style:style style:name="Table151.A" style:family="table-column">
      <style:table-column-properties style:column-width="5.547cm"/>
    </style:style>
    <style:style style:name="Table151.A1" style:family="table-cell">
      <style:table-cell-properties fo:padding-left="0.191cm" fo:padding-right="0.191cm" fo:padding-top="0cm" fo:padding-bottom="0cm" fo:border="0.5pt solid #000000" style:writing-mode="lr-tb"/>
    </style:style>
    <style:style style:name="Table152" style:family="table">
      <style:table-properties style:width="15.903cm" fo:margin-left="0cm" table:align="left"/>
    </style:style>
    <style:style style:name="Table152.A" style:family="table-column">
      <style:table-column-properties style:column-width="15.903cm"/>
    </style:style>
    <style:style style:name="Table152.A1" style:family="table-cell">
      <style:table-cell-properties fo:padding-left="0.191cm" fo:padding-right="0.191cm" fo:padding-top="0cm" fo:padding-bottom="0cm" fo:border="0.5pt solid #000000" style:writing-mode="lr-tb"/>
    </style:style>
    <style:style style:name="Table153" style:family="table">
      <style:table-properties style:width="15.903cm" fo:margin-left="0cm" table:align="left"/>
    </style:style>
    <style:style style:name="Table153.A" style:family="table-column">
      <style:table-column-properties style:column-width="15.903cm"/>
    </style:style>
    <style:style style:name="Table153.A1" style:family="table-cell">
      <style:table-cell-properties fo:padding-left="0.191cm" fo:padding-right="0.191cm" fo:padding-top="0cm" fo:padding-bottom="0cm" fo:border="0.5pt solid #000000" style:writing-mode="lr-tb"/>
    </style:style>
    <style:style style:name="Table154" style:family="table">
      <style:table-properties style:width="5.547cm" fo:margin-left="0cm" table:align="left"/>
    </style:style>
    <style:style style:name="Table154.A" style:family="table-column">
      <style:table-column-properties style:column-width="5.547cm"/>
    </style:style>
    <style:style style:name="Table154.A1" style:family="table-cell">
      <style:table-cell-properties fo:padding-left="0.191cm" fo:padding-right="0.191cm" fo:padding-top="0cm" fo:padding-bottom="0cm" fo:border="0.5pt solid #000000" style:writing-mode="lr-tb"/>
    </style:style>
    <style:style style:name="Table155" style:family="table">
      <style:table-properties style:width="15.903cm" fo:margin-left="0cm" table:align="left"/>
    </style:style>
    <style:style style:name="Table155.A" style:family="table-column">
      <style:table-column-properties style:column-width="15.903cm"/>
    </style:style>
    <style:style style:name="Table155.A1" style:family="table-cell">
      <style:table-cell-properties fo:padding-left="0.191cm" fo:padding-right="0.191cm" fo:padding-top="0cm" fo:padding-bottom="0cm" fo:border="0.5pt solid #000000" style:writing-mode="lr-tb"/>
    </style:style>
    <style:style style:name="Table156" style:family="table">
      <style:table-properties style:width="15.903cm" fo:margin-left="0cm" table:align="left"/>
    </style:style>
    <style:style style:name="Table156.A" style:family="table-column">
      <style:table-column-properties style:column-width="15.903cm"/>
    </style:style>
    <style:style style:name="Table156.A1" style:family="table-cell">
      <style:table-cell-properties fo:padding-left="0.191cm" fo:padding-right="0.191cm" fo:padding-top="0cm" fo:padding-bottom="0cm" fo:border="0.5pt solid #000000" style:writing-mode="lr-tb"/>
    </style:style>
    <style:style style:name="Table157" style:family="table">
      <style:table-properties style:width="5.547cm" fo:margin-left="0cm" table:align="left"/>
    </style:style>
    <style:style style:name="Table157.A" style:family="table-column">
      <style:table-column-properties style:column-width="5.547cm"/>
    </style:style>
    <style:style style:name="Table157.A1" style:family="table-cell">
      <style:table-cell-properties fo:padding-left="0.191cm" fo:padding-right="0.191cm" fo:padding-top="0cm" fo:padding-bottom="0cm" fo:border="0.5pt solid #000000" style:writing-mode="lr-tb"/>
    </style:style>
    <style:style style:name="Table158" style:family="table">
      <style:table-properties style:width="15.903cm" fo:margin-left="0cm" table:align="left"/>
    </style:style>
    <style:style style:name="Table158.A" style:family="table-column">
      <style:table-column-properties style:column-width="15.903cm"/>
    </style:style>
    <style:style style:name="Table158.A1" style:family="table-cell">
      <style:table-cell-properties fo:padding-left="0.191cm" fo:padding-right="0.191cm" fo:padding-top="0cm" fo:padding-bottom="0cm" fo:border="0.5pt solid #000000" style:writing-mode="lr-tb"/>
    </style:style>
    <style:style style:name="Table159" style:family="table">
      <style:table-properties style:width="15.903cm" fo:margin-left="0cm" table:align="left"/>
    </style:style>
    <style:style style:name="Table159.A" style:family="table-column">
      <style:table-column-properties style:column-width="15.903cm"/>
    </style:style>
    <style:style style:name="Table159.A1" style:family="table-cell">
      <style:table-cell-properties fo:padding-left="0.191cm" fo:padding-right="0.191cm" fo:padding-top="0cm" fo:padding-bottom="0cm" fo:border="0.5pt solid #000000" style:writing-mode="lr-tb"/>
    </style:style>
    <style:style style:name="Table160" style:family="table">
      <style:table-properties style:width="5.547cm" fo:margin-left="0cm" table:align="left"/>
    </style:style>
    <style:style style:name="Table160.A" style:family="table-column">
      <style:table-column-properties style:column-width="5.547cm"/>
    </style:style>
    <style:style style:name="Table160.A1" style:family="table-cell">
      <style:table-cell-properties fo:padding-left="0.191cm" fo:padding-right="0.191cm" fo:padding-top="0cm" fo:padding-bottom="0cm" fo:border="0.5pt solid #000000" style:writing-mode="lr-tb"/>
    </style:style>
    <style:style style:name="Table161" style:family="table">
      <style:table-properties style:width="15.903cm" fo:margin-left="0cm" table:align="left"/>
    </style:style>
    <style:style style:name="Table161.A" style:family="table-column">
      <style:table-column-properties style:column-width="15.903cm"/>
    </style:style>
    <style:style style:name="Table161.A1" style:family="table-cell">
      <style:table-cell-properties fo:padding-left="0.191cm" fo:padding-right="0.191cm" fo:padding-top="0cm" fo:padding-bottom="0cm" fo:border="0.5pt solid #000000" style:writing-mode="lr-tb"/>
    </style:style>
    <style:style style:name="Table162" style:family="table">
      <style:table-properties style:width="15.903cm" fo:margin-left="0cm" table:align="left"/>
    </style:style>
    <style:style style:name="Table162.A" style:family="table-column">
      <style:table-column-properties style:column-width="15.903cm"/>
    </style:style>
    <style:style style:name="Table162.A1" style:family="table-cell">
      <style:table-cell-properties fo:padding-left="0.191cm" fo:padding-right="0.191cm" fo:padding-top="0cm" fo:padding-bottom="0cm" fo:border="0.5pt solid #000000" style:writing-mode="lr-tb"/>
    </style:style>
    <style:style style:name="Table163" style:family="table">
      <style:table-properties style:width="5.547cm" fo:margin-left="0cm" table:align="left"/>
    </style:style>
    <style:style style:name="Table163.A" style:family="table-column">
      <style:table-column-properties style:column-width="5.547cm"/>
    </style:style>
    <style:style style:name="Table163.A1" style:family="table-cell">
      <style:table-cell-properties fo:padding-left="0.191cm" fo:padding-right="0.191cm" fo:padding-top="0cm" fo:padding-bottom="0cm" fo:border="0.5pt solid #000000" style:writing-mode="lr-tb"/>
    </style:style>
    <style:style style:name="Table164" style:family="table">
      <style:table-properties style:width="15.903cm" fo:margin-left="0cm" table:align="left"/>
    </style:style>
    <style:style style:name="Table164.A" style:family="table-column">
      <style:table-column-properties style:column-width="15.903cm"/>
    </style:style>
    <style:style style:name="Table164.A1" style:family="table-cell">
      <style:table-cell-properties fo:padding-left="0.191cm" fo:padding-right="0.191cm" fo:padding-top="0cm" fo:padding-bottom="0cm" fo:border="0.5pt solid #000000" style:writing-mode="lr-tb"/>
    </style:style>
    <style:style style:name="Table165" style:family="table">
      <style:table-properties style:width="15.903cm" fo:margin-left="0cm" table:align="left"/>
    </style:style>
    <style:style style:name="Table165.A" style:family="table-column">
      <style:table-column-properties style:column-width="15.903cm"/>
    </style:style>
    <style:style style:name="Table165.A1" style:family="table-cell">
      <style:table-cell-properties fo:padding-left="0.191cm" fo:padding-right="0.191cm" fo:padding-top="0cm" fo:padding-bottom="0cm" fo:border="0.5pt solid #000000" style:writing-mode="lr-tb"/>
    </style:style>
    <style:style style:name="Table166" style:family="table">
      <style:table-properties style:width="5.547cm" fo:margin-left="0cm" table:align="left"/>
    </style:style>
    <style:style style:name="Table166.A" style:family="table-column">
      <style:table-column-properties style:column-width="5.547cm"/>
    </style:style>
    <style:style style:name="Table166.A1" style:family="table-cell">
      <style:table-cell-properties fo:padding-left="0.191cm" fo:padding-right="0.191cm" fo:padding-top="0cm" fo:padding-bottom="0cm" fo:border="0.5pt solid #000000" style:writing-mode="lr-tb"/>
    </style:style>
    <style:style style:name="Table167" style:family="table">
      <style:table-properties style:width="15.903cm" fo:margin-left="0cm" table:align="left"/>
    </style:style>
    <style:style style:name="Table167.A" style:family="table-column">
      <style:table-column-properties style:column-width="15.903cm"/>
    </style:style>
    <style:style style:name="Table167.A1" style:family="table-cell">
      <style:table-cell-properties fo:padding-left="0.191cm" fo:padding-right="0.191cm" fo:padding-top="0cm" fo:padding-bottom="0cm" fo:border="0.5pt solid #000000" style:writing-mode="lr-tb"/>
    </style:style>
    <style:style style:name="Table168" style:family="table">
      <style:table-properties style:width="15.903cm" fo:margin-left="0cm" table:align="left"/>
    </style:style>
    <style:style style:name="Table168.A" style:family="table-column">
      <style:table-column-properties style:column-width="15.903cm"/>
    </style:style>
    <style:style style:name="Table168.A1" style:family="table-cell">
      <style:table-cell-properties fo:padding-left="0.191cm" fo:padding-right="0.191cm" fo:padding-top="0cm" fo:padding-bottom="0cm" fo:border="0.5pt solid #000000" style:writing-mode="lr-tb"/>
    </style:style>
    <style:style style:name="Table169" style:family="table">
      <style:table-properties style:width="5.547cm" fo:margin-left="0cm" table:align="left"/>
    </style:style>
    <style:style style:name="Table169.A" style:family="table-column">
      <style:table-column-properties style:column-width="5.547cm"/>
    </style:style>
    <style:style style:name="Table169.A1" style:family="table-cell">
      <style:table-cell-properties fo:padding-left="0.191cm" fo:padding-right="0.191cm" fo:padding-top="0cm" fo:padding-bottom="0cm" fo:border="0.5pt solid #000000" style:writing-mode="lr-tb"/>
    </style:style>
    <style:style style:name="Table170" style:family="table">
      <style:table-properties style:width="15.903cm" fo:margin-left="0cm" table:align="left"/>
    </style:style>
    <style:style style:name="Table170.A" style:family="table-column">
      <style:table-column-properties style:column-width="15.903cm"/>
    </style:style>
    <style:style style:name="Table170.A1" style:family="table-cell">
      <style:table-cell-properties fo:padding-left="0.191cm" fo:padding-right="0.191cm" fo:padding-top="0cm" fo:padding-bottom="0cm" fo:border="0.5pt solid #000000" style:writing-mode="lr-tb"/>
    </style:style>
    <style:style style:name="Table171" style:family="table">
      <style:table-properties style:width="15.903cm" fo:margin-left="0cm" table:align="left"/>
    </style:style>
    <style:style style:name="Table171.A" style:family="table-column">
      <style:table-column-properties style:column-width="15.903cm"/>
    </style:style>
    <style:style style:name="Table171.A1" style:family="table-cell">
      <style:table-cell-properties fo:padding-left="0.191cm" fo:padding-right="0.191cm" fo:padding-top="0cm" fo:padding-bottom="0cm" fo:border="0.5pt solid #000000" style:writing-mode="lr-tb"/>
    </style:style>
    <style:style style:name="Table172" style:family="table">
      <style:table-properties style:width="5.547cm" fo:margin-left="0cm" table:align="left"/>
    </style:style>
    <style:style style:name="Table172.A" style:family="table-column">
      <style:table-column-properties style:column-width="5.547cm"/>
    </style:style>
    <style:style style:name="Table172.A1" style:family="table-cell">
      <style:table-cell-properties fo:padding-left="0.191cm" fo:padding-right="0.191cm" fo:padding-top="0cm" fo:padding-bottom="0cm" fo:border="0.5pt solid #000000" style:writing-mode="lr-tb"/>
    </style:style>
    <style:style style:name="Table173" style:family="table">
      <style:table-properties style:width="15.903cm" fo:margin-left="0cm" table:align="left"/>
    </style:style>
    <style:style style:name="Table173.A" style:family="table-column">
      <style:table-column-properties style:column-width="15.903cm"/>
    </style:style>
    <style:style style:name="Table173.A1" style:family="table-cell">
      <style:table-cell-properties fo:padding-left="0.191cm" fo:padding-right="0.191cm" fo:padding-top="0cm" fo:padding-bottom="0cm" fo:border="0.5pt solid #000000" style:writing-mode="lr-tb"/>
    </style:style>
    <style:style style:name="Table174" style:family="table">
      <style:table-properties style:width="15.903cm" fo:margin-left="0cm" table:align="left"/>
    </style:style>
    <style:style style:name="Table174.A" style:family="table-column">
      <style:table-column-properties style:column-width="15.903cm"/>
    </style:style>
    <style:style style:name="Table174.A1" style:family="table-cell">
      <style:table-cell-properties fo:padding-left="0.191cm" fo:padding-right="0.191cm" fo:padding-top="0cm" fo:padding-bottom="0cm" fo:border="0.5pt solid #000000" style:writing-mode="lr-tb"/>
    </style:style>
    <style:style style:name="Table175" style:family="table">
      <style:table-properties style:width="5.547cm" fo:margin-left="0cm" table:align="left"/>
    </style:style>
    <style:style style:name="Table175.A" style:family="table-column">
      <style:table-column-properties style:column-width="5.547cm"/>
    </style:style>
    <style:style style:name="Table175.A1" style:family="table-cell">
      <style:table-cell-properties fo:padding-left="0.191cm" fo:padding-right="0.191cm" fo:padding-top="0cm" fo:padding-bottom="0cm" fo:border="0.5pt solid #000000" style:writing-mode="lr-tb"/>
    </style:style>
    <style:style style:name="Table176" style:family="table">
      <style:table-properties style:width="15.903cm" fo:margin-left="0cm" table:align="left"/>
    </style:style>
    <style:style style:name="Table176.A" style:family="table-column">
      <style:table-column-properties style:column-width="15.903cm"/>
    </style:style>
    <style:style style:name="Table176.A1" style:family="table-cell">
      <style:table-cell-properties fo:padding-left="0.191cm" fo:padding-right="0.191cm" fo:padding-top="0cm" fo:padding-bottom="0cm" fo:border="0.5pt solid #000000" style:writing-mode="lr-tb"/>
    </style:style>
    <style:style style:name="Table177" style:family="table">
      <style:table-properties style:width="15.903cm" fo:margin-left="0cm" table:align="left"/>
    </style:style>
    <style:style style:name="Table177.A" style:family="table-column">
      <style:table-column-properties style:column-width="15.903cm"/>
    </style:style>
    <style:style style:name="Table177.A1" style:family="table-cell">
      <style:table-cell-properties fo:padding-left="0.191cm" fo:padding-right="0.191cm" fo:padding-top="0cm" fo:padding-bottom="0cm" fo:border="0.5pt solid #000000" style:writing-mode="lr-tb"/>
    </style:style>
    <style:style style:name="Table178" style:family="table">
      <style:table-properties style:width="5.547cm" fo:margin-left="0cm" table:align="left"/>
    </style:style>
    <style:style style:name="Table178.A" style:family="table-column">
      <style:table-column-properties style:column-width="5.547cm"/>
    </style:style>
    <style:style style:name="Table178.A1" style:family="table-cell">
      <style:table-cell-properties fo:padding-left="0.191cm" fo:padding-right="0.191cm" fo:padding-top="0cm" fo:padding-bottom="0cm" fo:border="0.5pt solid #000000" style:writing-mode="lr-tb"/>
    </style:style>
    <style:style style:name="Table179" style:family="table">
      <style:table-properties style:width="15.903cm" fo:margin-left="0cm" table:align="left"/>
    </style:style>
    <style:style style:name="Table179.A" style:family="table-column">
      <style:table-column-properties style:column-width="15.903cm"/>
    </style:style>
    <style:style style:name="Table179.A1" style:family="table-cell">
      <style:table-cell-properties fo:padding-left="0.191cm" fo:padding-right="0.191cm" fo:padding-top="0cm" fo:padding-bottom="0cm" fo:border="0.5pt solid #000000" style:writing-mode="lr-tb"/>
    </style:style>
    <style:style style:name="Table180" style:family="table">
      <style:table-properties style:width="15.903cm" fo:margin-left="0cm" table:align="left"/>
    </style:style>
    <style:style style:name="Table180.A" style:family="table-column">
      <style:table-column-properties style:column-width="15.903cm"/>
    </style:style>
    <style:style style:name="Table180.A1" style:family="table-cell">
      <style:table-cell-properties fo:padding-left="0.191cm" fo:padding-right="0.191cm" fo:padding-top="0cm" fo:padding-bottom="0cm" fo:border="0.5pt solid #000000" style:writing-mode="lr-tb"/>
    </style:style>
    <style:style style:name="Table181" style:family="table">
      <style:table-properties style:width="5.547cm" fo:margin-left="0cm" table:align="left"/>
    </style:style>
    <style:style style:name="Table181.A" style:family="table-column">
      <style:table-column-properties style:column-width="5.547cm"/>
    </style:style>
    <style:style style:name="Table181.A1" style:family="table-cell">
      <style:table-cell-properties fo:padding-left="0.191cm" fo:padding-right="0.191cm" fo:padding-top="0cm" fo:padding-bottom="0cm" fo:border="0.5pt solid #000000" style:writing-mode="lr-tb"/>
    </style:style>
    <style:style style:name="Table182" style:family="table">
      <style:table-properties style:width="15.903cm" fo:margin-left="0cm" table:align="left"/>
    </style:style>
    <style:style style:name="Table182.A" style:family="table-column">
      <style:table-column-properties style:column-width="15.903cm"/>
    </style:style>
    <style:style style:name="Table182.A1" style:family="table-cell">
      <style:table-cell-properties fo:padding-left="0.191cm" fo:padding-right="0.191cm" fo:padding-top="0cm" fo:padding-bottom="0cm" fo:border="0.5pt solid #000000" style:writing-mode="lr-tb"/>
    </style:style>
    <style:style style:name="Table183" style:family="table">
      <style:table-properties style:width="15.903cm" fo:margin-left="0cm" table:align="left"/>
    </style:style>
    <style:style style:name="Table183.A" style:family="table-column">
      <style:table-column-properties style:column-width="15.903cm"/>
    </style:style>
    <style:style style:name="Table183.A1" style:family="table-cell">
      <style:table-cell-properties fo:padding-left="0.191cm" fo:padding-right="0.191cm" fo:padding-top="0cm" fo:padding-bottom="0cm" fo:border="0.5pt solid #000000" style:writing-mode="lr-tb"/>
    </style:style>
    <style:style style:name="Table184" style:family="table">
      <style:table-properties style:width="5.547cm" fo:margin-left="0cm" table:align="left"/>
    </style:style>
    <style:style style:name="Table184.A" style:family="table-column">
      <style:table-column-properties style:column-width="5.547cm"/>
    </style:style>
    <style:style style:name="Table184.A1" style:family="table-cell">
      <style:table-cell-properties fo:padding-left="0.191cm" fo:padding-right="0.191cm" fo:padding-top="0cm" fo:padding-bottom="0cm" fo:border="0.5pt solid #000000" style:writing-mode="lr-tb"/>
    </style:style>
    <style:style style:name="Table185" style:family="table">
      <style:table-properties style:width="15.903cm" fo:margin-left="0cm" table:align="left"/>
    </style:style>
    <style:style style:name="Table185.A" style:family="table-column">
      <style:table-column-properties style:column-width="15.903cm"/>
    </style:style>
    <style:style style:name="Table185.A1" style:family="table-cell">
      <style:table-cell-properties fo:padding-left="0.191cm" fo:padding-right="0.191cm" fo:padding-top="0cm" fo:padding-bottom="0cm" fo:border="0.5pt solid #000000" style:writing-mode="lr-tb"/>
    </style:style>
    <style:style style:name="Table186" style:family="table">
      <style:table-properties style:width="15.903cm" fo:margin-left="0cm" table:align="left"/>
    </style:style>
    <style:style style:name="Table186.A" style:family="table-column">
      <style:table-column-properties style:column-width="15.903cm"/>
    </style:style>
    <style:style style:name="Table186.A1" style:family="table-cell">
      <style:table-cell-properties fo:padding-left="0.191cm" fo:padding-right="0.191cm" fo:padding-top="0cm" fo:padding-bottom="0cm" fo:border="0.5pt solid #000000" style:writing-mode="lr-tb"/>
    </style:style>
    <style:style style:name="Table187" style:family="table">
      <style:table-properties style:width="5.547cm" fo:margin-left="0cm" table:align="left"/>
    </style:style>
    <style:style style:name="Table187.A" style:family="table-column">
      <style:table-column-properties style:column-width="5.547cm"/>
    </style:style>
    <style:style style:name="Table187.A1" style:family="table-cell">
      <style:table-cell-properties fo:padding-left="0.191cm" fo:padding-right="0.191cm" fo:padding-top="0cm" fo:padding-bottom="0cm" fo:border="0.5pt solid #000000" style:writing-mode="lr-tb"/>
    </style:style>
    <style:style style:name="Table188" style:family="table">
      <style:table-properties style:width="15.903cm" fo:margin-left="0cm" table:align="left"/>
    </style:style>
    <style:style style:name="Table188.A" style:family="table-column">
      <style:table-column-properties style:column-width="15.903cm"/>
    </style:style>
    <style:style style:name="Table188.A1" style:family="table-cell">
      <style:table-cell-properties fo:padding-left="0.191cm" fo:padding-right="0.191cm" fo:padding-top="0cm" fo:padding-bottom="0cm" fo:border="0.5pt solid #000000" style:writing-mode="lr-tb"/>
    </style:style>
    <style:style style:name="Table189" style:family="table">
      <style:table-properties style:width="15.903cm" fo:margin-left="0cm" table:align="left"/>
    </style:style>
    <style:style style:name="Table189.A" style:family="table-column">
      <style:table-column-properties style:column-width="15.903cm"/>
    </style:style>
    <style:style style:name="Table189.A1" style:family="table-cell">
      <style:table-cell-properties fo:padding-left="0.191cm" fo:padding-right="0.191cm" fo:padding-top="0cm" fo:padding-bottom="0cm" fo:border="0.5pt solid #000000" style:writing-mode="lr-tb"/>
    </style:style>
    <style:style style:name="Table190" style:family="table">
      <style:table-properties style:width="5.547cm" fo:margin-left="0cm" table:align="left"/>
    </style:style>
    <style:style style:name="Table190.A" style:family="table-column">
      <style:table-column-properties style:column-width="5.547cm"/>
    </style:style>
    <style:style style:name="Table190.1" style:family="table-row">
      <style:table-row-properties style:min-row-height="0.704cm"/>
    </style:style>
    <style:style style:name="Table190.A1" style:family="table-cell">
      <style:table-cell-properties fo:padding-left="0.191cm" fo:padding-right="0.191cm" fo:padding-top="0cm" fo:padding-bottom="0cm" fo:border="0.5pt solid #000000" style:writing-mode="lr-tb"/>
    </style:style>
    <style:style style:name="Table191" style:family="table">
      <style:table-properties style:width="15.903cm" fo:margin-left="0cm" table:align="left"/>
    </style:style>
    <style:style style:name="Table191.A" style:family="table-column">
      <style:table-column-properties style:column-width="15.903cm"/>
    </style:style>
    <style:style style:name="Table191.A1" style:family="table-cell">
      <style:table-cell-properties fo:padding-left="0.191cm" fo:padding-right="0.191cm" fo:padding-top="0cm" fo:padding-bottom="0cm" fo:border="0.5pt solid #000000" style:writing-mode="lr-tb"/>
    </style:style>
    <style:style style:name="Table192" style:family="table">
      <style:table-properties style:width="15.903cm" fo:margin-left="0cm" table:align="left"/>
    </style:style>
    <style:style style:name="Table192.A" style:family="table-column">
      <style:table-column-properties style:column-width="15.903cm"/>
    </style:style>
    <style:style style:name="Table192.A1" style:family="table-cell">
      <style:table-cell-properties fo:padding-left="0.191cm" fo:padding-right="0.191cm" fo:padding-top="0cm" fo:padding-bottom="0cm" fo:border="0.5pt solid #000000" style:writing-mode="lr-tb"/>
    </style:style>
    <style:style style:name="Table193" style:family="table">
      <style:table-properties style:width="5.547cm" fo:margin-left="0cm" table:align="left"/>
    </style:style>
    <style:style style:name="Table193.A" style:family="table-column">
      <style:table-column-properties style:column-width="5.547cm"/>
    </style:style>
    <style:style style:name="Table193.A1" style:family="table-cell">
      <style:table-cell-properties fo:padding-left="0.191cm" fo:padding-right="0.191cm" fo:padding-top="0cm" fo:padding-bottom="0cm" fo:border="0.5pt solid #000000" style:writing-mode="lr-tb"/>
    </style:style>
    <style:style style:name="Table194" style:family="table">
      <style:table-properties style:width="15.903cm" fo:margin-left="0cm" table:align="left"/>
    </style:style>
    <style:style style:name="Table194.A" style:family="table-column">
      <style:table-column-properties style:column-width="15.903cm"/>
    </style:style>
    <style:style style:name="Table194.A1" style:family="table-cell">
      <style:table-cell-properties fo:padding-left="0.191cm" fo:padding-right="0.191cm" fo:padding-top="0cm" fo:padding-bottom="0cm" fo:border="0.5pt solid #000000" style:writing-mode="lr-tb"/>
    </style:style>
    <style:style style:name="Table195" style:family="table">
      <style:table-properties style:width="15.903cm" fo:margin-left="0cm" table:align="left"/>
    </style:style>
    <style:style style:name="Table195.A" style:family="table-column">
      <style:table-column-properties style:column-width="15.903cm"/>
    </style:style>
    <style:style style:name="Table195.A1" style:family="table-cell">
      <style:table-cell-properties fo:padding-left="0.191cm" fo:padding-right="0.191cm" fo:padding-top="0cm" fo:padding-bottom="0cm" fo:border="0.5pt solid #000000" style:writing-mode="lr-tb"/>
    </style:style>
    <style:style style:name="Table196" style:family="table">
      <style:table-properties style:width="5.547cm" fo:margin-left="0cm" table:align="left"/>
    </style:style>
    <style:style style:name="Table196.A" style:family="table-column">
      <style:table-column-properties style:column-width="5.547cm"/>
    </style:style>
    <style:style style:name="Table196.A1" style:family="table-cell">
      <style:table-cell-properties fo:padding-left="0.191cm" fo:padding-right="0.191cm" fo:padding-top="0cm" fo:padding-bottom="0cm" fo:border="0.5pt solid #000000" style:writing-mode="lr-tb"/>
    </style:style>
    <style:style style:name="Table197" style:family="table">
      <style:table-properties style:width="15.903cm" fo:margin-left="0cm" table:align="left"/>
    </style:style>
    <style:style style:name="Table197.A" style:family="table-column">
      <style:table-column-properties style:column-width="15.903cm"/>
    </style:style>
    <style:style style:name="Table197.A1" style:family="table-cell">
      <style:table-cell-properties fo:padding-left="0.191cm" fo:padding-right="0.191cm" fo:padding-top="0cm" fo:padding-bottom="0cm" fo:border="0.5pt solid #000000" style:writing-mode="lr-tb"/>
    </style:style>
    <style:style style:name="Table198" style:family="table">
      <style:table-properties style:width="15.903cm" fo:margin-left="0cm" table:align="left"/>
    </style:style>
    <style:style style:name="Table198.A" style:family="table-column">
      <style:table-column-properties style:column-width="15.903cm"/>
    </style:style>
    <style:style style:name="Table198.A1" style:family="table-cell">
      <style:table-cell-properties fo:padding-left="0.191cm" fo:padding-right="0.191cm" fo:padding-top="0cm" fo:padding-bottom="0cm" fo:border="0.5pt solid #000000" style:writing-mode="lr-tb"/>
    </style:style>
    <style:style style:name="Table199" style:family="table">
      <style:table-properties style:width="5.547cm" fo:margin-left="0cm" table:align="left"/>
    </style:style>
    <style:style style:name="Table199.A" style:family="table-column">
      <style:table-column-properties style:column-width="5.547cm"/>
    </style:style>
    <style:style style:name="Table199.A1" style:family="table-cell">
      <style:table-cell-properties fo:padding-left="0.191cm" fo:padding-right="0.191cm" fo:padding-top="0cm" fo:padding-bottom="0cm" fo:border="0.5pt solid #000000" style:writing-mode="lr-tb"/>
    </style:style>
    <style:style style:name="Table200" style:family="table">
      <style:table-properties style:width="15.903cm" fo:margin-left="0cm" table:align="left"/>
    </style:style>
    <style:style style:name="Table200.A" style:family="table-column">
      <style:table-column-properties style:column-width="15.903cm"/>
    </style:style>
    <style:style style:name="Table200.A1" style:family="table-cell">
      <style:table-cell-properties fo:padding-left="0.191cm" fo:padding-right="0.191cm" fo:padding-top="0cm" fo:padding-bottom="0cm" fo:border="0.5pt solid #000000" style:writing-mode="lr-tb"/>
    </style:style>
    <style:style style:name="Table201" style:family="table">
      <style:table-properties style:width="15.903cm" fo:margin-left="0cm" table:align="left"/>
    </style:style>
    <style:style style:name="Table201.A" style:family="table-column">
      <style:table-column-properties style:column-width="15.903cm"/>
    </style:style>
    <style:style style:name="Table201.A1" style:family="table-cell">
      <style:table-cell-properties fo:padding-left="0.191cm" fo:padding-right="0.191cm" fo:padding-top="0cm" fo:padding-bottom="0cm" fo:border="0.5pt solid #000000" style:writing-mode="lr-tb"/>
    </style:style>
    <style:style style:name="Table202" style:family="table">
      <style:table-properties style:width="5.547cm" fo:margin-left="0cm" table:align="left"/>
    </style:style>
    <style:style style:name="Table202.A" style:family="table-column">
      <style:table-column-properties style:column-width="5.547cm"/>
    </style:style>
    <style:style style:name="Table202.A1" style:family="table-cell">
      <style:table-cell-properties fo:padding-left="0.191cm" fo:padding-right="0.191cm" fo:padding-top="0cm" fo:padding-bottom="0cm" fo:border="0.5pt solid #000000" style:writing-mode="lr-tb"/>
    </style:style>
    <style:style style:name="Table203" style:family="table">
      <style:table-properties style:width="15.903cm" fo:margin-left="0cm" table:align="left"/>
    </style:style>
    <style:style style:name="Table203.A" style:family="table-column">
      <style:table-column-properties style:column-width="15.903cm"/>
    </style:style>
    <style:style style:name="Table203.A1" style:family="table-cell">
      <style:table-cell-properties fo:padding-left="0.191cm" fo:padding-right="0.191cm" fo:padding-top="0cm" fo:padding-bottom="0cm" fo:border="0.5pt solid #000000" style:writing-mode="lr-tb"/>
    </style:style>
    <style:style style:name="Table204" style:family="table">
      <style:table-properties style:width="15.903cm" fo:margin-left="0cm" table:align="left"/>
    </style:style>
    <style:style style:name="Table204.A" style:family="table-column">
      <style:table-column-properties style:column-width="15.903cm"/>
    </style:style>
    <style:style style:name="Table204.A1" style:family="table-cell">
      <style:table-cell-properties fo:padding-left="0.191cm" fo:padding-right="0.191cm" fo:padding-top="0cm" fo:padding-bottom="0cm" fo:border="0.5pt solid #000000" style:writing-mode="lr-tb"/>
    </style:style>
    <style:style style:name="Table205" style:family="table">
      <style:table-properties style:width="5.547cm" fo:margin-left="0cm" table:align="left"/>
    </style:style>
    <style:style style:name="Table205.A" style:family="table-column">
      <style:table-column-properties style:column-width="5.547cm"/>
    </style:style>
    <style:style style:name="Table205.A1" style:family="table-cell">
      <style:table-cell-properties fo:padding-left="0.191cm" fo:padding-right="0.191cm" fo:padding-top="0cm" fo:padding-bottom="0cm" fo:border="0.5pt solid #000000" style:writing-mode="lr-tb"/>
    </style:style>
    <style:style style:name="Table206" style:family="table">
      <style:table-properties style:width="15.903cm" fo:margin-left="0cm" table:align="left"/>
    </style:style>
    <style:style style:name="Table206.A" style:family="table-column">
      <style:table-column-properties style:column-width="15.903cm"/>
    </style:style>
    <style:style style:name="Table206.A1" style:family="table-cell">
      <style:table-cell-properties fo:padding-left="0.191cm" fo:padding-right="0.191cm" fo:padding-top="0cm" fo:padding-bottom="0cm" fo:border="0.5pt solid #000000" style:writing-mode="lr-tb"/>
    </style:style>
    <style:style style:name="Table207" style:family="table">
      <style:table-properties style:width="15.903cm" fo:margin-left="0cm" table:align="left"/>
    </style:style>
    <style:style style:name="Table207.A" style:family="table-column">
      <style:table-column-properties style:column-width="15.903cm"/>
    </style:style>
    <style:style style:name="Table207.A1" style:family="table-cell">
      <style:table-cell-properties fo:padding-left="0.191cm" fo:padding-right="0.191cm" fo:padding-top="0cm" fo:padding-bottom="0cm" fo:border="0.5pt solid #000000" style:writing-mode="lr-tb"/>
    </style:style>
    <style:style style:name="Table208" style:family="table">
      <style:table-properties style:width="5.547cm" fo:margin-left="0cm" table:align="left"/>
    </style:style>
    <style:style style:name="Table208.A" style:family="table-column">
      <style:table-column-properties style:column-width="5.547cm"/>
    </style:style>
    <style:style style:name="Table208.A1" style:family="table-cell">
      <style:table-cell-properties fo:padding-left="0.191cm" fo:padding-right="0.191cm" fo:padding-top="0cm" fo:padding-bottom="0cm" fo:border="0.5pt solid #000000" style:writing-mode="lr-tb"/>
    </style:style>
    <style:style style:name="Table127" style:family="table">
      <style:table-properties style:width="5.547cm" fo:margin-left="0cm" table:align="left"/>
    </style:style>
    <style:style style:name="Table127.A" style:family="table-column">
      <style:table-column-properties style:column-width="5.547cm"/>
    </style:style>
    <style:style style:name="Table127.A1" style:family="table-cell">
      <style:table-cell-properties fo:padding-left="0.191cm" fo:padding-right="0.191cm" fo:padding-top="0cm" fo:padding-bottom="0cm" fo:border="0.5pt solid #000000" style:writing-mode="lr-tb"/>
    </style:style>
    <style:style style:name="Table128" style:family="table">
      <style:table-properties style:width="5.547cm" fo:margin-left="0cm" table:align="left"/>
    </style:style>
    <style:style style:name="Table128.A" style:family="table-column">
      <style:table-column-properties style:column-width="5.547cm"/>
    </style:style>
    <style:style style:name="Table128.A1" style:family="table-cell">
      <style:table-cell-properties fo:padding-left="0.191cm" fo:padding-right="0.191cm" fo:padding-top="0cm" fo:padding-bottom="0cm" fo:border="0.5pt solid #000000" style:writing-mode="lr-tb"/>
    </style:style>
    <style:style style:name="Table129" style:family="table">
      <style:table-properties style:width="15.903cm" fo:margin-left="0cm" table:align="left"/>
    </style:style>
    <style:style style:name="Table129.A" style:family="table-column">
      <style:table-column-properties style:column-width="15.903cm"/>
    </style:style>
    <style:style style:name="Table129.1" style:family="table-row">
      <style:table-row-properties style:min-row-height="5.491cm"/>
    </style:style>
    <style:style style:name="Table129.A1" style:family="table-cell">
      <style:table-cell-properties fo:padding-left="0.191cm" fo:padding-right="0.191cm" fo:padding-top="0cm" fo:padding-bottom="0cm" fo:border="0.5pt solid #000000" style:writing-mode="lr-tb"/>
    </style:style>
    <style:style style:name="P1" style:family="paragraph" style:parent-style-name="_30_1_20_BASIC_20_Document_20_Title_20__28_H1_29_" style:master-page-name="MP0">
      <style:paragraph-properties fo:margin-top="1.058cm" fo:margin-bottom="0.282cm" style:contextual-spacing="false" fo:line-height="100%" style:page-number="auto" fo:break-before="page"/>
      <style:text-properties fo:font-size="36pt" style:font-size-asian="36pt" style:font-size-complex="36pt"/>
    </style:style>
    <style:style style:name="P2" style:family="paragraph" style:parent-style-name="_30_6_20_Unnumbered_20_paragraph">
      <style:paragraph-properties fo:margin-top="0.423cm" fo:margin-bottom="0.282cm" style:contextual-spacing="false"/>
      <style:text-properties fo:font-size="12pt" style:font-size-asian="12pt" style:font-size-complex="12pt"/>
    </style:style>
    <style:style style:name="P3" style:family="paragraph" style:parent-style-name="_31_0_20_Box_20_text_20_BULLETS">
      <style:text-properties fo:font-size="12pt" style:font-size-asian="12pt" style:font-size-complex="12pt"/>
    </style:style>
    <style:style style:name="P4" style:family="paragraph" style:parent-style-name="_30_6_20_Unnumbered_20_paragraph">
      <style:paragraph-properties fo:margin-top="0.635cm" fo:margin-bottom="0.282cm" style:contextual-spacing="false"/>
    </style:style>
    <style:style style:name="P5" style:family="paragraph" style:parent-style-name="_30_2_20_BASIC_20_heading_20_2_20__28_H2_29_">
      <style:paragraph-properties fo:break-before="page" fo:padding="0cm" fo:border="none" style:shadow="none"/>
      <style:text-properties fo:color="#000046" loext:opacity="100%" fo:font-size="28pt" style:font-size-asian="28pt" style:font-size-complex="36pt"/>
    </style:style>
    <style:style style:name="P6" style:family="paragraph" style:parent-style-name="_30_0_20_OS_20_form_20_question_20_12pt_20_BOLD">
      <style:paragraph-properties fo:margin-left="1.27cm" fo:margin-top="0.212cm" fo:margin-bottom="0.282cm" style:contextual-spacing="false" fo:text-indent="-0.635cm" style:auto-text-indent="false">
        <style:tab-stops/>
      </style:paragraph-properties>
    </style:style>
    <style:style style:name="P7" style:family="paragraph" style:parent-style-name="_30_0_20_OS_20_form_20_question_20_12pt_20_BOLD">
      <style:paragraph-properties fo:margin-left="1.27cm" fo:text-indent="-0.635cm" style:auto-text-indent="false">
        <style:tab-stops/>
      </style:paragraph-properties>
      <style:text-properties officeooo:rsid="00fc1789" officeooo:paragraph-rsid="001f3441"/>
    </style:style>
    <style:style style:name="P8" style:family="paragraph" style:parent-style-name="_30_0_20_OS_20_form_20_question_20_12pt_20_BOLD">
      <style:paragraph-properties fo:margin-left="1.27cm" fo:text-indent="-0.635cm" style:auto-text-indent="false">
        <style:tab-stops/>
      </style:paragraph-properties>
      <style:text-properties officeooo:rsid="001f3441" officeooo:paragraph-rsid="001f3441"/>
    </style:style>
    <style:style style:name="P9" style:family="paragraph" style:parent-style-name="_30_0_20_OS_20_form_20_question_20_12pt_20_BOLD">
      <style:paragraph-properties fo:margin-left="1.27cm" fo:text-indent="-0.635cm" style:auto-text-indent="false">
        <style:tab-stops/>
      </style:paragraph-properties>
      <style:text-properties officeooo:rsid="00bc52a7" officeooo:paragraph-rsid="00bc52a7"/>
    </style:style>
    <style:style style:name="P10" style:family="paragraph" style:parent-style-name="_30_0_20_OS_20_form_20_question_20_12pt_20_BOLD">
      <style:paragraph-properties fo:margin-left="1.27cm" fo:text-indent="-0.635cm" style:auto-text-indent="false">
        <style:tab-stops/>
      </style:paragraph-properties>
    </style:style>
    <style:style style:name="P11" style:family="paragraph" style:parent-style-name="_30_2_20_BASIC_20_heading_20_2_20__28_H2_29_">
      <style:paragraph-properties fo:margin-top="1.058cm" fo:margin-bottom="0.282cm" style:contextual-spacing="false"/>
    </style:style>
    <style:style style:name="P12" style:family="paragraph" style:parent-style-name="_30_2_20_BASIC_20_heading_20_2_20__28_H2_29_">
      <style:paragraph-properties fo:margin-top="1.058cm" fo:margin-bottom="0.282cm" style:contextual-spacing="false" fo:break-before="page"/>
    </style:style>
    <style:style style:name="P13" style:family="paragraph" style:parent-style-name="_30_6_20_Unnumbered_20_paragraph">
      <style:text-properties style:font-weight-complex="bold"/>
    </style:style>
    <style:style style:name="P14" style:family="paragraph" style:parent-style-name="_30_3_20_BASIC_20_heading_20_3_20__28_H3_29_">
      <style:paragraph-properties fo:break-before="page"/>
    </style:style>
    <style:style style:name="P15" style:family="paragraph" style:parent-style-name="_30_0_20_OS_20_form_20_question_20_12pt_20_BOLD" style:list-style-name="LFO27"/>
    <style:style style:name="P16" style:family="paragraph" style:parent-style-name="_30_6_20_Unnumbered_20_paragraph">
      <style:paragraph-properties fo:margin-top="0cm" fo:margin-bottom="0.106cm" style:contextual-spacing="false"/>
      <style:text-properties officeooo:rsid="001f3441" officeooo:paragraph-rsid="001f3441"/>
    </style:style>
    <style:style style:name="P17" style:family="paragraph" style:parent-style-name="_30_6_20_Unnumbered_20_paragraph">
      <style:paragraph-properties fo:margin-top="0cm" fo:margin-bottom="0.106cm" style:contextual-spacing="false"/>
    </style:style>
    <style:style style:name="P18" style:family="paragraph" style:parent-style-name="_30_6_20_Unnumbered_20_paragraph">
      <style:paragraph-properties fo:margin-top="0cm" fo:margin-bottom="0.106cm" style:contextual-spacing="false"/>
      <style:text-properties officeooo:rsid="00fc1789" officeooo:paragraph-rsid="00fc1789"/>
    </style:style>
    <style:style style:name="P19" style:family="paragraph" style:parent-style-name="_30_6_20_Unnumbered_20_paragraph">
      <style:paragraph-properties fo:margin-top="0cm" fo:margin-bottom="0cm" style:contextual-spacing="false"/>
    </style:style>
    <style:style style:name="P20" style:family="paragraph" style:parent-style-name="_30_6_20_Unnumbered_20_paragraph">
      <style:paragraph-properties fo:margin-left="1.27cm">
        <style:tab-stops/>
      </style:paragraph-properties>
    </style:style>
    <style:style style:name="P21" style:family="paragraph" style:parent-style-name="_30_6_20_Unnumbered_20_paragraph">
      <style:paragraph-properties fo:margin-top="0cm" fo:margin-bottom="0.106cm" style:contextual-spacing="false"/>
      <style:text-properties officeooo:rsid="00fe29d1" officeooo:paragraph-rsid="00fe29d1"/>
    </style:style>
    <style:style style:name="P22" style:family="paragraph" style:parent-style-name="_30_6_20_Unnumbered_20_paragraph">
      <style:paragraph-properties fo:margin-top="0cm" fo:margin-bottom="0.106cm" style:contextual-spacing="false"/>
      <style:text-properties officeooo:rsid="001f3441" officeooo:paragraph-rsid="001f3441" style:font-style-complex="italic"/>
    </style:style>
    <style:style style:name="P23" style:family="paragraph" style:parent-style-name="_30_6_20_Unnumbered_20_paragraph">
      <style:paragraph-properties fo:margin-top="0cm" fo:margin-bottom="0.106cm" style:contextual-spacing="false"/>
      <style:text-properties style:font-style-complex="italic"/>
    </style:style>
    <style:style style:name="P24" style:family="paragraph" style:parent-style-name="_30_6_20_Unnumbered_20_paragraph">
      <style:text-properties style:font-style-complex="italic"/>
    </style:style>
    <style:style style:name="P25" style:family="paragraph" style:parent-style-name="_30_6_20_Unnumbered_20_paragraph">
      <style:paragraph-properties fo:text-indent="1.27cm" style:auto-text-indent="false"/>
    </style:style>
    <style:style style:name="P26" style:family="paragraph" style:parent-style-name="_30_2_20_BASIC_20_heading_20_2_20__28_H2_29_">
      <style:paragraph-properties fo:break-before="page"/>
    </style:style>
    <style:style style:name="P27" style:family="paragraph" style:parent-style-name="_30_6_20_Unnumbered_20_paragraph">
      <style:text-properties officeooo:rsid="002046b6" officeooo:paragraph-rsid="002046b6"/>
    </style:style>
    <style:style style:name="P28" style:family="paragraph" style:parent-style-name="Text_20_body" style:list-style-name="L1">
      <style:text-properties officeooo:paragraph-rsid="00fc1789"/>
    </style:style>
    <style:style style:name="P29" style:family="paragraph" style:parent-style-name="Text_20_body" style:list-style-name="L1">
      <style:text-properties officeooo:paragraph-rsid="002046b6"/>
    </style:style>
    <style:style style:name="P30" style:family="paragraph" style:parent-style-name="_30_6_20_Unnumbered_20_paragraph" style:list-style-name="L2"/>
    <style:style style:name="P31" style:family="paragraph" style:parent-style-name="_30_6_20_Unnumbered_20_paragraph" style:list-style-name="L2">
      <style:text-properties officeooo:paragraph-rsid="0099ae2c"/>
    </style:style>
    <style:style style:name="P32" style:family="paragraph" style:parent-style-name="_30_6_20_Unnumbered_20_paragraph" style:list-style-name="L2">
      <style:text-properties fo:font-weight="bold" officeooo:rsid="008d3e3d" officeooo:paragraph-rsid="0099ae2c" style:font-weight-asian="bold" style:font-weight-complex="bold"/>
    </style:style>
    <style:style style:name="P33" style:family="paragraph" style:parent-style-name="_30_6_20_Unnumbered_20_paragraph">
      <style:text-properties fo:font-weight="bold" officeooo:rsid="008c36f8" officeooo:paragraph-rsid="0099ae2c" style:font-weight-asian="bold" style:font-weight-complex="bold"/>
    </style:style>
    <style:style style:name="P34" style:family="paragraph" style:parent-style-name="_30_6_20_Unnumbered_20_paragraph" style:list-style-name="L3">
      <style:text-properties fo:font-weight="bold" officeooo:rsid="008b38bd" officeooo:paragraph-rsid="008b38bd" style:font-weight-asian="bold" style:font-weight-complex="bold"/>
    </style:style>
    <style:style style:name="P35" style:family="paragraph" style:parent-style-name="_30_6_20_Unnumbered_20_paragraph" style:list-style-name="L3">
      <style:text-properties fo:font-weight="bold" officeooo:rsid="008c36f8" officeooo:paragraph-rsid="008c36f8" style:font-weight-asian="bold" style:font-weight-complex="bold"/>
    </style:style>
    <style:style style:name="P36" style:family="paragraph" style:parent-style-name="_30_6_20_Unnumbered_20_paragraph" style:list-style-name="L4">
      <style:text-properties officeooo:rsid="00dacc7c" officeooo:paragraph-rsid="00ddbcfd"/>
    </style:style>
    <style:style style:name="P37" style:family="paragraph" style:parent-style-name="_30_6_20_Unnumbered_20_paragraph" style:list-style-name="L4">
      <style:text-properties officeooo:rsid="00dacc7c" officeooo:paragraph-rsid="00dacc7c"/>
    </style:style>
    <style:style style:name="P38" style:family="paragraph" style:parent-style-name="_30_4_20_BASIC_20_heading_20_4_20__28_H5_29_">
      <style:paragraph-properties fo:break-before="page"/>
    </style:style>
    <style:style style:name="P39" style:family="paragraph" style:parent-style-name="_30_6_20_Unnumbered_20_paragraph">
      <style:text-properties officeooo:rsid="002046b6" officeooo:paragraph-rsid="00769470"/>
    </style:style>
    <style:style style:name="P40" style:family="paragraph" style:parent-style-name="Text_20_body" style:list-style-name="L5"/>
    <style:style style:name="P41" style:family="paragraph" style:parent-style-name="_30_6_20_Unnumbered_20_paragraph" style:list-style-name="L6">
      <style:text-properties officeooo:paragraph-rsid="0099ae2c"/>
    </style:style>
    <style:style style:name="P42" style:family="paragraph" style:parent-style-name="_30_6_20_Unnumbered_20_paragraph" style:list-style-name="L6">
      <style:text-properties fo:font-weight="bold" officeooo:rsid="008d3e3d" officeooo:paragraph-rsid="0099ae2c" style:font-weight-asian="bold" style:font-weight-complex="bold"/>
    </style:style>
    <style:style style:name="P43" style:family="paragraph" style:parent-style-name="_30_6_20_Unnumbered_20_paragraph" style:list-style-name="L6">
      <style:text-properties fo:font-weight="bold" officeooo:rsid="00905fa2" officeooo:paragraph-rsid="0099ae2c" style:font-weight-asian="bold" style:font-weight-complex="bold"/>
    </style:style>
    <style:style style:name="P44" style:family="paragraph" style:parent-style-name="_30_6_20_Unnumbered_20_paragraph" style:list-style-name="L3">
      <style:text-properties fo:font-weight="bold" officeooo:rsid="008c36f8" officeooo:paragraph-rsid="0099ae2c" style:font-weight-asian="bold" style:font-weight-complex="bold"/>
    </style:style>
    <style:style style:name="P45" style:family="paragraph" style:parent-style-name="_30_6_20_Unnumbered_20_paragraph" style:list-style-name="L3">
      <style:text-properties fo:font-weight="bold" officeooo:rsid="008b38bd" officeooo:paragraph-rsid="0099ae2c" style:font-weight-asian="bold" style:font-weight-complex="bold"/>
    </style:style>
    <style:style style:name="P46" style:family="paragraph" style:parent-style-name="_30_6_20_Unnumbered_20_paragraph" style:list-style-name="L4">
      <style:text-properties officeooo:rsid="00dacc7c" officeooo:paragraph-rsid="00dc88b5"/>
    </style:style>
    <style:style style:name="P47" style:family="paragraph" style:parent-style-name="_30_6_20_Unnumbered_20_paragraph" style:list-style-name="L4">
      <style:text-properties officeooo:rsid="00dacc7c" officeooo:paragraph-rsid="00ffc5bc"/>
    </style:style>
    <style:style style:name="P48" style:family="paragraph" style:parent-style-name="Text_20_body" style:list-style-name="L5">
      <style:text-properties officeooo:paragraph-rsid="002626cd"/>
    </style:style>
    <style:style style:name="P49" style:family="paragraph" style:parent-style-name="_30_6_20_Unnumbered_20_paragraph" style:list-style-name="L7"/>
    <style:style style:name="P50" style:family="paragraph" style:parent-style-name="_30_6_20_Unnumbered_20_paragraph" style:list-style-name="L7">
      <style:text-properties officeooo:paragraph-rsid="0099ae2c"/>
    </style:style>
    <style:style style:name="P51" style:family="paragraph" style:parent-style-name="_30_6_20_Unnumbered_20_paragraph" style:list-style-name="L7">
      <style:text-properties fo:font-weight="bold" officeooo:rsid="008d3e3d" officeooo:paragraph-rsid="009ab791" style:font-weight-asian="bold" style:font-weight-complex="bold"/>
    </style:style>
    <style:style style:name="P52" style:family="paragraph" style:parent-style-name="_30_6_20_Unnumbered_20_paragraph" style:list-style-name="L7">
      <style:text-properties fo:font-weight="bold" officeooo:rsid="00905fa2" officeooo:paragraph-rsid="0099ae2c" style:font-weight-asian="bold" style:font-weight-complex="bold"/>
    </style:style>
    <style:style style:name="P53" style:family="paragraph" style:parent-style-name="_30_6_20_Unnumbered_20_paragraph" style:list-style-name="L4">
      <style:text-properties officeooo:rsid="00dacc7c" officeooo:paragraph-rsid="00db6977"/>
    </style:style>
    <style:style style:name="P54" style:family="paragraph" style:parent-style-name="_30_6_20_Unnumbered_20_paragraph" style:list-style-name="L4">
      <style:text-properties officeooo:rsid="00dacc7c" officeooo:paragraph-rsid="00daf6d8"/>
    </style:style>
    <style:style style:name="P55" style:family="paragraph" style:parent-style-name="_30_6_20_Unnumbered_20_paragraph" style:list-style-name="L7">
      <style:text-properties officeooo:paragraph-rsid="007bdfa0"/>
    </style:style>
    <style:style style:name="P56" style:family="paragraph" style:parent-style-name="_30_6_20_Unnumbered_20_paragraph" style:list-style-name="L7">
      <style:text-properties fo:font-weight="bold" officeooo:rsid="008d3e3d" officeooo:paragraph-rsid="009b31b9" style:font-weight-asian="bold" style:font-weight-complex="bold"/>
    </style:style>
    <style:style style:name="P57" style:family="paragraph" style:parent-style-name="_30_6_20_Unnumbered_20_paragraph" style:list-style-name="L3">
      <style:text-properties fo:font-weight="bold" officeooo:rsid="008c36f8" officeooo:paragraph-rsid="00a073b1" style:font-weight-asian="bold" style:font-weight-complex="bold"/>
    </style:style>
    <style:style style:name="P58" style:family="paragraph" style:parent-style-name="_30_6_20_Unnumbered_20_paragraph" style:list-style-name="L3">
      <style:text-properties fo:font-weight="bold" officeooo:rsid="008b38bd" officeooo:paragraph-rsid="00a073b1" style:font-weight-asian="bold" style:font-weight-complex="bold"/>
    </style:style>
    <style:style style:name="P59" style:family="paragraph" style:parent-style-name="_30_6_20_Unnumbered_20_paragraph" style:list-style-name="L8"/>
    <style:style style:name="P60" style:family="paragraph" style:parent-style-name="_30_6_20_Unnumbered_20_paragraph" style:list-style-name="L8">
      <style:text-properties officeooo:paragraph-rsid="0099ae2c"/>
    </style:style>
    <style:style style:name="P61" style:family="paragraph" style:parent-style-name="_30_6_20_Unnumbered_20_paragraph" style:list-style-name="L8">
      <style:text-properties fo:font-weight="bold" officeooo:rsid="008f839d" officeooo:paragraph-rsid="0099ae2c" style:font-weight-asian="bold" style:font-weight-complex="bold"/>
    </style:style>
    <style:style style:name="P62" style:family="paragraph" style:parent-style-name="_30_6_20_Unnumbered_20_paragraph" style:list-style-name="L8">
      <style:text-properties fo:font-weight="bold" officeooo:rsid="008d3e3d" officeooo:paragraph-rsid="0099ae2c" style:font-weight-asian="bold" style:font-weight-complex="bold"/>
    </style:style>
    <style:style style:name="P63" style:family="paragraph" style:parent-style-name="_30_6_20_Unnumbered_20_paragraph" style:list-style-name="L8">
      <style:text-properties fo:font-weight="bold" officeooo:rsid="008d3e3d" officeooo:paragraph-rsid="009cf877" style:font-weight-asian="bold" style:font-weight-complex="bold"/>
    </style:style>
    <style:style style:name="P64" style:family="paragraph" style:parent-style-name="_30_6_20_Unnumbered_20_paragraph" style:list-style-name="L3">
      <style:text-properties fo:font-weight="bold" officeooo:rsid="008b38bd" officeooo:paragraph-rsid="00a9fddc" style:font-weight-asian="bold" style:font-weight-complex="bold"/>
    </style:style>
    <style:style style:name="P65" style:family="paragraph" style:parent-style-name="_30_6_20_Unnumbered_20_paragraph" style:list-style-name="L9">
      <style:text-properties officeooo:paragraph-rsid="0099ae2c"/>
    </style:style>
    <style:style style:name="P66" style:family="paragraph" style:parent-style-name="_30_6_20_Unnumbered_20_paragraph" style:list-style-name="L9">
      <style:text-properties fo:font-weight="bold" officeooo:rsid="008f839d" officeooo:paragraph-rsid="0099ae2c" style:font-weight-asian="bold" style:font-weight-complex="bold"/>
    </style:style>
    <style:style style:name="P67" style:family="paragraph" style:parent-style-name="_30_6_20_Unnumbered_20_paragraph" style:list-style-name="L9">
      <style:text-properties fo:font-weight="bold" officeooo:rsid="008d3e3d" officeooo:paragraph-rsid="0099ae2c" style:font-weight-asian="bold" style:font-weight-complex="bold"/>
    </style:style>
    <style:style style:name="P68" style:family="paragraph" style:parent-style-name="_30_6_20_Unnumbered_20_paragraph" style:list-style-name="L9">
      <style:text-properties fo:font-weight="bold" officeooo:rsid="008d3e3d" officeooo:paragraph-rsid="009d362d" style:font-weight-asian="bold" style:font-weight-complex="bold"/>
    </style:style>
    <style:style style:name="P69" style:family="paragraph" style:parent-style-name="_30_6_20_Unnumbered_20_paragraph" style:list-style-name="L9">
      <style:text-properties fo:font-weight="bold" officeooo:rsid="00905fa2" officeooo:paragraph-rsid="0099ae2c" style:font-weight-asian="bold" style:font-weight-complex="bold"/>
    </style:style>
    <style:style style:name="P70" style:family="paragraph" style:parent-style-name="_30_6_20_Unnumbered_20_paragraph" style:list-style-name="L4">
      <style:text-properties officeooo:rsid="00dacc7c" officeooo:paragraph-rsid="00f9efe4"/>
    </style:style>
    <style:style style:name="P71" style:family="paragraph" style:parent-style-name="_30_6_20_Unnumbered_20_paragraph" style:list-style-name="L4">
      <style:text-properties officeooo:rsid="00dacc7c" officeooo:paragraph-rsid="00e147cd"/>
    </style:style>
    <style:style style:name="P72" style:family="paragraph" style:parent-style-name="_30_6_20_Unnumbered_20_paragraph" style:list-style-name="L10">
      <style:text-properties officeooo:paragraph-rsid="0099ae2c"/>
    </style:style>
    <style:style style:name="P73" style:family="paragraph" style:parent-style-name="_30_6_20_Unnumbered_20_paragraph" style:list-style-name="L10">
      <style:text-properties fo:font-weight="bold" officeooo:rsid="008f839d" officeooo:paragraph-rsid="0099ae2c" style:font-weight-asian="bold" style:font-weight-complex="bold"/>
    </style:style>
    <style:style style:name="P74" style:family="paragraph" style:parent-style-name="_30_6_20_Unnumbered_20_paragraph" style:list-style-name="L10">
      <style:text-properties fo:font-weight="bold" officeooo:rsid="008d3e3d" officeooo:paragraph-rsid="0099ae2c" style:font-weight-asian="bold" style:font-weight-complex="bold"/>
    </style:style>
    <style:style style:name="P75" style:family="paragraph" style:parent-style-name="_30_6_20_Unnumbered_20_paragraph" style:list-style-name="L10">
      <style:text-properties fo:font-weight="bold" officeooo:rsid="008d3e3d" officeooo:paragraph-rsid="009d362d" style:font-weight-asian="bold" style:font-weight-complex="bold"/>
    </style:style>
    <style:style style:name="P76" style:family="paragraph" style:parent-style-name="_30_6_20_Unnumbered_20_paragraph" style:list-style-name="L10">
      <style:text-properties fo:font-weight="bold" officeooo:rsid="00905fa2" officeooo:paragraph-rsid="0099ae2c" style:font-weight-asian="bold" style:font-weight-complex="bold"/>
    </style:style>
    <style:style style:name="P77" style:family="paragraph" style:parent-style-name="_30_6_20_Unnumbered_20_paragraph" style:list-style-name="L3">
      <style:text-properties fo:font-weight="bold" officeooo:rsid="008b38bd" officeooo:paragraph-rsid="00a219ab" style:font-weight-asian="bold" style:font-weight-complex="bold"/>
    </style:style>
    <style:style style:name="P78" style:family="paragraph" style:parent-style-name="_30_6_20_Unnumbered_20_paragraph" style:list-style-name="L3">
      <style:text-properties fo:font-weight="bold" officeooo:rsid="008c36f8" officeooo:paragraph-rsid="00a219ab" style:font-weight-asian="bold" style:font-weight-complex="bold"/>
    </style:style>
    <style:style style:name="P79" style:family="paragraph" style:parent-style-name="_30_6_20_Unnumbered_20_paragraph" style:list-style-name="L4">
      <style:text-properties officeooo:rsid="00dacc7c" officeooo:paragraph-rsid="00e9234b"/>
    </style:style>
    <style:style style:name="P80" style:family="paragraph" style:parent-style-name="_30_6_20_Unnumbered_20_paragraph" style:list-style-name="L11">
      <style:text-properties officeooo:paragraph-rsid="0099ae2c"/>
    </style:style>
    <style:style style:name="P81" style:family="paragraph" style:parent-style-name="_30_6_20_Unnumbered_20_paragraph" style:list-style-name="L11">
      <style:text-properties fo:font-weight="bold" officeooo:rsid="008f839d" officeooo:paragraph-rsid="0099ae2c" style:font-weight-asian="bold" style:font-weight-complex="bold"/>
    </style:style>
    <style:style style:name="P82" style:family="paragraph" style:parent-style-name="_30_6_20_Unnumbered_20_paragraph" style:list-style-name="L11">
      <style:text-properties fo:font-weight="bold" officeooo:rsid="008d3e3d" officeooo:paragraph-rsid="0099ae2c" style:font-weight-asian="bold" style:font-weight-complex="bold"/>
    </style:style>
    <style:style style:name="P83" style:family="paragraph" style:parent-style-name="_30_6_20_Unnumbered_20_paragraph" style:list-style-name="L11">
      <style:text-properties fo:font-weight="bold" officeooo:rsid="008d3e3d" officeooo:paragraph-rsid="009d362d" style:font-weight-asian="bold" style:font-weight-complex="bold"/>
    </style:style>
    <style:style style:name="P84" style:family="paragraph" style:parent-style-name="_30_6_20_Unnumbered_20_paragraph" style:list-style-name="L11">
      <style:text-properties fo:font-weight="bold" officeooo:rsid="00905fa2" officeooo:paragraph-rsid="0099ae2c" style:font-weight-asian="bold" style:font-weight-complex="bold"/>
    </style:style>
    <style:style style:name="P85" style:family="paragraph" style:parent-style-name="_30_6_20_Unnumbered_20_paragraph" style:list-style-name="L4">
      <style:text-properties officeooo:rsid="00dacc7c" officeooo:paragraph-rsid="00e92e2a"/>
    </style:style>
    <style:style style:name="P86" style:family="paragraph" style:parent-style-name="_30_6_20_Unnumbered_20_paragraph" style:list-style-name="L12"/>
    <style:style style:name="P87" style:family="paragraph" style:parent-style-name="_30_6_20_Unnumbered_20_paragraph" style:list-style-name="L12">
      <style:text-properties officeooo:paragraph-rsid="0099ae2c"/>
    </style:style>
    <style:style style:name="P88" style:family="paragraph" style:parent-style-name="_30_6_20_Unnumbered_20_paragraph" style:list-style-name="L12">
      <style:text-properties fo:font-weight="bold" officeooo:rsid="008d3e3d" officeooo:paragraph-rsid="0099ae2c" style:font-weight-asian="bold" style:font-weight-complex="bold"/>
    </style:style>
    <style:style style:name="P89" style:family="paragraph" style:parent-style-name="_30_6_20_Unnumbered_20_paragraph" style:list-style-name="L12">
      <style:text-properties fo:font-weight="bold" officeooo:rsid="008d3e3d" officeooo:paragraph-rsid="009d362d" style:font-weight-asian="bold" style:font-weight-complex="bold"/>
    </style:style>
    <style:style style:name="P90" style:family="paragraph" style:parent-style-name="_30_6_20_Unnumbered_20_paragraph" style:list-style-name="L3">
      <style:text-properties fo:font-weight="bold" officeooo:rsid="008c36f8" officeooo:paragraph-rsid="00a40d1c" style:font-weight-asian="bold" style:font-weight-complex="bold"/>
    </style:style>
    <style:style style:name="P91" style:family="paragraph" style:parent-style-name="_30_6_20_Unnumbered_20_paragraph" style:list-style-name="L3">
      <style:text-properties fo:font-weight="bold" officeooo:rsid="008b38bd" officeooo:paragraph-rsid="00a40d1c" style:font-weight-asian="bold" style:font-weight-complex="bold"/>
    </style:style>
    <style:style style:name="P92" style:family="paragraph" style:parent-style-name="_30_6_20_Unnumbered_20_paragraph" style:list-style-name="L4">
      <style:text-properties officeooo:rsid="00dacc7c" officeooo:paragraph-rsid="00ec72b1"/>
    </style:style>
    <style:style style:name="P93" style:family="paragraph" style:parent-style-name="_30_6_20_Unnumbered_20_paragraph" style:list-style-name="L13"/>
    <style:style style:name="P94" style:family="paragraph" style:parent-style-name="_30_6_20_Unnumbered_20_paragraph" style:list-style-name="L13">
      <style:text-properties officeooo:paragraph-rsid="0099ae2c"/>
    </style:style>
    <style:style style:name="P95" style:family="paragraph" style:parent-style-name="_30_6_20_Unnumbered_20_paragraph" style:list-style-name="L13">
      <style:text-properties fo:font-weight="bold" officeooo:rsid="008f839d" officeooo:paragraph-rsid="0099ae2c" style:font-weight-asian="bold" style:font-weight-complex="bold"/>
    </style:style>
    <style:style style:name="P96" style:family="paragraph" style:parent-style-name="_30_6_20_Unnumbered_20_paragraph" style:list-style-name="L13">
      <style:text-properties fo:font-weight="bold" officeooo:rsid="008d3e3d" officeooo:paragraph-rsid="009d362d" style:font-weight-asian="bold" style:font-weight-complex="bold"/>
    </style:style>
    <style:style style:name="P97" style:family="paragraph" style:parent-style-name="_30_6_20_Unnumbered_20_paragraph" style:list-style-name="L13">
      <style:text-properties fo:font-weight="bold" officeooo:rsid="00905fa2" officeooo:paragraph-rsid="0099ae2c" style:font-weight-asian="bold" style:font-weight-complex="bold"/>
    </style:style>
    <style:style style:name="P98" style:family="paragraph" style:parent-style-name="_30_6_20_Unnumbered_20_paragraph" style:list-style-name="L3">
      <style:text-properties fo:font-weight="bold" officeooo:rsid="008c36f8" officeooo:paragraph-rsid="00a50860" style:font-weight-asian="bold" style:font-weight-complex="bold"/>
    </style:style>
    <style:style style:name="P99" style:family="paragraph" style:parent-style-name="_30_6_20_Unnumbered_20_paragraph" style:list-style-name="L3">
      <style:text-properties fo:font-weight="bold" officeooo:rsid="008b38bd" officeooo:paragraph-rsid="00a50860" style:font-weight-asian="bold" style:font-weight-complex="bold"/>
    </style:style>
    <style:style style:name="P100" style:family="paragraph" style:parent-style-name="_30_6_20_Unnumbered_20_paragraph" style:list-style-name="L4">
      <style:text-properties officeooo:rsid="00dacc7c" officeooo:paragraph-rsid="00ed5775"/>
    </style:style>
    <style:style style:name="P101" style:family="paragraph" style:parent-style-name="_30_6_20_Unnumbered_20_paragraph" style:list-style-name="L14">
      <style:text-properties officeooo:paragraph-rsid="0099ae2c"/>
    </style:style>
    <style:style style:name="P102" style:family="paragraph" style:parent-style-name="_30_6_20_Unnumbered_20_paragraph" style:list-style-name="L14">
      <style:text-properties fo:font-weight="bold" officeooo:rsid="008f839d" officeooo:paragraph-rsid="0099ae2c" style:font-weight-asian="bold" style:font-weight-complex="bold"/>
    </style:style>
    <style:style style:name="P103" style:family="paragraph" style:parent-style-name="_30_6_20_Unnumbered_20_paragraph" style:list-style-name="L14">
      <style:text-properties fo:font-weight="bold" officeooo:rsid="008d3e3d" officeooo:paragraph-rsid="009d362d" style:font-weight-asian="bold" style:font-weight-complex="bold"/>
    </style:style>
    <style:style style:name="P104" style:family="paragraph" style:parent-style-name="_30_6_20_Unnumbered_20_paragraph" style:list-style-name="L4">
      <style:text-properties officeooo:rsid="00dacc7c" officeooo:paragraph-rsid="00ef7a17"/>
    </style:style>
    <style:style style:name="P105" style:family="paragraph" style:parent-style-name="_30_6_20_Unnumbered_20_paragraph">
      <style:text-properties officeooo:rsid="00879202" officeooo:paragraph-rsid="00879202"/>
    </style:style>
    <style:style style:name="P106" style:family="paragraph" style:parent-style-name="_30_6_20_Unnumbered_20_paragraph" style:list-style-name="L4">
      <style:text-properties officeooo:rsid="00dacc7c" officeooo:paragraph-rsid="00efbfe3"/>
    </style:style>
    <style:style style:name="P107" style:family="paragraph" style:parent-style-name="_30_6_20_Unnumbered_20_paragraph" style:list-style-name="L15">
      <style:text-properties officeooo:paragraph-rsid="0099ae2c"/>
    </style:style>
    <style:style style:name="P108" style:family="paragraph" style:parent-style-name="_30_6_20_Unnumbered_20_paragraph" style:list-style-name="L15">
      <style:text-properties fo:font-weight="bold" officeooo:rsid="008f839d" officeooo:paragraph-rsid="0099ae2c" style:font-weight-asian="bold" style:font-weight-complex="bold"/>
    </style:style>
    <style:style style:name="P109" style:family="paragraph" style:parent-style-name="_30_6_20_Unnumbered_20_paragraph" style:list-style-name="L15">
      <style:text-properties fo:font-weight="bold" officeooo:rsid="008d3e3d" officeooo:paragraph-rsid="0099ae2c" style:font-weight-asian="bold" style:font-weight-complex="bold"/>
    </style:style>
    <style:style style:name="P110" style:family="paragraph" style:parent-style-name="_30_6_20_Unnumbered_20_paragraph" style:list-style-name="L15">
      <style:text-properties fo:font-weight="bold" officeooo:rsid="008d3e3d" officeooo:paragraph-rsid="009d362d" style:font-weight-asian="bold" style:font-weight-complex="bold"/>
    </style:style>
    <style:style style:name="P111" style:family="paragraph" style:parent-style-name="_30_6_20_Unnumbered_20_paragraph" style:list-style-name="L4">
      <style:text-properties officeooo:rsid="00dacc7c" officeooo:paragraph-rsid="00f0d88b"/>
    </style:style>
    <style:style style:name="P112" style:family="paragraph" style:parent-style-name="_30_6_20_Unnumbered_20_paragraph" style:list-style-name="L16"/>
    <style:style style:name="P113" style:family="paragraph" style:parent-style-name="_30_6_20_Unnumbered_20_paragraph" style:list-style-name="L16">
      <style:text-properties fo:font-weight="bold" officeooo:rsid="008d3e3d" officeooo:paragraph-rsid="009d362d" style:font-weight-asian="bold" style:font-weight-complex="bold"/>
    </style:style>
    <style:style style:name="P114" style:family="paragraph" style:parent-style-name="_30_6_20_Unnumbered_20_paragraph" style:list-style-name="L4">
      <style:text-properties officeooo:rsid="00dacc7c" officeooo:paragraph-rsid="00f1402f"/>
    </style:style>
    <style:style style:name="P115" style:family="paragraph" style:parent-style-name="_30_6_20_Unnumbered_20_paragraph" style:list-style-name="L17">
      <style:text-properties officeooo:paragraph-rsid="0099ae2c"/>
    </style:style>
    <style:style style:name="P116" style:family="paragraph" style:parent-style-name="_30_6_20_Unnumbered_20_paragraph" style:list-style-name="L17">
      <style:text-properties fo:font-weight="bold" officeooo:rsid="008d3e3d" officeooo:paragraph-rsid="009d362d" style:font-weight-asian="bold" style:font-weight-complex="bold"/>
    </style:style>
    <style:style style:name="P117" style:family="paragraph" style:parent-style-name="_30_6_20_Unnumbered_20_paragraph" style:list-style-name="L17">
      <style:text-properties fo:font-weight="bold" officeooo:rsid="00905fa2" officeooo:paragraph-rsid="0099ae2c" style:font-weight-asian="bold" style:font-weight-complex="bold"/>
    </style:style>
    <style:style style:name="P118" style:family="paragraph" style:parent-style-name="_30_6_20_Unnumbered_20_paragraph" style:list-style-name="L4">
      <style:text-properties officeooo:rsid="00dacc7c" officeooo:paragraph-rsid="00f2356c"/>
    </style:style>
    <style:style style:name="P119" style:family="paragraph" style:parent-style-name="_30_6_20_Unnumbered_20_paragraph" style:list-style-name="L18">
      <style:text-properties officeooo:paragraph-rsid="0099ae2c"/>
    </style:style>
    <style:style style:name="P120" style:family="paragraph" style:parent-style-name="_30_6_20_Unnumbered_20_paragraph" style:list-style-name="L4">
      <style:text-properties officeooo:rsid="00dacc7c" officeooo:paragraph-rsid="00f27615"/>
    </style:style>
    <style:style style:name="P121" style:family="paragraph" style:parent-style-name="_30_6_20_Unnumbered_20_paragraph" style:list-style-name="L19">
      <style:text-properties officeooo:paragraph-rsid="0099ae2c"/>
    </style:style>
    <style:style style:name="P122" style:family="paragraph" style:parent-style-name="_30_6_20_Unnumbered_20_paragraph" style:list-style-name="L19">
      <style:text-properties fo:font-weight="bold" officeooo:rsid="008d3e3d" officeooo:paragraph-rsid="009ec0c1" style:font-weight-asian="bold" style:font-weight-complex="bold"/>
    </style:style>
    <style:style style:name="P123" style:family="paragraph" style:parent-style-name="_30_6_20_Unnumbered_20_paragraph" style:list-style-name="L19">
      <style:text-properties fo:font-weight="bold" officeooo:rsid="00905fa2" officeooo:paragraph-rsid="0099ae2c" style:font-weight-asian="bold" style:font-weight-complex="bold"/>
    </style:style>
    <style:style style:name="P124" style:family="paragraph" style:parent-style-name="_30_6_20_Unnumbered_20_paragraph" style:list-style-name="L4">
      <style:text-properties officeooo:rsid="00dacc7c" officeooo:paragraph-rsid="00f3c6c1"/>
    </style:style>
    <style:style style:name="P125" style:family="paragraph" style:parent-style-name="_30_6_20_Unnumbered_20_paragraph" style:list-style-name="L20"/>
    <style:style style:name="P126" style:family="paragraph" style:parent-style-name="_30_6_20_Unnumbered_20_paragraph" style:list-style-name="L20">
      <style:text-properties officeooo:paragraph-rsid="0099ae2c"/>
    </style:style>
    <style:style style:name="P127" style:family="paragraph" style:parent-style-name="_30_6_20_Unnumbered_20_paragraph" style:list-style-name="L20">
      <style:text-properties fo:font-weight="bold" officeooo:rsid="008f839d" officeooo:paragraph-rsid="0099ae2c" style:font-weight-asian="bold" style:font-weight-complex="bold"/>
    </style:style>
    <style:style style:name="P128" style:family="paragraph" style:parent-style-name="_30_6_20_Unnumbered_20_paragraph" style:list-style-name="L20">
      <style:text-properties fo:font-weight="bold" officeooo:rsid="008d3e3d" officeooo:paragraph-rsid="009f5015" style:font-weight-asian="bold" style:font-weight-complex="bold"/>
    </style:style>
    <style:style style:name="P129" style:family="paragraph" style:parent-style-name="_30_6_20_Unnumbered_20_paragraph">
      <style:text-properties fo:font-weight="bold" officeooo:rsid="00905fa2" officeooo:paragraph-rsid="0099ae2c" style:font-weight-asian="bold" style:font-weight-complex="bold"/>
    </style:style>
    <style:style style:name="P130" style:family="paragraph" style:parent-style-name="_30_6_20_Unnumbered_20_paragraph" style:list-style-name="L4">
      <style:text-properties officeooo:rsid="00dacc7c" officeooo:paragraph-rsid="00f8da5f"/>
    </style:style>
    <style:style style:name="P131" style:family="paragraph" style:parent-style-name="_30_6_20_Unnumbered_20_paragraph" style:list-style-name="L4">
      <style:text-properties officeooo:rsid="00f6b503" officeooo:paragraph-rsid="00f8da5f"/>
    </style:style>
    <style:style style:name="P132" style:family="paragraph" style:parent-style-name="_30_6_20_Unnumbered_20_paragraph" style:list-style-name="L4">
      <style:text-properties officeooo:rsid="00dacc7c" officeooo:paragraph-rsid="00fb3136"/>
    </style:style>
    <style:style style:name="P133" style:family="paragraph" style:parent-style-name="_30_9_20_Box_20_text_20_PARAGRAPH">
      <style:paragraph-properties fo:margin-left="0.635cm" fo:text-indent="-0.635cm" style:auto-text-indent="false">
        <style:tab-stops>
          <style:tab-stop style:position="0cm"/>
          <style:tab-stop style:position="1.111cm"/>
        </style:tab-stops>
      </style:paragraph-properties>
    </style:style>
    <style:style style:name="P134" style:family="paragraph" style:parent-style-name="Standard">
      <style:text-properties style:font-style-complex="italic"/>
    </style:style>
    <style:style style:name="P135"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00045" loext:opacity="100%" style:font-name="Sora1" fo:font-size="10.5pt" fo:letter-spacing="normal" fo:font-style="normal" fo:font-weight="normal"/>
    </style:style>
    <style:style style:name="P136" style:family="paragraph" style:parent-style-name="_30_6_20_Unnumbered_20_paragraph">
      <style:text-properties officeooo:paragraph-rsid="00ad0c8e"/>
    </style:style>
    <style:style style:name="P137" style:family="paragraph" style:parent-style-name="_30_6_20_Unnumbered_20_paragraph">
      <style:text-properties fo:font-size="10pt" officeooo:rsid="00ad0c8e" officeooo:paragraph-rsid="01039093" style:font-size-asian="10pt" style:font-size-complex="10pt" style:font-style-complex="italic"/>
    </style:style>
    <style:style style:name="P138" style:family="paragraph" style:parent-style-name="Text_20_body">
      <style:paragraph-properties fo:margin-left="0cm" fo:margin-right="0cm" fo:orphans="2" fo:widows="2" fo:text-indent="0cm" style:auto-text-indent="false"/>
      <style:text-properties fo:font-variant="normal" fo:text-transform="none" fo:color="#000045" loext:opacity="100%" style:font-name="Sora1" fo:font-size="10.5pt" fo:letter-spacing="normal" fo:font-style="normal" fo:font-weight="normal" style:font-size-asian="10pt" style:font-weight-asian="bold" style:font-size-complex="10pt" style:font-weight-complex="bold"/>
    </style:style>
    <style:style style:name="P139" style:family="paragraph" style:parent-style-name="_30_6_20_Unnumbered_20_paragraph">
      <style:text-properties fo:font-variant="normal" fo:text-transform="none" fo:color="#000045" loext:opacity="100%" style:font-name="Sora1" fo:font-size="9pt" fo:letter-spacing="normal" fo:font-style="normal" fo:font-weight="normal" style:font-size-asian="10pt" style:font-weight-asian="bold" style:font-size-complex="10pt" style:font-weight-complex="bold"/>
    </style:style>
    <style:style style:name="P140" style:family="paragraph" style:parent-style-name="_30_0_20_OS_20_form_20_question_20_12pt_20_BOLD">
      <style:paragraph-properties fo:margin-left="1.27cm" fo:text-indent="-0.635cm" style:auto-text-indent="false" fo:break-before="page">
        <style:tab-stops/>
      </style:paragraph-properties>
      <style:text-properties officeooo:paragraph-rsid="00ab16ec"/>
    </style:style>
    <style:style style:name="P141" style:family="paragraph" style:parent-style-name="Standard">
      <style:text-properties officeooo:paragraph-rsid="00ab16ec"/>
    </style:style>
    <style:style style:name="P142" style:family="paragraph" style:parent-style-name="_30_0_20_OS_20_form_20_question_20_12pt_20_BOLD">
      <style:paragraph-properties fo:margin-left="1.27cm" fo:text-indent="-0.635cm" style:auto-text-indent="false">
        <style:tab-stops/>
      </style:paragraph-properties>
      <style:text-properties officeooo:paragraph-rsid="00ab16ec"/>
    </style:style>
    <style:style style:name="P143" style:family="paragraph" style:parent-style-name="_30_6_20_Unnumbered_20_paragraph">
      <style:text-properties fo:font-size="10pt" officeooo:rsid="00ad0c8e" officeooo:paragraph-rsid="00ad0c8e" style:font-size-asian="10pt" style:font-size-complex="10pt" style:font-style-complex="italic"/>
    </style:style>
    <style:style style:name="P144" style:family="paragraph" style:parent-style-name="_30_6_20_Unnumbered_20_paragraph">
      <style:text-properties fo:font-variant="normal" fo:text-transform="none" fo:color="#000045" loext:opacity="100%" style:font-name="Sora1" fo:font-size="9pt" fo:letter-spacing="normal" fo:font-style="normal" fo:font-weight="normal" officeooo:paragraph-rsid="00ab16ec" style:font-size-asian="10pt" style:font-weight-asian="bold" style:font-size-complex="10pt" style:font-weight-complex="bold"/>
    </style:style>
    <style:style style:name="P145" style:family="paragraph" style:parent-style-name="Standard">
      <style:text-properties officeooo:paragraph-rsid="00ab16ec" style:font-style-complex="italic"/>
    </style:style>
    <style:style style:name="P146" style:family="paragraph" style:parent-style-name="_30_6_20_Unnumbered_20_paragraph">
      <style:text-properties officeooo:paragraph-rsid="00af0801"/>
    </style:style>
    <style:style style:name="P147" style:family="paragraph" style:parent-style-name="_30_6_20_Unnumbered_20_paragraph">
      <style:text-properties fo:font-size="10pt" officeooo:rsid="00af0801" officeooo:paragraph-rsid="00af0801" style:font-size-asian="10pt" style:font-size-complex="10pt" style:font-style-complex="italic"/>
    </style:style>
    <style:style style:name="P148" style:family="paragraph" style:parent-style-name="_30_6_20_Unnumbered_20_paragraph">
      <style:text-properties officeooo:paragraph-rsid="01039093"/>
    </style:style>
    <style:style style:name="P149" style:family="paragraph" style:parent-style-name="_30_6_20_Unnumbered_20_paragraph">
      <style:text-properties officeooo:paragraph-rsid="00b0dc48"/>
    </style:style>
    <style:style style:name="P150" style:family="paragraph" style:parent-style-name="_30_6_20_Unnumbered_20_paragraph">
      <style:text-properties fo:font-size="10pt" officeooo:rsid="00b0dc48" officeooo:paragraph-rsid="00b0dc48" style:font-size-asian="10pt" style:font-size-complex="10pt" style:font-style-complex="italic"/>
    </style:style>
    <style:style style:name="P151" style:family="paragraph" style:parent-style-name="_30_6_20_Unnumbered_20_paragraph">
      <style:text-properties officeooo:paragraph-rsid="00b21bed"/>
    </style:style>
    <style:style style:name="P152" style:family="paragraph" style:parent-style-name="_30_6_20_Unnumbered_20_paragraph">
      <style:text-properties officeooo:paragraph-rsid="00ab16ec"/>
    </style:style>
    <style:style style:name="P153" style:family="paragraph" style:parent-style-name="_30_6_20_Unnumbered_20_paragraph">
      <style:text-properties fo:font-size="10pt" officeooo:rsid="00b21bed" officeooo:paragraph-rsid="00b21bed" style:font-size-asian="10pt" style:font-size-complex="10pt" style:font-style-complex="italic"/>
    </style:style>
    <style:style style:name="P154" style:family="paragraph" style:parent-style-name="_30_6_20_Unnumbered_20_paragraph">
      <style:text-properties fo:font-size="10pt" officeooo:rsid="00ad0c8e" officeooo:paragraph-rsid="00bbb1a1" style:font-size-asian="10pt" style:font-size-complex="10pt" style:font-style-complex="italic"/>
    </style:style>
    <style:style style:name="P155" style:family="paragraph" style:parent-style-name="_30_6_20_Unnumbered_20_paragraph">
      <style:text-properties officeooo:paragraph-rsid="00b3fcc2"/>
    </style:style>
    <style:style style:name="P156" style:family="paragraph" style:parent-style-name="_30_6_20_Unnumbered_20_paragraph">
      <style:text-properties fo:font-size="10pt" officeooo:rsid="00b3fcc2" officeooo:paragraph-rsid="00b3fcc2" style:font-size-asian="10pt" style:font-size-complex="10pt" style:font-style-complex="italic"/>
    </style:style>
    <style:style style:name="P157" style:family="paragraph" style:parent-style-name="_30_6_20_Unnumbered_20_paragraph">
      <style:text-properties officeooo:paragraph-rsid="00b48940"/>
    </style:style>
    <style:style style:name="P158" style:family="paragraph" style:parent-style-name="_30_6_20_Unnumbered_20_paragraph">
      <style:text-properties fo:font-size="10pt" officeooo:rsid="00b48940" officeooo:paragraph-rsid="00b48940" style:font-size-asian="10pt" style:font-size-complex="10pt" style:font-style-complex="italic"/>
    </style:style>
    <style:style style:name="P159" style:family="paragraph" style:parent-style-name="_30_6_20_Unnumbered_20_paragraph">
      <style:text-properties officeooo:paragraph-rsid="00b54777"/>
    </style:style>
    <style:style style:name="P160" style:family="paragraph" style:parent-style-name="_30_6_20_Unnumbered_20_paragraph">
      <style:text-properties fo:font-size="10pt" officeooo:rsid="00b54777" officeooo:paragraph-rsid="00b54777" style:font-size-asian="10pt" style:font-size-complex="10pt" style:font-style-complex="italic"/>
    </style:style>
    <style:style style:name="P161" style:family="paragraph" style:parent-style-name="_30_6_20_Unnumbered_20_paragraph">
      <style:text-properties officeooo:paragraph-rsid="00b6b226"/>
    </style:style>
    <style:style style:name="P162" style:family="paragraph" style:parent-style-name="_30_6_20_Unnumbered_20_paragraph">
      <style:text-properties fo:font-size="10pt" officeooo:rsid="00b6b226" officeooo:paragraph-rsid="00b6b226" style:font-size-asian="10pt" style:font-size-complex="10pt" style:font-style-complex="italic"/>
    </style:style>
    <style:style style:name="P163" style:family="paragraph" style:parent-style-name="_30_3_20_BASIC_20_heading_20_3_20__28_H3_29_">
      <style:text-properties officeooo:paragraph-rsid="00ab16ec" style:font-style-complex="italic"/>
    </style:style>
    <style:style style:name="P164" style:family="paragraph" style:parent-style-name="_30_0_20_OS_20_form_20_response" style:list-style-name="">
      <style:paragraph-properties fo:margin-left="1.27cm" fo:text-indent="-0.635cm" style:auto-text-indent="false">
        <style:tab-stops/>
      </style:paragraph-properties>
    </style:style>
    <style:style style:name="P165" style:family="paragraph" style:parent-style-name="_30_3_20_BASIC_20_heading_20_3_20__28_H3_29_">
      <style:paragraph-properties fo:margin-top="0.847cm" fo:margin-bottom="0.282cm" style:contextual-spacing="false"/>
    </style:style>
    <style:style style:name="P166" style:family="paragraph" style:parent-style-name="_30_0_20_OS_20_form_20_question_20_12pt_20_BOLD">
      <style:paragraph-properties fo:margin-left="1.27cm" fo:text-indent="-0.635cm" style:auto-text-indent="false" fo:break-before="page">
        <style:tab-stops/>
      </style:paragraph-properties>
    </style:style>
    <style:style style:name="P167" style:family="paragraph" style:parent-style-name="_30_6_20_Unnumbered_20_paragraph">
      <style:text-properties fo:font-style="italic" style:font-style-asian="italic" style:font-style-complex="italic"/>
    </style:style>
    <style:style style:name="P168" style:family="paragraph" style:parent-style-name="_30_0_20_OS_20_form_20_response" style:list-style-name="">
      <style:paragraph-properties fo:margin-left="1.27cm" fo:text-indent="-0.635cm" style:auto-text-indent="false">
        <style:tab-stops/>
      </style:paragraph-properties>
      <style:text-properties officeooo:rsid="00b7a6a4" officeooo:paragraph-rsid="00b7a6a4"/>
    </style:style>
    <style:style style:name="P169" style:family="paragraph">
      <loext:graphic-properties draw:fill="solid" draw:fill-color="#000046" draw:opacity="100%"/>
    </style:style>
    <style:style style:name="T1" style:family="text">
      <style:text-properties officeooo:rsid="00fc1789"/>
    </style:style>
    <style:style style:name="T2" style:family="text">
      <style:text-properties officeooo:rsid="00d19123"/>
    </style:style>
    <style:style style:name="T3" style:family="text">
      <style:text-properties officeooo:rsid="00d3474c"/>
    </style:style>
    <style:style style:name="T4" style:family="text">
      <style:text-properties fo:font-size="12pt" style:font-size-asian="12pt" style:font-size-complex="12p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style-complex="italic"/>
    </style:style>
    <style:style style:name="T7" style:family="text">
      <style:text-properties fo:font-size="13pt" style:font-size-asian="13pt" style:font-size-complex="13pt" style:font-weight-complex="bold"/>
    </style:style>
    <style:style style:name="T8" style:family="text">
      <style:text-properties fo:font-size="13pt" style:font-size-asian="13pt" style:font-size-complex="13pt"/>
    </style:style>
    <style:style style:name="T9" style:family="text">
      <style:text-properties fo:font-style="italic" style:font-style-asian="italic" style:font-style-complex="italic"/>
    </style:style>
    <style:style style:name="T10" style:family="text">
      <style:text-properties fo:font-weight="bold"/>
    </style:style>
    <style:style style:name="T11" style:family="text">
      <style:text-properties fo:font-weight="bold" officeooo:rsid="002046b6"/>
    </style:style>
    <style:style style:name="T12" style:family="text">
      <style:text-properties officeooo:rsid="002046b6"/>
    </style:style>
    <style:style style:name="T13" style:family="text">
      <style:text-properties fo:font-weight="bold" officeooo:rsid="002046b6" style:font-weight-asian="bold" style:font-weight-complex="bold"/>
    </style:style>
    <style:style style:name="T14" style:family="text">
      <style:text-properties fo:font-weight="bold" style:font-weight-asian="bold" style:font-weight-complex="bold"/>
    </style:style>
    <style:style style:name="T15" style:family="text">
      <style:text-properties officeooo:rsid="0099ae2c"/>
    </style:style>
    <style:style style:name="T16" style:family="text">
      <style:text-properties officeooo:rsid="008c36f8"/>
    </style:style>
    <style:style style:name="T17" style:family="text">
      <style:text-properties fo:font-weight="normal" officeooo:rsid="008c36f8" style:font-weight-asian="normal" style:font-weight-complex="normal"/>
    </style:style>
    <style:style style:name="T18" style:family="text">
      <style:text-properties fo:font-weight="normal" officeooo:rsid="0099ae2c"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905fa2" style:font-weight-asian="normal" style:font-weight-complex="normal"/>
    </style:style>
    <style:style style:name="T21" style:family="text">
      <style:text-properties fo:font-weight="normal" officeooo:rsid="008d3e3d" style:font-weight-asian="normal" style:font-weight-complex="normal"/>
    </style:style>
    <style:style style:name="T22" style:family="text">
      <style:text-properties fo:font-weight="normal" officeooo:rsid="0096dacf" style:font-weight-asian="normal" style:font-weight-complex="normal"/>
    </style:style>
    <style:style style:name="T23" style:family="text">
      <style:text-properties fo:font-weight="normal" officeooo:rsid="008eb8a1" style:font-weight-asian="normal" style:font-weight-complex="normal"/>
    </style:style>
    <style:style style:name="T24" style:family="text">
      <style:text-properties officeooo:rsid="00db6977"/>
    </style:style>
    <style:style style:name="T25" style:family="text">
      <style:text-properties officeooo:rsid="00feb701"/>
    </style:style>
    <style:style style:name="T26" style:family="text">
      <style:text-properties fo:font-weight="normal" officeooo:rsid="002046b6" style:font-weight-asian="normal" style:font-weight-complex="normal"/>
    </style:style>
    <style:style style:name="T27" style:family="text">
      <style:text-properties fo:font-weight="normal" officeooo:rsid="00920042" style:font-weight-asian="normal" style:font-weight-complex="normal"/>
    </style:style>
    <style:style style:name="T28" style:family="text">
      <style:text-properties officeooo:rsid="00daf6d8"/>
    </style:style>
    <style:style style:name="T29" style:family="text">
      <style:text-properties officeooo:rsid="007ab39a"/>
    </style:style>
    <style:style style:name="T30" style:family="text">
      <style:text-properties fo:font-weight="normal" officeooo:rsid="00902733" style:font-weight-asian="normal" style:font-weight-complex="normal"/>
    </style:style>
    <style:style style:name="T31" style:family="text">
      <style:text-properties officeooo:rsid="00df9d2a"/>
    </style:style>
    <style:style style:name="T32" style:family="text">
      <style:text-properties officeooo:rsid="00e049d9"/>
    </style:style>
    <style:style style:name="T33" style:family="text">
      <style:text-properties officeooo:rsid="00e0ef93"/>
    </style:style>
    <style:style style:name="T34" style:family="text">
      <style:text-properties fo:font-weight="normal" officeooo:rsid="003323a4" style:font-weight-asian="normal" style:font-weight-complex="normal"/>
    </style:style>
    <style:style style:name="T35" style:family="text">
      <style:text-properties fo:font-weight="normal" officeooo:rsid="0033e9fe" style:font-weight-asian="normal" style:font-weight-complex="normal"/>
    </style:style>
    <style:style style:name="T36" style:family="text">
      <style:text-properties officeooo:rsid="00e26284"/>
    </style:style>
    <style:style style:name="T37" style:family="text">
      <style:text-properties officeooo:rsid="00e147cd"/>
    </style:style>
    <style:style style:name="T38" style:family="text">
      <style:text-properties officeooo:rsid="00e653cc"/>
    </style:style>
    <style:style style:name="T39" style:family="text">
      <style:text-properties officeooo:rsid="00e7dc0b"/>
    </style:style>
    <style:style style:name="T40" style:family="text">
      <style:text-properties officeooo:rsid="0033e9fe"/>
    </style:style>
    <style:style style:name="T41" style:family="text">
      <style:text-properties officeooo:rsid="00e9234b"/>
    </style:style>
    <style:style style:name="T42" style:family="text">
      <style:text-properties officeooo:rsid="00ed5d88"/>
    </style:style>
    <style:style style:name="T43" style:family="text">
      <style:text-properties officeooo:rsid="00350136"/>
    </style:style>
    <style:style style:name="T44" style:family="text">
      <style:text-properties officeooo:rsid="00f0d88b"/>
    </style:style>
    <style:style style:name="T45" style:family="text">
      <style:text-properties fo:font-size="10pt" fo:font-weight="bold" style:font-size-asian="10pt" style:font-weight-asian="bold" style:font-size-complex="10pt" style:font-style-complex="italic" style:font-weight-complex="bold"/>
    </style:style>
    <style:style style:name="T46" style:family="text">
      <style:text-properties fo:font-size="10pt" style:font-size-asian="10pt" style:font-size-complex="10pt" style:font-style-complex="italic"/>
    </style:style>
    <style:style style:name="T47" style:family="text">
      <style:text-properties fo:font-size="10pt" fo:font-weight="bold" officeooo:rsid="00905fa2" style:font-size-asian="10pt" style:font-weight-asian="bold" style:font-size-complex="10pt" style:font-style-complex="italic" style:font-weight-complex="bold"/>
    </style:style>
    <style:style style:name="T48" style:family="text">
      <style:text-properties fo:font-size="10pt" fo:font-weight="normal" officeooo:rsid="00905fa2" style:font-size-asian="10pt" style:font-weight-asian="normal" style:font-size-complex="10pt" style:font-style-complex="italic" style:font-weight-complex="normal"/>
    </style:style>
    <style:style style:name="T49" style:family="text">
      <style:text-properties fo:font-size="10pt" fo:font-weight="normal" officeooo:rsid="00920042" style:font-size-asian="10pt" style:font-weight-asian="normal" style:font-size-complex="10pt" style:font-style-complex="italic" style:font-weight-complex="normal"/>
    </style:style>
    <style:style style:name="T50" style:family="text">
      <style:text-properties officeooo:rsid="00f6b503"/>
    </style:style>
    <style:style style:name="T51" style:family="text">
      <style:text-properties fo:font-variant="normal" fo:text-transform="none" fo:color="#000045" loext:opacity="100%" style:font-name="Sora1" fo:font-size="10.5pt" fo:letter-spacing="normal" fo:font-style="normal" fo:font-weight="normal" officeooo:rsid="00ad0c8e" style:font-size-asian="10pt" style:font-size-complex="10pt"/>
    </style:style>
    <style:style style:name="T52" style:family="text">
      <style:text-properties fo:font-size="10pt" officeooo:rsid="01039093" style:font-size-asian="10pt" style:font-size-complex="10pt"/>
    </style:style>
    <style:style style:name="T53" style:family="text">
      <style:text-properties fo:font-size="10pt" officeooo:rsid="00ad0c8e" style:font-size-asian="10pt" style:font-size-complex="10pt"/>
    </style:style>
    <style:style style:name="T54" style:family="text">
      <style:text-properties officeooo:rsid="01039093"/>
    </style:style>
    <style:style style:name="T55" style:family="text">
      <style:text-properties officeooo:rsid="0101bdec"/>
    </style:style>
    <style:style style:name="T56" style:family="text">
      <style:text-properties fo:font-variant="normal" fo:text-transform="none" fo:color="#000045" loext:opacity="100%" style:font-name="Sora1" fo:font-size="10pt" fo:letter-spacing="normal" fo:font-style="normal" fo:font-weight="normal" style:font-size-asian="10pt" style:font-size-complex="10pt" style:font-style-complex="italic"/>
    </style:style>
    <style:style style:name="T57" style:family="text">
      <style:text-properties fo:font-variant="normal" fo:text-transform="none" fo:color="#000045" loext:opacity="100%" style:font-name="Sora1" fo:font-size="10pt" fo:letter-spacing="normal" fo:font-style="normal" fo:font-weight="normal" style:font-size-asian="10pt" style:font-size-complex="10pt"/>
    </style:style>
    <style:style style:name="T58" style:family="text">
      <style:text-properties fo:font-size="10pt" officeooo:rsid="00af0801" style:font-size-asian="10pt" style:font-size-complex="10pt"/>
    </style:style>
    <style:style style:name="T59" style:family="text">
      <style:text-properties fo:font-size="10pt" officeooo:rsid="00b0dc48" style:font-size-asian="10pt" style:font-size-complex="10pt"/>
    </style:style>
    <style:style style:name="T60" style:family="text">
      <style:text-properties fo:font-size="10pt" officeooo:rsid="00b21bed" style:font-size-asian="10pt" style:font-size-complex="10pt"/>
    </style:style>
    <style:style style:name="T61" style:family="text">
      <style:text-properties officeooo:rsid="00bbb1a1"/>
    </style:style>
    <style:style style:name="T62" style:family="text">
      <style:text-properties fo:font-size="10pt" officeooo:rsid="00b3fcc2" style:font-size-asian="10pt" style:font-size-complex="10pt"/>
    </style:style>
    <style:style style:name="T63" style:family="text">
      <style:text-properties fo:font-size="10pt" officeooo:rsid="00b48940" style:font-size-asian="10pt" style:font-size-complex="10pt"/>
    </style:style>
    <style:style style:name="T64" style:family="text">
      <style:text-properties fo:font-size="10pt" officeooo:rsid="00b54777" style:font-size-asian="10pt" style:font-size-complex="10pt"/>
    </style:style>
    <style:style style:name="T65" style:family="text">
      <style:text-properties fo:font-size="10pt" officeooo:rsid="00b6b226" style:font-size-asian="10pt" style:font-size-complex="10pt"/>
    </style:style>
    <style:style style:name="T66" style:family="text">
      <style:text-properties officeooo:rsid="00b8ee0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2">
          <style:column style:rel-width="6113*" fo:start-indent="0cm" fo:end-indent="0.623cm"/>
          <style:column style:rel-width="2913*" fo:start-indent="0.623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46" draw:opacity="100%" fo:min-height="0cm" fo:min-width="0cm" loext:decorative="false"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3dprint.social</text:span><text:span text:style-name="T2"> </text:span>Illegal content <text:span text:style-name="T3">risk assessment</text:span></text:h>
      <text:p text:style-name="P2">The record-keeping duties set out in the Act (section 23 and 34) require service providers to: </text:p>
      <text:list text:style-name="LFO25">
        <text:list-item>
          <text:p text:style-name="_31_0_20_Box_20_text_20_BULLETS"><text:span text:style-name="Default_20_Paragraph_20_Font"><text:span text:style-name="T4">keep written records of your illegal content risk </text:span></text:span></text:p>
        </text:list-item>
        <text:list-item>
          <text:p text:style-name="P3">keep written records of the measures taken as described in the illegal content Code of Practice to comply with a relevant duty</text:p>
        </text:list-item>
        <text:list-item>
          <text:p text:style-name="P3">keep a written record of any alternative measure taken, where you have not taken a measure recommended under the illegal content Code of Practice (based on the outcome of your illegal content risk assessment) </text:p>
        </text:list-item>
      </text:list>
      <text:p text:style-name="P4"><text:span text:style-name="Default_20_Paragraph_20_Font"><text:span text:style-name="T4">Full guidance on the record-keeping duties can be found in </text:span></text:span><text:a xlink:type="simple" xlink:href="https://www.ofcom.org.uk/siteassets/resources/documents/online-safety/information-for-industry/illegal-harms/record-keeping-and-review-guidance.pdf?v=387551" office:target-frame-name="_top" xlink:show="replace" text:style-name="Internet_20_link" text:visited-style-name="Visited_20_Internet_20_Link"><text:span text:style-name="Hyperlink"><text:span text:style-name="T4">Ofcom’s Record-Keeping and Review Guidance</text:span></text:span></text:a><text:span text:style-name="Default_20_Paragraph_20_Font"><text:span text:style-name="T4">.</text:span></text:span></text:p>
      <text:p text:style-name="_30_6_20_Unnumbered_20_paragraph"><text:span text:style-name="Default_20_Paragraph_20_Font"><text:span text:style-name="T4">As well as keeping a record, you are responsible for completing a suitable and sufficient risk assessment in line with your duties under the Act. Ofcom’s </text:span></text:span><text:a xlink:type="simple" xlink:href="https://www.ofcom.org.uk/siteassets/resources/documents/online-safety/information-for-industry/illegal-harms/risk-assessment-guidance-and-risk-profiles.pdf?v=388598" office:target-frame-name="_top" xlink:show="replace" text:style-name="Internet_20_link" text:visited-style-name="Visited_20_Internet_20_Link"><text:span text:style-name="Hyperlink"><text:span text:style-name="T4">Risk Assessment Guidance</text:span></text:span></text:a><text:span text:style-name="Default_20_Paragraph_20_Font"><text:span text:style-name="T4"> provides full details on what to do. </text:span></text:span></text:p>
      <text:p text:style-name="_30_6_20_Unnumbered_20_paragraph"><text:span text:style-name="Default_20_Paragraph_20_Font"><text:span text:style-name="T4">You can sign up for online safety updates or make an enquiry via </text:span></text:span><text:a xlink:type="simple" xlink:href="https://ofcomlive.my.salesforce-sites.com/formentry/apex/OSScopingMainPage" office:target-frame-name="_top" xlink:show="replace" text:style-name="Internet_20_link" text:visited-style-name="Visited_20_Internet_20_Link"><text:span text:style-name="Hyperlink"><text:span text:style-name="T4">Ofcom’s website</text:span></text:span></text:a><text:span text:style-name="Default_20_Paragraph_20_Font"><text:span text:style-name="T4">. For further support, you may wish to seek specialist or legal advice.</text:span></text:span></text:p>
      <text:p text:style-name="_30_6_20_Unnumbered_20_paragraph"/>
      <text:section text:style-name="Sect1" text:name="Sect1">
        <text:h text:style-name="P5" text:outline-level="2">Illegal content risk assessment</text:h>
        <table:table table:name="Table1" table:style-name="Table1">
          <table:table-column table:style-name="Table1.A"/>
          <table:table-column table:style-name="Table1.B"/>
          <table:table-row>
            <table:table-cell table:style-name="Table1.A1" office:value-type="string">
              <text:p text:style-name="P6">Service name:<text:tab/></text:p>
            </table:table-cell>
            <table:table-cell table:style-name="Table1.A1" office:value-type="string">
              <text:p text:style-name="P7">3dprint.social</text:p>
            </table:table-cell>
          </table:table-row>
          <table:table-row>
            <table:table-cell table:style-name="Table1.A1" office:value-type="string">
              <text:p text:style-name="P6">Service type:<text:tab/><text:tab/><text:tab/></text:p>
            </table:table-cell>
            <table:table-cell table:style-name="Table1.A1" office:value-type="string">
              <text:p text:style-name="P8">User-to-user</text:p>
            </table:table-cell>
          </table:table-row>
          <table:table-row>
            <table:table-cell table:style-name="Table1.A1" office:value-type="string">
              <text:p text:style-name="P6">Completion date:<text:tab/><text:tab/></text:p>
            </table:table-cell>
            <table:table-cell table:style-name="Table1.A1" office:value-type="string">
              <text:p text:style-name="P8"/>
            </table:table-cell>
          </table:table-row>
          <table:table-row>
            <table:table-cell table:style-name="Table1.A1" office:value-type="string">
              <text:p text:style-name="P6">Next review/update date:<text:tab/></text:p>
            </table:table-cell>
            <table:table-cell table:style-name="Table1.A1" office:value-type="string">
              <text:p text:style-name="P9">2026-0<text:span text:style-name="T1">6</text:span>-1<text:span text:style-name="T1">8</text:span></text:p>
            </table:table-cell>
          </table:table-row>
          <table:table-row>
            <table:table-cell table:style-name="Table1.A1" office:value-type="string">
              <text:p text:style-name="P6">Reason for review:<text:tab/><text:tab/></text:p>
            </table:table-cell>
            <table:table-cell table:style-name="Table1.A1" office:value-type="string">
              <text:p text:style-name="P8">Initial Risk Assessment</text:p>
            </table:table-cell>
          </table:table-row>
          <table:table-row>
            <table:table-cell table:style-name="Table1.A1" office:value-type="string">
              <text:p text:style-name="P6">Completed by:<text:tab/><text:tab/></text:p>
            </table:table-cell>
            <table:table-cell table:style-name="Table1.A1" office:value-type="string">
              <text:p text:style-name="P8">James Smith</text:p>
            </table:table-cell>
          </table:table-row>
          <table:table-row>
            <table:table-cell table:style-name="Table1.A1" office:value-type="string">
              <text:p text:style-name="P6">Named person responsible <text:line-break/>for the risk assessment:<text:tab/></text:p>
            </table:table-cell>
            <table:table-cell table:style-name="Table1.A1" office:value-type="string">
              <text:p text:style-name="P8">James Smith</text:p>
            </table:table-cell>
          </table:table-row>
          <table:table-row>
            <table:table-cell table:style-name="Table1.A1" office:value-type="string">
              <text:p text:style-name="P6">Approved by (governance and <text:line-break/>accountability channels):</text:p>
            </table:table-cell>
            <table:table-cell table:style-name="Table1.A1" office:value-type="string">
              <text:p text:style-name="P10"/>
            </table:table-cell>
          </table:table-row>
        </table:table>
        <text:h text:style-name="P11" text:outline-level="2"/>
        <text:h text:style-name="P12" text:outline-level="2">Step 1: U2U and Search - Risk Profiles and risk factors</text:h>
      </text:section>
      <text:section text:style-name="Sect1" text:name="Sect2">
        <text:p text:style-name="_30_8_20_Box_20_text_20_HEADING">Activities and outcomes:</text:p>
        <text:list text:continue-numbering="true" text:style-name="LFO25">
          <text:list-item>
            <text:p text:style-name="_31_0_20_Box_20_text_20_BULLETS">identify the 17 kinds of priority illegal content that need to be separately assessed;</text:p>
          </text:list-item>
          <text:list-item>
            <text:p text:style-name="_31_0_20_Box_20_text_20_BULLETS">consult Ofcom’s Risk Profiles and identify the key risk factors which are relevant to your service for each of the 17 kinds of priority illegal content.</text:p>
          </text:list-item>
        </text:list>
        <text:p text:style-name="_30_8_20_Box_20_text_20_HEADING">What to include in your record:</text:p>
        <text:list text:continue-numbering="true" text:style-name="LFO25">
          <text:list-item>
            <text:p text:style-name="_31_0_20_Box_20_text_20_BULLETS">confirmation that you have consulted Ofcom’s Risk Profiles;<text:line-break/>You may do this here by recording the outcomes of the Risk Profiles questionnaire found in Part 3 Section 1 of the Risk Assessment Guidance and Risk Profiles document, or as reflected in the ‘Check how to comply with the illegal content rules’ tool.</text:p>
          </text:list-item>
          <text:list-item>
            <text:p text:style-name="_31_0_20_Box_20_text_20_BULLETS">a record of any risk factors from the Risk Profiles that are relevant to your service.</text:p>
          </text:list-item>
        </text:list>
        <text:p text:style-name="_30_8_20_Box_20_text_20_HEADING">Ofcom resources for this step:</text:p>
        <text:list xml:id="list101023624546034" text:continue-numbering="true" text:style-name="LFO25">
          <text:list-item>
            <text:p text:style-name="_31_0_20_Box_20_text_20_BULLETS"><text:a xlink:type="simple" xlink:href="https://www.ofcom.org.uk/siteassets/resources/documents/online-safety/information-for-industry/illegal-harms/risk-assessment-guidance-and-risk-profiles.pdf?v=388598" office:target-frame-name="_top" xlink:show="replace" text:style-name="Internet_20_link" text:visited-style-name="Visited_20_Internet_20_Link"><text:span text:style-name="Hyperlink">Step 1 Risk Assessment Guidance and Risk Profiles</text:span></text:a></text:p>
          </text:list-item>
          <text:list-item>
            <text:p text:style-name="_31_0_20_Box_20_text_20_BULLETS">Step 1 of the ‘Check how to comply with the illegal content rules’ tool</text:p>
          </text:list-item>
        </text:list>
      </text:section>
      <text:section text:style-name="Sect2" text:name="Sect3">
        <text:p text:style-name="_30_6_20_Unnumbered_20_paragraph"/>
        <text:p text:style-name="_30_6_20_Unnumbered_20_paragraph"/>
      </text:section>
      <text:section text:style-name="Sect1" text:name="Sect4">
        <text:p text:style-name="P13"/>
        <text:h text:style-name="P14" text:outline-level="3">U2U service Risk Profile and risk factors</text:h>
        <text:list text:style-name="LFO27">
          <text:list-item>
            <text:p text:style-name="P15">Is your service any of these types? <text:line-break/><text:span text:style-name="Default_20_Paragraph_20_Font"><text:span text:style-name="T5">Tick all that apply.</text:span></text:span></text:p>
          </text:list-item>
        </text:list>
        <table:table table:name="Table2" table:style-name="Table2">
          <table:table-column table:style-name="Table2.A"/>
          <table:table-column table:style-name="Table2.B"/>
          <table:table-row>
            <table:table-cell table:style-name="Table2.A1" office:value-type="string">
              <text:p text:style-name="P16"/>
            </table:table-cell>
            <table:table-cell table:style-name="Table2.A1" office:value-type="string">
              <text:p text:style-name="P17">Social media service</text:p>
            </table:table-cell>
          </table:table-row>
          <table:table-row>
            <table:table-cell table:style-name="Table2.A1" office:value-type="string">
              <text:p text:style-name="P17"/>
            </table:table-cell>
            <table:table-cell table:style-name="Table2.A1" office:value-type="string">
              <text:p text:style-name="P17">Messaging service</text:p>
            </table:table-cell>
          </table:table-row>
          <table:table-row>
            <table:table-cell table:style-name="Table2.A1" office:value-type="string">
              <text:p text:style-name="P17"/>
            </table:table-cell>
            <table:table-cell table:style-name="Table2.A1" office:value-type="string">
              <text:p text:style-name="P17">Gaming service</text:p>
            </table:table-cell>
          </table:table-row>
          <table:table-row>
            <table:table-cell table:style-name="Table2.A1" office:value-type="string">
              <text:p text:style-name="P17"/>
            </table:table-cell>
            <table:table-cell table:style-name="Table2.A1" office:value-type="string">
              <text:p text:style-name="P17">Adult service</text:p>
            </table:table-cell>
          </table:table-row>
          <table:table-row>
            <table:table-cell table:style-name="Table2.A1" office:value-type="string">
              <text:p text:style-name="P17"/>
            </table:table-cell>
            <table:table-cell table:style-name="Table2.A1" office:value-type="string">
              <text:p text:style-name="P17">Discussion forum or chat room</text:p>
            </table:table-cell>
          </table:table-row>
          <table:table-row>
            <table:table-cell table:style-name="Table2.A1" office:value-type="string">
              <text:p text:style-name="P17"/>
            </table:table-cell>
            <table:table-cell table:style-name="Table2.A1" office:value-type="string">
              <text:p text:style-name="P17">Marketplace or listing service</text:p>
            </table:table-cell>
          </table:table-row>
          <table:table-row>
            <table:table-cell table:style-name="Table2.A1" office:value-type="string">
              <text:p text:style-name="P18">X</text:p>
            </table:table-cell>
            <table:table-cell table:style-name="Table2.A1" office:value-type="string">
              <text:p text:style-name="P17">File-sharing or file storage service</text:p>
            </table:table-cell>
          </table:table-row>
          <table:table-row table:style-name="Table2.8">
            <table:table-cell table:style-name="Table2.A1" office:value-type="string">
              <text:p text:style-name="P19"/>
            </table:table-cell>
            <table:table-cell table:style-name="Table2.A1" office:value-type="string">
              <text:p text:style-name="P17">None of the above</text:p>
            </table:table-cell>
          </table:table-row>
        </table:table>
        <text:list text:continue-numbering="true" text:style-name="LFO27">
          <text:list-item>
            <text:p text:style-name="P15">Do child users access some or all of the service?</text:p>
          </text:list-item>
        </text:list>
        <text:p text:style-name="P20"><text:bookmark-start text:name="_Hlk191303752"/>Yes</text:p>
        <text:list text:continue-numbering="true" text:style-name="LFO27">
          <text:list-item>
            <text:p text:style-name="P15"><text:bookmark-end text:name="_Hlk191303752"/>Does your service include any of these user identification functionalities? <text:line-break/><text:span text:style-name="Default_20_Paragraph_20_Font"><text:span text:style-name="T5">Tick all that apply.</text:span></text:span></text:p>
          </text:list-item>
        </text:list>
        <table:table table:name="Table3" table:style-name="Table3">
          <table:table-column table:style-name="Table3.A"/>
          <table:table-column table:style-name="Table3.B"/>
          <table:table-row>
            <table:table-cell table:style-name="Table3.A1" office:value-type="string">
              <text:p text:style-name="P16">X</text:p>
            </table:table-cell>
            <table:table-cell table:style-name="Table3.A1" office:value-type="string">
              <text:p text:style-name="P17">User profiles</text:p>
            </table:table-cell>
          </table:table-row>
          <table:table-row>
            <table:table-cell table:style-name="Table3.A1" office:value-type="string">
              <text:p text:style-name="P21">X</text:p>
            </table:table-cell>
            <table:table-cell table:style-name="Table3.A1" office:value-type="string">
              <text:p text:style-name="P17">Anonymous user profiles or users without accounts</text:p>
            </table:table-cell>
          </table:table-row>
          <table:table-row>
            <table:table-cell table:style-name="Table3.A1" office:value-type="string">
              <text:p text:style-name="P17"/>
            </table:table-cell>
            <table:table-cell table:style-name="Table3.A1" office:value-type="string">
              <text:p text:style-name="P17">None of the above</text:p>
            </table:table-cell>
          </table:table-row>
        </table:table>
        <text:list text:continue-numbering="true" text:style-name="LFO27">
          <text:list-item>
            <text:p text:style-name="P15">Does your service include any of these user networking functionalities? <text:line-break/><text:span text:style-name="Default_20_Paragraph_20_Font"><text:span text:style-name="T5">Tick all that apply.</text:span></text:span></text:p>
          </text:list-item>
        </text:list>
        <table:table table:name="Table4" table:style-name="Table4">
          <table:table-column table:style-name="Table4.A"/>
          <table:table-column table:style-name="Table4.B"/>
          <table:table-row>
            <table:table-cell table:style-name="Table4.A1" office:value-type="string">
              <text:p text:style-name="P22">X</text:p>
            </table:table-cell>
            <table:table-cell table:style-name="Table4.A1" office:value-type="string">
              <text:p text:style-name="P17"><text:span text:style-name="Default_20_Paragraph_20_Font"><text:span text:style-name="T6">Users can connect with other users</text:span></text:span></text:p>
            </table:table-cell>
          </table:table-row>
          <table:table-row>
            <table:table-cell table:style-name="Table4.A1" office:value-type="string">
              <text:p text:style-name="P23"/>
            </table:table-cell>
            <table:table-cell table:style-name="Table4.A1" office:value-type="string">
              <text:p text:style-name="P17"><text:span text:style-name="Default_20_Paragraph_20_Font"><text:span text:style-name="T6">Users can form closed groups or send group messages</text:span></text:span></text:p>
            </table:table-cell>
          </table:table-row>
          <table:table-row>
            <table:table-cell table:style-name="Table4.A1" office:value-type="string">
              <text:p text:style-name="P24"/>
            </table:table-cell>
            <table:table-cell table:style-name="Table4.A1" office:value-type="string">
              <text:p text:style-name="P17"><text:span text:style-name="Default_20_Paragraph_20_Font"><text:span text:style-name="T6">None of the above</text:span></text:span></text:p>
            </table:table-cell>
          </table:table-row>
        </table:table>
        <text:list text:continue-numbering="true" text:style-name="LFO27">
          <text:list-item>
            <text:p text:style-name="P15">Does your service include any of these user communication functionalities? <text:line-break/><text:span text:style-name="Default_20_Paragraph_20_Font"><text:span text:style-name="T5">Tick all that apply.</text:span></text:span></text:p>
          </text:list-item>
        </text:list>
        <table:table table:name="Table5" table:style-name="Table5">
          <table:table-column table:style-name="Table5.A"/>
          <table:table-column table:style-name="Table5.B"/>
          <table:table-row>
            <table:table-cell table:style-name="Table5.A1" office:value-type="string">
              <text:p text:style-name="P23"/>
            </table:table-cell>
            <table:table-cell table:style-name="Table5.A1" office:value-type="string">
              <text:p text:style-name="P17"><text:span text:style-name="Default_20_Paragraph_20_Font"><text:span text:style-name="T6">Livestreaming (either open or closed channels)</text:span></text:span></text:p>
            </table:table-cell>
          </table:table-row>
          <table:table-row>
            <table:table-cell table:style-name="Table5.A1" office:value-type="string">
              <text:p text:style-name="P22"/>
            </table:table-cell>
            <table:table-cell table:style-name="Table5.A1" office:value-type="string">
              <text:p text:style-name="P17"><text:span text:style-name="Default_20_Paragraph_20_Font"><text:span text:style-name="T6">Direct messaging (including ephemeral direct messaging)</text:span></text:span></text:p>
            </table:table-cell>
          </table:table-row>
          <table:table-row>
            <table:table-cell table:style-name="Table5.A1" office:value-type="string">
              <text:p text:style-name="P23"/>
            </table:table-cell>
            <table:table-cell table:style-name="Table5.A1" office:value-type="string">
              <text:p text:style-name="P17"><text:span text:style-name="Default_20_Paragraph_20_Font"><text:span text:style-name="T6">Encrypted messaging</text:span></text:span></text:p>
            </table:table-cell>
          </table:table-row>
          <table:table-row>
            <table:table-cell table:style-name="Table5.A1" office:value-type="string">
              <text:p text:style-name="P23"/>
            </table:table-cell>
            <table:table-cell table:style-name="Table5.A1" office:value-type="string">
              <text:p text:style-name="P17"><text:span text:style-name="Default_20_Paragraph_20_Font"><text:span text:style-name="T6">Commenting on content</text:span></text:span></text:p>
            </table:table-cell>
          </table:table-row>
          <table:table-row>
            <table:table-cell table:style-name="Table5.A1" office:value-type="string">
              <text:p text:style-name="P22">X</text:p>
            </table:table-cell>
            <table:table-cell table:style-name="Table5.A1" office:value-type="string">
              <text:p text:style-name="P17"><text:span text:style-name="Default_20_Paragraph_20_Font"><text:span text:style-name="T6">Posting or sending images or videos (either open or closed channels)</text:span></text:span></text:p>
            </table:table-cell>
          </table:table-row>
          <table:table-row>
            <table:table-cell table:style-name="Table5.A1" office:value-type="string">
              <text:p text:style-name="P23"/>
            </table:table-cell>
            <table:table-cell table:style-name="Table5.A1" office:value-type="string">
              <text:p text:style-name="P17"><text:span text:style-name="Default_20_Paragraph_20_Font"><text:span text:style-name="T6">Posting or sending location information</text:span></text:span></text:p>
            </table:table-cell>
          </table:table-row>
          <table:table-row>
            <table:table-cell table:style-name="Table5.A1" office:value-type="string">
              <text:p text:style-name="P22"/>
            </table:table-cell>
            <table:table-cell table:style-name="Table5.A1" office:value-type="string">
              <text:p text:style-name="P17"><text:span text:style-name="Default_20_Paragraph_20_Font"><text:span text:style-name="T6">Re-posting or forwarding content</text:span></text:span></text:p>
            </table:table-cell>
          </table:table-row>
          <table:table-row>
            <table:table-cell table:style-name="Table5.A1" office:value-type="string">
              <text:p text:style-name="P23"/>
            </table:table-cell>
            <table:table-cell table:style-name="Table5.A1" office:value-type="string">
              <text:p text:style-name="P17"><text:span text:style-name="Default_20_Paragraph_20_Font"><text:span text:style-name="T6">None of the above</text:span></text:span></text:p>
            </table:table-cell>
          </table:table-row>
        </table:table>
        <text:list text:continue-numbering="true" text:style-name="LFO27">
          <text:list-item>
            <text:p text:style-name="P15">Does your service allow users to post goods and services for sale? </text:p>
          </text:list-item>
        </text:list>
        <text:p text:style-name="P25">No</text:p>
        <text:list text:continue-numbering="true" text:style-name="LFO27">
          <text:list-item>
            <text:p text:style-name="P15">Does your service include any of the following functionalities that allow users to find or encounter content? <text:span text:style-name="Default_20_Paragraph_20_Font"><text:span text:style-name="T5">Tick all that apply.</text:span></text:span></text:p>
          </text:list-item>
        </text:list>
        <table:table table:name="Table6" table:style-name="Table6">
          <table:table-column table:style-name="Table6.A"/>
          <table:table-column table:style-name="Table6.B"/>
          <table:table-row>
            <table:table-cell table:style-name="Table6.A1" office:value-type="string">
              <text:p text:style-name="P22">X</text:p>
            </table:table-cell>
            <table:table-cell table:style-name="Table6.A1" office:value-type="string">
              <text:p text:style-name="P17"><text:span text:style-name="Default_20_Paragraph_20_Font"><text:span text:style-name="T6">Searching for user-generated content</text:span></text:span></text:p>
            </table:table-cell>
          </table:table-row>
          <table:table-row>
            <table:table-cell table:style-name="Table6.A1" office:value-type="string">
              <text:p text:style-name="P22">X</text:p>
            </table:table-cell>
            <table:table-cell table:style-name="Table6.A1" office:value-type="string">
              <text:p text:style-name="P17"><text:span text:style-name="Default_20_Paragraph_20_Font"><text:span text:style-name="T6">Hyperlinking</text:span></text:span></text:p>
            </table:table-cell>
          </table:table-row>
          <table:table-row>
            <table:table-cell table:style-name="Table6.A1" office:value-type="string">
              <text:p text:style-name="P23"/>
            </table:table-cell>
            <table:table-cell table:style-name="Table6.A1" office:value-type="string">
              <text:p text:style-name="P17"><text:span text:style-name="Default_20_Paragraph_20_Font"><text:span text:style-name="T6">None of the above</text:span></text:span></text:p>
            </table:table-cell>
          </table:table-row>
        </table:table>
        <text:list text:continue-numbering="true" text:style-name="LFO27">
          <text:list-item>
            <text:p text:style-name="P15">Does your service use content or network recommender systems? </text:p>
          </text:list-item>
        </text:list>
        <text:p text:style-name="P25">No</text:p>
        <text:h text:style-name="_30_2_20_BASIC_20_heading_20_2_20__28_H2_29_" text:outline-level="2"/>
        <text:h text:style-name="P26" text:outline-level="2">Step 2: U2U and Search - Assess the risk of harm</text:h>
        <text:p text:style-name="_30_8_20_Box_20_text_20_HEADING">Activities and outcomes:</text:p>
        <text:list text:continue-list="list101023624546034" text:style-name="LFO25">
          <text:list-item>
            <text:p text:style-name="_31_0_20_Box_20_text_20_BULLETS">separately assess the likelihood and impact of each of the 17 kinds of priority illegal content, using all relevant evidence;</text:p>
          </text:list-item>
          <text:list-item>
            <text:p text:style-name="_31_0_20_Box_20_text_20_BULLETS">assess the likelihood and impact of any other illegal content which you have identified as being likely to occur on your service (including non-priority illegal content), using all relevant evidence.</text:p>
          </text:list-item>
        </text:list>
        <text:p text:style-name="_30_9_20_Box_20_text_20_PARAGRAPH">As part of this process, you need to:</text:p>
        <text:list text:continue-numbering="true" text:style-name="LFO25">
          <text:list-item>
            <text:p text:style-name="_31_0_20_Box_20_text_20_BULLETS">assess the different ways in which the service is used, including ways which are unintended;</text:p>
          </text:list-item>
          <text:list-item>
            <text:p text:style-name="_31_0_20_Box_20_text_20_BULLETS">identify whether there are any specific characteristics or functionalities of the service’s design or operation, not covered in Ofcom’s Risk Profiles (covered in Step 1), which could increase the risk of harm;</text:p>
          </text:list-item>
          <text:list-item>
            <text:p text:style-name="_31_0_20_Box_20_text_20_BULLETS">consider the effectiveness of any existing control measures which could impact the level of risk of harm to service users;</text:p>
          </text:list-item>
          <text:list-item>
            <text:p text:style-name="_31_0_20_Box_20_text_20_BULLETS">consult the risk level tables to assign a risk level for each of the 17 kinds of priority illegal content, and any other illegal content - this risk level should reflect risk as it exists on the service at the time of assessment, having had regard to the efficacy of any existing control measures you have in place;</text:p>
          </text:list-item>
          <text:list-item>
            <text:p text:style-name="_31_0_20_Box_20_text_20_BULLETS">conclude the assessment of all the risks relating to each kind of illegal content, and the design and operation of the service, to move on to your mitigations in Step 3.</text:p>
          </text:list-item>
        </text:list>
        <text:p text:style-name="_30_8_20_Box_20_text_20_HEADING">What to include in your record:</text:p>
        <text:list text:continue-numbering="true" text:style-name="LFO25">
          <text:list-item>
            <text:p text:style-name="_31_0_20_Box_20_text_20_BULLETS">a list of any additional characteristics (including user base, business models, functionalities, governance, and systems and processes) you have considered alongside the risk factors identified in Ofcom’s Risk Profiles;</text:p>
          </text:list-item>
          <text:list-item>
            <text:p text:style-name="_31_0_20_Box_20_text_20_BULLETS">where you have considered the role of any existing controls already in operation on the service at the time of the risk assessment, what these controls are, what risks they are intended to mitigate and how they do this, and how the consideration of the existing controls has impacted the risk level you have assigned to a kind of illegal content;</text:p>
          </text:list-item>
          <text:list-item>
            <text:p text:style-name="_31_0_20_Box_20_text_20_BULLETS">the level of risk (high, medium, low, or negligible) you have assigned to each of the 17 kinds of priority illegal content.<text:line-break/>For U2U services, this should include a risk level assigned to sub-categories of harm (including image-based CSAM, CSAM URLS, and Grooming) and any relevant other illegal content, and an evidence-based explanation of the decision. This level should reflect risk as it exists on the service at the time of the assessment.</text:p>
          </text:list-item>
          <text:list-item>
            <text:p text:style-name="_31_0_20_Box_20_text_20_BULLETS">a list of the evidence, and summary of the reasoning, that has informed the assessment of likelihood and impact of each of the 17 kinds of priority illegal content and any other illegal content, and how this has informed the risk level assigned to each.</text:p>
          </text:list-item>
        </text:list>
        <text:p text:style-name="_30_8_20_Box_20_text_20_HEADING">Ofcom resources for this step:</text:p>
        <text:list xml:id="list101023977424496" text:continue-numbering="true" text:style-name="LFO25">
          <text:list-item>
            <text:p text:style-name="_31_0_20_Box_20_text_20_BULLETS"><text:a xlink:type="simple" xlink:href="https://www.ofcom.org.uk/siteassets/resources/documents/online-safety/information-for-industry/illegal-harms/risk-assessment-guidance-and-risk-profiles.pdf?v=388598" office:target-frame-name="_top" xlink:show="replace" text:style-name="Internet_20_link" text:visited-style-name="Visited_20_Internet_20_Link"><text:span text:style-name="Hyperlink">Step 2 Risk Assessment Guidance and Risk Profiles: (Remember to check the relevant risk level tables to support your judgement)</text:span></text:a></text:p>
          </text:list-item>
          <text:list-item>
            <text:p text:style-name="_31_0_20_Box_20_text_20_BULLETS"><text:a xlink:type="simple" xlink:href="https://www.ofcom.org.uk/siteassets/resources/documents/online-safety/information-for-industry/illegal-harms/register-of-risks.pdf?v=388597" office:target-frame-name="_top" xlink:show="replace" text:style-name="Internet_20_link" text:visited-style-name="Visited_20_Internet_20_Link"><text:span text:style-name="Hyperlink">Register of Risks</text:span></text:a></text:p>
          </text:list-item>
          <text:list-item>
            <text:p text:style-name="_31_0_20_Box_20_text_20_BULLETS"><text:a xlink:type="simple" xlink:href="https://www.ofcom.org.uk/siteassets/resources/documents/online-safety/information-for-industry/illegal-harms/illegal-content-judgements-guidance-icjg.pdf?v=387556" office:target-frame-name="_top" xlink:show="replace" text:style-name="Internet_20_link" text:visited-style-name="Visited_20_Internet_20_Link"><text:span text:style-name="Hyperlink">Illegal Content Judgment Guidance</text:span></text:a></text:p>
          </text:list-item>
          <text:list-item>
            <text:p text:style-name="_31_0_20_Box_20_text_20_BULLETS">Step 2 of the ‘Check how to comply with the illegal content rules’ tool</text:p>
          </text:list-item>
        </text:list>
        <text:h text:style-name="P14" text:outline-level="3">Records for the 17 kinds of priority illegal content</text:h>
        <text:h text:style-name="_30_4_20_BASIC_20_heading_20_4_20__28_H5_29_" text:outline-level="4"><text:span text:style-name="Default_20_Paragraph_20_Font"><text:span text:style-name="T7">T</text:span></text:span><text:span text:style-name="Default_20_Paragraph_20_Font"><text:span text:style-name="T8">errorism <text:tab/></text:span></text:span></text:h>
        <text:p text:style-name="P6">Risk level:<text:tab/></text:p>
        <table:table table:name="Table14" table:style-name="Table14">
          <table:table-column table:style-name="Table14.A"/>
          <table:table-row table:style-name="Table14.1">
            <table:table-cell table:style-name="Table14.A1" office:value-type="string">
              <text:p text:style-name="P27">Low</text:p>
            </table:table-cell>
          </table:table-row>
        </table:table>
        <text:p text:style-name="P10">Risk factors considered:<text:span text:style-name="Default_20_Paragraph_20_Font"><text:span text:style-name="T9"> </text:span></text:span></text:p>
        <table:table table:name="Table15" table:style-name="Table15">
          <table:table-column table:style-name="Table15.A"/>
          <table:table-row table:style-name="Table15.1">
            <table:table-cell table:style-name="Table15.A1" office:value-type="string">
              <text:list text:style-name="L1">
                <text:list-item>
                  <text:p text:style-name="P28"><text:span text:style-name="T10">File-sharing or file storage service: </text:span>A wide range of types of user-to-user services are known to be used by terrorist actors. Terrorist content is often identified on file-storage and file-sharing services.</text:p>
                </text:list-item>
                <text:list-item>
                  <text:p text:style-name="P29"><text:span text:style-name="T10">User </text:span><text:span text:style-name="T11">connections</text:span>: User connections allow terrorism content to be disseminated through users’ networks, especially when official pages or channels are removed.</text:p>
                </text:list-item>
                <text:list-item>
                  <text:p text:style-name="P29"><text:span text:style-name="T10">Posting images or videos </text:span><text:span text:style-name="T12">: P</text:span>erpetrators often use functionalities such as posting and commenting on content and hyperlinking to share and direct users to content including memes which provide instructions related to terrorist activities. Our evidence points to these functionalities increasing the likelihood of terrorism content being shared, and the risks of harm to individuals exposed to this content. It can lead to encouragement, incitement, the dissemination of material such as weapons training, and the recruitment of people.</text:p>
                </text:list-item>
                <text:list-item>
                  <text:p text:style-name="P29"><text:span text:style-name="T13">User-generated content searching: </text:span>User-generated content searching allows individuals to easily seek out terrorist <text:span text:style-name="T12">content.</text:span></text:p>
                </text:list-item>
              </text:list>
            </table:table-cell>
          </table:table-row>
        </table:table>
        <text:p text:style-name="P10">Additional characteristics considered: </text:p>
        <table:table table:name="Table16" table:style-name="Table16">
          <table:table-column table:style-name="Table16.A"/>
          <table:table-row table:style-name="Table16.1">
            <table:table-cell table:style-name="Table16.A1" office:value-type="string">
              <text:list text:style-name="L2">
                <text:list-item>
                  <text:p text:style-name="P30"><text:span text:style-name="T14">User base risk factors:</text:span> User base size can increase the risks of harm from terrorism offences. U2U services with a large user base and high reach are a risk factor because services with a large user base can enable the dissemination of terrorism content to many users, often quickly or virally. However, services with a small user base can also be used by perpetrators to undertake more sensitive activities, such as recruitment, planning and fundraising. Research also indicates that men are more likely to encounter radicalisation and terrorist content than women. And children are more vulnerable to becoming radicalised.</text:p>
                </text:list-item>
                <text:list-item>
                  <text:p text:style-name="P31"><text:span text:style-name="T14">Business model risk factors:</text:span> The capacity and maturity of a service can contribute to risk and be exploited by perpetrators, with varying effects on users. Low capacity and early-stage services may be more vulnerably to risks of hosting terrorist content because of their limited knowledge, resources or technical capability to moderate such content. This reflects the opportunistic nature of perpetrators to use online services to heighten the risks of harm from terrorism, for varying purposes.</text:p>
                </text:list-item>
                <text:list-item>
                  <text:p text:style-name="P32"><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32">Demographics: <text:span text:style-name="T19">We do not collect statistics on our users’ personal circumstances or protected characteristics.</text:span><text:span text:style-name="T20"/></text:p>
                </text:list-item>
              </text:list>
            </table:table-cell>
          </table:table-row>
        </table:table>
        <text:p text:style-name="P10">Existing controls considered: </text:p>
        <table:table table:name="Table17" table:style-name="Table17">
          <table:table-column table:style-name="Table17.A"/>
          <table:table-row table:style-name="Table17.1">
            <table:table-cell table:style-name="Table17.A1" office:value-type="string">
              <text:p text:style-name="P33"><text:span text:style-name="T18"/></text:p>
              <text:list xml:id="list4109332730" text:style-name="L3">
                <text:list-item>
                  <text:p text:style-name="P34">Account review: <text:span text:style-name="T19">All new account signups are reviewed before being accepted. Users must agree to the server rules before signing up for an account.</text:span></text:p>
                </text:list-item>
                <text:list-item>
                  <text:p text:style-name="P35">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34">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34">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18" table:style-name="Table18">
          <table:table-column table:style-name="Table18.A"/>
          <table:table-row table:style-name="Table18.1">
            <table:table-cell table:style-name="Table18.A1" office:value-type="string">
              <text:list xml:id="list1328789658" text:style-name="L4">
                <text:list-item>
                  <text:p text:style-name="P36">The moderation team have never seen any content on the service <text:span text:style-name="T24">that falls into the category of</text:span> terrorism, or received any moderation reports of such content.</text:p>
                </text:list-item>
                <text:list-item>
                  <text:p text:style-name="P37">We <text:span text:style-name="T25">will </text:span>proactively defederate various servers which are known to allow hate speech, and <text:span text:style-name="T25">will</text:span> maintain the list of defederated servers <text:span text:style-name="T25">using a shared blocklist service</text:span>.</text:p>
                </text:list-item>
              </text:list>
            </table:table-cell>
          </table:table-row>
        </table:table>
        <text:h text:style-name="P38" text:outline-level="4">Child sexual exploitation and abuse (CSEA)</text:h>
        <text:p text:style-name="P6">Risk level:<text:tab/></text:p>
        <table:table table:name="Table19" table:style-name="Table19">
          <table:table-column table:style-name="Table19.A"/>
          <table:table-row table:style-name="Table19.1">
            <table:table-cell table:style-name="Table19.A1" office:value-type="string">
              <text:p text:style-name="P39">Low</text:p>
            </table:table-cell>
          </table:table-row>
        </table:table>
        <text:p text:style-name="P10">Risk factors considered:<text:span text:style-name="Default_20_Paragraph_20_Font"><text:span text:style-name="T9"> </text:span></text:span></text:p>
        <table:table table:name="Table20" table:style-name="Table20">
          <table:table-column table:style-name="Table20.A"/>
          <table:table-row table:style-name="Table20.1">
            <table:table-cell table:style-name="Table20.A1" office:value-type="string">
              <text:list xml:id="list2791399951" text:style-name="L5">
                <text:list-item>
                  <text:p text:style-name="P40"><text:span text:style-name="T10">Child users (under-18s</text:span><text:span text:style-name="T11">):</text:span><text:span text:style-name="T26"> For grooming offences, a high-risk factor in terms of </text:span>user base characteristics is the age of users. Groomers who want to contact child users will be drawn to services that children access. You should consult the ‘Grooming’ chapter in our Register of Risks to understand more about how harms manifest online in respect of user base.</text:p>
                </text:list-item>
                <text:list-item>
                  <text:p text:style-name="P40"><text:span text:style-name="T11">User profiles:</text:span><text:span text:style-name="T26"> Functionalities that allow abusers to identify and make contact with children are risk </text:span>factors in the facilitation of grooming offences. User profiles, and the information that is presented on them, can be used by perpetrators to identify and target victims and survivors, thereby starting the grooming process.</text:p>
                </text:list-item>
                <text:list-item>
                  <text:p text:style-name="P40"><text:span text:style-name="T11">Anonymous user profiles: </text:span><text:span text:style-name="T26">Functionalities that allow abusers to identify and make contact with children are risk </text:span>factors in the facilitation of grooming offences. The ability to create fake user profiles allows perpetrators to misrepresent themselves to victims and survivors by displaying a false age, name and location.</text:p>
                </text:list-item>
                <text:list-item>
                  <text:p text:style-name="P40"><text:span text:style-name="T11">Users connections:</text:span><text:span text:style-name="T26"> Functionalities that allow abusers to identify and make contact with children are risk </text:span>factors in the facilitation of grooming offences. User connections allow perpetrators to establish contact with child users who have been identified and begin communicating. The sense of trust that mutual connections can create may also be exploited by perpetrators. Perpetrators can often use network recommender systems in the form of publicly displayed connections list of children to infiltrate groups of children at speed and utilise this as a tool to blackmail and coerce children to further the sexual abuse.</text:p>
                </text:list-item>
              </text:list>
            </table:table-cell>
          </table:table-row>
        </table:table>
        <text:p text:style-name="P10">Additional characteristics considered: </text:p>
        <table:table table:name="Table21" table:style-name="Table21">
          <table:table-column table:style-name="Table21.A"/>
          <table:table-row table:style-name="Table21.1">
            <table:table-cell table:style-name="Table21.A1" office:value-type="string">
              <text:list text:style-name="L6">
                <text:list-item>
                  <text:p text:style-name="P41"><text:span text:style-name="T14">User base risk factors:</text:span> For grooming offences, a high-risk factor is the age of users. Groomers seeking to target children are more likely to be drawn to services that children use. While grooming can occur on services of any size, those with a larger number or higher proportion of child users may offer more incentive for perpetrators during the early stages of grooming, such as identifying and making contact with children. This factor may become less important once contact is made. In the later stages of grooming, a service’s perceived lack of detection technology may be a more important risk factor. However, a child’s ability to access a service will remain a constant factor, given the nature of the offence. Perpetrators assess a child’s personal circumstances to identify traits that may make them more vulnerable to online grooming, such as low self-esteem or lack of supervision. Other factors that can increase vulnerability include identifying as LGBTQIA +, having a disability, mental/physical health and/or socio-economic status. Gender also appears to be a risk factor, with evidence showing that girls are significantly more likely to be groomed than boys, although male victims are believed to be under-reported. Importantly, none of these factors are the reason a child is sexually exploited. Rather, it is the way these circumstances can leave children more isolated or dependent on others, that makes them more susceptible to online grooming. </text:p>
                </text:list-item>
                <text:list-item>
                  <text:p text:style-name="P42"><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42">Demographics: <text:span text:style-name="T19">We do not collect statistics on our users’ personal circumstances or protected characteristics.</text:span><text:span text:style-name="T20"/></text:p>
                </text:list-item>
                <text:list-item>
                  <text:p text:style-name="P43">Accounts for under-18s:<text:span text:style-name="T19"> We do not check age on account signup, so it is possible that children could sign up for accounts. However, we </text:span><text:span text:style-name="T27">think that </text:span><text:span text:style-name="T19">the server is an </text:span><text:span text:style-name="T27">unlikely </text:span><text:span text:style-name="T19">place for children to join. If, in future, we find that there are significant numbers of children signing up to our service, we will revisit our risk assessment in line with the Ofcom guidance for small low-risk services. </text:span></text:p>
                </text:list-item>
              </text:list>
            </table:table-cell>
          </table:table-row>
        </table:table>
        <text:p text:style-name="P10">Existing controls considered: </text:p>
        <table:table table:name="Table22" table:style-name="Table22">
          <table:table-column table:style-name="Table22.A"/>
          <table:table-row table:style-name="Table22.1">
            <table:table-cell table:style-name="Table22.A1" office:value-type="string">
              <text:list xml:id="list101025180682094" text:continue-list="list4109332730" text:style-name="L3">
                <text:list-item>
                  <text:p text:style-name="P44">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45">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45">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23" table:style-name="Table23">
          <table:table-column table:style-name="Table23.A"/>
          <table:table-row table:style-name="Table23.1">
            <table:table-cell table:style-name="Table23.A1" office:value-type="string">
              <text:list xml:id="list101023777873495" text:continue-list="list1328789658" text:style-name="L4">
                <text:list-item>
                  <text:p text:style-name="P46">The moderation team have never seen any content on the service <text:span text:style-name="T24">that falls into the category of</text:span> <text:span text:style-name="T28">CSEA/CSAM</text:span>, or received any moderation reports of such content.</text:p>
                </text:list-item>
                <text:list-item>
                  <text:p text:style-name="P47">We <text:span text:style-name="T25">will </text:span>proactively defederate various servers which are known <text:span text:style-name="T28">or suspected </text:span>to allow <text:span text:style-name="T28">CSAM</text:span>, and will maintain the list of defederated servers using a shared blocklist service.</text:p>
                </text:list-item>
              </text:list>
            </table:table-cell>
          </table:table-row>
        </table:table>
        <text:h text:style-name="P14" text:outline-level="3">Image-based child sexual abuse material (U2U only)</text:h>
        <text:p text:style-name="P6">Risk level:<text:tab/></text:p>
        <table:table table:name="Table24" table:style-name="Table24">
          <table:table-column table:style-name="Table24.A"/>
          <table:table-row table:style-name="Table24.1">
            <table:table-cell table:style-name="Table24.A1" office:value-type="string">
              <text:p text:style-name="P39">Low</text:p>
            </table:table-cell>
          </table:table-row>
        </table:table>
        <text:p text:style-name="P10">Risk factors considered:<text:span text:style-name="Default_20_Paragraph_20_Font"><text:span text:style-name="T9"> </text:span></text:span></text:p>
        <table:table table:name="Table25" table:style-name="Table25">
          <table:table-column table:style-name="Table25.A"/>
          <table:table-row table:style-name="Table25.1">
            <table:table-cell table:style-name="Table25.A1" office:value-type="string">
              <text:list xml:id="list101024589303737" text:continue-list="list2791399951" text:style-name="L5">
                <text:list-item>
                  <text:p text:style-name="P48"><text:span text:style-name="T10">File-storage and file-sharing service: </text:span><text:span text:style-name="T19">There is evidence that social media services are known high-risk spaces for child </text:span>sexual abuse material (CSAM) sharing. This may be in part because some social media services have a large user base. Social media services can be used as directories that allow perpetrators to signpost users to other services where CSAM is shared.</text:p>
                </text:list-item>
                <text:list-item>
                  <text:p text:style-name="P48"><text:span text:style-name="T10">Child users (under-18s</text:span><text:span text:style-name="T11">):</text:span><text:span text:style-name="T26"> Child users on a service can be a risk factor for child sexual abuse material (CSAM), as </text:span>offenders may search for content uploaded by children on their personal accounts; in some cases, such content may be considered CSAM. You should consult the CSAM chapter in our Register of Risks to understand more about how harms manifest online in respect of user base.</text:p>
                </text:list-item>
                <text:list-item>
                  <text:p text:style-name="P48"><text:span text:style-name="T11">Posting images or videos:</text:span><text:span text:style-name="T26"> The ability to post content, such as text and images, is also used by perpetrators to </text:span>share and distribute child sexual abuse material (CSAM).</text:p>
                </text:list-item>
              </text:list>
            </table:table-cell>
          </table:table-row>
        </table:table>
        <text:p text:style-name="P10">Additional characteristics considered: </text:p>
        <table:table table:name="Table26" table:style-name="Table26">
          <table:table-column table:style-name="Table26.A"/>
          <table:table-row table:style-name="Table26.1">
            <table:table-cell table:style-name="Table26.A1" office:value-type="string">
              <text:list xml:id="list3997765575" text:style-name="L7">
                <text:list-item>
                  <text:p text:style-name="P49"><text:span text:style-name="T14">User base risk factors:</text:span> <text:span text:style-name="T29">S</text:span>ervices with a large user base can pose a grooming risk and therefore may be considered risky for the creation of first generation CSAM. However, evidence suggests that perpetrators also often use small and less-mature services to share CSAM, as these services may be less likely to have CSAM detection technology and processes in place. Child users on a service can be a risk factor for CSAM, as offenders may search for content uploaded by children on their personal accounts, some of which may be considered CSAM. Gender, disability, ethnicity, socio-economic factors and sexual orientation and gender identity can factor in how likely children are to be vulnerable to the way the different CSEA offences manifest online. </text:p>
                </text:list-item>
                <text:list-item>
                  <text:p text:style-name="P50"><text:span text:style-name="T14">Business model risk factors:</text:span> Low-capacity services, and services that are earlier in their business development lifecycle will be at greater risk of being used by perpetrators to share CSAM. Early stage services are less likely to have established processes or resources to detect and remove CSAM from their services. If a service has insufficient focus on having effective moderation and verification processes in place, this can be exploited by perpetrators to share CSAM content.</text:p>
                </text:list-item>
                <text:list-item>
                  <text:p text:style-name="P51"><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51">Demographics: <text:span text:style-name="T19">We do not collect statistics on our users’ personal circumstances or protected characteristics.</text:span><text:span text:style-name="T20"/></text:p>
                </text:list-item>
                <text:list-item>
                  <text:p text:style-name="P52">Accounts for under-18s:<text:span text:style-name="T19"> We do not check age on account signup, so it is possible that children could sign up for accounts. However, we </text:span><text:span text:style-name="T27">think that </text:span><text:span text:style-name="T19">the server is an </text:span><text:span text:style-name="T27">unlikely </text:span><text:span text:style-name="T19">place for children to join. If, in future, we find that there are significant numbers of children signing up to our service, we will revisit our risk assessment in line with the Ofcom guidance for small low-risk services. </text:span></text:p>
                </text:list-item>
              </text:list>
            </table:table-cell>
          </table:table-row>
        </table:table>
        <text:p text:style-name="P10">Existing controls considered: </text:p>
        <table:table table:name="Table27" table:style-name="Table27">
          <table:table-column table:style-name="Table27.A"/>
          <table:table-row table:style-name="Table27.1">
            <table:table-cell table:style-name="Table27.A1" office:value-type="string">
              <text:list xml:id="list101025004817165" text:continue-list="list101025180682094" text:style-name="L3">
                <text:list-item>
                  <text:p text:style-name="P44">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45">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45">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28" table:style-name="Table28">
          <table:table-column table:style-name="Table28.A"/>
          <table:table-row table:style-name="Table28.1">
            <table:table-cell table:style-name="Table28.A1" office:value-type="string">
              <text:list xml:id="list101023395951024" text:continue-list="list101023777873495" text:style-name="L4">
                <text:list-item>
                  <text:p text:style-name="P53">The moderation team have never seen any content on the service <text:span text:style-name="T24">that falls into the category of</text:span> <text:span text:style-name="T28">CSEA/CSAM</text:span>, or received any moderation reports of such content.</text:p>
                </text:list-item>
                <text:list-item>
                  <text:p text:style-name="P54">We will proactively defederate various servers which are known <text:span text:style-name="T28">or suspected </text:span>to allow <text:span text:style-name="T28">CSAM</text:span>, and will maintain the list of defederated servers using a shared blocklist service.</text:p>
                </text:list-item>
              </text:list>
            </table:table-cell>
          </table:table-row>
        </table:table>
        <text:h text:style-name="P14" text:outline-level="3">Child sexual abuse material URLs (U2U only)</text:h>
        <text:p text:style-name="P6">Risk level:<text:tab/></text:p>
        <table:table table:name="Table29" table:style-name="Table29">
          <table:table-column table:style-name="Table29.A"/>
          <table:table-row table:style-name="Table29.1">
            <table:table-cell table:style-name="Table29.A1" office:value-type="string">
              <text:p text:style-name="P39">Low</text:p>
            </table:table-cell>
          </table:table-row>
        </table:table>
        <text:p text:style-name="P10">Risk factors considered:<text:span text:style-name="Default_20_Paragraph_20_Font"><text:span text:style-name="T9"> </text:span></text:span></text:p>
        <table:table table:name="Table30" table:style-name="Table30">
          <table:table-column table:style-name="Table30.A"/>
          <table:table-row table:style-name="Table30.1">
            <table:table-cell table:style-name="Table30.A1" office:value-type="string">
              <text:list xml:id="list101024060119089" text:continue-list="list101024589303737" text:style-name="L5">
                <text:list-item>
                  <text:p text:style-name="P48"><text:span text:style-name="T10">Child users (under-18s</text:span><text:span text:style-name="T11">):</text:span><text:span text:style-name="T26"> Child users on a service can be a risk factor for child sexual abuse material (CSAM), as </text:span>offenders may search for content uploaded by children on their personal accounts; in some cases, such content may be considered CSAM. You should consult the CSAM chapter in our Register of Risks to understand more about how harms manifest online in respect of user base.</text:p>
                </text:list-item>
                <text:list-item>
                  <text:p text:style-name="P48"><text:span text:style-name="T11">Hyperlinking: </text:span><text:span text:style-name="T26">Messages or posts can include hyperlinks to collections of child sexual abuse material </text:span><text:span text:style-name="T19">saved on file-storage and file-sharing services. These hyperlinks can be shared with perpetrators, sometimes for a fee.</text:span></text:p>
                </text:list-item>
              </text:list>
            </table:table-cell>
          </table:table-row>
        </table:table>
        <text:p text:style-name="P10">Additional characteristics considered: </text:p>
        <table:table table:name="Table31" table:style-name="Table31">
          <table:table-column table:style-name="Table31.A"/>
          <table:table-row table:style-name="Table31.1">
            <table:table-cell table:style-name="Table31.A1" office:value-type="string">
              <text:list text:continue-list="list3997765575" text:style-name="L7">
                <text:list-item>
                  <text:p text:style-name="P55"><text:span text:style-name="T14">User base risk factors:</text:span> <text:span text:style-name="T29">S</text:span>ervices with a large user base can pose a grooming risk and therefore may be considered risky for the creation of first generation CSAM. However, evidence suggests that perpetrators also often use small and less-mature services to share CSAM, as these services may be less likely to have CSAM detection technology and processes in place. Child users on a service can be a risk factor for CSAM, as offenders may search for content uploaded by children on their personal accounts, some of which may be considered CSAM. Gender, disability, ethnicity, socio-economic factors and sexual orientation and gender identity can factor in how likely children are to be vulnerable to the way the different CSEA offences manifest online. </text:p>
                </text:list-item>
                <text:list-item>
                  <text:p text:style-name="P50"><text:span text:style-name="T14">Business model risk factors:</text:span> Low-capacity services, and services that are earlier in their business development lifecycle will be at greater risk of being used by perpetrators to share CSAM. Early stage services are less likely to have established processes or resources to detect and remove CSAM from their services. If a service has insufficient focus on having effective moderation and verification processes in place, this can be exploited by perpetrators to share CSAM content.</text:p>
                </text:list-item>
                <text:list-item>
                  <text:p text:style-name="P56"><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56">Demographics: <text:span text:style-name="T19">We do not collect statistics on our users’ personal circumstances or protected characteristics.</text:span><text:span text:style-name="T20"/></text:p>
                </text:list-item>
                <text:list-item>
                  <text:p text:style-name="P52">Accounts for under-18s:<text:span text:style-name="T19"> We do not check age on account signup, so it is possible that children could sign up for accounts. However, we </text:span><text:span text:style-name="T27">think that </text:span><text:span text:style-name="T19">the server is an </text:span><text:span text:style-name="T27">unlikely </text:span><text:span text:style-name="T19">place for children to join. If, in future, we find that there are significant numbers of children signing up to our service, we will revisit our risk assessment in line with the Ofcom guidance for small low-risk services. </text:span></text:p>
                </text:list-item>
              </text:list>
            </table:table-cell>
          </table:table-row>
        </table:table>
        <text:p text:style-name="P10">Existing controls considered: </text:p>
        <table:table table:name="Table32" table:style-name="Table32">
          <table:table-column table:style-name="Table32.A"/>
          <table:table-row table:style-name="Table32.1">
            <table:table-cell table:style-name="Table32.A1" office:value-type="string">
              <text:list xml:id="list101024684167712" text:continue-list="list101025004817165" text:style-name="L3">
                <text:list-item>
                  <text:p text:style-name="P57">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58">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58">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33" table:style-name="Table33">
          <table:table-column table:style-name="Table33.A"/>
          <table:table-row table:style-name="Table33.1">
            <table:table-cell table:style-name="Table33.A1" office:value-type="string">
              <text:list xml:id="list101025198934717" text:continue-list="list101023395951024" text:style-name="L4">
                <text:list-item>
                  <text:p text:style-name="P54">The moderation team have never seen any content on the service <text:span text:style-name="T24">that falls into the category of</text:span> <text:span text:style-name="T28">CSEA/CSAM</text:span>, or received any moderation reports of such content.</text:p>
                </text:list-item>
                <text:list-item>
                  <text:p text:style-name="P54">We will proactively defederate various servers which are known <text:span text:style-name="T28">or suspected </text:span>to allow <text:span text:style-name="T28">CSAM</text:span>, and will maintain the list of defederated servers using a shared blocklist service.</text:p>
                </text:list-item>
              </text:list>
            </table:table-cell>
          </table:table-row>
        </table:table>
        <text:h text:style-name="P14" text:outline-level="3">Hate</text:h>
        <text:p text:style-name="P6">Risk level:<text:tab/></text:p>
        <table:table table:name="Table39" table:style-name="Table39">
          <table:table-column table:style-name="Table39.A"/>
          <table:table-row table:style-name="Table39.1">
            <table:table-cell table:style-name="Table39.A1" office:value-type="string">
              <text:p text:style-name="P39">Low</text:p>
            </table:table-cell>
          </table:table-row>
        </table:table>
        <text:p text:style-name="P10">Risk factors considered:<text:span text:style-name="Default_20_Paragraph_20_Font"><text:span text:style-name="T9"> </text:span></text:span></text:p>
        <table:table table:name="Table40" table:style-name="Table40">
          <table:table-column table:style-name="Table40.A"/>
          <table:table-row table:style-name="Table40.1">
            <table:table-cell table:style-name="Table40.A1" office:value-type="string">
              <text:list xml:id="list101024899519782" text:continue-list="list101024060119089" text:style-name="L5">
                <text:list-item>
                  <text:p text:style-name="P48"><text:span text:style-name="T11">User profiles: </text:span><text:span text:style-name="T26">Usernames on identifiable user profiles can also be used to reference hate, while the </text:span>ability to edit them can allow perpetrators to avoid enforcement action by recreating terminated profiles with slight edits to the original username.</text:p>
                </text:list-item>
                <text:list-item>
                  <text:p text:style-name="P48"><text:span text:style-name="T11">Posting images or videos: </text:span><text:span text:style-name="T26">The ability to post content on services enables its easy dissemination, increasing the </text:span>risk of exposure of users to controversial or emotive posts, and making it easier to disseminate hateful content.</text:p>
                </text:list-item>
              </text:list>
            </table:table-cell>
          </table:table-row>
        </table:table>
        <text:p text:style-name="P10">Additional characteristics considered: </text:p>
        <table:table table:name="Table41" table:style-name="Table41">
          <table:table-column table:style-name="Table41.A"/>
          <table:table-row table:style-name="Table41.1">
            <table:table-cell table:style-name="Table41.A1" office:value-type="string">
              <text:list text:style-name="L8">
                <text:list-item>
                  <text:p text:style-name="P59"><text:span text:style-name="T14">User base risk factors:</text:span> Both large and small services play a role in disseminating hateful content. Users can first build a community of like-minded individuals to share provocative content on a large social media service, without breaching the service’s terms and conditions for hateful conduct. They may then direct their user networks to smaller and less moderated services. Users’ race and ethnicity, gender, religion, disability status and sexual orientation are all risk factors influencing someone’s experience of hateful content. But age may also play a role.</text:p>
                </text:list-item>
                <text:list-item>
                  <text:p text:style-name="P60"><text:span text:style-name="T14">Business model risk factors:</text:span> Advertising-based revenue models with an incentive to maximise user engagement may sometimes advertently, or inadvertently, promote hateful content. However, advertisers can be sensitive to their adverts being associated with hateful content on a service and can use their economic leverage to require a service to protect against hateful content. Other revenue models may increase the risk in a different way; for instance, subscription models may be limited to a small group of like-minded users (subscribers) who share common views and so may be more tolerant of hateful content.</text:p>
                </text:list-item>
                <text:list-item>
                  <text:p text:style-name="P61">Business model:<text:span text:style-name="T19"> All costs are funded by donations from our community, through an open financial process. We do not sell or accept advertising on the server, </text:span><text:span text:style-name="T30">and we have no debt financing</text:span><text:span text:style-name="T19">.</text:span></text:p>
                </text:list-item>
                <text:list-item>
                  <text:p text:style-name="P62">Growth: <text:span text:style-name="T19">The server has no goals around growth, and we will resist growing too much. The main purpose of the service is as a simple starting point for users to try out a service which ideally they should self-host. We have organic growth as new users naturally find us through word of mouth, but we have no incentive to grow particularly large.</text:span></text:p>
                </text:list-item>
                <text:list-item>
                  <text:p text:style-name="P63"><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
            </table:table-cell>
          </table:table-row>
        </table:table>
        <text:p text:style-name="P10">Existing controls considered: </text:p>
        <table:table table:name="Table42" table:style-name="Table42">
          <table:table-column table:style-name="Table42.A"/>
          <table:table-row table:style-name="Table42.1">
            <table:table-cell table:style-name="Table42.A1" office:value-type="string">
              <text:list xml:id="list101023845090350" text:continue-list="list101024684167712" text:style-name="L3">
                <text:list-item>
                  <text:p text:style-name="P58">Account review: <text:span text:style-name="T19">All new account signups are reviewed before being accepted. Users must agree to the server rules before signing up for an account.</text:span></text:p>
                </text:list-item>
                <text:list-item>
                  <text:p text:style-name="P57">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58">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64">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43" table:style-name="Table43">
          <table:table-column table:style-name="Table43.A"/>
          <table:table-row table:style-name="Table43.1">
            <table:table-cell table:style-name="Table43.A1" office:value-type="string">
              <text:list xml:id="list101024250271898" text:continue-list="list101025198934717" text:style-name="L4">
                <text:list-item>
                  <text:p text:style-name="P53">The moderation team <text:span text:style-name="T31">do receive a few reports of hate speech, </text:span><text:span text:style-name="T32">mostly </text:span><text:span text:style-name="T31">falling into the categor</text:span><text:span text:style-name="T33">ies</text:span><text:span text:style-name="T31"> </text:span><text:span text:style-name="T32">of racism </text:span><text:span text:style-name="T33">and antisemitism (especially since the war in Gaza)</text:span><text:span text:style-name="T31">. There is </text:span><text:span text:style-name="T33">on normally </text:span><text:span text:style-name="T31">less than 1 report per month in this area. Reports are dealt with swiftly, with </text:span><text:span text:style-name="T32">removal of the content, followed by </text:span><text:span text:style-name="T31">limiting or suspension of the account depending upon severity. We also check the server that is the source of the content, and if it generally allows such speech, we add it to our blocklist.</text:span></text:p>
                </text:list-item>
                <text:list-item>
                  <text:p text:style-name="P53">We will proactively defederate various servers which are known <text:span text:style-name="T28">or suspected </text:span>to allow <text:span text:style-name="T24">hate speech</text:span>, and will maintain the list of defederated servers using a shared blocklist service.</text:p>
                </text:list-item>
              </text:list>
            </table:table-cell>
          </table:table-row>
        </table:table>
        <text:h text:style-name="P14" text:outline-level="3">Harassment, stalking, threats and abuse offences</text:h>
        <text:p text:style-name="P6">Risk level:<text:tab/></text:p>
        <table:table table:name="Table44" table:style-name="Table44">
          <table:table-column table:style-name="Table44.A"/>
          <table:table-row table:style-name="Table44.1">
            <table:table-cell table:style-name="Table44.A1" office:value-type="string">
              <text:p text:style-name="P39">Low</text:p>
            </table:table-cell>
          </table:table-row>
        </table:table>
        <text:p text:style-name="P10">Risk factors considered:<text:span text:style-name="Default_20_Paragraph_20_Font"><text:span text:style-name="T9"> </text:span></text:span></text:p>
        <table:table table:name="Table45" table:style-name="Table45">
          <table:table-column table:style-name="Table45.A"/>
          <table:table-row table:style-name="Table45.1">
            <table:table-cell table:style-name="Table45.A1" office:value-type="string">
              <text:list xml:id="list101024402930744" text:continue-list="list101024899519782" text:style-name="L5">
                <text:list-item>
                  <text:p text:style-name="P48"><text:span text:style-name="T11">User profiles: </text:span><text:span text:style-name="T26">Several </text:span><text:span text:style-name="T34">f</text:span>unctionalities of user-to-user services can be used in specific ways to perpetuate harassment, stalking and violent threats. User profiles, and the information that is often displayed on them, can help facilitate stalking. Perpetrators can also gain unauthorised access to victims and survivors’ accounts to impersonate them through their user profile.</text:p>
                </text:list-item>
                <text:list-item>
                  <text:p text:style-name="P48"><text:span text:style-name="T11">Anonymous user profiles: </text:span><text:span text:style-name="T26">Several </text:span><text:span text:style-name="T35">f</text:span>unctionalities of user-to-user services can be used in specific ways to perpetuate harassment, stalking and violent threats. Cases of harassment and stalking often involve perpetrators creating multiple and often fake user profiles to contact individuals against their will and to be omnipresent in their lives.</text:p>
                </text:list-item>
                <text:list-item>
                  <text:p text:style-name="P48"><text:span text:style-name="T11">Users connections: </text:span><text:span text:style-name="T26">In some cases, perpetrators can leverage the user connections f</text:span>unctionality by connecting with second- and third-degree connections of the victim or survivor in order to access content that is otherwise not publicly available. This gives a perpetrator visibility of a target's profile without connecting with them directly. User connections also enable perpetrators to build online networks which can be leveraged to facilitate harassment and abuse. Individual perpetrators can incite their network to join the abuse of an individual.</text:p>
                </text:list-item>
                <text:list-item>
                  <text:p text:style-name="P48"><text:span text:style-name="T11">Posting images or videos: </text:span><text:span text:style-name="T26">Harassment and stalking can take the form of public humiliation, where content about </text:span><text:span text:style-name="T19">an individual is posted.</text:span></text:p>
                </text:list-item>
              </text:list>
            </table:table-cell>
          </table:table-row>
        </table:table>
        <text:p text:style-name="P10">Additional characteristics considered: </text:p>
        <table:table table:name="Table46" table:style-name="Table46">
          <table:table-column table:style-name="Table46.A"/>
          <table:table-row table:style-name="Table46.1">
            <table:table-cell table:style-name="Table46.A1" office:value-type="string">
              <text:list text:style-name="L9">
                <text:list-item>
                  <text:p text:style-name="P65"><text:span text:style-name="T14">Userbase risk factors:</text:span> Evidence suggests that anyone can be subjected to these behaviours. However, research shows that women are particularly subjected to harassment. In a study surveying 4500 women globally, 38% of women aged 18 to 74 stated that they had personal experiences of “online violence”. In Plan International’s study of over 14,000 girls and women aged 15 to 25, 58% of respondents reported they experienced some form of online harassment. Their exposure to these offences is often more prevalent, severe, and can cause greater effect, compared to men, especially among certain groups such as women in the public eye, or women in the online gaming community. Gender also intersects with age and race as a risk factor, with evidence suggesting that young women, and those in minority ethnic groups, are at highest risk of harassment and abuse. </text:p>
                </text:list-item>
                <text:list-item>
                  <text:p text:style-name="P66">Business model:<text:span text:style-name="T19"> All costs are funded by donations from our community, through an open financial process. We do not sell or accept advertising on the server, </text:span><text:span text:style-name="T30">and we have no debt financing</text:span><text:span text:style-name="T19">.</text:span></text:p>
                </text:list-item>
                <text:list-item>
                  <text:p text:style-name="P67">Growth: <text:span text:style-name="T19">The server has no goals around growth, and we will resist growing too much. The main purpose of the service is as a simple starting point for users to try out a service which ideally they should self-host. We have organic growth as new users naturally find us through word of mouth, but we have no incentive to grow particularly large.</text:span></text:p>
                </text:list-item>
                <text:list-item>
                  <text:p text:style-name="P68"><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68">Demographics: <text:span text:style-name="T19">We do not collect statistics on our users’ personal circumstances or protected characteristics.</text:span><text:span text:style-name="T20"/></text:p>
                </text:list-item>
                <text:list-item>
                  <text:p text:style-name="P69">Accounts for under-18s:<text:span text:style-name="T19"> We do not check age on account signup, so it is possible that children could sign up for accounts. However, we </text:span><text:span text:style-name="T27">think that </text:span><text:span text:style-name="T19">the server is an </text:span><text:span text:style-name="T27">unlikely </text:span><text:span text:style-name="T19">place for children to join. If, in future, we find that there are significant numbers of children signing up to our service, we will revisit our risk assessment in line with the Ofcom guidance for small low-risk services. </text:span></text:p>
                </text:list-item>
              </text:list>
            </table:table-cell>
          </table:table-row>
        </table:table>
        <text:p text:style-name="P10">Existing controls considered: </text:p>
        <table:table table:name="Table47" table:style-name="Table47">
          <table:table-column table:style-name="Table47.A"/>
          <table:table-row table:style-name="Table47.1">
            <table:table-cell table:style-name="Table47.A1" office:value-type="string">
              <text:list xml:id="list101023565000489" text:continue-list="list101023845090350" text:style-name="L3">
                <text:list-item>
                  <text:p text:style-name="P58">Account review: <text:span text:style-name="T19">All new account signups are reviewed before being accepted. Users must agree to the server rules before signing up for an account.</text:span></text:p>
                </text:list-item>
                <text:list-item>
                  <text:p text:style-name="P57">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58">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58">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48" table:style-name="Table48">
          <table:table-column table:style-name="Table48.A"/>
          <table:table-row table:style-name="Table48.1">
            <table:table-cell table:style-name="Table48.A1" office:value-type="string">
              <text:list xml:id="list101024021141367" text:continue-list="list101024250271898" text:style-name="L4">
                <text:list-item>
                  <text:p text:style-name="P70">The moderation team have never seen any content on the service <text:span text:style-name="T24">that </text:span><text:span text:style-name="T36">would constitute </text:span><text:span text:style-name="T37">illegal content in this area</text:span>, or received any moderation reports of such. </text:p>
                </text:list-item>
                <text:list-item>
                  <text:p text:style-name="P70"><text:span text:style-name="T37">Moreover, we are very protective role of our community, and the occasional report we do receive of haras</text:span><text:span text:style-name="T38">s</text:span><text:span text:style-name="T37">ment and abuse tends to result in the suspension of the abusive account in question, even if that content would not be considered illegal.</text:span></text:p>
                </text:list-item>
                <text:list-item>
                  <text:p text:style-name="P71">We will proactively defederate various servers which are known <text:span text:style-name="T28">or suspected </text:span>to allow <text:span text:style-name="T39">abusive behaviour</text:span>, and will maintain the list of defederated servers using a shared blocklist service.</text:p>
                </text:list-item>
              </text:list>
            </table:table-cell>
          </table:table-row>
        </table:table>
        <text:h text:style-name="P14" text:outline-level="3">Controlling or coercive behaviour</text:h>
        <text:p text:style-name="P6">Risk level:<text:tab/></text:p>
        <table:table table:name="Table49" table:style-name="Table49">
          <table:table-column table:style-name="Table49.A"/>
          <table:table-row table:style-name="Table49.1">
            <table:table-cell table:style-name="Table49.A1" office:value-type="string">
              <text:p text:style-name="P39">Low</text:p>
            </table:table-cell>
          </table:table-row>
        </table:table>
        <text:p text:style-name="P10">Risk factors considered:<text:span text:style-name="Default_20_Paragraph_20_Font"><text:span text:style-name="T9"> </text:span></text:span></text:p>
        <table:table table:name="Table50" table:style-name="Table50">
          <table:table-column table:style-name="Table50.A"/>
          <table:table-row table:style-name="Table50.1">
            <table:table-cell table:style-name="Table50.A1" office:value-type="string">
              <text:list xml:id="list101024804879728" text:continue-list="list101024402930744" text:style-name="L5">
                <text:list-item>
                  <text:p text:style-name="P48"><text:span text:style-name="T11">Anonymous user profiles: </text:span><text:span text:style-name="T26">Several </text:span><text:span text:style-name="T40">f</text:span>unctionalities enable monitoring practices. The most prominent are fake user profiles, which perpetrators can use to impersonate victims and survivors, as well as other individuals, to gain access to the target’s account, as well as to monitor and harass victims and survivors.</text:p>
                </text:list-item>
                <text:list-item>
                  <text:p text:style-name="P48"><text:span text:style-name="T11">Users connections: </text:span><text:span text:style-name="T26">User connections allow users to build online networks around the perpetrators as well </text:span><text:span text:style-name="T19">as the victims and survivors. These networks can extend perpetrators’ ability to coerce and control victims and survivors, for example by creating an environment for public humiliation or getting contacts to join in with monitoring or harassment.</text:span></text:p>
                </text:list-item>
                <text:list-item>
                  <text:p text:style-name="P48"><text:span text:style-name="T11">Posting images or videos:</text:span><text:span text:style-name="T26"> Posting content gives perpetrators the ability to publicly post negative or personal </text:span>information about victims and survivors as well as to non-consensually share intimate images as part of campaigns of abuse.</text:p>
                </text:list-item>
              </text:list>
            </table:table-cell>
          </table:table-row>
        </table:table>
        <text:p text:style-name="P10">Additional characteristics considered: </text:p>
        <table:table table:name="Table51" table:style-name="Table51">
          <table:table-column table:style-name="Table51.A"/>
          <table:table-row table:style-name="Table51.1">
            <table:table-cell table:style-name="Table51.A1" office:value-type="string">
              <text:list text:style-name="L10">
                <text:list-item>
                  <text:p text:style-name="P72"><text:span text:style-name="T14">User base risk factors:</text:span> Due to its significance in coercive control and other offences affecting women in particular, user base demographics are included as a general risk factor in the risk profiles. This is partly because CCB sits within a wider culture of gendered violence and misogyny. Gender is a risk factor, with women being more commonly and more severely affected. In England and Wales, in the year ending March 2023, 73.5% of domestic abuse-related crimes were female, and between 2020 and 2022, 67.3% of domestic homicide victims were female.740 Young women, as well as women from minority ethnic and racial backgrounds, appear to be most at risk. Research indicates that disability and low socio-economic status can increase risk among women. While our evidence suggests that LGBTQ+ communities may be more at risk of CCB, more research is needed into possible ‘hidden groups’, which include male victims and survivors. </text:p>
                </text:list-item>
                <text:list-item>
                  <text:p text:style-name="P73">Business model:<text:span text:style-name="T19"> All costs are funded by donations from our community, through an open financial process. We do not sell or accept advertising on the server, </text:span><text:span text:style-name="T30">and we have no debt financing</text:span><text:span text:style-name="T19">.</text:span></text:p>
                </text:list-item>
                <text:list-item>
                  <text:p text:style-name="P74">Growth: <text:span text:style-name="T19">The server has no goals around growth, and we will resist growing too much. The main purpose of the service is as a simple starting point for users to try out a service which ideally they should self-host. We have organic growth as new users naturally find us through word of mouth, but we have no incentive to grow particularly large.</text:span></text:p>
                </text:list-item>
                <text:list-item>
                  <text:p text:style-name="P75"><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75">Demographics: <text:span text:style-name="T19">We do not collect statistics on our users’ personal circumstances or protected characteristics.</text:span><text:span text:style-name="T20"/></text:p>
                </text:list-item>
                <text:list-item>
                  <text:p text:style-name="P76">Accounts for under-18s:<text:span text:style-name="T19"> We do not check age on account signup, so it is possible that children could sign up for accounts. However, we </text:span><text:span text:style-name="T27">think that </text:span><text:span text:style-name="T19">the server is an </text:span><text:span text:style-name="T27">unlikely </text:span><text:span text:style-name="T19">place for children to join. If, in future, we find that there are significant numbers of children signing up to our service, we will revisit our risk assessment in line with the Ofcom guidance for small low-risk services. </text:span></text:p>
                </text:list-item>
              </text:list>
            </table:table-cell>
          </table:table-row>
        </table:table>
        <text:p text:style-name="P10">Existing controls considered: </text:p>
        <table:table table:name="Table52" table:style-name="Table52">
          <table:table-column table:style-name="Table52.A"/>
          <table:table-row table:style-name="Table52.1">
            <table:table-cell table:style-name="Table52.A1" office:value-type="string">
              <text:list xml:id="list101023448133313" text:continue-list="list101023565000489" text:style-name="L3">
                <text:list-item>
                  <text:p text:style-name="P77">Account review: <text:span text:style-name="T19">All new account signups are reviewed before being accepted. Users must agree to the server rules before signing up for an account.</text:span></text:p>
                </text:list-item>
                <text:list-item>
                  <text:p text:style-name="P7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77">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77">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53" table:style-name="Table53">
          <table:table-column table:style-name="Table53.A"/>
          <table:table-row table:style-name="Table53.1">
            <table:table-cell table:style-name="Table53.A1" office:value-type="string">
              <text:list xml:id="list101023893231873" text:continue-list="list101024021141367" text:style-name="L4">
                <text:list-item>
                  <text:p text:style-name="P79">The moderation team have never seen any content on the service <text:span text:style-name="T24">that falls into the </text:span><text:span text:style-name="T41">this category</text:span>, or received any moderation reports of such.</text:p>
                </text:list-item>
                <text:list-item>
                  <text:p text:style-name="P79">We will proactively defederate various servers which are known <text:span text:style-name="T28">or suspected </text:span>to allow <text:span text:style-name="T41">abusive behaviour</text:span>, and will maintain the list of defederated servers using a shared blocklist service.</text:p>
                </text:list-item>
              </text:list>
            </table:table-cell>
          </table:table-row>
        </table:table>
        <text:h text:style-name="P14" text:outline-level="3">Intimate image abuse</text:h>
        <text:p text:style-name="P6">Risk level:<text:tab/></text:p>
        <table:table table:name="Table54" table:style-name="Table54">
          <table:table-column table:style-name="Table54.A"/>
          <table:table-row table:style-name="Table54.1">
            <table:table-cell table:style-name="Table54.A1" office:value-type="string">
              <text:p text:style-name="P39">Low</text:p>
            </table:table-cell>
          </table:table-row>
        </table:table>
        <text:p text:style-name="P10">Risk factors considered:<text:span text:style-name="Default_20_Paragraph_20_Font"><text:span text:style-name="T9"> </text:span></text:span></text:p>
        <table:table table:name="Table55" table:style-name="Table55">
          <table:table-column table:style-name="Table55.A"/>
          <table:table-row table:style-name="Table55.1">
            <table:table-cell table:style-name="Table55.A1" office:value-type="string">
              <text:list xml:id="list101023870979606" text:continue-list="list101024804879728" text:style-name="L5">
                <text:list-item>
                  <text:p text:style-name="P48"><text:span text:style-name="T10">File-storage and file-sharing service: </text:span><text:span text:style-name="T19">Research indicates that intimate image abuse occurs particularly on adult (pornographic) services, social media services, and file-storage and file-sharing services.</text:span></text:p>
                </text:list-item>
                <text:list-item>
                  <text:p text:style-name="P48"><text:span text:style-name="T11">Posting images or videos:</text:span><text:span text:style-name="T26"> Intimate image abuse is primarily committed by posting images and videos where </text:span>perpetrators share intimate images non-consensually.</text:p>
                </text:list-item>
              </text:list>
            </table:table-cell>
          </table:table-row>
        </table:table>
        <text:p text:style-name="P10">Additional characteristics considered: </text:p>
        <table:table table:name="Table56" table:style-name="Table56">
          <table:table-column table:style-name="Table56.A"/>
          <table:table-row table:style-name="Table56.1">
            <table:table-cell table:style-name="Table56.A1" office:value-type="string">
              <text:list text:style-name="L11">
                <text:list-item>
                  <text:p text:style-name="P80"><text:span text:style-name="T14">User base risk factors:</text:span> Intimate image abuse is a gendered offence; women are more likely to be depicted in the images, and the person committing the offence is more likely to be a man. There is evidence that age can be a risk factor, with higher reported cases of intimate image abuse occurring among women aged 18 to 24. Other user groups that face an increased risk of intimate image abuse include people from minority ethnic and racial backgrounds. Additionally, research indicates that disability, cultural and linguistic diversity, sexual orientation and low socio-economic status can increase risk of and from intimate image abuse. </text:p>
                </text:list-item>
                <text:list-item>
                  <text:p text:style-name="P81">Business model:<text:span text:style-name="T19"> All costs are funded by donations from our community, through an open financial process. We do not sell or accept advertising on the server, </text:span><text:span text:style-name="T30">and we have no debt financing</text:span><text:span text:style-name="T19">.</text:span></text:p>
                </text:list-item>
                <text:list-item>
                  <text:p text:style-name="P82">Growth: <text:span text:style-name="T19">The server has no goals around growth, and we will resist growing too much. The main purpose of the service is as a simple starting point for users to try out a service which ideally they should self-host. We have organic growth as new users naturally find us through word of mouth, but we have no incentive to grow particularly large.</text:span></text:p>
                </text:list-item>
                <text:list-item>
                  <text:p text:style-name="P83"><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83">Demographics: <text:span text:style-name="T19">We do not collect statistics on our users’ personal circumstances or protected characteristics.</text:span><text:span text:style-name="T20"/></text:p>
                </text:list-item>
                <text:list-item>
                  <text:p text:style-name="P84">Accounts for under-18s:<text:span text:style-name="T19"> We do not check age on account signup, so it is possible that children could sign up for accounts. However, we </text:span><text:span text:style-name="T27">think that </text:span><text:span text:style-name="T19">the server is an </text:span><text:span text:style-name="T27">unlikely </text:span><text:span text:style-name="T19">place for children to join. If, in future, we find that there are significant numbers of children signing up to our service, we will revisit our risk assessment in line with the Ofcom guidance for small low-risk services. </text:span></text:p>
                </text:list-item>
              </text:list>
            </table:table-cell>
          </table:table-row>
        </table:table>
        <text:p text:style-name="P10">Existing controls considered: </text:p>
        <table:table table:name="Table57" table:style-name="Table57">
          <table:table-column table:style-name="Table57.A"/>
          <table:table-row table:style-name="Table57.1">
            <table:table-cell table:style-name="Table57.A1" office:value-type="string">
              <text:list xml:id="list101025205808672" text:continue-list="list101023448133313" text:style-name="L3">
                <text:list-item>
                  <text:p text:style-name="P77">Account review: <text:span text:style-name="T19">All new account signups are reviewed before being accepted. Users must agree to the server rules before signing up for an account.</text:span></text:p>
                </text:list-item>
                <text:list-item>
                  <text:p text:style-name="P7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77">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77">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58" table:style-name="Table58">
          <table:table-column table:style-name="Table58.A"/>
          <table:table-row table:style-name="Table58.1">
            <table:table-cell table:style-name="Table58.A1" office:value-type="string">
              <text:list xml:id="list101024945887553" text:continue-list="list101023893231873" text:style-name="L4">
                <text:list-item>
                  <text:p text:style-name="P85">The moderation team have never seen any content on the service <text:span text:style-name="T24">that falls into the </text:span><text:span text:style-name="T41">this category</text:span>, or received any moderation reports of such.</text:p>
                </text:list-item>
                <text:list-item>
                  <text:p text:style-name="P85">We will proactively defederate various servers which are known <text:span text:style-name="T28">or suspected </text:span>to allow <text:span text:style-name="T41">abusive behaviour</text:span>, and will maintain the list of defederated servers using a shared blocklist service.</text:p>
                </text:list-item>
              </text:list>
            </table:table-cell>
          </table:table-row>
        </table:table>
        <text:h text:style-name="P14" text:outline-level="3">Extreme pornography offence</text:h>
        <text:p text:style-name="P6">Risk level:<text:tab/></text:p>
        <table:table table:name="Table59" table:style-name="Table59">
          <table:table-column table:style-name="Table59.A"/>
          <table:table-row table:style-name="Table59.1">
            <table:table-cell table:style-name="Table59.A1" office:value-type="string">
              <text:p text:style-name="P39">Low</text:p>
            </table:table-cell>
          </table:table-row>
        </table:table>
        <text:p text:style-name="P10">Risk factors considered:<text:span text:style-name="Default_20_Paragraph_20_Font"><text:span text:style-name="T9"> </text:span></text:span></text:p>
        <table:table table:name="Table60" table:style-name="Table60">
          <table:table-column table:style-name="Table60.A"/>
          <table:table-row table:style-name="Table60.1">
            <table:table-cell table:style-name="Table60.A1" office:value-type="string">
              <text:list xml:id="list101024904593529" text:continue-list="list101023870979606" text:style-name="L5">
                <text:list-item>
                  <text:p text:style-name="P48"><text:span text:style-name="T11">User-generated content searching:</text:span><text:span text:style-name="T26"> The ability to search for user-generated content on user-to-user services may help </text:span><text:span text:style-name="T19">users find extreme pornography content.</text:span></text:p>
                </text:list-item>
              </text:list>
            </table:table-cell>
          </table:table-row>
        </table:table>
        <text:p text:style-name="P10">Additional characteristics considered: </text:p>
        <table:table table:name="Table61" table:style-name="Table61">
          <table:table-column table:style-name="Table61.A"/>
          <table:table-row table:style-name="Table61.1">
            <table:table-cell table:style-name="Table61.A1" office:value-type="string">
              <text:list text:style-name="L12">
                <text:list-item>
                  <text:p text:style-name="P86"><text:span text:style-name="T14">User base risk factors:</text:span> Insights about demographic risks tend to concern perpetrators rather than victims or survivors. Crime data indicates that the creation or posting of extreme pornographic content, which suggests also the viewing of this content, is primarily committed by men, which indicates that gender – in relation to having a male skewed user base – could be a risk factor. </text:p>
                </text:list-item>
                <text:list-item>
                  <text:p text:style-name="P87"><text:span text:style-name="T14">Business model risk factors:</text:span> The revenue models of some online user-to-user pornography services rely on ensuring a supply of new content to maintain and increase their user base. This applies to advertising and subscription-based revenue models, which can incentivise these services to allow content to be uploaded in the most ‘friction-free’ manner to maximise user engagement and minimise the cost of moderation. These services may, consequently, be less able to effectively detect and moderate extreme pornographic content.</text:p>
                </text:list-item>
                <text:list-item>
                  <text:p text:style-name="P88">Growth: <text:span text:style-name="T19">The server has no goals around growth, and we will resist growing too much. The main purpose of the service is as a simple starting point for users to try out a service which ideally they should self-host. We have organic growth as new users naturally find us through word of mouth, but we have no incentive to grow particularly large.</text:span></text:p>
                </text:list-item>
                <text:list-item>
                  <text:p text:style-name="P89"><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89">Demographics: <text:span text:style-name="T19">We do not collect statistics on our users’ personal circumstances or protected characteristics.</text:span><text:span text:style-name="T20"/></text:p>
                </text:list-item>
              </text:list>
            </table:table-cell>
          </table:table-row>
        </table:table>
        <text:p text:style-name="P10">Existing controls considered: </text:p>
        <table:table table:name="Table62" table:style-name="Table62">
          <table:table-column table:style-name="Table62.A"/>
          <table:table-row table:style-name="Table62.1">
            <table:table-cell table:style-name="Table62.A1" office:value-type="string">
              <text:list xml:id="list101023570818193" text:continue-list="list101025205808672" text:style-name="L3">
                <text:list-item>
                  <text:p text:style-name="P90">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1">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91">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63" table:style-name="Table63">
          <table:table-column table:style-name="Table63.A"/>
          <table:table-row table:style-name="Table63.1">
            <table:table-cell table:style-name="Table63.A1" office:value-type="string">
              <text:list xml:id="list101024514481619" text:continue-list="list101024945887553" text:style-name="L4">
                <text:list-item>
                  <text:p text:style-name="P92">The moderation team have never seen any content on the service <text:span text:style-name="T24">that falls into the </text:span><text:span text:style-name="T41">this category</text:span>, or received any moderation reports of such.</text:p>
                </text:list-item>
                <text:list-item>
                  <text:p text:style-name="P92">We will proactively defederate various servers which are known <text:span text:style-name="T28">or suspected </text:span>to allow <text:span text:style-name="T42">extreme content</text:span>, and will maintain the list of defederated servers using a shared blocklist service.</text:p>
                </text:list-item>
              </text:list>
            </table:table-cell>
          </table:table-row>
        </table:table>
        <text:h text:style-name="P14" text:outline-level="3">Sexual exploitation of adults</text:h>
        <text:p text:style-name="P6">Risk level:<text:tab/></text:p>
        <table:table table:name="Table64" table:style-name="Table64">
          <table:table-column table:style-name="Table64.A"/>
          <table:table-row table:style-name="Table64.1">
            <table:table-cell table:style-name="Table64.A1" office:value-type="string">
              <text:p text:style-name="P39">Low</text:p>
            </table:table-cell>
          </table:table-row>
        </table:table>
        <text:p text:style-name="P10">Risk factors considered:<text:span text:style-name="Default_20_Paragraph_20_Font"><text:span text:style-name="T9"> </text:span></text:span></text:p>
        <table:table table:name="Table65" table:style-name="Table65">
          <table:table-column table:style-name="Table65.A"/>
          <table:table-row table:style-name="Table65.1">
            <table:table-cell table:style-name="Table65.A1" office:value-type="string">
              <text:list xml:id="list101025140639599" text:continue-list="list101024904593529" text:style-name="L5">
                <text:list-item>
                  <text:p text:style-name="P48"><text:span text:style-name="T11">User profiles: </text:span><text:span text:style-name="T26">User profiles can be used to identify individuals. Amongst other f</text:span>unctionalities, this enables the commission of the offence of controlling a prostitute for gain.</text:p>
                </text:list-item>
              </text:list>
            </table:table-cell>
          </table:table-row>
        </table:table>
        <text:p text:style-name="P10">Additional characteristics considered: </text:p>
        <table:table table:name="Table66" table:style-name="Table66">
          <table:table-column table:style-name="Table66.A"/>
          <table:table-row table:style-name="Table66.1">
            <table:table-cell table:style-name="Table66.A1" office:value-type="string">
              <text:list text:style-name="L13">
                <text:list-item>
                  <text:p text:style-name="P93"><text:span text:style-name="T14">User base risk factors:</text:span> Gender and age of users are risk factors - there is evidence that women and younger people are more vulnerable to exploitation. Other user base demographics can also be risk factors; individuals with intellectual disabilities, language barriers or who are homeless are more vulnerable to exploitation.</text:p>
                </text:list-item>
                <text:list-item>
                  <text:p text:style-name="P94"><text:span text:style-name="T14">Business model risk factors: </text:span>Services that generate revenue through advertising can be at risk, as offenders may be able to use adverts to lure victims, who can then be coerced or controlled into sexual activities, and it has been recognised that some online services have profited from selling adverts for sexual services provided by potential victims and survivors of this kind of coercion and control. </text:p>
                </text:list-item>
                <text:list-item>
                  <text:p text:style-name="P95">Business model:<text:span text:style-name="T19"> All costs are funded by donations from our community, through an open financial process. We do not sell or accept advertising on the server, </text:span><text:span text:style-name="T30">and we have no debt financing</text:span><text:span text:style-name="T19">.</text:span></text:p>
                </text:list-item>
                <text:list-item>
                  <text:p text:style-name="P96"><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96">Demographics: <text:span text:style-name="T19">We do not collect statistics on our users’ personal circumstances or protected characteristics.</text:span><text:span text:style-name="T20"/></text:p>
                </text:list-item>
                <text:list-item>
                  <text:p text:style-name="P97">Accounts for under-18s:<text:span text:style-name="T19"> We do not check age on account signup, so it is possible that children could sign up for accounts. However, we </text:span><text:span text:style-name="T27">think that </text:span><text:span text:style-name="T19">the server is an </text:span><text:span text:style-name="T27">unlikely </text:span><text:span text:style-name="T19">place for children to join. If, in future, we find that there are significant numbers of children signing up to our service, we will revisit our risk assessment in line with the Ofcom guidance for small low-risk services. </text:span></text:p>
                </text:list-item>
              </text:list>
            </table:table-cell>
          </table:table-row>
        </table:table>
        <text:p text:style-name="P10">Existing controls considered: </text:p>
        <table:table table:name="Table67" table:style-name="Table67">
          <table:table-column table:style-name="Table67.A"/>
          <table:table-row table:style-name="Table67.1">
            <table:table-cell table:style-name="Table67.A1" office:value-type="string">
              <text:list xml:id="list101024455158696" text:continue-list="list101023570818193" text:style-name="L3">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99">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68" table:style-name="Table68">
          <table:table-column table:style-name="Table68.A"/>
          <table:table-row table:style-name="Table68.1">
            <table:table-cell table:style-name="Table68.A1" office:value-type="string">
              <text:list xml:id="list101025237333659" text:continue-list="list101024514481619" text:style-name="L4">
                <text:list-item>
                  <text:p text:style-name="P100">The moderation team have never seen any content on the service <text:span text:style-name="T24">that falls into the </text:span><text:span text:style-name="T41">this category</text:span>, or received any moderation reports of such.</text:p>
                </text:list-item>
              </text:list>
            </table:table-cell>
          </table:table-row>
        </table:table>
        <text:h text:style-name="P14" text:outline-level="3">Human trafficking</text:h>
        <text:p text:style-name="P6">Risk level:<text:tab/></text:p>
        <table:table table:name="Table69" table:style-name="Table69">
          <table:table-column table:style-name="Table69.A"/>
          <table:table-row table:style-name="Table69.1">
            <table:table-cell table:style-name="Table69.A1" office:value-type="string">
              <text:p text:style-name="P39">Low</text:p>
            </table:table-cell>
          </table:table-row>
        </table:table>
        <text:p text:style-name="P10">Risk factors considered:<text:span text:style-name="Default_20_Paragraph_20_Font"><text:span text:style-name="T9"> </text:span></text:span></text:p>
        <table:table table:name="Table70" table:style-name="Table70">
          <table:table-column table:style-name="Table70.A"/>
          <table:table-row table:style-name="Table70.1">
            <table:table-cell table:style-name="Table70.A1" office:value-type="string">
              <text:list xml:id="list101024725824240" text:continue-list="list101025140639599" text:style-name="L5">
                <text:list-item>
                  <text:p text:style-name="P48"><text:span text:style-name="T11">User profiles:</text:span><text:span text:style-name="T26"> User profiles, including fake profiles used to hide the perpetrator’s real identity and </text:span>manipulate a victim/survivor, can be exploited by a perpetrator looking to build trust with their victim.</text:p>
                </text:list-item>
                <text:list-item>
                  <text:p text:style-name="P48"><text:span text:style-name="T11">Posting images or videos:</text:span><text:span text:style-name="T26"> Posting content is also used to lure victims and promote illegal services in human </text:span>trafficking offence.</text:p>
                </text:list-item>
              </text:list>
            </table:table-cell>
          </table:table-row>
        </table:table>
        <text:p text:style-name="P10">Additional characteristics considered: </text:p>
        <table:table table:name="Table71" table:style-name="Table71">
          <table:table-column table:style-name="Table71.A"/>
          <table:table-row table:style-name="Table71.1">
            <table:table-cell table:style-name="Table71.A1" office:value-type="string">
              <text:list text:style-name="L14">
                <text:list-item>
                  <text:p text:style-name="P101"><text:span text:style-name="T14">Business model risk factors:</text:span> Services providing classified listings or other advertising opportunities may increase risk, as the services are incentivised to maximise advertising revenues. The opportunity to advertise can be used by traffickers to reach and attract potential victims, who can then be lured into a situation where they are captured, controlled and coerced. Where sex workers are victims of human trafficking, online listings that advertise sex workers’ services may also present a risk of facilitating human trafficking.</text:p>
                </text:list-item>
                <text:list-item>
                  <text:p text:style-name="P102">Business model:<text:span text:style-name="T19"> All costs are funded by donations from our community, through an open financial process. We do not sell or accept advertising on the server, </text:span><text:span text:style-name="T30">and we have no debt financing</text:span><text:span text:style-name="T19">.</text:span></text:p>
                </text:list-item>
                <text:list-item>
                  <text:p text:style-name="P103"><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103">Demographics: <text:span text:style-name="T19">We do not collect statistics on our users’ personal circumstances or protected characteristics.</text:span><text:span text:style-name="T20"/></text:p>
                </text:list-item>
              </text:list>
            </table:table-cell>
          </table:table-row>
        </table:table>
        <text:p text:style-name="P10">Existing controls considered: </text:p>
        <table:table table:name="Table72" table:style-name="Table72">
          <table:table-column table:style-name="Table72.A"/>
          <table:table-row table:style-name="Table72.1">
            <table:table-cell table:style-name="Table72.A1" office:value-type="string">
              <text:list xml:id="list101025464460809" text:continue-list="list101024455158696" text:style-name="L3">
                <text:list-item>
                  <text:p text:style-name="P99">Account review: <text:span text:style-name="T19">All new account signups are reviewed before being accepted. Users must agree to the server rules before signing up for an account.</text:span></text:p>
                </text:list-item>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64">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73" table:style-name="Table73">
          <table:table-column table:style-name="Table73.A"/>
          <table:table-row table:style-name="Table73.1">
            <table:table-cell table:style-name="Table73.A1" office:value-type="string">
              <text:list xml:id="list101023817138212" text:continue-list="list101025237333659" text:style-name="L4">
                <text:list-item>
                  <text:p text:style-name="P104">The moderation team have never seen any content on the service <text:span text:style-name="T24">that falls into the </text:span><text:span text:style-name="T41">this category</text:span>, or received any moderation reports of such.</text:p>
                </text:list-item>
              </text:list>
            </table:table-cell>
          </table:table-row>
        </table:table>
        <text:h text:style-name="P14" text:outline-level="3">Unlawful immigration</text:h>
        <text:p text:style-name="P6">Risk level:<text:tab/></text:p>
        <table:table table:name="Table74" table:style-name="Table74">
          <table:table-column table:style-name="Table74.A"/>
          <table:table-row table:style-name="Table74.1">
            <table:table-cell table:style-name="Table74.A1" office:value-type="string">
              <text:p text:style-name="P39">Low</text:p>
            </table:table-cell>
          </table:table-row>
        </table:table>
        <text:p text:style-name="P10">Risk factors considered:<text:span text:style-name="Default_20_Paragraph_20_Font"><text:span text:style-name="T9"> </text:span></text:span></text:p>
        <table:table table:name="Table75" table:style-name="Table75">
          <table:table-column table:style-name="Table75.A"/>
          <table:table-row table:style-name="Table75.1">
            <table:table-cell table:style-name="Table75.A1" office:value-type="string">
              <text:list xml:id="list101023981087572" text:continue-list="list101024725824240" text:style-name="L5">
                <text:list-item>
                  <text:p text:style-name="P48"><text:span text:style-name="T11">User profiles: </text:span><text:span text:style-name="T26">In the case of both unlawf</text:span>ul immigration and human trafficking offences, user profiles can be exploited by a perpetrator looking to build trust with their victim.</text:p>
                </text:list-item>
                <text:list-item>
                  <text:p text:style-name="P48"><text:span text:style-name="T11">Posting images or videos:</text:span><text:span text:style-name="T26"> Posting content is also used to promote illegal services. Posting content could also be </text:span>used by a smuggler to build trust in the journey’s safety.</text:p>
                </text:list-item>
              </text:list>
            </table:table-cell>
          </table:table-row>
        </table:table>
        <text:p text:style-name="P10">Additional characteristics considered: </text:p>
        <table:table table:name="Table76" table:style-name="Table76">
          <table:table-column table:style-name="Table76.A"/>
          <table:table-row table:style-name="Table76.1">
            <table:table-cell table:style-name="Table76.A1" office:value-type="string">
              <text:p text:style-name="P105"/>
            </table:table-cell>
          </table:table-row>
        </table:table>
        <text:p text:style-name="P10">Existing controls considered: </text:p>
        <table:table table:name="Table77" table:style-name="Table77">
          <table:table-column table:style-name="Table77.A"/>
          <table:table-row table:style-name="Table77.1">
            <table:table-cell table:style-name="Table77.A1" office:value-type="string">
              <text:list xml:id="list101024654940986" text:continue-list="list101025464460809" text:style-name="L3">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64">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78" table:style-name="Table78">
          <table:table-column table:style-name="Table78.A"/>
          <table:table-row table:style-name="Table78.1">
            <table:table-cell table:style-name="Table78.A1" office:value-type="string">
              <text:list xml:id="list101024949536647" text:continue-list="list101023817138212" text:style-name="L4">
                <text:list-item>
                  <text:p text:style-name="P106">The moderation team have never seen any content on the service <text:span text:style-name="T24">that falls into the </text:span><text:span text:style-name="T41">this category</text:span>, or received any moderation reports of such.</text:p>
                </text:list-item>
              </text:list>
            </table:table-cell>
          </table:table-row>
        </table:table>
        <text:h text:style-name="P14" text:outline-level="3">Fraud and financial services offences </text:h>
        <text:p text:style-name="P6">Risk level:<text:tab/></text:p>
        <table:table table:name="Table79" table:style-name="Table79">
          <table:table-column table:style-name="Table79.A"/>
          <table:table-row table:style-name="Table79.1">
            <table:table-cell table:style-name="Table79.A1" office:value-type="string">
              <text:p text:style-name="P39">Low</text:p>
            </table:table-cell>
          </table:table-row>
        </table:table>
        <text:p text:style-name="P10">Risk factors considered:<text:span text:style-name="Default_20_Paragraph_20_Font"><text:span text:style-name="T9"> </text:span></text:span></text:p>
        <table:table table:name="Table80" table:style-name="Table80">
          <table:table-column table:style-name="Table80.A"/>
          <table:table-row table:style-name="Table80.1">
            <table:table-cell table:style-name="Table80.A1" office:value-type="string">
              <text:list xml:id="list101025154666443" text:continue-list="list101023981087572" text:style-name="L5">
                <text:list-item>
                  <text:p text:style-name="P48"><text:span text:style-name="T11">User profiles:</text:span><text:span text:style-name="T26"> The information on user profiles can also be used by fraudsters to identify potential </text:span>victims, such as high net-worth individuals or those who are looking to make connections, for instance on online dating services.</text:p>
                </text:list-item>
                <text:list-item>
                  <text:p text:style-name="P48"><text:span text:style-name="T11">Anonymous user profiles: </text:span><text:span text:style-name="T26">The ability to create fake user profiles on a user-to-user service can be used to commit </text:span><text:span text:style-name="T19">or facilitate fraud. This allows fraudsters to conceal their identity and impersonate legitimate entities such as banks, insurance providers or financial advisors to add legitimacy to false claims.</text:span></text:p>
                </text:list-item>
                <text:list-item>
                  <text:p text:style-name="P48"><text:span text:style-name="T11">Users connections: </text:span><text:span text:style-name="T26">Fraudsters will make use of people who have a large number of</text:span> <text:span text:style-name="T43">user connections to </text:span>achieve their aims.</text:p>
                </text:list-item>
                <text:list-item>
                  <text:p text:style-name="P48"><text:span text:style-name="T11">User-generated content searching: </text:span><text:span text:style-name="T26">Searching for user-generated content can enable fraudsters or potential </text:span>fraudsters to find posts offering to supply information, advice and articles such as stolen bank details which support the commission of fraud.</text:p>
                </text:list-item>
                <text:list-item>
                  <text:p text:style-name="P48"><text:span text:style-name="T11">Hyperlinking: </text:span><text:span text:style-name="T26">The f</text:span><text:span text:style-name="T19">unctionality of hyperlinking enables fraudsters to redirect victims to webpages outside of the original service which can then facilitate scams such as purchase scams, advance-fee scams and impersonation scams if the victim shares their personal information or have malicious programmes downloaded onto their device.</text:span></text:p>
                </text:list-item>
              </text:list>
            </table:table-cell>
          </table:table-row>
        </table:table>
        <text:p text:style-name="P10">Additional characteristics considered: </text:p>
        <table:table table:name="Table81" table:style-name="Table81">
          <table:table-column table:style-name="Table81.A"/>
          <table:table-row table:style-name="Table81.1">
            <table:table-cell table:style-name="Table81.A1" office:value-type="string">
              <text:list text:style-name="L15">
                <text:list-item>
                  <text:p text:style-name="P107"><text:span text:style-name="T14">User base risk factors:</text:span> Online services with a large user base can help fraudsters reach large numbers of potential victims at low cost with minimal effort. In addition, a large user base risks amplifying the initial reach of fraudulent content to an even bigger potential audience via a higher volume of content reactions, posts and re-posts. Anyone online, of any age, can be a potential victim of fraud; including being targeted for a specific type. Those who are likely to have the least financial resilience (for instance, those less able to withstand financial shocks) may fall victim more easily to some specific scams where the supposed gains are promised quickly. Scams include purchase scams offering cheap goods, and loan-fee scams which appear to peak at periods of financial difficulty. In contrast, investment scams, for example, tend to target older age groups with greater disposable income, as well as low-capital individuals attracted by the promise of large returns. People who have experienced mental health challenges are also more likely to have been a victim of an online scam. Low levels of media literacy may also be a significant factor when assessing the risks of harm. Research suggests that users do not always have the critical skills to recognise fake propositions.</text:p>
                </text:list-item>
                <text:list-item>
                  <text:p text:style-name="P108">Business model:<text:span text:style-name="T19"> All costs are funded by donations from our community, through an open financial process. We do not sell or accept advertising on the server, </text:span><text:span text:style-name="T30">and we have no debt financing</text:span><text:span text:style-name="T19">.</text:span></text:p>
                </text:list-item>
                <text:list-item>
                  <text:p text:style-name="P109">Growth: <text:span text:style-name="T19">The server has no goals around growth, and we will resist growing too much. The main purpose of the service is as a simple starting point for users to try out a service which ideally they should self-host. We have organic growth as new users naturally find us through word of mouth, but we have no incentive to grow particularly large.</text:span></text:p>
                </text:list-item>
                <text:list-item>
                  <text:p text:style-name="P110"><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110">Demographics: <text:span text:style-name="T19">We do not collect statistics on our users’ personal circumstances or protected characteristics.</text:span><text:span text:style-name="T20"/></text:p>
                </text:list-item>
              </text:list>
            </table:table-cell>
          </table:table-row>
        </table:table>
        <text:p text:style-name="P10">Existing controls considered: </text:p>
        <table:table table:name="Table82" table:style-name="Table82">
          <table:table-column table:style-name="Table82.A"/>
          <table:table-row table:style-name="Table82.1">
            <table:table-cell table:style-name="Table82.A1" office:value-type="string">
              <text:list xml:id="list101023818050771" text:continue-list="list101024654940986" text:style-name="L3">
                <text:list-item>
                  <text:p text:style-name="P99">Account review: <text:span text:style-name="T19">All new account signups are reviewed before being accepted. Users must agree to the server rules before signing up for an account.</text:span></text:p>
                </text:list-item>
                <text:list-item>
                  <text:p text:style-name="P99"><text:span text:style-name="T19"/></text:p>
                </text:list-item>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64">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83" table:style-name="Table83">
          <table:table-column table:style-name="Table83.A"/>
          <table:table-row table:style-name="Table83.1">
            <table:table-cell table:style-name="Table83.A1" office:value-type="string">
              <text:list xml:id="list101023955153594" text:continue-list="list101024949536647" text:style-name="L4">
                <text:list-item>
                  <text:p text:style-name="P111">The moderation team have never seen any content on the service <text:span text:style-name="T24">that falls into the </text:span><text:span text:style-name="T41">this category</text:span>, or received any moderation reports of such.</text:p>
                </text:list-item>
                <text:list-item>
                  <text:p text:style-name="P111">We will proactively defederate various servers which are known to allow <text:span text:style-name="T44">or be vectors for spam and catfishing</text:span>, and will maintain the list of defederated servers using a shared blocklist service.</text:p>
                </text:list-item>
              </text:list>
            </table:table-cell>
          </table:table-row>
        </table:table>
        <text:h text:style-name="P14" text:outline-level="3">Proceeds of crime</text:h>
        <text:p text:style-name="P6">Risk level:<text:tab/></text:p>
        <table:table table:name="Table84" table:style-name="Table84">
          <table:table-column table:style-name="Table84.A"/>
          <table:table-row table:style-name="Table84.1">
            <table:table-cell table:style-name="Table84.A1" office:value-type="string">
              <text:p text:style-name="P39">Low</text:p>
            </table:table-cell>
          </table:table-row>
        </table:table>
        <text:p text:style-name="P10">Risk factors considered:<text:span text:style-name="Default_20_Paragraph_20_Font"><text:span text:style-name="T9"> </text:span></text:span></text:p>
        <table:table table:name="Table85" table:style-name="Table85">
          <table:table-column table:style-name="Table85.A"/>
          <table:table-row table:style-name="Table85.1">
            <table:table-cell table:style-name="Table85.A1" office:value-type="string">
              <text:list xml:id="list101023587858608" text:continue-list="list101025154666443" text:style-name="L5">
                <text:list-item>
                  <text:p text:style-name="P48"><text:span text:style-name="T11">User profiles:</text:span><text:span text:style-name="T26"> User profiles, and the information displayed on them, can be used by perpetrators to </text:span><text:span text:style-name="T19">gather information surrounding a potential victim.</text:span></text:p>
                </text:list-item>
                <text:list-item>
                  <text:p text:style-name="P48"><text:span text:style-name="T11">Anonymous user profiles: </text:span><text:span text:style-name="T26">The ability to create fake user profiles can make it harder to trace money mule </text:span><text:span text:style-name="T19">recruiters and individuals posting fake job opportunities on legitimate job sites.</text:span></text:p>
                </text:list-item>
                <text:list-item>
                  <text:p text:style-name="P48"><text:span text:style-name="T11">User-generated content searching:</text:span><text:span text:style-name="T26"> Recruiters of money mules will use user-to-user services to contact potential victims </text:span>easily and directly. Direct messaging can be used by recruiters to directly contact potential money mules, often using specific phrases to attract people. The functionality of user-generated content searching can also enable victims to initiate contact. Potential victims can respond to a post offering the chance to make money after searching for relevant content or seeing a misleading job opportunity.</text:p>
                </text:list-item>
              </text:list>
            </table:table-cell>
          </table:table-row>
        </table:table>
        <text:p text:style-name="P10">Additional characteristics considered: </text:p>
        <table:table table:name="Table86" table:style-name="Table86">
          <table:table-column table:style-name="Table86.A"/>
          <table:table-row table:style-name="Table86.1">
            <table:table-cell table:style-name="Table86.A1" office:value-type="string">
              <text:list text:style-name="L16">
                <text:list-item>
                  <text:p text:style-name="P112"><text:span text:style-name="T14">User base risk factors:</text:span> Online services with large user bases are particularly attractive to fraudsters (including money mule recruiters) as they make it easy for them to reach large numbers of people at low cost, with minimal effort. In addition, a large user base can make it more likely that the initial reach of fraudulent content will be shared with a larger audience through likes, shares and re-shares. Services which make use of large, open groups of users will also be attractive to mule recruiters as they tend to add legitimacy to criminals. Services with a large user base are more likely to provide such groups. Our evidence also shows that individuals from lower-income households and from certain minority groups may be more at risk of harm from this offence. Young adults were also seen to be more at risk as they sometimes have lower financial resilience and are more likely to have “clean” accounts. This could lead them to fall victims to potential money mule recruiters with the promise of money.</text:p>
                </text:list-item>
                <text:list-item>
                  <text:p text:style-name="P113"><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
            </table:table-cell>
          </table:table-row>
        </table:table>
        <text:p text:style-name="P10">Existing controls considered: </text:p>
        <table:table table:name="Table87" table:style-name="Table87">
          <table:table-column table:style-name="Table87.A"/>
          <table:table-row table:style-name="Table87.1">
            <table:table-cell table:style-name="Table87.A1" office:value-type="string">
              <text:list xml:id="list101025153043321" text:continue-list="list101023818050771" text:style-name="L3">
                <text:list-item>
                  <text:p text:style-name="P99">Account review: <text:span text:style-name="T19">All new account signups are reviewed before being accepted. Users must agree to the server rules before signing up for an account.</text:span></text:p>
                </text:list-item>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64">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88" table:style-name="Table88">
          <table:table-column table:style-name="Table88.A"/>
          <table:table-row table:style-name="Table88.1">
            <table:table-cell table:style-name="Table88.A1" office:value-type="string">
              <text:list xml:id="list101023732624960" text:continue-list="list101023955153594" text:style-name="L4">
                <text:list-item>
                  <text:p text:style-name="P114">The moderation team have never seen any content on the service <text:span text:style-name="T24">that falls into the </text:span><text:span text:style-name="T41">this category</text:span>, or received any moderation reports of such.</text:p>
                </text:list-item>
              </text:list>
            </table:table-cell>
          </table:table-row>
        </table:table>
        <text:h text:style-name="P14" text:outline-level="3">Drugs and psychoactive substances</text:h>
        <text:p text:style-name="P6">Risk level:<text:tab/></text:p>
        <table:table table:name="Table89" table:style-name="Table89">
          <table:table-column table:style-name="Table89.A"/>
          <table:table-row table:style-name="Table89.1">
            <table:table-cell table:style-name="Table89.A1" office:value-type="string">
              <text:p text:style-name="P39">Low</text:p>
            </table:table-cell>
          </table:table-row>
        </table:table>
        <text:p text:style-name="P10">Risk factors considered:<text:span text:style-name="Default_20_Paragraph_20_Font"><text:span text:style-name="T9"> </text:span></text:span></text:p>
        <table:table table:name="Table90" table:style-name="Table90">
          <table:table-column table:style-name="Table90.A"/>
          <table:table-row table:style-name="Table90.1">
            <table:table-cell table:style-name="Table90.A1" office:value-type="string">
              <text:list xml:id="list101024348001461" text:continue-list="list101023587858608" text:style-name="L5">
                <text:list-item>
                  <text:p text:style-name="P48"><text:span text:style-name="T11">User profiles: </text:span><text:span text:style-name="T26">Users often have to connect with potential dealers through user connections before </text:span><text:span text:style-name="T19">viewing their user profiles and associated content. It is also common for suspected dealers to connect with one another, which may provide another way for users to find user profiles offering drugs for sale.</text:span></text:p>
                </text:list-item>
                <text:list-item>
                  <text:p text:style-name="P48"><text:span text:style-name="T11">Users connections:</text:span><text:span text:style-name="T26"> Users often have to connect with potential dealers through user connections before </text:span>viewing their user profiles and associated content. It is also common for suspected dealers to connect with one another which may provide another way for users to find user profiles offering drugs for sale.</text:p>
                </text:list-item>
                <text:list-item>
                  <text:p text:style-name="P48"><text:span text:style-name="T11">Posting images or videos:</text:span><text:span text:style-name="T26"> The ability to post content, in particular images and emojis, as well as post goods and </text:span>services for sale, have been identified as important functionalities in the supply of drugs and psychoactive substances online as these can be used to promote drugs and signpost potential buyers. User-generated content searching is a popular way for users to find illicit drugs and psychoactive substances. Menus or images depicting the products for sale can be posted on services or in closed user groups.</text:p>
                </text:list-item>
                <text:list-item>
                  <text:p text:style-name="P48"><text:span text:style-name="T11">User-generated content searching: </text:span><text:span text:style-name="T26">User-generated content searching is a popular way for users to find illicit drugs and </text:span><text:span text:style-name="T19">psychoactive substances. Menus or images depicting the products for sale can be posted on services, or in closed user groups.</text:span></text:p>
                </text:list-item>
                <text:list-item>
                  <text:p text:style-name="P48"><text:span text:style-name="T11">Hyperlinking: </text:span><text:span text:style-name="T26">Hyperlinking and user-generated content searching can be popular methodologies for </text:span>linking users to additional illicit content.</text:p>
                </text:list-item>
              </text:list>
            </table:table-cell>
          </table:table-row>
        </table:table>
        <text:p text:style-name="P10">Additional characteristics considered: </text:p>
        <table:table table:name="Table91" table:style-name="Table91">
          <table:table-column table:style-name="Table91.A"/>
          <table:table-row table:style-name="Table91.1">
            <table:table-cell table:style-name="Table91.A1" office:value-type="string">
              <text:list text:style-name="L17">
                <text:list-item>
                  <text:p text:style-name="P115"><text:span text:style-name="T14">User base risk factors:</text:span> Under-18s tend to receive more content promoting drugs on certain social media services than over-18s and therefore our research has identified age and potentially gender as a risk factor. Gender is not necessarily a defining factor for users who sell and purchase drugs and psychoactive substances online. However, men tended to see more Class A drugs promoted online than women. </text:p>
                </text:list-item>
                <text:list-item>
                  <text:p text:style-name="P116"><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116">Demographics: <text:span text:style-name="T19">We do not collect statistics on our users’ personal circumstances or protected characteristics.</text:span><text:span text:style-name="T20"/></text:p>
                </text:list-item>
                <text:list-item>
                  <text:p text:style-name="P117">Accounts for under-18s:<text:span text:style-name="T19"> We do not check age on account signup, so it is possible that children could sign up for accounts. However, we </text:span><text:span text:style-name="T27">think that </text:span><text:span text:style-name="T19">the server is an </text:span><text:span text:style-name="T27">unlikely </text:span><text:span text:style-name="T19">place for children to join. If, in future, we find that there are significant numbers of children signing up to our service, we will revisit our risk assessment in line with the Ofcom guidance for small low-risk services. </text:span></text:p>
                </text:list-item>
              </text:list>
            </table:table-cell>
          </table:table-row>
        </table:table>
        <text:p text:style-name="P10">Existing controls considered: </text:p>
        <table:table table:name="Table92" table:style-name="Table92">
          <table:table-column table:style-name="Table92.A"/>
          <table:table-row table:style-name="Table92.1">
            <table:table-cell table:style-name="Table92.A1" office:value-type="string">
              <text:list xml:id="list101024915740868" text:continue-list="list101025153043321" text:style-name="L3">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64">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93" table:style-name="Table93">
          <table:table-column table:style-name="Table93.A"/>
          <table:table-row table:style-name="Table93.1">
            <table:table-cell table:style-name="Table93.A1" office:value-type="string">
              <text:list xml:id="list101025018655208" text:continue-list="list101023732624960" text:style-name="L4">
                <text:list-item>
                  <text:p text:style-name="P118">The moderation team have never seen any content on the service <text:span text:style-name="T24">that falls into the </text:span><text:span text:style-name="T41">this category</text:span>, or received any moderation reports of such.</text:p>
                </text:list-item>
              </text:list>
            </table:table-cell>
          </table:table-row>
        </table:table>
        <text:h text:style-name="P14" text:outline-level="3">Firearms, knives and other weapons</text:h>
        <text:p text:style-name="P6">Risk level:<text:tab/></text:p>
        <table:table table:name="Table94" table:style-name="Table94">
          <table:table-column table:style-name="Table94.A"/>
          <table:table-row table:style-name="Table94.1">
            <table:table-cell table:style-name="Table94.A1" office:value-type="string">
              <text:p text:style-name="P39">Low</text:p>
            </table:table-cell>
          </table:table-row>
        </table:table>
        <text:p text:style-name="P10">Risk factors considered:<text:span text:style-name="Default_20_Paragraph_20_Font"><text:span text:style-name="T9"> </text:span></text:span></text:p>
        <table:table table:name="Table95" table:style-name="Table95">
          <table:table-column table:style-name="Table95.A"/>
          <table:table-row table:style-name="Table95.1">
            <table:table-cell table:style-name="Table95.A1" office:value-type="string">
              <text:list xml:id="list101023790134799" text:continue-list="list101024348001461" text:style-name="L5">
                <text:list-item>
                  <text:p text:style-name="P48"><text:span text:style-name="T11">User-generated content searching:</text:span><text:span text:style-name="T26"> The ability to post goods or services for sale enables users to sell, market and purchase </text:span><text:span text:style-name="T19">firearms and weapons, while user-generated content searching can allow them to find firearms and weapons.</text:span></text:p>
                </text:list-item>
              </text:list>
            </table:table-cell>
          </table:table-row>
        </table:table>
        <text:p text:style-name="P10">Additional characteristics considered: </text:p>
        <table:table table:name="Table96" table:style-name="Table96">
          <table:table-column table:style-name="Table96.A"/>
          <table:table-row table:style-name="Table96.1">
            <table:table-cell table:style-name="Table96.A1" office:value-type="string">
              <text:list text:style-name="L18">
                <text:list-item>
                  <text:p text:style-name="P119"><text:span text:style-name="Default_20_Paragraph_20_Font"><text:span text:style-name="T45">User base risk factors:</text:span></text:span><text:span text:style-name="Default_20_Paragraph_20_Font"><text:span text:style-name="T46"> The involvement of young people inadvertently and accidentally in knife and weapon crime signifies that age is a potential risk factor. Likewise, crime data for knife and weapons offences shows that gender could also be an important influencing feature, with most offenders and victims of weapons offences being men and boys.</text:span></text:span></text:p>
                </text:list-item>
                <text:list-item>
                  <text:p text:style-name="P119"><text:span text:style-name="Default_20_Paragraph_20_Font"><text:span text:style-name="T47">Accounts for under-18s:</text:span></text:span><text:span text:style-name="Default_20_Paragraph_20_Font"><text:span text:style-name="T48"> We do not check age on account signup, so it is possible that children could sign up for accounts. However, we </text:span></text:span><text:span text:style-name="Default_20_Paragraph_20_Font"><text:span text:style-name="T49">think that </text:span></text:span><text:span text:style-name="Default_20_Paragraph_20_Font"><text:span text:style-name="T48">the server is an </text:span></text:span><text:span text:style-name="Default_20_Paragraph_20_Font"><text:span text:style-name="T49">unlikely </text:span></text:span><text:span text:style-name="Default_20_Paragraph_20_Font"><text:span text:style-name="T48">place for children to join. If, in future, we find that there are significant numbers of children signing up to our service, we will revisit our risk assessment in line with the Ofcom guidance for small low-risk services. </text:span></text:span></text:p>
                </text:list-item>
              </text:list>
            </table:table-cell>
          </table:table-row>
        </table:table>
        <text:p text:style-name="P10">Existing controls considered: </text:p>
        <table:table table:name="Table97" table:style-name="Table97">
          <table:table-column table:style-name="Table97.A"/>
          <table:table-row table:style-name="Table97.1">
            <table:table-cell table:style-name="Table97.A1" office:value-type="string">
              <text:list xml:id="list101025264898397" text:continue-list="list101024915740868" text:style-name="L3">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99">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98" table:style-name="Table98">
          <table:table-column table:style-name="Table98.A"/>
          <table:table-row table:style-name="Table98.1">
            <table:table-cell table:style-name="Table98.A1" office:value-type="string">
              <text:list xml:id="list101023609696772" text:continue-list="list101025018655208" text:style-name="L4">
                <text:list-item>
                  <text:p text:style-name="P120">The moderation team have never seen any content on the service <text:span text:style-name="T24">that falls into the </text:span><text:span text:style-name="T41">this category</text:span>, or received any moderation reports of such.</text:p>
                </text:list-item>
              </text:list>
            </table:table-cell>
          </table:table-row>
        </table:table>
        <text:h text:style-name="P14" text:outline-level="3">Encouraging or assisting suicide (or attempted suicide)</text:h>
        <text:p text:style-name="P6">Risk level:<text:tab/></text:p>
        <table:table table:name="Table99" table:style-name="Table99">
          <table:table-column table:style-name="Table99.A"/>
          <table:table-row table:style-name="Table99.1">
            <table:table-cell table:style-name="Table99.A1" office:value-type="string">
              <text:p text:style-name="P39">Low</text:p>
            </table:table-cell>
          </table:table-row>
        </table:table>
        <text:p text:style-name="P10">Risk factors considered:<text:span text:style-name="Default_20_Paragraph_20_Font"><text:span text:style-name="T9"> </text:span></text:span></text:p>
        <table:table table:name="Table100" table:style-name="Table100">
          <table:table-column table:style-name="Table100.A"/>
          <table:table-row table:style-name="Table100.1">
            <table:table-cell table:style-name="Table100.A1" office:value-type="string">
              <text:list xml:id="list101023461337757" text:continue-list="list101023790134799" text:style-name="L5">
                <text:list-item>
                  <text:p text:style-name="P48"><text:span text:style-name="T11">Posting images or videos:</text:span><text:span text:style-name="T26"> The ability to post content and re-post or forward content can allow users to connect </text:span>with others who are experiencing similar thoughts or behaviours in a beneficial way. It can also be used to disseminate harmful suicide and self-harm content.</text:p>
                </text:list-item>
              </text:list>
            </table:table-cell>
          </table:table-row>
        </table:table>
        <text:p text:style-name="P10">Additional characteristics considered: </text:p>
        <table:table table:name="Table101" table:style-name="Table101">
          <table:table-column table:style-name="Table101.A"/>
          <table:table-row table:style-name="Table101.1">
            <table:table-cell table:style-name="Table101.A1" office:value-type="string">
              <text:list text:style-name="L19">
                <text:list-item>
                  <text:p text:style-name="P121"><text:span text:style-name="T14">User base risk factors:</text:span> Small and large user base sizes can pose risks for different reasons. With a larger user base, more people risk encountering this content, while smaller user bases can encourage the sharing of specialised and extreme content relating to suicide. Users who are in vulnerable circumstances such as such as those suffering with their mental health and who might be experiencing thoughts of suicide or self harm are more likely than other users to be at risk from the effects of this type of content. Age is also a potential risk factor. Our evidence suggests that young people are more likely to encounter this content, to use the internet for suicide-related purposes, and to be susceptible to copycat behaviour. </text:p>
                </text:list-item>
                <text:list-item>
                  <text:p text:style-name="P122"><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122">Demographics: <text:span text:style-name="T19">We do not collect statistics on our users’ personal circumstances or protected characteristics.</text:span><text:span text:style-name="T20"/></text:p>
                </text:list-item>
                <text:list-item>
                  <text:p text:style-name="P123">Accounts for under-18s:<text:span text:style-name="T19"> We do not check age on account signup, so it is possible that children could sign up for accounts. However, we </text:span><text:span text:style-name="T27">think that </text:span><text:span text:style-name="T19">the server is an </text:span><text:span text:style-name="T27">unlikely </text:span><text:span text:style-name="T19">place for children to join. If, in future, we find that there are significant numbers of children signing up to our service, we will revisit our risk assessment in line with the Ofcom guidance for small low-risk services. </text:span></text:p>
                </text:list-item>
              </text:list>
            </table:table-cell>
          </table:table-row>
        </table:table>
        <text:p text:style-name="P10">Existing controls considered: </text:p>
        <table:table table:name="Table102" table:style-name="Table102">
          <table:table-column table:style-name="Table102.A"/>
          <table:table-row table:style-name="Table102.1">
            <table:table-cell table:style-name="Table102.A1" office:value-type="string">
              <text:list xml:id="list101025021126771" text:continue-list="list101025264898397" text:style-name="L3">
                <text:list-item>
                  <text:p text:style-name="P99">Account review: <text:span text:style-name="T19">All new account signups are reviewed before being accepted. Users must agree to the server rules before signing up for an account.</text:span></text:p>
                </text:list-item>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99">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103" table:style-name="Table103">
          <table:table-column table:style-name="Table103.A"/>
          <table:table-row table:style-name="Table103.1">
            <table:table-cell table:style-name="Table103.A1" office:value-type="string">
              <text:list xml:id="list101023697293358" text:continue-list="list101023609696772" text:style-name="L4">
                <text:list-item>
                  <text:p text:style-name="P124">The moderation team have never seen any content on the service <text:span text:style-name="T24">that falls into the </text:span><text:span text:style-name="T41">this category</text:span>, or received any moderation reports of such.</text:p>
                </text:list-item>
              </text:list>
            </table:table-cell>
          </table:table-row>
        </table:table>
        <text:h text:style-name="P14" text:outline-level="3">Foreign interference offence</text:h>
        <text:p text:style-name="P6">Risk level:<text:tab/></text:p>
        <table:table table:name="Table104" table:style-name="Table104">
          <table:table-column table:style-name="Table104.A"/>
          <table:table-row table:style-name="Table104.1">
            <table:table-cell table:style-name="Table104.A1" office:value-type="string">
              <text:p text:style-name="P39">Low</text:p>
            </table:table-cell>
          </table:table-row>
        </table:table>
        <text:p text:style-name="P10">Risk factors considered:<text:span text:style-name="Default_20_Paragraph_20_Font"><text:span text:style-name="T9"> </text:span></text:span></text:p>
        <table:table table:name="Table105" table:style-name="Table105">
          <table:table-column table:style-name="Table105.A"/>
          <table:table-row table:style-name="Table105.1">
            <table:table-cell table:style-name="Table105.A1" office:value-type="string">
              <text:list xml:id="list101023411409396" text:continue-list="list101023461337757" text:style-name="L5">
                <text:list-item>
                  <text:p text:style-name="P48"><text:span text:style-name="T11">User profiles:</text:span><text:span text:style-name="T26"> The evidence we assessed suggests that the ability to target specific sub-groups on a </text:span>service can be exploited by perpetrators of foreign interference operations, particularly where personal information is visible on user profiles. Diaspora groups may be targeted for foreign influence operations. It may be possible that the display of profile information which would enable other users to identify members of these groups (for example, information about language spoken or home town) could also increase the risks of harm to these diaspora groups.</text:p>
                </text:list-item>
                <text:list-item>
                  <text:p text:style-name="P48"><text:span text:style-name="T11">Anonymous user profiles:</text:span><text:span text:style-name="T26"> The ability to create fake user profiles can be exploited by perpetrators of foreign </text:span>interference operations to disseminate content and to impersonate authoritative and high-profile sources<text:span text:style-name="T11">.</text:span></text:p>
                </text:list-item>
                <text:list-item>
                  <text:p text:style-name="P48"><text:span text:style-name="T11">Users connections: </text:span><text:span text:style-name="T26">The use of coordinated networks on social media accounts can also be used to amplify </text:span>content and spread narratives across services. The functionality of user connections is therefore a risk factor for this offence.</text:p>
                </text:list-item>
                <text:list-item>
                  <text:p text:style-name="P48"><text:span text:style-name="T11">Posting images or videos:</text:span><text:span text:style-name="T26"> Posting from anonymous user profiles can also be used in foreign interference </text:span>operations and to spread disinformation on services, as well as the ability to post content, especially types of content that combine images or videos and text.</text:p>
                </text:list-item>
                <text:list-item>
                  <text:p text:style-name="P48"><text:span text:style-name="T11">Hyperlinking: </text:span><text:span text:style-name="T26">Services where users can more easily share this content onward, both within and </text:span>across services, are a particularly risky. This is because they enable foreign influence operations to spread between services and other online spaces, thereby broadening their impact. These functionalities include re-posting and forwarding content, encrypted messaging, and mechanisms for sharing information across services, such as the use of hyperlinks.</text:p>
                </text:list-item>
              </text:list>
            </table:table-cell>
          </table:table-row>
        </table:table>
        <text:p text:style-name="P10">Additional characteristics considered: </text:p>
        <table:table table:name="Table106" table:style-name="Table106">
          <table:table-column table:style-name="Table106.A"/>
          <table:table-row table:style-name="Table106.1">
            <table:table-cell table:style-name="Table106.A1" office:value-type="string">
              <text:list text:style-name="L20">
                <text:list-item>
                  <text:p text:style-name="P125"><text:span text:style-name="T14">User base risk factors:</text:span> Foreign influence operations have previously targeted personal characteristics such as race, religion, sexuality, and gender. Foreign interference operations often exploit and build on narratives that are common in society, including narratives that negatively depict, or target people based on their personal characteristics. For example, previous influence operations have targeted female politicians to spread and amplify gendered narratives and expectations that undermine them, increasing the risks of harm to women from foreign influence operations that amplify these pre-existing narratives. Evidence also suggests that diaspora groups and those who hold intersectional identities may be disproportionately at risk of harm from foreign influence operations.</text:p>
                </text:list-item>
                <text:list-item>
                  <text:p text:style-name="P126"><text:span text:style-name="T14">Business model risk factors:</text:span> Services which raise income through advertising may be exploited by potential perpetrators who can use advertisements as an opportunity to spread foreign interference content. This will be more effective if it allows them to target specific segments of the population with their adverts, without identifying the funder of the advertising</text:p>
                </text:list-item>
                <text:list-item>
                  <text:p text:style-name="P127">Business model:<text:span text:style-name="T19"> All costs are funded by donations from our community, through an open financial process. We do not sell or accept advertising on the server, </text:span><text:span text:style-name="T30">and we have no debt financing</text:span><text:span text:style-name="T19">.</text:span></text:p>
                </text:list-item>
                <text:list-item>
                  <text:p text:style-name="P128"><text:span text:style-name="T15">User base</text:span><text:span text:style-name="T16">:</text:span><text:span text:style-name="T17"> The service is just launching, but we</text:span><text:span text:style-name="T18"> do not</text:span><text:span text:style-name="T17"> a larg</text:span><text:span text:style-name="T18">e amount of traffic or or a high number of users. We would consider this to be a “low capacity” service.</text:span></text:p>
                </text:list-item>
                <text:list-item>
                  <text:p text:style-name="P128">Demographics: <text:span text:style-name="T19">We do not collect statistics on our users’ personal circumstances or protected characteristics.</text:span><text:span text:style-name="T20"/></text:p>
                </text:list-item>
              </text:list>
              <text:p text:style-name="P129"/>
            </table:table-cell>
          </table:table-row>
        </table:table>
        <text:p text:style-name="P10">Existing controls considered: </text:p>
        <table:table table:name="Table107" table:style-name="Table107">
          <table:table-column table:style-name="Table107.A"/>
          <table:table-row table:style-name="Table107.1">
            <table:table-cell table:style-name="Table107.A1" office:value-type="string">
              <text:list xml:id="list101024354505502" text:continue-list="list101025021126771" text:style-name="L3">
                <text:list-item>
                  <text:p text:style-name="P99">Account review: <text:span text:style-name="T19">All new account signups are reviewed before being accepted. Users must agree to the server rules before signing up for an account.</text:span></text:p>
                </text:list-item>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99">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108" table:style-name="Table108">
          <table:table-column table:style-name="Table108.A"/>
          <table:table-row table:style-name="Table108.1">
            <table:table-cell table:style-name="Table108.A1" office:value-type="string">
              <text:list xml:id="list101024544998437" text:continue-list="list101023697293358" text:style-name="L4">
                <text:list-item>
                  <text:p text:style-name="P130">The moderation team have never seen any content on the service <text:span text:style-name="T24">that falls </text:span><text:span text:style-name="T50">fully </text:span><text:span text:style-name="T24">into the </text:span><text:span text:style-name="T41">this category</text:span>, or received any moderation reports of such. </text:p>
                </text:list-item>
                <text:list-item>
                  <text:p text:style-name="P131">We do occasionally receive reports of links to hostile state-run media sources being posted; the accounts that post these are generally limited so that they are only visible to their direct followers.</text:p>
                </text:list-item>
              </text:list>
            </table:table-cell>
          </table:table-row>
        </table:table>
        <text:h text:style-name="P14" text:outline-level="3">Animal cruelty</text:h>
        <text:p text:style-name="P6">Risk level:<text:tab/></text:p>
        <table:table table:name="Table109" table:style-name="Table109">
          <table:table-column table:style-name="Table109.A"/>
          <table:table-row table:style-name="Table109.1">
            <table:table-cell table:style-name="Table109.A1" office:value-type="string">
              <text:p text:style-name="P39">Low</text:p>
            </table:table-cell>
          </table:table-row>
        </table:table>
        <text:p text:style-name="P10">Risk factors considered:<text:span text:style-name="Default_20_Paragraph_20_Font"><text:span text:style-name="T9"> </text:span></text:span></text:p>
        <table:table table:name="Table110" table:style-name="Table110">
          <table:table-column table:style-name="Table110.A"/>
          <table:table-row table:style-name="Table110.1">
            <table:table-cell table:style-name="Table110.A1" office:value-type="string">
              <text:list text:continue-list="list101023411409396" text:style-name="L5">
                <text:list-item>
                  <text:p text:style-name="P48"><text:span text:style-name="T11">Posting images or videos: </text:span><text:span text:style-name="T26">The ability for users to post content, in particular images and videos, is a known risk </text:span><text:span text:style-name="T19">factor for animal cruelty content, including that which encourages, assists or conspires. Posting content can allow bad actors to share animal cruelty content with a potentially large number of users.</text:span></text:p>
                </text:list-item>
              </text:list>
            </table:table-cell>
          </table:table-row>
        </table:table>
        <text:p text:style-name="P10">Additional characteristics considered: </text:p>
        <table:table table:name="Table111" table:style-name="Table111">
          <table:table-column table:style-name="Table111.A"/>
          <table:table-row table:style-name="Table111.1">
            <table:table-cell table:style-name="Table111.A1" office:value-type="string">
              <text:p text:style-name="_30_6_20_Unnumbered_20_paragraph"/>
            </table:table-cell>
          </table:table-row>
        </table:table>
        <text:p text:style-name="P10">Existing controls considered: </text:p>
        <table:table table:name="Table112" table:style-name="Table112">
          <table:table-column table:style-name="Table112.A"/>
          <table:table-row table:style-name="Table112.1">
            <table:table-cell table:style-name="Table112.A1" office:value-type="string">
              <text:list text:continue-list="list101024354505502" text:style-name="L3">
                <text:list-item>
                  <text:p text:style-name="P98">Moderation team:<text:span text:style-name="T19"> We have a single moderator, the site administrator. If the site becomes popular and the moderation load increases, we will recruit a volunteer moderation team to keep our moderation responsive.</text:span><text:span text:style-name="T21"/></text:p>
                </text:list-item>
                <text:list-item>
                  <text:p text:style-name="P99">Moderation policy:<text:span text:style-name="T19"> We have a clearly stated moderation policy which includes immediate </text:span><text:span text:style-name="T22">removal</text:span><text:span text:style-name="T19"> of any account which breaches UK law, and offensive or adult content without appropriate warnings will be removed.</text:span></text:p>
                </text:list-item>
                <text:list-item>
                  <text:p text:style-name="P99">Federation:<text:span text:style-name="T19"> As a federated service, our server is a small part of a larger connected network, but we retain control over which other servers </text:span><text:span text:style-name="T23">and accounts </text:span><text:span text:style-name="T19">we connect with. We proactively </text:span><text:span text:style-name="T17">limit or block</text:span><text:span text:style-name="T19"> instances </text:span><text:span text:style-name="T23">and remote accounts </text:span><text:span text:style-name="T19">known to be incompatible with our </text:span><text:span text:style-name="T17">code of conduct</text:span><text:span text:style-name="T19">, and quickly move to </text:span><text:span text:style-name="T17">moderate </text:span><text:span text:style-name="T23">appropriately </text:span><text:span text:style-name="T19">when new reports are received.</text:span></text:p>
                </text:list-item>
              </text:list>
            </table:table-cell>
          </table:table-row>
        </table:table>
        <text:p text:style-name="P10">Evidence:</text:p>
        <table:table table:name="Table113" table:style-name="Table113">
          <table:table-column table:style-name="Table113.A"/>
          <table:table-row table:style-name="Table113.1">
            <table:table-cell table:style-name="Table113.A1" office:value-type="string">
              <text:list text:continue-list="list101024544998437" text:style-name="L4">
                <text:list-item>
                  <text:p text:style-name="P132">The moderation team have never seen any content on the service <text:span text:style-name="T24">that falls into the </text:span><text:span text:style-name="T41">this category</text:span>, or received any moderation reports of such.</text:p>
                </text:list-item>
              </text:list>
            </table:table-cell>
          </table:table-row>
        </table:table>
        <text:h text:style-name="P26" text:outline-level="2">Step 3: U2U and Search - Decide measures, implement and record</text:h>
        <text:p text:style-name="_30_6_20_Unnumbered_20_paragraph">There are separate record-keeping duties for any measures taken to comply with a relevant duty as recommended in the illegal content code of practice, and where the service provider chooses to take or use alternative measures to comply with a relevant duty. </text:p>
        <text:p text:style-name="_30_8_20_Box_20_text_20_HEADING">Activities and outcomes</text:p>
        <text:list text:continue-list="list101023977424496" text:style-name="LFO25">
          <text:list-item>
            <text:p text:style-name="_31_0_20_Box_20_text_20_BULLETS">consult Ofcom's illegal content Codes of Practice, check which measures are recommended for your service, and decide how to implement applicable measures, or use alternative measures</text:p>
          </text:list-item>
          <text:list-item>
            <text:p text:style-name="_31_0_20_Box_20_text_20_BULLETS">understand how to implement all relevant measures</text:p>
          </text:list-item>
          <text:list-item>
            <text:p text:style-name="_31_0_20_Box_20_text_20_BULLETS">record the outcomes of your risk assessment</text:p>
          </text:list-item>
        </text:list>
        <text:p text:style-name="_30_8_20_Box_20_text_20_HEADING">What to include in your records of measures recommended in Ofcom’s illegal content code of practice</text:p>
        <text:list text:continue-numbering="true" text:style-name="LFO25">
          <text:list-item>
            <text:p text:style-name="_31_0_20_Box_20_text_20_BULLETS">a written record of each measure that is taken or is in use as described in the illegal content code of practice, which: <text:line-break/>a) <text:tab/>provides a description of the measure;<text:line-break/>b)<text:tab/>identifies the relevant code of practice; and<text:line-break/>c)<text:tab/>gives the date that the measure takes effect.</text:p>
          </text:list-item>
        </text:list>
        <text:p text:style-name="_30_9_20_Box_20_text_20_PARAGRAPH">To help you record this information, for each of the measures Ofcom recommends, we set out which duty it relates to in the illegal content Code of Practice and in the recommended measures section of our ‘Check how to comply with the illegal content rules’ tool.</text:p>
        <text:p text:style-name="_30_8_20_Box_20_text_20_HEADING">What to include in your records of alternative measures taken to comply with a relevant duty</text:p>
        <text:p text:style-name="_30_9_20_Box_20_text_20_PARAGRAPH">A written record must include:</text:p>
        <text:p text:style-name="P133">a)<text:tab/>the measures in the illegal content code of practice that have been recommended based on the outcome of the risk assessment but have not been taken or are not in use; </text:p>
        <text:p text:style-name="P133">b)<text:tab/>he alternative measures that have been taken or are in use;</text:p>
        <text:p text:style-name="P133">c)<text:tab/>how those alternative measures amount to compliance with the duty in question; and</text:p>
        <text:p text:style-name="P133">d)<text:tab/>how you have complied with the duty to have particular regard to the importance of protecting UK users’ (and interested persons if you are a search service) right to freedom of expression and privacy</text:p>
        <text:p text:style-name="_30_9_20_Box_20_text_20_PARAGRAPH">Where you choose to adopt any alternative measures to comply with the duties relating to illegal content, the written record must also state whether the alternative measures have been taken or are in use in every area listed in <text:a xlink:type="simple" xlink:href="https://www.ofcom.org.uk/siteassets/resources/documents/online-safety/information-for-industry/illegal-harms/record-keeping-and-review-guidance.pdf?v=387551" office:target-frame-name="_top" xlink:show="replace" text:style-name="Internet_20_link" text:visited-style-name="Visited_20_Internet_20_Link"><text:span text:style-name="Hyperlink">table 2 of the Record-keeping and Review guidance </text:span></text:a>(this is also listed in Step 3 of the ‘Check how to comply with the illegal content rules’ tool).<text:tab/></text:p>
        <text:p text:style-name="_30_8_20_Box_20_text_20_HEADING">Ofcom resources for this step:</text:p>
        <text:list text:continue-numbering="true" text:style-name="LFO25">
          <text:list-item>
            <text:p text:style-name="_31_0_20_Box_20_text_20_BULLETS"><text:a xlink:type="simple" xlink:href="https://www.ofcom.org.uk/siteassets/resources/documents/online-safety/information-for-industry/illegal-harms/record-keeping-and-review-guidance.pdf?v=387551" office:target-frame-name="_top" xlink:show="replace" text:style-name="Internet_20_link" text:visited-style-name="Visited_20_Internet_20_Link"><text:span text:style-name="Hyperlink">Record-Keeping and Review Guidance</text:span></text:a></text:p>
          </text:list-item>
          <text:list-item>
            <text:p text:style-name="_31_0_20_Box_20_text_20_BULLETS"><text:a xlink:type="simple" xlink:href="https://www.ofcom.org.uk/online-safety/illegal-and-harmful-content/statement-protecting-people-from-illegal-harms-online/" office:target-frame-name="_top" xlink:show="replace" text:style-name="Internet_20_link" text:visited-style-name="Visited_20_Internet_20_Link"><text:span text:style-name="Hyperlink">Illegal Content Code of Practice (U2U or Search)</text:span></text:a></text:p>
          </text:list-item>
          <text:list-item>
            <text:p text:style-name="_31_0_20_Box_20_text_20_BULLETS"><text:a xlink:type="simple" xlink:href="https://www.ofcom.org.uk/siteassets/resources/documents/online-safety/information-for-industry/illegal-harms/risk-assessment-guidance-and-risk-profiles.pdf?v=388598" office:target-frame-name="_top" xlink:show="replace" text:style-name="Internet_20_link" text:visited-style-name="Visited_20_Internet_20_Link"><text:span text:style-name="Hyperlink">Step 3 Risk Assessment Guidance</text:span></text:a></text:p>
          </text:list-item>
          <text:list-item>
            <text:p text:style-name="_31_0_20_Box_20_text_20_BULLETS">Step 3 of the ‘Check how to comply with the illegal content rules’ tool</text:p>
          </text:list-item>
        </text:list>
        <text:h text:style-name="_30_3_20_BASIC_20_heading_20_3_20__28_H3_29_" text:outline-level="3"/>
        <text:h text:style-name="P14" text:outline-level="3">Illegal content Codes of Practice measures</text:h>
        <text:p text:style-name="P10">Description:<text:tab/><text:tab/><text:bookmark-start text:name="_Hlk191304729"/></text:p>
        <table:table table:name="Table114" table:style-name="Table114">
          <table:table-column table:style-name="Table114.A"/>
          <table:table-row table:style-name="Table114.1">
            <table:table-cell table:style-name="Table114.A1" office:value-type="string">
              <text:p text:style-name="P134"><text:span text:style-name="Default_20_Paragraph_20_Font"><text:span text:style-name="T51">Individual accountable for illegal content safety duties and reporting and complaints duties</text:span></text:span></text:p>
              <text:p text:style-name="P135">ICU A2</text:p>
              <text:p text:style-name="P135">This measure sets out that providers should name an individual accountable to the most senior governance body for compliance with the illegal content safety duties and the reporting and complaints duties.</text:p>
            </table:table-cell>
          </table:table-row>
        </table:table>
        <text:p text:style-name="P10"><text:bookmark-end text:name="_Hlk191304729"/>Status:</text:p>
        <table:table table:name="Table115" table:style-name="Table115">
          <table:table-column table:style-name="Table115.A"/>
          <table:table-row>
            <table:table-cell table:style-name="Table115.A1" office:value-type="string">
              <text:p text:style-name="P136"><text:span text:style-name="Default_20_Paragraph_20_Font"><text:span text:style-name="T52">I</text:span></text:span><text:span text:style-name="Default_20_Paragraph_20_Font"><text:span text:style-name="T53">mplemented</text:span></text:span></text:p>
            </table:table-cell>
          </table:table-row>
        </table:table>
        <text:p text:style-name="P10">Date measure takes/took effect</text:p>
        <table:table table:name="Table116" table:style-name="Table116">
          <table:table-column table:style-name="Table116.A"/>
          <table:table-row>
            <table:table-cell table:style-name="Table116.A1" office:value-type="string">
              <text:p text:style-name="P137">202<text:span text:style-name="T54">5</text:span>-0<text:span text:style-name="T55">6-18</text:span></text:p>
            </table:table-cell>
          </table:table-row>
        </table:table>
        <text:p text:style-name="P10">Relevant code:<text:tab/></text:p>
        <table:table table:name="Table117" table:style-name="Table117">
          <table:table-column table:style-name="Table117.A"/>
          <table:table-row>
            <table:table-cell table:style-name="Table117.A1" office:value-type="string">
              <text:p text:style-name="P138">Child sexual exploitation and abuse, Terrorism, Other duties</text:p>
            </table:table-cell>
          </table:table-row>
        </table:table>
        <text:p text:style-name="P10">Relevant duties:<text:tab/></text:p>
        <table:table table:name="Table118" table:style-name="Table118">
          <table:table-column table:style-name="Table118.A"/>
          <table:table-row>
            <table:table-cell table:style-name="Table118.A1" office:value-type="string">
              <text:p text:style-name="P139">Section 10(2), (3), and (5) to (9). Section 20(2). Section 21(2) and (3) Online Safety Act 2023</text:p>
            </table:table-cell>
          </table:table-row>
        </table:table>
        <text:p text:style-name="P10">Date record made:</text:p>
        <table:table table:name="Table119" table:style-name="Table119">
          <table:table-column table:style-name="Table119.A"/>
          <table:table-row>
            <table:table-cell table:style-name="Table119.A1" office:value-type="string">
              <text:p text:style-name="P137">202<text:span text:style-name="T54">5</text:span>-0<text:span text:style-name="T55">6-18</text:span></text:p>
            </table:table-cell>
          </table:table-row>
        </table:table>
        <text:p text:style-name="P140">Description:<text:tab/><text:tab/><text:bookmark-start text:name="_Hlk191304729 Copy 1"/></text:p>
        <table:table table:name="Table34" table:style-name="Table34">
          <table:table-column table:style-name="Table34.A"/>
          <table:table-row>
            <table:table-cell table:style-name="Table34.A1" office:value-type="string">
              <text:p text:style-name="P141"><text:span text:style-name="Default_20_Paragraph_20_Font"><text:span text:style-name="T56">Content moderation function to review and assess suspected illegal content</text:span></text:span></text:p>
              <text:p text:style-name="P135">ICU C1</text:p>
              <text:p text:style-name="P135">This measure sets out that providers should have systems and processes designed to review and assess content the provider has reason to suspect may be illegal content (part of its ‘content moderation function’).</text:p>
            </table:table-cell>
          </table:table-row>
        </table:table>
        <text:p text:style-name="P142"><text:bookmark-end text:name="_Hlk191304729 Copy 1"/>Status:</text:p>
        <table:table table:name="Table35" table:style-name="Table35">
          <table:table-column table:style-name="Table35.A"/>
          <table:table-row>
            <table:table-cell table:style-name="Table35.A1" office:value-type="string">
              <text:p text:style-name="P136"><text:span text:style-name="Default_20_Paragraph_20_Font"><text:span text:style-name="T53">Implemented</text:span></text:span></text:p>
            </table:table-cell>
          </table:table-row>
        </table:table>
        <text:p text:style-name="P142">Date measure takes/took effect</text:p>
        <table:table table:name="Table36" table:style-name="Table36">
          <table:table-column table:style-name="Table36.A"/>
          <table:table-row>
            <table:table-cell table:style-name="Table36.A1" office:value-type="string">
              <text:p text:style-name="P143">202<text:span text:style-name="T54">5</text:span>-0<text:span text:style-name="T55">6-18</text:span></text:p>
            </table:table-cell>
          </table:table-row>
        </table:table>
        <text:p text:style-name="P142">Relevant code:<text:tab/></text:p>
        <table:table table:name="Table37" table:style-name="Table37">
          <table:table-column table:style-name="Table37.A"/>
          <table:table-row>
            <table:table-cell table:style-name="Table37.A1" office:value-type="string">
              <text:p text:style-name="P144">Child sexual exploitation and abuse, Terrorism, Other duties</text:p>
            </table:table-cell>
          </table:table-row>
        </table:table>
        <text:p text:style-name="P142">Relevant duties:<text:tab/></text:p>
        <table:table table:name="Table38" table:style-name="Table38">
          <table:table-column table:style-name="Table38.A"/>
          <table:table-row>
            <table:table-cell table:style-name="Table38.A1" office:value-type="string">
              <text:p text:style-name="P144">Section 10(2) and(3). Section 21(2)(b) Online Safety Act 2023</text:p>
            </table:table-cell>
          </table:table-row>
        </table:table>
        <text:p text:style-name="P142">Date record made:</text:p>
        <table:table table:name="Table130" table:style-name="Table130">
          <table:table-column table:style-name="Table130.A"/>
          <table:table-row>
            <table:table-cell table:style-name="Table130.A1" office:value-type="string">
              <text:p text:style-name="P137">202<text:span text:style-name="T54">5</text:span>-0<text:span text:style-name="T55">6-18</text:span></text:p>
            </table:table-cell>
          </table:table-row>
        </table:table>
        <text:p text:style-name="P140">Description:<text:tab/><text:tab/><text:bookmark-start text:name="_Hlk191304729 Copy 2"/></text:p>
        <table:table table:name="Table131" table:style-name="Table131">
          <table:table-column table:style-name="Table131.A"/>
          <table:table-row>
            <table:table-cell table:style-name="Table131.A1" office:value-type="string">
              <text:p text:style-name="P145"><text:span text:style-name="Default_20_Paragraph_20_Font"><text:span text:style-name="T57">Having a content moderation function that allows for the swift take down of illegal content</text:span></text:span></text:p>
              <text:p text:style-name="P135">ICU C2</text:p>
              <text:p text:style-name="P135">This measure sets out that providers should have systems and processes designed to swiftly take down illegal content and/or illegal content proxy of which the provider is aware (part of its ‘content moderation function’), unless it is currently not technically feasible to achieve this outcome.</text:p>
            </table:table-cell>
          </table:table-row>
        </table:table>
        <text:p text:style-name="P142"><text:bookmark-end text:name="_Hlk191304729 Copy 2"/>Status:</text:p>
        <table:table table:name="Table132" table:style-name="Table132">
          <table:table-column table:style-name="Table132.A"/>
          <table:table-row>
            <table:table-cell table:style-name="Table132.A1" office:value-type="string">
              <text:p text:style-name="P136"><text:span text:style-name="Default_20_Paragraph_20_Font"><text:span text:style-name="T53">Implemented</text:span></text:span></text:p>
            </table:table-cell>
          </table:table-row>
        </table:table>
        <text:p text:style-name="P142">Date measure takes/took effect</text:p>
        <table:table table:name="Table133" table:style-name="Table133">
          <table:table-column table:style-name="Table133.A"/>
          <table:table-row>
            <table:table-cell table:style-name="Table133.A1" office:value-type="string">
              <text:p text:style-name="P143">2025-06-18</text:p>
            </table:table-cell>
          </table:table-row>
        </table:table>
        <text:p text:style-name="P142">Relevant code:<text:tab/></text:p>
        <table:table table:name="Table134" table:style-name="Table134">
          <table:table-column table:style-name="Table134.A"/>
          <table:table-row>
            <table:table-cell table:style-name="Table134.A1" office:value-type="string">
              <text:p text:style-name="P144">Child sexual exploitation and abuse, Terrorism, Other duties</text:p>
            </table:table-cell>
          </table:table-row>
        </table:table>
        <text:p text:style-name="P142">Relevant duties:<text:tab/></text:p>
        <table:table table:name="Table135" table:style-name="Table135">
          <table:table-column table:style-name="Table135.A"/>
          <table:table-row>
            <table:table-cell table:style-name="Table135.A1" office:value-type="string">
              <text:p text:style-name="P144">Section 10(2) and (3). Section 21(2)(b) Online Safety Act 2023</text:p>
            </table:table-cell>
          </table:table-row>
        </table:table>
        <text:p text:style-name="P142">Date record made:</text:p>
        <table:table table:name="Table136" table:style-name="Table136">
          <table:table-column table:style-name="Table136.A"/>
          <table:table-row>
            <table:table-cell table:style-name="Table136.A1" office:value-type="string">
              <text:p text:style-name="P137">202<text:span text:style-name="T54">5</text:span>-0<text:span text:style-name="T55">6-18</text:span></text:p>
            </table:table-cell>
          </table:table-row>
        </table:table>
        <text:p text:style-name="P140">Description:<text:tab/><text:tab/><text:bookmark-start text:name="_Hlk191304729 Copy 3"/></text:p>
        <table:table table:name="Table137" table:style-name="Table137">
          <table:table-column table:style-name="Table137.A"/>
          <table:table-row>
            <table:table-cell table:style-name="Table137.A1" office:value-type="string">
              <text:p text:style-name="P145"><text:span text:style-name="Default_20_Paragraph_20_Font"><text:span text:style-name="T57">Enabling complaints</text:span></text:span></text:p>
              <text:p text:style-name="P135">ICU D1</text:p>
              <text:p text:style-name="P135">This measure sets out that service providers should have complaints systems and processes that enable prospective complainants (UK users and affected persons) to make relevant complaints in a way that ensures the provider will take appropriate action in relation to them.</text:p>
            </table:table-cell>
          </table:table-row>
        </table:table>
        <text:p text:style-name="P142"><text:bookmark-end text:name="_Hlk191304729 Copy 3"/>Status:</text:p>
        <table:table table:name="Table138" table:style-name="Table138">
          <table:table-column table:style-name="Table138.A"/>
          <table:table-row>
            <table:table-cell table:style-name="Table138.A1" office:value-type="string">
              <text:p text:style-name="P146"><text:span text:style-name="Default_20_Paragraph_20_Font"><text:span text:style-name="T58">Implemented</text:span></text:span></text:p>
            </table:table-cell>
          </table:table-row>
        </table:table>
        <text:p text:style-name="P142">Date measure takes/took effect</text:p>
        <table:table table:name="Table139" table:style-name="Table139">
          <table:table-column table:style-name="Table139.A"/>
          <table:table-row>
            <table:table-cell table:style-name="Table139.A1" office:value-type="string">
              <text:p text:style-name="P147">2025-06-18</text:p>
            </table:table-cell>
          </table:table-row>
        </table:table>
        <text:p text:style-name="P142">Relevant code:<text:tab/></text:p>
        <table:table table:name="Table140" table:style-name="Table140">
          <table:table-column table:style-name="Table140.A"/>
          <table:table-row>
            <table:table-cell table:style-name="Table140.A1" office:value-type="string">
              <text:p text:style-name="P144">Child sexual exploitation and abuse, Terrorism, Other duties</text:p>
            </table:table-cell>
          </table:table-row>
        </table:table>
        <text:p text:style-name="P142">Relevant duties:<text:tab/></text:p>
        <table:table table:name="Table141" table:style-name="Table141">
          <table:table-column table:style-name="Table141.A"/>
          <table:table-row>
            <table:table-cell table:style-name="Table141.A1" office:value-type="string">
              <text:p text:style-name="P144">Section 20(2). Section 21(2)(a) Online Safety Act 2023</text:p>
            </table:table-cell>
          </table:table-row>
        </table:table>
        <text:p text:style-name="P142">Date record made:</text:p>
        <table:table table:name="Table142" table:style-name="Table142">
          <table:table-column table:style-name="Table142.A"/>
          <table:table-row>
            <table:table-cell table:style-name="Table142.A1" office:value-type="string">
              <text:p text:style-name="P137">202<text:span text:style-name="T54">5</text:span>-0<text:span text:style-name="T55">6-18</text:span></text:p>
            </table:table-cell>
          </table:table-row>
        </table:table>
        <text:p text:style-name="P140">Description:<text:tab/><text:tab/><text:bookmark-start text:name="_Hlk191304729 Copy 5"/></text:p>
        <table:table table:name="Table143" table:style-name="Table143">
          <table:table-column table:style-name="Table143.A"/>
          <table:table-row>
            <table:table-cell table:style-name="Table143.A1" office:value-type="string">
              <text:p text:style-name="P145"><text:span text:style-name="Default_20_Paragraph_20_Font"><text:span text:style-name="T57">Having easy to find, easy to access and easy to use complaints systems and processes</text:span></text:span></text:p>
              <text:p text:style-name="P135">ICU D2</text:p>
              <text:p text:style-name="P135">This measure sets out that service providers should design and operate complaints procedures so that they are easy to find, access, and use.</text:p>
            </table:table-cell>
          </table:table-row>
        </table:table>
        <text:p text:style-name="P142"><text:bookmark-end text:name="_Hlk191304729 Copy 5"/>Status:</text:p>
        <table:table table:name="Table144" table:style-name="Table144">
          <table:table-column table:style-name="Table144.A"/>
          <table:table-row>
            <table:table-cell table:style-name="Table144.A1" office:value-type="string">
              <text:p text:style-name="P148"><text:span text:style-name="Default_20_Paragraph_20_Font"><text:span text:style-name="T52">Implemented</text:span></text:span></text:p>
            </table:table-cell>
          </table:table-row>
        </table:table>
        <text:p text:style-name="P142">Date measure takes/took effect</text:p>
        <table:table table:name="Table145" table:style-name="Table145">
          <table:table-column table:style-name="Table145.A"/>
          <table:table-row>
            <table:table-cell table:style-name="Table145.A1" office:value-type="string">
              <text:p text:style-name="P137">202<text:span text:style-name="T54">5</text:span>-0<text:span text:style-name="T55">6-18</text:span></text:p>
            </table:table-cell>
          </table:table-row>
        </table:table>
        <text:p text:style-name="P142">Relevant code:<text:tab/></text:p>
        <table:table table:name="Table146" table:style-name="Table146">
          <table:table-column table:style-name="Table146.A"/>
          <table:table-row>
            <table:table-cell table:style-name="Table146.A1" office:value-type="string">
              <text:p text:style-name="P144">Child sexual exploitation and abuse, Terrorism, Other duties</text:p>
            </table:table-cell>
          </table:table-row>
        </table:table>
        <text:p text:style-name="P142">Relevant duties:<text:tab/></text:p>
        <table:table table:name="Table147" table:style-name="Table147">
          <table:table-column table:style-name="Table147.A"/>
          <table:table-row table:style-name="Table147.1">
            <table:table-cell table:style-name="Table147.A1" office:value-type="string">
              <text:p text:style-name="P144">Section 20(2). Section 21(2)(c) Online Safety Act 2023</text:p>
            </table:table-cell>
          </table:table-row>
        </table:table>
        <text:p text:style-name="P142">Date record made:</text:p>
        <table:table table:name="Table148" table:style-name="Table148">
          <table:table-column table:style-name="Table148.A"/>
          <table:table-row>
            <table:table-cell table:style-name="Table148.A1" office:value-type="string">
              <text:p text:style-name="P137">202<text:span text:style-name="T54">5</text:span>-0<text:span text:style-name="T55">6-18</text:span></text:p>
            </table:table-cell>
          </table:table-row>
        </table:table>
        <text:p text:style-name="P140">Description:<text:tab/><text:tab/><text:bookmark-start text:name="_Hlk191304729 Copy 6"/></text:p>
        <table:table table:name="Table149" table:style-name="Table149">
          <table:table-column table:style-name="Table149.A"/>
          <table:table-row>
            <table:table-cell table:style-name="Table149.A1" office:value-type="string">
              <text:p text:style-name="P145"><text:span text:style-name="Default_20_Paragraph_20_Font"><text:span text:style-name="T57">Appropriate action for relevant complaints about suspected illegal content</text:span></text:span></text:p>
              <text:p text:style-name="P135">ICU D7</text:p>
              <text:p text:style-name="P135">This measure sets out that providers should handle complaints about suspected illegal content in accordance with their content prioritisation processes and content moderation functions, or promptly the recommendations about prioritisation and targets do not apply to that provider.</text:p>
            </table:table-cell>
          </table:table-row>
        </table:table>
        <text:p text:style-name="P142"><text:bookmark-end text:name="_Hlk191304729 Copy 6"/>Status:</text:p>
        <table:table table:name="Table150" table:style-name="Table150">
          <table:table-column table:style-name="Table150.A"/>
          <table:table-row>
            <table:table-cell table:style-name="Table150.A1" office:value-type="string">
              <text:p text:style-name="P149"><text:span text:style-name="Default_20_Paragraph_20_Font"><text:span text:style-name="T59">Implemented</text:span></text:span></text:p>
            </table:table-cell>
          </table:table-row>
        </table:table>
        <text:p text:style-name="P142">Date measure takes/took effect</text:p>
        <table:table table:name="Table151" table:style-name="Table151">
          <table:table-column table:style-name="Table151.A"/>
          <table:table-row>
            <table:table-cell table:style-name="Table151.A1" office:value-type="string">
              <text:p text:style-name="P150">2025-06-18</text:p>
            </table:table-cell>
          </table:table-row>
        </table:table>
        <text:p text:style-name="P142">Relevant code:<text:tab/></text:p>
        <table:table table:name="Table152" table:style-name="Table152">
          <table:table-column table:style-name="Table152.A"/>
          <table:table-row>
            <table:table-cell table:style-name="Table152.A1" office:value-type="string">
              <text:p text:style-name="P144">Child sexual exploitation and abuse, Terrorism, Other duties</text:p>
            </table:table-cell>
          </table:table-row>
        </table:table>
        <text:p text:style-name="P142">Relevant duties:<text:tab/></text:p>
        <table:table table:name="Table153" table:style-name="Table153">
          <table:table-column table:style-name="Table153.A"/>
          <table:table-row>
            <table:table-cell table:style-name="Table153.A1" office:value-type="string">
              <text:p text:style-name="P144">Section 10(3). Section 21(2)(b) Online Safety Act 2023</text:p>
            </table:table-cell>
          </table:table-row>
        </table:table>
        <text:p text:style-name="P142">Date record made:</text:p>
        <table:table table:name="Table154" table:style-name="Table154">
          <table:table-column table:style-name="Table154.A"/>
          <table:table-row>
            <table:table-cell table:style-name="Table154.A1" office:value-type="string">
              <text:p text:style-name="P137">202<text:span text:style-name="T54">5</text:span>-0<text:span text:style-name="T55">6-18</text:span></text:p>
            </table:table-cell>
          </table:table-row>
        </table:table>
        <text:p text:style-name="P140">Description:<text:tab/><text:tab/><text:bookmark-start text:name="_Hlk191304729 Copy 7"/></text:p>
        <table:table table:name="Table155" table:style-name="Table155">
          <table:table-column table:style-name="Table155.A"/>
          <table:table-row>
            <table:table-cell table:style-name="Table155.A1" office:value-type="string">
              <text:p text:style-name="P145"><text:span text:style-name="Default_20_Paragraph_20_Font"><text:span text:style-name="T57">Appropriate action for relevant complaints which are appeals – determination (services that are neither large nor multi-risk)</text:span></text:span></text:p>
              <text:p text:style-name="P135">ICU D9</text:p>
              <text:p text:style-name="P135">This measure sets out that service providers should determine complaints which are appeals promptly.</text:p>
            </table:table-cell>
          </table:table-row>
        </table:table>
        <text:p text:style-name="P142"><text:bookmark-end text:name="_Hlk191304729 Copy 7"/>Status:</text:p>
        <table:table table:name="Table156" table:style-name="Table156">
          <table:table-column table:style-name="Table156.A"/>
          <table:table-row>
            <table:table-cell table:style-name="Table156.A1" office:value-type="string">
              <text:p text:style-name="P149"><text:span text:style-name="Default_20_Paragraph_20_Font"><text:span text:style-name="T59">Implemented</text:span></text:span></text:p>
            </table:table-cell>
          </table:table-row>
        </table:table>
        <text:p text:style-name="P142">Date measure takes/took effect</text:p>
        <table:table table:name="Table157" table:style-name="Table157">
          <table:table-column table:style-name="Table157.A"/>
          <table:table-row>
            <table:table-cell table:style-name="Table157.A1" office:value-type="string">
              <text:p text:style-name="P150">2025-06-18</text:p>
            </table:table-cell>
          </table:table-row>
        </table:table>
        <text:p text:style-name="P142">Relevant code:<text:tab/></text:p>
        <table:table table:name="Table158" table:style-name="Table158">
          <table:table-column table:style-name="Table158.A"/>
          <table:table-row>
            <table:table-cell table:style-name="Table158.A1" office:value-type="string">
              <text:p text:style-name="P144">Child sexual exploitation and abuse, Terrorism, Other duties</text:p>
            </table:table-cell>
          </table:table-row>
        </table:table>
        <text:p text:style-name="P142">Relevant duties:<text:tab/></text:p>
        <table:table table:name="Table159" table:style-name="Table159">
          <table:table-column table:style-name="Table159.A"/>
          <table:table-row>
            <table:table-cell table:style-name="Table159.A1" office:value-type="string">
              <text:p text:style-name="P144">Section 21(2)(B) Online Safety Act 2023</text:p>
            </table:table-cell>
          </table:table-row>
        </table:table>
        <text:p text:style-name="P142">Date record made:</text:p>
        <table:table table:name="Table160" table:style-name="Table160">
          <table:table-column table:style-name="Table160.A"/>
          <table:table-row>
            <table:table-cell table:style-name="Table160.A1" office:value-type="string">
              <text:p text:style-name="P137">202<text:span text:style-name="T54">5</text:span>-0<text:span text:style-name="T55">6-18</text:span></text:p>
            </table:table-cell>
          </table:table-row>
        </table:table>
        <text:p text:style-name="P140">Description:<text:tab/><text:tab/><text:bookmark-start text:name="_Hlk191304729 Copy 8"/></text:p>
        <table:table table:name="Table161" table:style-name="Table161">
          <table:table-column table:style-name="Table161.A"/>
          <table:table-row>
            <table:table-cell table:style-name="Table161.A1" office:value-type="string">
              <text:p text:style-name="P145"><text:span text:style-name="Default_20_Paragraph_20_Font"><text:span text:style-name="T57">Appropriate action for relevant complaints which are appeals – action following determination</text:span></text:span></text:p>
              <text:p text:style-name="P135">ICU D10</text:p>
              <text:p text:style-name="P135">This measure sets out that for complaints which are appeals, if a provider reverses a decision that content was illegal content, it should: reverse the action taken (so far as appropriate and possible); adjust any relevant moderation guidance if appropriate; and take appropriate steps to secure that the use of automated moderation technology does not result in the same content being taken down again.</text:p>
            </table:table-cell>
          </table:table-row>
        </table:table>
        <text:p text:style-name="P142"><text:bookmark-end text:name="_Hlk191304729 Copy 8"/>Status:</text:p>
        <table:table table:name="Table162" table:style-name="Table162">
          <table:table-column table:style-name="Table162.A"/>
          <table:table-row>
            <table:table-cell table:style-name="Table162.A1" office:value-type="string">
              <text:p text:style-name="P149"><text:span text:style-name="Default_20_Paragraph_20_Font"><text:span text:style-name="T59">Implemented</text:span></text:span></text:p>
            </table:table-cell>
          </table:table-row>
        </table:table>
        <text:p text:style-name="P142">Date measure takes/took effect</text:p>
        <table:table table:name="Table163" table:style-name="Table163">
          <table:table-column table:style-name="Table163.A"/>
          <table:table-row>
            <table:table-cell table:style-name="Table163.A1" office:value-type="string">
              <text:p text:style-name="P150">2025-06-18</text:p>
            </table:table-cell>
          </table:table-row>
        </table:table>
        <text:p text:style-name="P142">Relevant code:<text:tab/></text:p>
        <table:table table:name="Table164" table:style-name="Table164">
          <table:table-column table:style-name="Table164.A"/>
          <table:table-row>
            <table:table-cell table:style-name="Table164.A1" office:value-type="string">
              <text:p text:style-name="P144">Child sexual exploitation and abuse, Terrorism, Other duties</text:p>
            </table:table-cell>
          </table:table-row>
        </table:table>
        <text:p text:style-name="P142">Relevant duties:<text:tab/></text:p>
        <table:table table:name="Table165" table:style-name="Table165">
          <table:table-column table:style-name="Table165.A"/>
          <table:table-row>
            <table:table-cell table:style-name="Table165.A1" office:value-type="string">
              <text:p text:style-name="P144">Section 21(2)(b) Online Safety Act 2023</text:p>
            </table:table-cell>
          </table:table-row>
        </table:table>
        <text:p text:style-name="P142">Date record made:</text:p>
        <table:table table:name="Table166" table:style-name="Table166">
          <table:table-column table:style-name="Table166.A"/>
          <table:table-row>
            <table:table-cell table:style-name="Table166.A1" office:value-type="string">
              <text:p text:style-name="P137">202<text:span text:style-name="T54">5</text:span>-0<text:span text:style-name="T55">6-18</text:span></text:p>
            </table:table-cell>
          </table:table-row>
        </table:table>
        <text:p text:style-name="P140">Description:<text:tab/><text:tab/><text:bookmark-start text:name="_Hlk191304729 Copy 9"/></text:p>
        <table:table table:name="Table167" table:style-name="Table167">
          <table:table-column table:style-name="Table167.A"/>
          <table:table-row>
            <table:table-cell table:style-name="Table167.A1" office:value-type="string">
              <text:p text:style-name="P145"><text:span text:style-name="Default_20_Paragraph_20_Font"><text:span text:style-name="T57">Appropriate action for relevant complaints about proactive technology, which are not appeals</text:span></text:span></text:p>
              <text:p text:style-name="P135">ICU D11</text:p>
              <text:p text:style-name="P135">This measure sets out that for complaints about the use of proactive technology in breach of terms of service, providers should inform complainants of the action the provider might take and the complainant’s right to bring proceedings.</text:p>
            </table:table-cell>
          </table:table-row>
        </table:table>
        <text:p text:style-name="P142"><text:bookmark-end text:name="_Hlk191304729 Copy 9"/>Status:</text:p>
        <table:table table:name="Table168" table:style-name="Table168">
          <table:table-column table:style-name="Table168.A"/>
          <table:table-row>
            <table:table-cell table:style-name="Table168.A1" office:value-type="string">
              <text:p text:style-name="P151"><text:span text:style-name="Default_20_Paragraph_20_Font"><text:span text:style-name="T60">Not relevant, no proactive technology in use</text:span></text:span></text:p>
              <text:p text:style-name="P152"/>
            </table:table-cell>
          </table:table-row>
        </table:table>
        <text:p text:style-name="P142">Date measure takes/took effect</text:p>
        <table:table table:name="Table169" table:style-name="Table169">
          <table:table-column table:style-name="Table169.A"/>
          <table:table-row>
            <table:table-cell table:style-name="Table169.A1" office:value-type="string">
              <text:p text:style-name="P153">n/a</text:p>
            </table:table-cell>
          </table:table-row>
        </table:table>
        <text:p text:style-name="P142">Relevant code:<text:tab/></text:p>
        <table:table table:name="Table170" table:style-name="Table170">
          <table:table-column table:style-name="Table170.A"/>
          <table:table-row>
            <table:table-cell table:style-name="Table170.A1" office:value-type="string">
              <text:p text:style-name="P144">Child sexual exploitation and abuse, Terrorism, Other duties</text:p>
            </table:table-cell>
          </table:table-row>
        </table:table>
        <text:p text:style-name="P142">Relevant duties:<text:tab/></text:p>
        <table:table table:name="Table171" table:style-name="Table171">
          <table:table-column table:style-name="Table171.A"/>
          <table:table-row>
            <table:table-cell table:style-name="Table171.A1" office:value-type="string">
              <text:p text:style-name="P144">Section 21(2)(b) Online Safety Act 2023</text:p>
            </table:table-cell>
          </table:table-row>
        </table:table>
        <text:p text:style-name="P142">Date record made:</text:p>
        <table:table table:name="Table172" table:style-name="Table172">
          <table:table-column table:style-name="Table172.A"/>
          <table:table-row>
            <table:table-cell table:style-name="Table172.A1" office:value-type="string">
              <text:p text:style-name="P137">202<text:span text:style-name="T54">5</text:span>-0<text:span text:style-name="T55">6-18</text:span></text:p>
            </table:table-cell>
          </table:table-row>
        </table:table>
        <text:p text:style-name="P140">Description:<text:tab/><text:tab/><text:bookmark-start text:name="_Hlk191304729 Copy 10"/></text:p>
        <table:table table:name="Table173" table:style-name="Table173">
          <table:table-column table:style-name="Table173.A"/>
          <table:table-row>
            <table:table-cell table:style-name="Table173.A1" office:value-type="string">
              <text:p text:style-name="P145"><text:span text:style-name="Default_20_Paragraph_20_Font"><text:span text:style-name="T57">Appropriate action for all other relevant complaints</text:span></text:span></text:p>
              <text:p text:style-name="P135">ICU D12</text:p>
              <text:p text:style-name="P135">This measure sets out that providers should nominate an individual or team to ensure that all other relevant complaints are directed to the appropriate individual or team for processing.</text:p>
            </table:table-cell>
          </table:table-row>
        </table:table>
        <text:p text:style-name="P142"><text:bookmark-end text:name="_Hlk191304729 Copy 10"/>Status:</text:p>
        <table:table table:name="Table174" table:style-name="Table174">
          <table:table-column table:style-name="Table174.A"/>
          <table:table-row>
            <table:table-cell table:style-name="Table174.A1" office:value-type="string">
              <text:p text:style-name="P148"><text:span text:style-name="Default_20_Paragraph_20_Font"><text:span text:style-name="T52">Implemented</text:span></text:span></text:p>
            </table:table-cell>
          </table:table-row>
        </table:table>
        <text:p text:style-name="P142">Date measure takes/took effect</text:p>
        <table:table table:name="Table175" table:style-name="Table175">
          <table:table-column table:style-name="Table175.A"/>
          <table:table-row>
            <table:table-cell table:style-name="Table175.A1" office:value-type="string">
              <text:p text:style-name="P154">2025-0<text:span text:style-name="T61">4</text:span>-<text:span text:style-name="T61">01</text:span></text:p>
            </table:table-cell>
          </table:table-row>
        </table:table>
        <text:p text:style-name="P142">Relevant code:<text:tab/></text:p>
        <table:table table:name="Table176" table:style-name="Table176">
          <table:table-column table:style-name="Table176.A"/>
          <table:table-row>
            <table:table-cell table:style-name="Table176.A1" office:value-type="string">
              <text:p text:style-name="P144">Child sexual exploitation and abuse, Terrorism, Other duties</text:p>
            </table:table-cell>
          </table:table-row>
        </table:table>
        <text:p text:style-name="P142">Relevant duties:<text:tab/></text:p>
        <table:table table:name="Table177" table:style-name="Table177">
          <table:table-column table:style-name="Table177.A"/>
          <table:table-row>
            <table:table-cell table:style-name="Table177.A1" office:value-type="string">
              <text:p text:style-name="P144">Section 21(2)(b) Online Safety Act 2023</text:p>
            </table:table-cell>
          </table:table-row>
        </table:table>
        <text:p text:style-name="P142">Date record made:</text:p>
        <table:table table:name="Table178" table:style-name="Table178">
          <table:table-column table:style-name="Table178.A"/>
          <table:table-row>
            <table:table-cell table:style-name="Table178.A1" office:value-type="string">
              <text:p text:style-name="P137">202<text:span text:style-name="T54">5</text:span>-0<text:span text:style-name="T55">6-18</text:span></text:p>
            </table:table-cell>
          </table:table-row>
        </table:table>
        <text:p text:style-name="P140">Description:<text:tab/><text:tab/><text:bookmark-start text:name="_Hlk191304729 Copy 11"/></text:p>
        <table:table table:name="Table179" table:style-name="Table179">
          <table:table-column table:style-name="Table179.A"/>
          <table:table-row>
            <table:table-cell table:style-name="Table179.A1" office:value-type="string">
              <text:p text:style-name="P145"><text:span text:style-name="Default_20_Paragraph_20_Font"><text:span text:style-name="T57">Exception: manifestly unfounded complaints</text:span></text:span></text:p>
              <text:p text:style-name="P135">ICU D13</text:p>
              <text:p text:style-name="P135">This measure sets out that a provider may disregard a relevant complaint (that is not an appeal) if it has a policy that sets out the information and attributes that would indicate that a relevant complaint is manifestly unfounded. It must make decisions in accordance with this policy and review the application of the policy annually.</text:p>
            </table:table-cell>
          </table:table-row>
        </table:table>
        <text:p text:style-name="P142"><text:bookmark-end text:name="_Hlk191304729 Copy 11"/>Status:</text:p>
        <table:table table:name="Table180" table:style-name="Table180">
          <table:table-column table:style-name="Table180.A"/>
          <table:table-row>
            <table:table-cell table:style-name="Table180.A1" office:value-type="string">
              <text:p text:style-name="P155"><text:span text:style-name="Default_20_Paragraph_20_Font"><text:span text:style-name="T62">Implemented</text:span></text:span></text:p>
              <text:p text:style-name="P152"/>
            </table:table-cell>
          </table:table-row>
        </table:table>
        <text:p text:style-name="P142">Date measure takes/took effect</text:p>
        <table:table table:name="Table181" table:style-name="Table181">
          <table:table-column table:style-name="Table181.A"/>
          <table:table-row>
            <table:table-cell table:style-name="Table181.A1" office:value-type="string">
              <text:p text:style-name="P156">2025-06-18</text:p>
            </table:table-cell>
          </table:table-row>
        </table:table>
        <text:p text:style-name="P142">Relevant code:<text:tab/></text:p>
        <table:table table:name="Table182" table:style-name="Table182">
          <table:table-column table:style-name="Table182.A"/>
          <table:table-row>
            <table:table-cell table:style-name="Table182.A1" office:value-type="string">
              <text:p text:style-name="P144">Child sexual exploitation and abuse, Terrorism, Other duties</text:p>
            </table:table-cell>
          </table:table-row>
        </table:table>
        <text:p text:style-name="P142">Relevant duties:<text:tab/></text:p>
        <table:table table:name="Table183" table:style-name="Table183">
          <table:table-column table:style-name="Table183.A"/>
          <table:table-row>
            <table:table-cell table:style-name="Table183.A1" office:value-type="string">
              <text:p text:style-name="P144">Section 21(2)(b) Online Safety Act 2023</text:p>
            </table:table-cell>
          </table:table-row>
        </table:table>
        <text:p text:style-name="P142">Date record made:</text:p>
        <table:table table:name="Table184" table:style-name="Table184">
          <table:table-column table:style-name="Table184.A"/>
          <table:table-row>
            <table:table-cell table:style-name="Table184.A1" office:value-type="string">
              <text:p text:style-name="P137">202<text:span text:style-name="T54">5</text:span>-0<text:span text:style-name="T55">6-18</text:span></text:p>
            </table:table-cell>
          </table:table-row>
        </table:table>
        <text:p text:style-name="P140">Description:<text:tab/><text:tab/><text:bookmark-start text:name="_Hlk191304729 Copy 12"/></text:p>
        <table:table table:name="Table185" table:style-name="Table185">
          <table:table-column table:style-name="Table185.A"/>
          <table:table-row>
            <table:table-cell table:style-name="Table185.A1" office:value-type="string">
              <text:p text:style-name="P145"><text:span text:style-name="Default_20_Paragraph_20_Font"><text:span text:style-name="T57">Terms of service: substance (all services)</text:span></text:span></text:p>
              <text:p text:style-name="P135">ICU G1</text:p>
              <text:p text:style-name="P135">This measure sets out that providers should include provisions in their terms of service regarding the protection of individuals from illegal content, any proactive technology used, and information on how complaints are handled and resolved.</text:p>
            </table:table-cell>
          </table:table-row>
        </table:table>
        <text:p text:style-name="P142"><text:bookmark-end text:name="_Hlk191304729 Copy 12"/>Status:</text:p>
        <table:table table:name="Table186" table:style-name="Table186">
          <table:table-column table:style-name="Table186.A"/>
          <table:table-row>
            <table:table-cell table:style-name="Table186.A1" office:value-type="string">
              <text:p text:style-name="P157"><text:span text:style-name="Default_20_Paragraph_20_Font"><text:span text:style-name="T63">Implemented</text:span></text:span></text:p>
            </table:table-cell>
          </table:table-row>
        </table:table>
        <text:p text:style-name="P142">Date measure takes/took effect</text:p>
        <table:table table:name="Table187" table:style-name="Table187">
          <table:table-column table:style-name="Table187.A"/>
          <table:table-row>
            <table:table-cell table:style-name="Table187.A1" office:value-type="string">
              <text:p text:style-name="P158">2025-06-18</text:p>
            </table:table-cell>
          </table:table-row>
        </table:table>
        <text:p text:style-name="P142">Relevant code:<text:tab/></text:p>
        <table:table table:name="Table188" table:style-name="Table188">
          <table:table-column table:style-name="Table188.A"/>
          <table:table-row>
            <table:table-cell table:style-name="Table188.A1" office:value-type="string">
              <text:p text:style-name="P144">Child sexual exploitation and abuse, Terrorism, Other duties</text:p>
            </table:table-cell>
          </table:table-row>
        </table:table>
        <text:p text:style-name="P142">Relevant duties:<text:tab/></text:p>
        <table:table table:name="Table189" table:style-name="Table189">
          <table:table-column table:style-name="Table189.A"/>
          <table:table-row>
            <table:table-cell table:style-name="Table189.A1" office:value-type="string">
              <text:p text:style-name="P144">Section 10(5) and (7). Section 21(3) Online Safety Act 2023</text:p>
            </table:table-cell>
          </table:table-row>
        </table:table>
        <text:p text:style-name="P142">Date record made:</text:p>
        <table:table table:name="Table190" table:style-name="Table190">
          <table:table-column table:style-name="Table190.A"/>
          <table:table-row table:style-name="Table190.1">
            <table:table-cell table:style-name="Table190.A1" office:value-type="string">
              <text:p text:style-name="P137">202<text:span text:style-name="T54">5</text:span>-0<text:span text:style-name="T55">6-18</text:span></text:p>
            </table:table-cell>
          </table:table-row>
        </table:table>
        <text:p text:style-name="P140">Description:<text:tab/><text:tab/><text:bookmark-start text:name="_Hlk191304729 Copy 13"/></text:p>
        <table:table table:name="Table191" table:style-name="Table191">
          <table:table-column table:style-name="Table191.A"/>
          <table:table-row>
            <table:table-cell table:style-name="Table191.A1" office:value-type="string">
              <text:p text:style-name="P145"><text:span text:style-name="Default_20_Paragraph_20_Font"><text:span text:style-name="T57">Terms of service: substance (Category 1 services)</text:span></text:span></text:p>
              <text:p text:style-name="P135">ICU G2</text:p>
              <text:p text:style-name="P135">This measure only applies to Category 1 services. A Category 1 service is a service for the time being included in Ofcom’s register of services as meeting the Category 1 threshold conditions. This register has not yet been established, but this measure may apply to your service in future. This measure sets out that providers should summarise the findings of their most recent illegal content risk assessment in their terms of service.</text:p>
            </table:table-cell>
          </table:table-row>
        </table:table>
        <text:p text:style-name="P142"><text:bookmark-end text:name="_Hlk191304729 Copy 13"/>Status:</text:p>
        <table:table table:name="Table192" table:style-name="Table192">
          <table:table-column table:style-name="Table192.A"/>
          <table:table-row>
            <table:table-cell table:style-name="Table192.A1" office:value-type="string">
              <text:p text:style-name="P148"><text:span text:style-name="Default_20_Paragraph_20_Font"><text:span text:style-name="T52">Implemented</text:span></text:span></text:p>
            </table:table-cell>
          </table:table-row>
        </table:table>
        <text:p text:style-name="P142">Date measure takes/took effect</text:p>
        <table:table table:name="Table193" table:style-name="Table193">
          <table:table-column table:style-name="Table193.A"/>
          <table:table-row>
            <table:table-cell table:style-name="Table193.A1" office:value-type="string">
              <text:p text:style-name="P137">202<text:span text:style-name="T54">5</text:span>-0<text:span text:style-name="T55">6-18</text:span></text:p>
            </table:table-cell>
          </table:table-row>
        </table:table>
        <text:p text:style-name="P142">Relevant code:<text:tab/></text:p>
        <table:table table:name="Table194" table:style-name="Table194">
          <table:table-column table:style-name="Table194.A"/>
          <table:table-row>
            <table:table-cell table:style-name="Table194.A1" office:value-type="string">
              <text:p text:style-name="P144">Child sexual exploitation and abuse, Terrorism, Other duties</text:p>
            </table:table-cell>
          </table:table-row>
        </table:table>
        <text:p text:style-name="P142">Relevant duties:<text:tab/></text:p>
        <table:table table:name="Table195" table:style-name="Table195">
          <table:table-column table:style-name="Table195.A"/>
          <table:table-row>
            <table:table-cell table:style-name="Table195.A1" office:value-type="string">
              <text:p text:style-name="P144">Section 10(9) Online Safety Act 2023</text:p>
            </table:table-cell>
          </table:table-row>
        </table:table>
        <text:p text:style-name="P142">Date record made:</text:p>
        <table:table table:name="Table196" table:style-name="Table196">
          <table:table-column table:style-name="Table196.A"/>
          <table:table-row>
            <table:table-cell table:style-name="Table196.A1" office:value-type="string">
              <text:p text:style-name="P137">202<text:span text:style-name="T54">5</text:span>-0<text:span text:style-name="T55">6-18</text:span></text:p>
            </table:table-cell>
          </table:table-row>
        </table:table>
        <text:p text:style-name="P140">Description:<text:tab/><text:tab/><text:bookmark-start text:name="_Hlk191304729 Copy 14"/></text:p>
        <table:table table:name="Table197" table:style-name="Table197">
          <table:table-column table:style-name="Table197.A"/>
          <table:table-row>
            <table:table-cell table:style-name="Table197.A1" office:value-type="string">
              <text:p text:style-name="P145"><text:span text:style-name="Default_20_Paragraph_20_Font"><text:span text:style-name="T57">Terms of service: clarity and accessibility</text:span></text:span></text:p>
              <text:p text:style-name="P135">ICU G3</text:p>
              <text:p text:style-name="P135">This measure sets out that providers should ensure that the provisions included in the terms of service regarding the protection of individuals from illegal content are clear and accessible.</text:p>
            </table:table-cell>
          </table:table-row>
        </table:table>
        <text:p text:style-name="P142"><text:bookmark-end text:name="_Hlk191304729 Copy 14"/>Status:</text:p>
        <table:table table:name="Table198" table:style-name="Table198">
          <table:table-column table:style-name="Table198.A"/>
          <table:table-row>
            <table:table-cell table:style-name="Table198.A1" office:value-type="string">
              <text:p text:style-name="P159"><text:span text:style-name="Default_20_Paragraph_20_Font"><text:span text:style-name="T64">Implemented</text:span></text:span></text:p>
            </table:table-cell>
          </table:table-row>
        </table:table>
        <text:p text:style-name="P142">Date measure takes/took effect</text:p>
        <table:table table:name="Table199" table:style-name="Table199">
          <table:table-column table:style-name="Table199.A"/>
          <table:table-row>
            <table:table-cell table:style-name="Table199.A1" office:value-type="string">
              <text:p text:style-name="P160">2025-06-18</text:p>
            </table:table-cell>
          </table:table-row>
        </table:table>
        <text:p text:style-name="P142">Relevant code:<text:tab/></text:p>
        <table:table table:name="Table200" table:style-name="Table200">
          <table:table-column table:style-name="Table200.A"/>
          <table:table-row>
            <table:table-cell table:style-name="Table200.A1" office:value-type="string">
              <text:p text:style-name="P144">Child sexual exploitation and abuse, Terrorism, Other duties</text:p>
            </table:table-cell>
          </table:table-row>
        </table:table>
        <text:p text:style-name="P142">Relevant duties:<text:tab/></text:p>
        <table:table table:name="Table201" table:style-name="Table201">
          <table:table-column table:style-name="Table201.A"/>
          <table:table-row>
            <table:table-cell table:style-name="Table201.A1" office:value-type="string">
              <text:p text:style-name="P144">Section 10(8). Section 21(3) Online Safety Act 2023</text:p>
            </table:table-cell>
          </table:table-row>
        </table:table>
        <text:p text:style-name="P142">Date record made:</text:p>
        <table:table table:name="Table202" table:style-name="Table202">
          <table:table-column table:style-name="Table202.A"/>
          <table:table-row>
            <table:table-cell table:style-name="Table202.A1" office:value-type="string">
              <text:p text:style-name="P137">202<text:span text:style-name="T54">5</text:span>-0<text:span text:style-name="T55">6-18</text:span></text:p>
            </table:table-cell>
          </table:table-row>
        </table:table>
        <text:p text:style-name="P140">Description:<text:tab/><text:tab/><text:bookmark-start text:name="_Hlk191304729 Copy 15"/></text:p>
        <table:table table:name="Table203" table:style-name="Table203">
          <table:table-column table:style-name="Table203.A"/>
          <table:table-row>
            <table:table-cell table:style-name="Table203.A1" office:value-type="string">
              <text:p text:style-name="P145"><text:span text:style-name="Default_20_Paragraph_20_Font"><text:span text:style-name="T57">Removing accounts of proscribed organisations</text:span></text:span></text:p>
              <text:p text:style-name="P135">ICU H1</text:p>
              <text:p text:style-name="P135">This measure sets out that providers should remove a user account from a service if there are reasonable grounds to infer it is operated by or on behalf of a terrorist organisation proscribed by the UK Government. You can consult Schedule 2 of the Terrorism Act 2000 for a list of proscribed organisations.</text:p>
            </table:table-cell>
          </table:table-row>
        </table:table>
        <text:p text:style-name="P142"><text:bookmark-end text:name="_Hlk191304729 Copy 15"/>Status:</text:p>
        <table:table table:name="Table204" table:style-name="Table204">
          <table:table-column table:style-name="Table204.A"/>
          <table:table-row>
            <table:table-cell table:style-name="Table204.A1" office:value-type="string">
              <text:p text:style-name="P161"><text:span text:style-name="Default_20_Paragraph_20_Font"><text:span text:style-name="T65">Implemented</text:span></text:span></text:p>
            </table:table-cell>
          </table:table-row>
        </table:table>
        <text:p text:style-name="P142">Date measure takes/took effect</text:p>
        <table:table table:name="Table205" table:style-name="Table205">
          <table:table-column table:style-name="Table205.A"/>
          <table:table-row>
            <table:table-cell table:style-name="Table205.A1" office:value-type="string">
              <text:p text:style-name="P162">2025-06-18</text:p>
            </table:table-cell>
          </table:table-row>
        </table:table>
        <text:p text:style-name="P142">Relevant code:<text:tab/></text:p>
        <table:table table:name="Table206" table:style-name="Table206">
          <table:table-column table:style-name="Table206.A"/>
          <table:table-row>
            <table:table-cell table:style-name="Table206.A1" office:value-type="string">
              <text:p text:style-name="P144">Terrorism</text:p>
            </table:table-cell>
          </table:table-row>
        </table:table>
        <text:p text:style-name="P142">Relevant duties:<text:tab/></text:p>
        <table:table table:name="Table207" table:style-name="Table207">
          <table:table-column table:style-name="Table207.A"/>
          <table:table-row>
            <table:table-cell table:style-name="Table207.A1" office:value-type="string">
              <text:p text:style-name="P144">Section 10(2) and 10(3) Online Safety Act 2023</text:p>
            </table:table-cell>
          </table:table-row>
        </table:table>
        <text:p text:style-name="P142">Date record made:</text:p>
        <table:table table:name="Table208" table:style-name="Table208">
          <table:table-column table:style-name="Table208.A"/>
          <table:table-row>
            <table:table-cell table:style-name="Table208.A1" office:value-type="string">
              <text:p text:style-name="P137">202<text:span text:style-name="T54">5</text:span>-0<text:span text:style-name="T55">6-18</text:span></text:p>
            </table:table-cell>
          </table:table-row>
        </table:table>
        <text:h text:style-name="P163" text:outline-level="3"/>
        <text:h text:style-name="P26" text:outline-level="2">Step 4: U2U and Search - Report, review, and update risk assessments</text:h>
        <text:p text:style-name="P164">The Act requires that you regularly review your compliance with each of the online safety duties. You must also review your compliance as soon as reasonably practicable after making any significant change to any aspect of the design or operation of your service. You should consult Ofcom’s Record-keeping and Review guidance for more information about this duty. <text:s/></text:p>
        <text:p text:style-name="_30_8_20_Box_20_text_20_HEADING">Activities and outcomes </text:p>
        <text:list text:continue-numbering="true" text:style-name="LFO25">
          <text:list-item>
            <text:p text:style-name="_31_0_20_Box_20_text_20_BULLETS">report on the illegal content risk assessment and measures through appropriate Governance and Accountability channels</text:p>
          </text:list-item>
          <text:list-item>
            <text:p text:style-name="_31_0_20_Box_20_text_20_BULLETS">monitor the effectiveness of safety measures at reducing the risk of harm to users</text:p>
          </text:list-item>
          <text:list-item>
            <text:p text:style-name="_31_0_20_Box_20_text_20_BULLETS">monitor developing risks and the level of risk exposure after appropriate measures are implemented (also known as residual risk)</text:p>
          </text:list-item>
          <text:list-item>
            <text:p text:style-name="_31_0_20_Box_20_text_20_BULLETS">review and/or update the risk assessment when appropriate, including before making any significant change to any aspect of the service’s design or operation</text:p>
          </text:list-item>
          <text:list-item>
            <text:p text:style-name="_31_0_20_Box_20_text_20_BULLETS">If you are a Category 1 or 2A service you must also supply Ofcom with a copy of your illegal content risk assessment as soon as reasonably practicable after completing or revising your illegal content risk assessment. </text:p>
          </text:list-item>
        </text:list>
        <text:p text:style-name="_30_8_20_Box_20_text_20_HEADING">What to include in your record:</text:p>
        <text:list text:continue-numbering="true" text:style-name="LFO25">
          <text:list-item>
            <text:p text:style-name="_31_0_20_Box_20_text_20_BULLETS">a written record of the annual review cycle for the illegal content risk assessment, and a named person responsible appointed for this process</text:p>
          </text:list-item>
          <text:list-item>
            <text:p text:style-name="_31_0_20_Box_20_text_20_BULLETS">confirmation that the findings of the risk assessment have been reported and recorded through appropriate governance channels<text:tab/></text:p>
          </text:list-item>
        </text:list>
        <text:p text:style-name="_30_8_20_Box_20_text_20_HEADING">Ofcom resources for this step:</text:p>
        <text:list text:continue-numbering="true" text:style-name="LFO25">
          <text:list-item>
            <text:p text:style-name="_31_0_20_Box_20_text_20_BULLETS"><text:a xlink:type="simple" xlink:href="https://www.ofcom.org.uk/siteassets/resources/documents/online-safety/information-for-industry/illegal-harms/risk-assessment-guidance-and-risk-profiles.pdf?v=388598" office:target-frame-name="_top" xlink:show="replace" text:style-name="Internet_20_link" text:visited-style-name="Visited_20_Internet_20_Link"><text:span text:style-name="Hyperlink">Step 4 Risk Assessment Guidance</text:span></text:a></text:p>
          </text:list-item>
          <text:list-item>
            <text:p text:style-name="_31_0_20_Box_20_text_20_BULLETS">Step 4 of the ‘Check how to comply with the illegal content rules’ tool</text:p>
          </text:list-item>
          <text:list-item>
            <text:p text:style-name="_31_0_20_Box_20_text_20_BULLETS"><text:a xlink:type="simple" xlink:href="https://www.ofcom.org.uk/siteassets/resources/documents/online-safety/information-for-industry/illegal-harms/record-keeping-and-review-guidance.pdf?v=387551" office:target-frame-name="_top" xlink:show="replace" text:style-name="Internet_20_link" text:visited-style-name="Visited_20_Internet_20_Link"><text:span text:style-name="Hyperlink">Record-keeping and Review guidance</text:span></text:a></text:p>
          </text:list-item>
          <text:list-item>
            <text:p text:style-name="_31_0_20_Box_20_text_20_BULLETS"><text:a xlink:type="simple" xlink:href="https://www.ofcom.org.uk/online-safety/illegal-and-harmful-content/statement-protecting-people-from-illegal-harms-online/" office:target-frame-name="_top" xlink:show="replace" text:style-name="Internet_20_link" text:visited-style-name="Visited_20_Internet_20_Link"><text:span text:style-name="Hyperlink">Illegal Content Codes of Practice (governance section U2U or Search)</text:span></text:a></text:p>
          </text:list-item>
        </text:list>
        <text:h text:style-name="P165" text:outline-level="3">Report activity</text:h>
        <text:p text:style-name="P10">Date of next annual risk assessment: </text:p>
        <table:table table:name="Table127" table:style-name="Table127">
          <table:table-column table:style-name="Table127.A"/>
          <table:table-row>
            <table:table-cell table:style-name="Table127.A1" office:value-type="string">
              <text:p text:style-name="P137">202<text:span text:style-name="T54">6</text:span>-0<text:span text:style-name="T55">6-18</text:span></text:p>
            </table:table-cell>
          </table:table-row>
        </table:table>
        <text:p text:style-name="P10">Confirmation findings of the illegal content risk assessment have been reported, and recorded:<text:tab/></text:p>
        <text:p text:style-name="_30_6_20_Unnumbered_20_paragraph">Yes </text:p>
        <text:p text:style-name="P166"/>
        <text:p text:style-name="P10">Date the findings of the illegal content risk assessment were reported, and recorded:</text:p>
        <table:table table:name="Table128" table:style-name="Table128">
          <table:table-column table:style-name="Table128.A"/>
          <table:table-row>
            <table:table-cell table:style-name="Table128.A1" office:value-type="string">
              <text:p text:style-name="P137">202<text:span text:style-name="T54">5</text:span>-0<text:span text:style-name="T55">6-18</text:span></text:p>
            </table:table-cell>
          </table:table-row>
        </table:table>
        <text:p text:style-name="P167">[Keep a copy of each record of your risk assessment and the date on which it was reported. Update this field for each record.]</text:p>
        <text:p text:style-name="P10">Information on how you take appropriate steps to keep the risk assessment up to date (for example, a written policy):</text:p>
        <table:table table:name="Table129" table:style-name="Table129">
          <table:table-column table:style-name="Table129.A"/>
          <table:table-row table:style-name="Table129.1">
            <table:table-cell table:style-name="Table129.A1" office:value-type="string">
              <text:p text:style-name="P168">Risk assessment will be <text:span text:style-name="T66">publicly </text:span>published online and reassessed annually.</text:p>
            </table:table-cell>
          </table:table-row>
        </table:table>
        <text:p text:style-name="P164"/>
        <text:p text:style-name="P10"/>
        <text:p text:style-name="_30_6_20_Unnumbered_20_paragraph"/>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OpenSymbol" svg:font-family="OpenSymbol" style:font-charset="x-symbol"/>
    <style:font-face style:name="Sora" svg:font-family="Sora" style:font-family-generic="system" style:font-pitch="variable"/>
    <style:font-face style:name="Sora Medium" svg:font-family="'Sora Medium'" style:font-family-generic="system" style:font-pitch="variable"/>
    <style:font-face style:name="Sora SemiBold" svg:font-family="'Sora SemiBold'" style:font-family-generic="system" style:font-pitch="variable"/>
    <style:font-face style:name="Sora1" svg:font-family="Sora, sans-serif"/>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chapter">
      <style:paragraph-properties fo:margin-top="0.423cm" fo:margin-bottom="0cm" style:contextual-spacing="false" fo:keep-together="always" fo:hyphenation-ladder-count="no-limit" fo:hyphenation-keep="auto" loext:hyphenation-keep-type="column" fo:keep-with-next="always"/>
      <style:text-properties fo:color="#5000f2" loext:opacity="100%" style:font-name="Sora" fo:font-family="Sora" style:font-family-generic="system" style:font-pitch="variable" fo:font-size="24pt" fo:font-weight="bold" style:font-name-asian="Times New Roman" style:font-family-asian="'Times New Roman'" style:font-family-generic-asian="roman" style:font-pitch-asian="variable" style:font-size-asian="24pt" style:font-weight-asian="bold"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71cm" fo:margin-bottom="0cm" style:contextual-spacing="false" fo:keep-together="always" fo:hyphenation-ladder-count="no-limit" fo:hyphenation-keep="auto" loext:hyphenation-keep-type="column" fo:keep-with-next="always"/>
      <style:text-properties fo:color="#3b00b5" loext:opacity="100%" style:font-name="Sora" fo:font-family="Sora" style:font-family-generic="system" style:font-pitch="variable" fo:font-size="13pt" style:font-name-asian="Times New Roman" style:font-family-asian="'Times New Roman'" style:font-family-generic-asian="roman" style:font-pitch-asian="variable" style:font-size-asian="13pt"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71cm" fo:margin-bottom="0cm" style:contextual-spacing="false" fo:keep-together="always" fo:hyphenation-ladder-count="no-limit" fo:hyphenation-keep="auto" loext:hyphenation-keep-type="column" fo:keep-with-next="always"/>
      <style:text-properties fo:color="#270078" loext:opacity="100%" style:font-name="Sora" fo:font-family="Sora" style:font-family-generic="system"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margin-top="0cm" fo:margin-bottom="0.212cm" style:contextual-spacing="false" fo:line-height="11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_30_1_20_BASIC_20_Document_20_Title_20__28_H1_29_" style:display-name="01 BASIC Document Title (H1)" style:family="paragraph" style:next-style-name="_30_2_20_BASIC_20_heading_20_2_20__28_H2_29_" style:default-outline-level="1" style:list-style-name="">
      <style:paragraph-properties fo:margin-top="0.423cm" fo:margin-bottom="0.423cm" style:contextual-spacing="false" fo:hyphenation-ladder-count="no-limit" fo:hyphenation-keep="auto" loext:hyphenation-keep-type="column"/>
      <style:text-properties fo:color="#5000f2" loext:opacity="100%" style:font-name="Sora" fo:font-family="Sora" style:font-family-generic="system" style:font-pitch="variable" fo:font-size="24pt" fo:font-weight="bold" style:font-name-asian="Times New Roman" style:font-family-asian="'Times New Roman'" style:font-family-generic-asian="roman" style:font-pitch-asian="variable" style:font-size-asian="24pt" style:font-weight-asian="bold" style:font-size-complex="24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_30_2_20_BASIC_20_heading_20_2_20__28_H2_29_" style:display-name="02 BASIC heading 2 (H2)" style:family="paragraph" style:next-style-name="_30_6_20_Unnumbered_20_paragraph" style:default-outline-level="2" style:list-style-name="">
      <style:paragraph-properties fo:margin-top="0.635cm" fo:margin-bottom="0.423cm" style:contextual-spacing="false" fo:hyphenation-ladder-count="no-limit" fo:hyphenation-keep="auto" loext:hyphenation-keep-type="column" fo:padding-left="0cm" fo:padding-right="0cm" fo:padding-top="0cm" fo:padding-bottom="0.035cm" fo:border-left="none" fo:border-right="none" fo:border-top="none" fo:border-bottom="0.51pt solid #5000f2" style:shadow="none" fo:keep-with-next="always"/>
      <style:text-properties fo:color="#5000f2" loext:opacity="100%" style:font-name="Sora Medium" fo:font-family="'Sora Medium'" style:font-family-generic="system" style:font-pitch="variable" fo:font-size="16pt" fo:font-weight="bold" style:font-name-asian="Times New Roman" style:font-family-asian="'Times New Roman'" style:font-family-generic-asian="roman" style:font-pitch-asian="variable" style:font-size-asian="16pt" style:font-weight-asian="bold" style:font-name-complex="Sora Medium" style:font-family-complex="'Sora Medium'" style:font-family-generic-complex="system" style:font-pitch-complex="variable" style:font-size-complex="18pt" fo:hyphenate="false" loext:hyphenation-no-caps="false" loext:hyphenation-no-last-word="false" loext:hyphenation-word-char-count="no-limit" loext:hyphenation-zone="no-limit"/>
    </style:style>
    <style:style style:name="_30_3_20_BASIC_20_heading_20_3_20__28_H3_29_" style:display-name="03 BASIC heading 3 (H3)" style:family="paragraph" style:parent-style-name="_30_4_20_BASIC_20_heading_20_4_20__28_H5_29_" style:next-style-name="_30_6_20_Unnumbered_20_paragraph" style:default-outline-level="3" style:list-style-name="">
      <style:paragraph-properties fo:hyphenation-ladder-count="no-limit" fo:hyphenation-keep="auto" loext:hyphenation-keep-type="column"/>
      <style:text-properties fo:font-size="13pt" style:font-size-asian="13pt" style:font-size-complex="13pt"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_30_5_20_Numbered_20_paragraph" style:display-name="05 Numbered paragraph" style:family="paragraph" style:list-style-name="LFO2">
      <style:paragraph-properties fo:margin-top="0cm" fo:margin-bottom="0.212cm" style:contextual-spacing="false" fo:line-height="11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_30_4_20_BASIC_20_heading_20_4_20__28_H5_29_" style:display-name="04 BASIC heading 4 (H5)" style:family="paragraph" style:parent-style-name="Normal" style:next-style-name="_30_6_20_Unnumbered_20_paragraph" style:default-outline-level="4">
      <style:paragraph-properties fo:margin-top="0.423cm" fo:margin-bottom="0.106cm" style:contextual-spacing="false" fo:line-height="105%" fo:hyphenation-ladder-count="no-limit" fo:hyphenation-keep="auto" loext:hyphenation-keep-type="column" fo:keep-with-next="always"/>
      <style:text-properties fo:color="#5000f2" loext:opacity="100%" style:font-name="Sora Medium" fo:font-family="'Sora Medium'" style:font-family-generic="system" style:font-pitch="variable" fo:font-size="12pt" fo:font-weight="bold" style:font-size-asian="12pt" style:font-weight-asian="bold" style:font-name-complex="Sora Medium" style:font-family-complex="'Sora Medium'" style:font-family-generic-complex="system" style:font-pitch-complex="variable" style:font-size-complex="12pt" fo:hyphenate="false" loext:hyphenation-no-caps="false" loext:hyphenation-no-last-word="false" loext:hyphenation-word-char-count="no-limit" loext:hyphenation-zone="no-limit"/>
    </style:style>
    <style:style style:name="_30_6_20_Unnumbered_20_paragraph" style:display-name="06 Unnumbered paragraph"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mment_20_Subject" style:display-name="Comment Subject" style:family="paragraph" style:parent-style-name="Normal" style:next-style-name="Normal">
      <style:paragraph-properties fo:line-height="100%" fo:hyphenation-ladder-count="no-limit" fo:hyphenation-keep="auto" loext:hyphenation-keep-type="column"/>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_30_7_20_BASIC_20_Bullet_20_points" style:display-name="07 BASIC Bullet points" style:family="paragraph" style:parent-style-name="Normal" style:list-style-name="LFO22">
      <style:paragraph-properties fo:margin-top="0cm" fo:margin-bottom="0.282cm" style:contextual-spacing="true" fo:line-height="10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cm" fo:margin-bottom="0cm" style:contextual-spacing="false"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_32_0_20_Footnote_20_text" style:display-name="20 Footnote text" style:family="paragraph" style:parent-style-name="Footnote_20_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_31_3_20_Figure_20__7c__20_Caption" style:display-name="13 Figure | Caption" style:family="paragraph" style:parent-style-name="_30_6_20_Unnumbered_20_paragraph" style:next-style-name="_30_6_20_Unnumbered_20_paragraph">
      <style:paragraph-properties fo:margin-top="0.423cm" fo:margin-bottom="0.282cm" style:contextual-spacing="false" fo:hyphenation-ladder-count="no-limit" fo:hyphenation-keep="auto" loext:hyphenation-keep-type="column" fo:keep-with-next="always"/>
      <style:text-properties fo:color="#000046" loext:opacity="100%" fo:font-weight="bold" style:font-weight-asian="bold" style:font-weight-complex="bold" fo:hyphenate="false" loext:hyphenation-no-caps="false" loext:hyphenation-no-last-word="false" loext:hyphenation-word-char-count="no-limit" loext:hyphenation-zone="no-limit"/>
    </style:style>
    <style:style style:name="_31_6_20_Source_20_notes" style:display-name="16 Source notes" style:family="paragraph" style:next-style-name="_30_6_20_Unnumbered_20_paragraph">
      <style:paragraph-properties fo:hyphenation-ladder-count="no-limit" fo:hyphenation-keep="auto" loext:hyphenation-keep-type="column"/>
      <style:text-properties fo:color="#000046" loext:opacity="100%"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_33_5_20_Page_20_number" style:display-name="35 Page number" style:family="paragraph" style:parent-style-name="Normal">
      <style:paragraph-properties fo:margin-top="0cm" fo:margin-bottom="0cm" style:contextual-spacing="false" fo:line-height="100%" fo:text-align="center" style:justify-single-word="false" fo:hyphenation-ladder-count="no-limit" fo:hyphenation-keep="auto" loext:hyphenation-keep-type="column">
        <style:tab-stops>
          <style:tab-stop style:position="7.96cm" style:type="center"/>
          <style:tab-stop style:position="15.921cm" style:type="right"/>
        </style:tab-stops>
      </style:paragraph-properties>
      <style:text-properties fo:color="#5000f2" loext:opacity="100%"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line-height="100%" fo:hyphenation-ladder-count="no-limit" fo:hyphenation-keep="auto" loext:hyphenation-keep-type="column"/>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_30_8_20_Box_20_text_20_HEADING" style:display-name="08 Box text HEADING" style:family="paragraph" style:parent-style-name="Normal" style:next-style-name="_30_9_20_Box_20_text_20_PARAGRAPH">
      <loext:graphic-properties draw:fill="solid" draw:fill-color="#f2f2f2" draw:opacity="100%"/>
      <style:paragraph-properties fo:margin-top="0.212cm" fo:margin-bottom="0cm" style:contextual-spacing="false" fo:line-height="105%" fo:hyphenation-ladder-count="no-limit" fo:hyphenation-keep="auto" loext:hyphenation-keep-type="column" fo:background-color="#f2f2f2" fo:padding="0.141cm" fo:border="0.51pt solid #f2f2f2" style:shadow="none"/>
      <style:text-properties fo:color="#000046" loext:opacity="100%"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_30_9_20_Box_20_text_20_PARAGRAPH" style:display-name="09 Box text PARAGRAPH" style:family="paragraph" style:parent-style-name="Normal">
      <loext:graphic-properties draw:fill="solid" draw:fill-color="#f2f2f2" draw:opacity="100%"/>
      <style:paragraph-properties fo:margin-top="0.212cm" fo:margin-bottom="0.282cm" style:contextual-spacing="false" fo:line-height="105%" fo:hyphenation-ladder-count="no-limit" fo:hyphenation-keep="auto" loext:hyphenation-keep-type="column" fo:background-color="#f2f2f2" fo:padding="0.141cm" fo:border="0.51pt solid #f2f2f2" style:shadow="none"/>
      <style:text-properties fo:hyphenate="false" loext:hyphenation-no-caps="false" loext:hyphenation-no-last-word="false" loext:hyphenation-word-char-count="no-limit" loext:hyphenation-zone="no-limit"/>
    </style:style>
    <style:style style:name="_31_0_20_Box_20_text_20_BULLETS" style:display-name="10 Box text BULLETS" style:family="paragraph" style:parent-style-name="Normal" style:list-style-name="LFO25">
      <loext:graphic-properties draw:fill="solid" draw:fill-color="#f2f2f2" draw:opacity="100%"/>
      <style:paragraph-properties fo:margin-top="0.212cm" fo:margin-bottom="0.282cm" style:contextual-spacing="true" fo:line-height="105%" fo:hyphenation-ladder-count="no-limit" fo:hyphenation-keep="auto" loext:hyphenation-keep-type="column" fo:background-color="#f2f2f2" fo:padding="0.141cm" fo:border="0.51pt solid #f2f2f2" style:shadow="none"/>
      <style:text-properties fo:hyphenate="false" loext:hyphenation-no-caps="false" loext:hyphenation-no-last-word="false" loext:hyphenation-word-char-count="no-limit" loext:hyphenation-zone="no-limit"/>
    </style:style>
    <style:style style:name="_31_1_20_a_29__20_paragraphs" style:display-name="11 a) paragraphs" style:family="paragraph" style:parent-style-name="Normal">
      <style:paragraph-properties fo:margin-left="1.9cm" fo:margin-top="0cm" fo:margin-bottom="0.282cm" style:contextual-spacing="true" fo:hyphenation-ladder-count="no-limit" fo:hyphenation-keep="auto" loext:hyphenation-keep-type="column" fo:text-indent="-0.6cm" style:auto-text-indent="false">
        <style:tab-stops/>
      </style:paragraph-properties>
      <style:text-properties fo:hyphenate="false" loext:hyphenation-no-caps="false" loext:hyphenation-no-last-word="false" loext:hyphenation-word-char-count="no-limit" loext:hyphenation-zone="no-limit"/>
    </style:style>
    <style:style style:name="_31_2_20_i_29__20_paragraphs" style:display-name="12 i) paragraphs" style:family="paragraph" style:parent-style-name="_31_1_20_a_29__20_paragraphs" style:list-style-name="LFO26">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_33_2_20_OVERVIEW_20_Box_20_Bullets" style:display-name="32 OVERVIEW Box Bullets" style:family="paragraph" style:list-style-name="LFO28">
      <loext:graphic-properties draw:fill="solid" draw:fill-color="#f2f2f2" draw:opacity="100%"/>
      <style:paragraph-properties fo:margin-top="0cm" fo:margin-bottom="0.106cm" style:contextual-spacing="false" fo:hyphenation-ladder-count="no-limit" fo:hyphenation-keep="auto" loext:hyphenation-keep-type="column" fo:background-color="#f2f2f2" fo:padding-left="0.141cm" fo:padding-right="0.141cm" fo:padding-top="0.035cm" fo:padding-bottom="0.035cm" fo:border="3pt solid #f2f2f2" style:shadow="none"/>
      <style:text-properties fo:font-size="11.5pt" style:font-size-asian="11.5pt" fo:hyphenate="false" loext:hyphenation-no-caps="false" loext:hyphenation-no-last-word="false" loext:hyphenation-word-char-count="no-limit" loext:hyphenation-zone="no-limit"/>
    </style:style>
    <style:style style:name="_30_0_20_OS_20_form_20_question_20_12pt_20_BOLD" style:display-name="00 OS form question 12pt BOLD" style:family="paragraph" style:parent-style-name="Normal">
      <style:paragraph-properties fo:margin-top="0.423cm" fo:margin-bottom="0.282cm" style:contextual-spacing="false" fo:keep-together="always" fo:hyphenation-ladder-count="no-limit" fo:hyphenation-keep="auto" loext:hyphenation-keep-type="column" fo:keep-with-next="always"/>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_30_6_20_SECTION_20_heading_20_2_20__28_H3_29_" style:display-name="06 SECTION heading 2 (H3)" style:family="paragraph" style:next-style-name="Normal" style:default-outline-level="3" style:list-style-name="">
      <style:paragraph-properties fo:margin-top="0.423cm" fo:margin-bottom="0.282cm" style:contextual-spacing="false" fo:hyphenation-ladder-count="no-limit" fo:hyphenation-keep="auto" loext:hyphenation-keep-type="column" fo:padding-left="0cm" fo:padding-right="0cm" fo:padding-top="0cm" fo:padding-bottom="0.035cm" fo:border-left="none" fo:border-right="none" fo:border-top="none" fo:border-bottom="0.26pt solid #5000f2" style:shadow="none" fo:keep-with-next="always"/>
      <style:text-properties fo:color="#5000f2" loext:opacity="100%" style:font-name="Sora SemiBold" fo:font-family="'Sora SemiBold'" style:font-family-generic="system" style:font-pitch="variable" fo:font-size="16pt" style:font-size-asian="16pt" style:font-name-complex="Sora SemiBold" style:font-family-complex="'Sora SemiBold'" style:font-family-generic-complex="system" style:font-pitch-complex="variable" style:font-size-complex="16pt" style:font-weight-complex="bold" fo:hyphenate="false" loext:hyphenation-no-caps="false" loext:hyphenation-no-last-word="false" loext:hyphenation-word-char-count="no-limit" loext:hyphenation-zone="no-limit"/>
    </style:style>
    <style:style style:name="_30_7_20_SECTION_20_heading_20_3_20__28_H4_29_" style:display-name="07 SECTION heading 3 (H4)" style:family="paragraph" style:parent-style-name="_30_6_20_SECTION_20_heading_20_2_20__28_H3_29_" style:next-style-name="Normal" style:default-outline-level="4" style:list-style-name="">
      <style:paragraph-properties fo:margin-top="0.635cm" fo:margin-bottom="0.212cm" style:contextual-spacing="false" fo:hyphenation-ladder-count="no-limit" fo:hyphenation-keep="auto" loext:hyphenation-keep-type="column" fo:padding="0cm" fo:border="none" style:shadow="none"/>
      <style:text-properties fo:font-size="13pt" style:font-size-asian="13pt" style:font-size-complex="13pt" fo:hyphenate="false" loext:hyphenation-no-caps="false" loext:hyphenation-no-last-word="false" loext:hyphenation-word-char-count="no-limit" loext:hyphenation-zone="no-limit"/>
    </style:style>
    <style:style style:name="_33_0_20_OVERVIEW_20_Box_20_Heading" style:display-name="30 OVERVIEW Box Heading" style:family="paragraph" style:parent-style-name="Normal" style:next-style-name="Normal">
      <loext:graphic-properties draw:fill="solid" draw:fill-color="#f2f2f2" draw:opacity="100%"/>
      <style:paragraph-properties fo:margin-top="0.282cm" fo:margin-bottom="0.282cm" style:contextual-spacing="false" fo:hyphenation-ladder-count="no-limit" fo:hyphenation-keep="auto" loext:hyphenation-keep-type="column" fo:background-color="#f2f2f2" fo:padding-left="0.141cm" fo:padding-right="0.141cm" fo:padding-top="0.035cm" fo:padding-bottom="0.035cm" fo:border="3pt solid #f2f2f2" style:shadow="none"/>
      <style:text-properties fo:color="#000046" loext:opacity="100%" fo:font-size="11.5pt" fo:font-weight="bold" style:font-size-asian="11.5pt" style:font-weight-asian="bold" style:font-size-complex="12pt" style:font-weight-complex="bold" fo:hyphenate="false" loext:hyphenation-no-caps="false" loext:hyphenation-no-last-word="false" loext:hyphenation-word-char-count="no-limit" loext:hyphenation-zone="no-limit"/>
    </style:style>
    <style:style style:name="_30_0_20_OS_20_form_20_response" style:display-name="00 OS form response" style:family="paragraph" style:parent-style-name="_30_0_20_OS_20_form_20_question_20_12pt_20_BOLD" style:list-style-name="LFO27">
      <style:paragraph-properties fo:margin-top="0cm" fo:margin-bottom="0cm" style:contextual-spacing="false" fo:keep-together="auto" fo:hyphenation-ladder-count="no-limit" fo:hyphenation-keep="auto" loext:hyphenation-keep-type="column" fo:keep-with-next="auto"/>
      <style:text-properties fo:font-weight="normal" style:font-weight-asian="normal" style:font-style-complex="italic" style:font-weight-complex="normal"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5000f2" loext:opacity="100%" style:font-name="Sora" fo:font-family="Sora" style:font-family-generic="system" style:font-pitch="variable" fo:font-size="24pt" fo:font-weight="bold"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3b00b5" loext:opacity="100%" style:font-name="Sora" fo:font-family="Sora" style:font-family-generic="system"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270078" loext:opacity="100%" style:font-name="Sora" fo:font-family="Sora" style:font-family-generic="system"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yperlink" style:family="text" style:parent-style-name="Default_20_Paragraph_20_Font">
      <style:text-properties fo:color="#5000f2"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Default_20_Paragraph_20_Font">
      <style:text-properties fo:font-size="10pt" fo:font-weight="bold" style:font-size-asian="10pt" style:font-weight-asian="bold" style:font-size-complex="10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fo:color="#36c280" loext:opacity="100%" style:text-position="super 64%"/>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font-style="normal" fo:font-weight="bold" style:font-style-asian="normal" style:font-weight-asian="bold" style:font-style-complex="normal" style:font-weight-complex="bold"/>
    </style:style>
    <style:style style:name="WW_5f_CharLFO6LVL1" style:display-name="WW_CharLFO6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6cm" fo:margin-left="2.101cm"/>
        </style:list-level-properties>
      </text:list-level-style-number>
      <text:list-level-style-number text:level="4" loext:num-list-format="%4%)" style:num-suffix=")" style:num-format="i">
        <style:list-level-properties text:list-level-position-and-space-mode="label-alignment">
          <style:list-level-label-alignment text:label-followed-by="listtab" fo:text-indent="-0.6cm" fo:margin-left="2.701cm"/>
        </style:list-level-properties>
      </text:list-level-style-number>
      <text:list-level-style-number text:level="5" loext:num-list-format="%5%" style:num-format="">
        <style:list-level-properties text:list-level-position-and-space-mode="label-alignment">
          <style:list-level-label-alignment text:label-followed-by="listtab" fo:text-indent="-0.6cm" fo:margin-left="2.701cm"/>
        </style:list-level-properties>
      </text:list-level-style-number>
      <text:list-level-style-number text:level="6" loext:num-list-format="%6%" style:num-format="">
        <style:list-level-properties text:list-level-position-and-space-mode="label-alignment">
          <style:list-level-label-alignment text:label-followed-by="listtab" fo:text-indent="-0.6cm" fo:margin-left="2.701cm"/>
        </style:list-level-properties>
      </text:list-level-style-number>
      <text:list-level-style-number text:level="7" loext:num-list-format="%7%" style:num-format="">
        <style:list-level-properties text:list-level-position-and-space-mode="label-alignment">
          <style:list-level-label-alignment text:label-followed-by="listtab" fo:text-indent="-0.6cm" fo:margin-left="2.701cm"/>
        </style:list-level-properties>
      </text:list-level-style-number>
      <text:list-level-style-number text:level="8" loext:num-list-format="%8%" style:num-format="">
        <style:list-level-properties text:list-level-position-and-space-mode="label-alignment">
          <style:list-level-label-alignment text:label-followed-by="listtab" fo:text-indent="-0.6cm" fo:margin-left="2.701cm"/>
        </style:list-level-properties>
      </text:list-level-style-number>
      <text:list-level-style-number text:level="9" loext:num-list-format="%9%" style:num-format="">
        <style:list-level-properties text:list-level-position-and-space-mode="label-alignment">
          <style:list-level-label-alignment text:label-followed-by="listtab" fo:text-indent="-0.6cm" fo:margin-left="2.7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5">
      <text:list-level-style-bullet text:level="1" text:style-name="WW_5f_CharLFO3LVL1" loext:num-list-format="%1%" text:bullet-char="•">
        <style:list-level-properties text:list-level-position-and-space-mode="label-alignment">
          <style:list-level-label-alignment text:label-followed-by="listtab" fo:text-indent="-0.635cm" fo:margin-left="1.235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1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4.4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6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9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8.2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9.4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7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2.0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6">
      <text:list-level-style-number text:level="1" loext:num-list-format="%1%." style:num-suffix="." style:num-format="1">
        <style:list-level-properties text:list-level-position-and-space-mode="label-alignment">
          <style:list-level-label-alignment text:label-followed-by="listtab" fo:text-indent="-0.9cm" fo:margin-left="0.9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605cm" fo:margin-left="1.905cm"/>
        </style:list-level-properties>
      </text:list-level-style-number>
      <text:list-level-style-number text:level="4" loext:num-list-format="%4%)" style:num-suffix=")" style:num-format="i">
        <style:list-level-properties text:list-level-position-and-space-mode="label-alignment">
          <style:list-level-label-alignment text:label-followed-by="listtab" fo:text-indent="-0.94cm" fo:margin-left="2.54cm"/>
        </style:list-level-properties>
      </text:list-level-style-number>
      <text:list-level-style-number text:level="5" loext:num-list-format="A%5%" style:num-prefix="A" style:num-format="1">
        <style:list-level-properties text:list-level-position-and-space-mode="label-alignment">
          <style:list-level-label-alignment text:label-followed-by="listtab" fo:text-indent="-0.9cm" fo:margin-left="0.9cm"/>
        </style:list-level-properties>
      </text:list-level-style-number>
      <text:list-level-style-number text:level="6" loext:num-list-format="A%1%.%2%.%3%.%4%.%5%.%6%" style:num-prefix="A" style:num-format="1" text:display-levels="6">
        <style:list-level-properties text:list-level-position-and-space-mode="label-alignment">
          <style:list-level-label-alignment text:label-followed-by="listtab" fo:text-indent="-1.27cm" fo:margin-left="1.27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6cm" fo:margin-left="1.9cm"/>
        </style:list-level-properties>
      </text:list-level-style-number>
      <text:list-level-style-number text:level="8" loext:num-list-format="%8%)" style:num-suffix=")" style:num-format="i">
        <style:list-level-properties text:list-level-position-and-space-mode="label-alignment">
          <style:list-level-label-alignment text:label-followed-by="listtab" fo:text-indent="-0.94cm" fo:margin-left="2.54cm"/>
        </style:list-level-properties>
      </text:list-level-style-number>
      <text:list-level-style-number text:level="9" loext:num-list-format="%9%" style:num-format="">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7">
      <text:list-level-style-number text:level="1" text:style-name="WW_5f_CharLFO5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8">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solid" draw:fill-color="#000046" draw:opacity="100%"/>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46" draw:opacity="100%" fo:min-height="0cm" fo:min-width="0cm" loext:decorative="false"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6.00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54cm" fo:margin-left="0cm" fo:margin-right="0cm" fo:margin-bottom="0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draw:custom-shape text:anchor-type="paragraph" draw:z-index="0" draw:name="Rectangle 6" draw:style-name="Mgr1" draw:text-style-name="MP1" svg:width="0.389cm" svg:height="29.802cm" svg:x="-2.54cm" svg:y="0cm"><text:p/><draw:enhanced-geometry svg:viewBox="0 0 21600 21600" draw:type="non-primitive" draw:enhanced-path="M 0 0 L 21600 0 21600 21600 0 21600 Z N"/></draw:custom-shape><draw:frame draw:style-name="Mfr1" draw:name="Picture 1223723811" text:anchor-type="as-char" svg:y="0cm" svg:width="5.098cm" style:rel-width="scale" svg:height="1.145cm" style:rel-height="scale" draw:z-index="0"><draw:image xlink:href="Pictures/1000000000000A4D00000250083AB50F.jpg" xlink:type="simple" xlink:show="embed" xlink:actuate="onLoad" draw:mime-type="image/jpeg"/><svg:desc>Logo Ofcom</svg:desc></draw:frame></text:p>
      </style:head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MacOSX_AARCH64 LibreOffice_project/d3abf4aee5fd705e4a92bba33a32f40bc4e56f49</meta:generator>
    <dc:title/>
    <dc:description/>
    <dc:subject/>
    <meta:initial-creator>Aidan O'Connor</meta:initial-creator>
    <meta:creation-date>2025-02-28T10:07:00Z</meta:creation-date>
    <dc:date>2025-06-18T10:10:23.203997000</dc:date>
    <meta:editing-cycles>204</meta:editing-cycles>
    <meta:editing-duration>PT13H10M37S</meta:editing-duration>
    <meta:document-statistic meta:table-count="194" meta:image-count="1" meta:object-count="0" meta:page-count="1" meta:paragraph-count="718" meta:word-count="13826" meta:character-count="86517" meta:non-whitespace-character-count="73484"/>
    <meta:user-defined meta:name="ContentTypeId">0x010100B9B7BFC51B0804469608A30C458BCAE9</meta:user-defined>
    <meta:user-defined meta:name="MSIP_Label_5a50d26f-5c2c-4137-8396-1b24eb24286c_ActionId">74f64586-3886-420b-b905-54edc17c9004</meta:user-defined>
    <meta:user-defined meta:name="MSIP_Label_5a50d26f-5c2c-4137-8396-1b24eb24286c_ContentBits">0</meta:user-defined>
    <meta:user-defined meta:name="MSIP_Label_5a50d26f-5c2c-4137-8396-1b24eb24286c_Enabled">true</meta:user-defined>
    <meta:user-defined meta:name="MSIP_Label_5a50d26f-5c2c-4137-8396-1b24eb24286c_Method" meta:value-type="string">Privileged</meta:user-defined>
    <meta:user-defined meta:name="MSIP_Label_5a50d26f-5c2c-4137-8396-1b24eb24286c_Name" meta:value-type="string">5a50d26f-5c2c-4137-8396-1b24eb24286c</meta:user-defined>
    <meta:user-defined meta:name="MSIP_Label_5a50d26f-5c2c-4137-8396-1b24eb24286c_SetDate" meta:value-type="string">2023-01-23T12:49:59Z</meta:user-defined>
    <meta:user-defined meta:name="MSIP_Label_5a50d26f-5c2c-4137-8396-1b24eb24286c_SiteId" meta:value-type="string">0af648de-310c-4068-8ae4-f9418bae24cc</meta:user-defined>
    <meta:template xlink:type="simple" xlink:actuate="onRequest" xlink:title="" xlink:href="Ofcom-Basic-template"/>
  </office:meta>
</office:document-meta>
</file>